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3.6008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4402in"/>
    </style:style>
    <style:style style:name="co16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165in"/>
    </style:style>
    <style:style style:name="co17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4075in"/>
    </style:style>
    <style:style style:name="co4" style:family="table-column">
      <style:table-column-properties fo:break-before="auto" style:column-width="0.4291in"/>
    </style:style>
    <style:style style:name="co25" style:family="table-column">
      <style:table-column-properties fo:break-before="auto" style:column-width="0.572in"/>
    </style:style>
    <style:style style:name="co37" style:family="table-column">
      <style:table-column-properties fo:break-before="auto" style:column-width="0.5398in"/>
    </style:style>
    <style:style style:name="co40" style:family="table-column">
      <style:table-column-properties fo:break-before="auto" style:column-width="0.6035in"/>
    </style:style>
    <style:style style:name="co22" style:family="table-column">
      <style:table-column-properties fo:break-before="auto" style:column-width="1.5417in"/>
    </style:style>
    <style:style style:name="co23" style:family="table-column">
      <style:table-column-properties fo:break-before="auto" style:column-width="0.2972in"/>
    </style:style>
    <style:style style:name="co24" style:family="table-column">
      <style:table-column-properties fo:break-before="auto" style:column-width="0.3854in"/>
    </style:style>
    <style:style style:name="co26" style:family="table-column">
      <style:table-column-properties fo:break-before="auto" style:column-width="1.2335in"/>
    </style:style>
    <style:style style:name="co27" style:family="table-column">
      <style:table-column-properties fo:break-before="auto" style:column-width="0.7484in"/>
    </style:style>
    <style:style style:name="co28" style:family="table-column">
      <style:table-column-properties fo:break-before="auto" style:column-width="0.6492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3193in"/>
    </style:style>
    <style:style style:name="co31" style:family="table-column">
      <style:table-column-properties fo:break-before="auto" style:column-width="0.8146in"/>
    </style:style>
    <style:style style:name="co32" style:family="table-column">
      <style:table-column-properties fo:break-before="auto" style:column-width="0.7374in"/>
    </style:style>
    <style:style style:name="co33" style:family="table-column">
      <style:table-column-properties fo:break-before="auto" style:column-width="0.9138in"/>
    </style:style>
    <style:style style:name="co34" style:family="table-column">
      <style:table-column-properties fo:break-before="auto" style:column-width="0.7047in"/>
    </style:style>
    <style:style style:name="co35" style:family="table-column">
      <style:table-column-properties fo:break-before="auto" style:column-width="1.0457in"/>
    </style:style>
    <style:style style:name="co36" style:family="table-column">
      <style:table-column-properties fo:break-before="auto" style:column-width="1.0346in"/>
    </style:style>
    <style:style style:name="co38" style:family="table-column">
      <style:table-column-properties fo:break-before="auto" style:column-width="1.9382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0.2752in"/>
    </style:style>
    <style:style style:name="co43" style:family="table-column">
      <style:table-column-properties fo:break-before="auto" style:column-width="0.8366in"/>
    </style:style>
    <style:style style:name="co44" style:family="table-column">
      <style:table-column-properties fo:break-before="auto" style:column-width="0.9362in"/>
    </style:style>
    <style:style style:name="co45" style:family="table-column">
      <style:table-column-properties fo:break-before="auto" style:column-width="0.6937in"/>
    </style:style>
    <style:style style:name="co46" style:family="table-column">
      <style:table-column-properties fo:break-before="auto" style:column-width="0.7929in"/>
    </style:style>
    <style:style style:name="co47" style:family="table-column">
      <style:table-column-properties fo:break-before="auto" style:column-width="0.5945in"/>
    </style:style>
    <style:style style:name="co48" style:family="table-column">
      <style:table-column-properties fo:break-before="auto" style:column-width="0.7819in"/>
    </style:style>
    <style:style style:name="co49" style:family="table-column">
      <style:table-column-properties fo:break-before="auto" style:column-width="0.9028in"/>
    </style:style>
    <style:style style:name="co50" style:family="table-column">
      <style:table-column-properties fo:break-before="auto" style:column-width="0.6717in"/>
    </style:style>
    <style:style style:name="co51" style:family="table-column">
      <style:table-column-properties fo:break-before="auto" style:column-width="2.4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2" style:family="table" style:master-page-name="PageStyle_5f_labels">
      <style:table-properties table:display="true" style:writing-mode="lr-tb"/>
    </style:style>
    <style:style style:name="ta3" style:family="table" style:master-page-name="PageStyle_5f_testing">
      <style:table-properties table:display="true" style:writing-mode="lr-tb"/>
    </style:style>
    <style:style style:name="ta6" style:family="table" style:master-page-name="PageStyle_5f_stats">
      <style:table-properties table:display="true" style:writing-mode="lr-tb"/>
    </style:style>
    <style:style style:name="ta5" style:family="table" style:master-page-name="PageStyle_5f_notes">
      <style:table-properties table:display="true" style:writing-mode="lr-tb"/>
    </style:style>
    <style:style style:name="ta7" style:family="table" style:master-page-name="PageStyle_5f_levels">
      <style:table-properties table:display="true" style:writing-mode="lr-tb"/>
    </style:style>
    <style:style style:name="ta8" style:family="table" style:master-page-name="PageStyle_5f_skills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8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 style:data-style-name="N148"/>
    <style:style style:name="ce2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"/>
    <style:style style:name="ce26" style:family="table-cell" style:parent-style-name="Default">
      <style:table-cell-properties style:diagonal-bl-tr="none" style:diagonal-tl-br="none" fo:border="0.0346in solid #000000" style:rotation-align="none"/>
    </style:style>
    <style:style style:name="ce27" style:family="table-cell" style:parent-style-name="Default" style:data-style-name="N120"/>
    <style:style style:name="ce1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/>
    </style:style>
    <style:style style:name="ce55" style:family="table-cell" style:parent-style-name="Default">
      <style:table-cell-properties fo:background-color="#ccffff"/>
    </style:style>
    <style:style style:name="ce56" style:family="table-cell" style:parent-style-name="Default" style:data-style-name="N1">
      <style:table-cell-properties fo:background-color="#ccffcc"/>
    </style:style>
    <style:style style:name="ce57" style:family="table-cell" style:parent-style-name="Excel_5f_BuiltIn_5f_Comma" style:data-style-name="N1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omma" style:data-style-name="N146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Comma" style:data-style-name="N146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34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35" style:family="table-cell" style:parent-style-name="Default">
      <style:table-cell-properties style:diagonal-bl-tr="none" style:diagonal-tl-br="none" fo:border="none" style:rotation-align="none"/>
    </style:style>
    <style:style style:name="ce36" style:family="table-cell" style:parent-style-name="Default">
      <style:table-cell-properties fo:background-color="#99ccff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39" style:family="table-cell" style:parent-style-name="Excel_5f_BuiltIn_5f_Percent" style:data-style-name="N11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42" style:family="table-cell" style:parent-style-name="Default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43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Percent" style:data-style-name="N11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0"/>
    <style:style style:name="ce4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Comm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Comm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62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146">
      <style:table-cell-properties fo:background-color="transparent"/>
    </style:style>
    <style:style style:name="ce6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Excel_5f_BuiltIn_5f_Comma" style:data-style-name="N14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5f_BuiltIn_5f_Comma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Excel_5f_BuiltIn_5f_Comma" style:data-style-name="N14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tes" table:style-name="ta5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4" table:default-cell-style-name="Default"/>
        <table:table-column table:style-name="co9" table:number-columns-repeated="1010" table:default-cell-style-name="Default"/>
        <table:table-row table:style-name="ro1">
          <table:table-cell table:style-name="ce30" office:value-type="string">
            <text:p>soul gems (base)</text:p>
          </table:table-cell>
          <table:table-cell table:style-name="ce2" office:value-type="string">
            <text:p>nrg</text:p>
          </table:table-cell>
          <table:table-cell table:style-name="ce2" office:value-type="string">
            <text:p>sps</text:p>
          </table:table-cell>
          <table:table-cell office:value-type="string">
            <text:p>class</text:p>
          </table:table-cell>
          <table:table-cell/>
          <table:table-cell table:style-name="ce30" office:value-type="string">
            <text:p>dmg types</text:p>
          </table:table-cell>
          <table:table-cell table:style-name="ce2" office:value-type="string">
            <text:p>water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air</text:p>
          </table:table-cell>
          <table:table-cell table:style-name="ce2" office:value-type="string">
            <text:p>earth</text:p>
          </table:table-cell>
          <table:table-cell/>
          <table:table-cell office:value-type="string">
            <text:p>skills</text:p>
          </table:table-cell>
          <table:table-cell table:number-columns-repeated="1012"/>
        </table:table-row>
        <table:table-row table:style-name="ro1">
          <table:table-cell office:value-type="string">
            <text:p>black-striped onyx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&lt;1k</text:p>
          </table:table-cell>
          <table:table-cell/>
          <table:table-cell office:value-type="string">
            <text:p>slashing</text:p>
          </table:table-cell>
          <table:table-cell table:style-name="ce36" office:value-type="string">
            <text:p>y</text:p>
          </table:table-cell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resolve raises intensity max</text:p>
          </table:table-cell>
          <table:table-cell table:number-columns-repeated="1012"/>
        </table:table-row>
        <table:table-row table:style-name="ro1">
          <table:table-cell office:value-type="string">
            <text:p>black-striped topaz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&lt;1k</text:p>
          </table:table-cell>
          <table:table-cell/>
          <table:table-cell office:value-type="string">
            <text:p>crushing</text:p>
          </table:table-cell>
          <table:table-cell table:style-name="ce36" office:value-type="string">
            <text:p>y</text:p>
          </table:table-cell>
          <table:table-cell/>
          <table:table-cell table:style-name="ce36" office:value-type="string">
            <text:p>y</text:p>
          </table:table-cell>
          <table:table-cell table:number-columns-repeated="2"/>
          <table:table-cell office:value-type="string">
            <text:p>intensity raises blast max</text:p>
          </table:table-cell>
          <table:table-cell table:number-columns-repeated="1012"/>
        </table:table-row>
        <table:table-row table:style-name="ro1">
          <table:table-cell office:value-type="string">
            <text:p>black-striped citrine</text:p>
          </table:table-cell>
          <table:table-cell office:value-type="float" office:value="5">
            <text:p>5</text:p>
          </table:table-cell>
          <table:table-cell table:style-name="ce31" office:value-type="float" office:value="10">
            <text:p>10</text:p>
          </table:table-cell>
          <table:table-cell office:value-type="string">
            <text:p>&lt;1k</text:p>
          </table:table-cell>
          <table:table-cell/>
          <table:table-cell office:value-type="string">
            <text:p>fire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1 cohesion raises 2 control max</text:p>
          </table:table-cell>
          <table:table-cell table:number-columns-repeated="1012"/>
        </table:table-row>
        <table:table-row table:style-name="ro1">
          <table:table-cell office:value-type="string">
            <text:p>black-striped emerald</text:p>
          </table:table-cell>
          <table:table-cell office:value-type="float" office:value="5">
            <text:p>5</text:p>
          </table:table-cell>
          <table:table-cell table:style-name="ce31" office:value-type="float" office:value="12">
            <text:p>12</text:p>
          </table:table-cell>
          <table:table-cell office:value-type="string">
            <text:p>&lt;1k</text:p>
          </table:table-cell>
          <table:table-cell/>
          <table:table-cell office:value-type="string">
            <text:p>ice</text:p>
          </table:table-cell>
          <table:table-cell table:style-name="ce36" office:value-type="string">
            <text:p>y</text:p>
          </table:table-cell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efficacy raises resistance?</text:p>
          </table:table-cell>
          <table:table-cell table:number-columns-repeated="1012"/>
        </table:table-row>
        <table:table-row table:style-name="ro1">
          <table:table-cell office:value-type="string">
            <text:p>grey-striped onyx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-20k</text:p>
          </table:table-cell>
          <table:table-cell/>
          <table:table-cell office:value-type="string">
            <text:p>acid</text:p>
          </table:table-cell>
          <table:table-cell table:style-name="ce36" office:value-type="string">
            <text:p>y</text:p>
          </table:table-cell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cohesion raises resistance?</text:p>
          </table:table-cell>
          <table:table-cell table:number-columns-repeated="1012"/>
        </table:table-row>
        <table:table-row table:style-name="ro1">
          <table:table-cell office:value-type="string">
            <text:p>grey-striped topaz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ightning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>
            <text:p>grey-striped citrine</text:p>
          </table:table-cell>
          <table:table-cell office:value-type="float" office:value="5">
            <text:p>5</text:p>
          </table:table-cell>
          <table:table-cell table:style-name="ce31" office:value-type="float" office:value="36">
            <text:p>36</text:p>
          </table:table-cell>
          <table:table-cell table:number-columns-repeated="2"/>
          <table:table-cell office:value-type="string">
            <text:p>mind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2"/>
          <table:table-cell table:style-name="ce18" office:value-type="string">
            <text:p>donates</text:p>
          </table:table-cell>
          <table:table-cell table:style-name="ce18" office:value-type="string">
            <text:p>coins</text:p>
          </table:table-cell>
          <table:table-cell table:style-name="ce45" office:value-type="string">
            <text:p>kills</text:p>
          </table:table-cell>
          <table:table-cell table:style-name="ce17" office:value-type="string" office:string-value="corpse/coin/item donates boost cohesion (healing)">
            <text:p>corpse/coin/item donates boost cohesion (healing) </text:p>
          </table:table-cell>
          <table:table-cell table:number-columns-repeated="1009"/>
        </table:table-row>
        <table:table-row table:style-name="ro1">
          <table:table-cell office:value-type="string">
            <text:p>grey-striped emerald</text:p>
          </table:table-cell>
          <table:table-cell office:value-type="float" office:value="5">
            <text:p>5</text:p>
          </table:table-cell>
          <table:table-cell table:style-name="ce31" office:value-type="float" office:value="44">
            <text:p>44</text:p>
          </table:table-cell>
          <table:table-cell table:number-columns-repeated="2"/>
          <table:table-cell office:value-type="string">
            <text:p>energy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very few</text:p>
          </table:table-cell>
          <table:table-cell table:style-name="ce35" office:value-type="string">
            <text:p>a pile</text:p>
          </table:table-cell>
          <table:table-cell table:style-name="ce10" office:value-type="string">
            <text:p>little</text:p>
          </table:table-cell>
          <table:table-cell table:number-columns-repeated="1010"/>
        </table:table-row>
        <table:table-row table:style-name="ro1">
          <table:table-cell office:value-type="string">
            <text:p>yellow-striped onyx</text:p>
          </table:table-cell>
          <table:table-cell table:number-columns-repeated="4"/>
          <table:table-cell office:value-type="string">
            <text:p>poison</text:p>
          </table:table-cell>
          <table:table-cell office:value-type="string">
            <text:p>n</text:p>
          </table:table-cell>
          <table:table-cell/>
          <table:table-cell table:style-name="ce36" office:value-type="string">
            <text:p>y</text:p>
          </table:table-cell>
          <table:table-cell table:number-columns-repeated="3"/>
          <table:table-cell office:value-type="string">
            <text:p>large pile of gold</text:p>
          </table:table-cell>
          <table:table-cell office:value-type="string">
            <text:p>some</text:p>
          </table:table-cell>
          <table:table-cell table:number-columns-repeated="1010"/>
        </table:table-row>
        <table:table-row table:style-name="ro1">
          <table:table-cell office:value-type="string">
            <text:p>yellow-striped topaz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28k</text:p>
          </table:table-cell>
          <table:table-cell/>
          <table:table-cell office:value-type="string">
            <text:p>radiation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*very* large pile of gold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small fortun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2" office:value-type="string">
            <text:p>first form rates</text:p>
          </table:table-cell>
          <table:table-cell table:style-name="ce38" table:number-columns-repeated="3"/>
          <table:table-cell table:style-name="ce41"/>
          <table:table-cell table:number-columns-repeated="2"/>
          <table:table-cell office:value-type="string">
            <text:p>sizeable fortun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string">
            <text:p>emit</text:p>
          </table:table-cell>
          <table:table-cell table:style-name="ce35" office:value-type="string">
            <text:p>gxp</text:p>
          </table:table-cell>
          <table:table-cell table:style-name="ce35" office:value-type="string">
            <text:p>eec</text:p>
          </table:table-cell>
          <table:table-cell table:style-name="ce40" office:value-type="string">
            <text:p>delta</text:p>
          </table:table-cell>
          <table:table-cell table:style-name="ce42" office:value-type="string">
            <text:p>actual rat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3" office:value-type="float" office:value="1">
            <text:p>1</text:p>
          </table:table-cell>
          <table:table-cell table:style-name="ce35" office:value-type="float" office:value="3">
            <text:p>3</text:p>
          </table:table-cell>
          <table:table-cell table:style-name="ce10" office:value-type="percentage" office:value="1">
            <text:p>100.00%</text:p>
          </table:table-cell>
          <table:table-cell table:style-name="ce10" office:value-type="percentage" office:value="0">
            <text:p>0.00%</text:p>
          </table:table-cell>
          <table:table-cell table:style-name="ce43" table:formula="of:=[.G15]*[.H15]" office:value-type="float" office:value="3">
            <text:p>3.00 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3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10" office:value-type="percentage" office:value="1">
            <text:p>100.00%</text:p>
          </table:table-cell>
          <table:table-cell table:style-name="ce10" table:formula="of:=[.H16]-[.H15]" office:value-type="percentage" office:value="0">
            <text:p>0.00%</text:p>
          </table:table-cell>
          <table:table-cell table:style-name="ce43" table:formula="of:=[.G16]*[.H16]" office:value-type="float" office:value="4">
            <text:p>4.00 </text:p>
          </table:table-cell>
          <table:table-cell/>
          <table:table-cell office:value-type="string">
            <text:p>gem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3" office:value-type="float" office:value="3">
            <text:p>3</text:p>
          </table:table-cell>
          <table:table-cell table:style-name="ce35" office:value-type="float" office:value="7">
            <text:p>7</text:p>
          </table:table-cell>
          <table:table-cell table:style-name="ce10" office:value-type="percentage" office:value="1">
            <text:p>100.00%</text:p>
          </table:table-cell>
          <table:table-cell table:style-name="ce10" table:formula="of:=[.H17]-[.H16]" office:value-type="percentage" office:value="0">
            <text:p>0.00%</text:p>
          </table:table-cell>
          <table:table-cell table:style-name="ce43" table:formula="of:=[.G17]*[.H17]" office:value-type="float" office:value="7">
            <text:p>7.00 </text:p>
          </table:table-cell>
          <table:table-cell table:style-name="ce35"/>
          <table:table-cell table:style-name="ce2" office:value-type="string">
            <text:p>stripe</text:p>
          </table:table-cell>
          <table:table-cell table:style-name="ce2" office:value-type="string">
            <text:p>ge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4">
            <text:p>4</text:p>
          </table:table-cell>
          <table:table-cell table:style-name="ce35" office:value-type="float" office:value="8">
            <text:p>8</text:p>
          </table:table-cell>
          <table:table-cell table:style-name="ce10" office:value-type="percentage" office:value="1">
            <text:p>100.00%</text:p>
          </table:table-cell>
          <table:table-cell table:style-name="ce10" table:formula="of:=[.H18]-[.H17]" office:value-type="percentage" office:value="0">
            <text:p>0.00%</text:p>
          </table:table-cell>
          <table:table-cell table:style-name="ce43" table:formula="of:=[.G18]*[.H18]" office:value-type="float" office:value="8">
            <text:p>8.00 </text:p>
          </table:table-cell>
          <table:table-cell/>
          <table:table-cell office:value-type="string">
            <text:p>black-striped</text:p>
          </table:table-cell>
          <table:table-cell office:value-type="string">
            <text:p>onyx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5">
            <text:p>5</text:p>
          </table:table-cell>
          <table:table-cell table:style-name="ce35" office:value-type="float" office:value="11">
            <text:p>11</text:p>
          </table:table-cell>
          <table:table-cell table:style-name="ce10" office:value-type="percentage" office:value="1">
            <text:p>100.00%</text:p>
          </table:table-cell>
          <table:table-cell table:style-name="ce10" table:formula="of:=[.H19]-[.H18]" office:value-type="percentage" office:value="0">
            <text:p>0.00%</text:p>
          </table:table-cell>
          <table:table-cell table:style-name="ce43" table:formula="of:=[.G19]*[.H19]" office:value-type="float" office:value="11">
            <text:p>11.00 </text:p>
          </table:table-cell>
          <table:table-cell/>
          <table:table-cell office:value-type="string">
            <text:p>grey-striped</text:p>
          </table:table-cell>
          <table:table-cell office:value-type="string">
            <text:p>topaz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6">
            <text:p>6</text:p>
          </table:table-cell>
          <table:table-cell table:style-name="ce35" office:value-type="float" office:value="12">
            <text:p>12</text:p>
          </table:table-cell>
          <table:table-cell table:style-name="ce10" office:value-type="percentage" office:value="0.994">
            <text:p>99.40%</text:p>
          </table:table-cell>
          <table:table-cell table:style-name="ce10" table:formula="of:=[.H20]-[.H19]" office:value-type="percentage" office:value="-0.00600000000000001">
            <text:p>-0.60%</text:p>
          </table:table-cell>
          <table:table-cell table:style-name="ce43" table:formula="of:=[.G20]*[.H20]" office:value-type="float" office:value="11.928">
            <text:p>11.93 </text:p>
          </table:table-cell>
          <table:table-cell/>
          <table:table-cell office:value-type="string">
            <text:p>yellow-striped</text:p>
          </table:table-cell>
          <table:table-cell office:value-type="string">
            <text:p>citrin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7">
            <text:p>7</text:p>
          </table:table-cell>
          <table:table-cell table:style-name="ce35" office:value-type="float" office:value="15">
            <text:p>15</text:p>
          </table:table-cell>
          <table:table-cell table:style-name="ce10" office:value-type="percentage" office:value="0.984">
            <text:p>98.40%</text:p>
          </table:table-cell>
          <table:table-cell table:style-name="ce10" table:formula="of:=[.H21]-[.H20]" office:value-type="percentage" office:value="-0.01">
            <text:p>-1.00%</text:p>
          </table:table-cell>
          <table:table-cell table:style-name="ce43" table:formula="of:=[.G21]*[.H21]" office:value-type="float" office:value="14.76">
            <text:p>14.76 </text:p>
          </table:table-cell>
          <table:table-cell/>
          <table:table-cell office:value-type="string">
            <text:p>red-striped</text:p>
          </table:table-cell>
          <table:table-cell office:value-type="string">
            <text:p>emeral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8">
            <text:p>8</text:p>
          </table:table-cell>
          <table:table-cell table:style-name="ce35" office:value-type="float" office:value="16">
            <text:p>16</text:p>
          </table:table-cell>
          <table:table-cell table:style-name="ce10" office:value-type="percentage" office:value="0.973">
            <text:p>97.30%</text:p>
          </table:table-cell>
          <table:table-cell table:style-name="ce10" table:formula="of:=[.H22]-[.H21]" office:value-type="percentage" office:value="-0.011">
            <text:p>-1.10%</text:p>
          </table:table-cell>
          <table:table-cell table:style-name="ce43" table:formula="of:=[.G22]*[.H22]" office:value-type="float" office:value="15.568">
            <text:p>15.57 </text:p>
          </table:table-cell>
          <table:table-cell/>
          <table:table-cell office:value-type="string">
            <text:p>blue-striped</text:p>
          </table:table-cell>
          <table:table-cell office:value-type="string">
            <text:p>malachit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3" office:value-type="float" office:value="9">
            <text:p>9</text:p>
          </table:table-cell>
          <table:table-cell table:style-name="ce35" office:value-type="float" office:value="19">
            <text:p>19</text:p>
          </table:table-cell>
          <table:table-cell table:style-name="ce10" office:value-type="percentage" office:value="0.96">
            <text:p>96.00%</text:p>
          </table:table-cell>
          <table:table-cell table:style-name="ce10" table:formula="of:=[.H23]-[.H22]" office:value-type="percentage" office:value="-0.013">
            <text:p>-1.30%</text:p>
          </table:table-cell>
          <table:table-cell table:style-name="ce43" table:formula="of:=[.G23]*[.H23]" office:value-type="float" office:value="18.24">
            <text:p>18.24 </text:p>
          </table:table-cell>
          <table:table-cell table:number-columns-repeated="2"/>
          <table:table-cell office:value-type="string">
            <text:p>jad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4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39" table:number-columns-repeated="2"/>
          <table:table-cell table:style-name="ce44"/>
          <table:table-cell table:number-columns-repeated="2"/>
          <table:table-cell office:value-type="string">
            <text:p>sapphi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10" table:number-columns-repeated="2"/>
          <table:table-cell table:style-name="ce1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anma says don't use barrier, no effec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anma says diffuse is bs, but lowers nrg down to 20% of max over ti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ris and sithramir says barrier helps some…going with them and test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oul gem not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oul gems from tiny (&lt;1k) mobs and big mobs heal about the same :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an't release another until one protecting wears of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he amount of gems used factors the healing amount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<text:s text:c="2"/>ex: one topaz gem onyx gem made of 3 gems, yields 3*the healing amou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 think gem color denotes base healing, the type of stone denotes dmg absorbed</text:p>
          </table:table-cell>
          <table:table-cell table:number-columns-repeated="1018"/>
        </table:table-row>
      </table:table>
      <table:table table:name="labels" table:style-name="ta2" table:print="false">
        <table:table-column table:style-name="co9" table:default-cell-style-name="Default"/>
        <table:table-column table:style-name="co12" table:number-columns-repeated="4" table:default-cell-style-name="Default"/>
        <table:table-column table:style-name="co9" table:number-columns-repeated="1019" table:default-cell-style-name="Default"/>
        <table:table-row table:style-name="ro1">
          <table:table-cell office:value-type="string">
            <text:p>attack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mit</text:p>
          </table:table-cell>
          <table:table-cell table:style-name="ce2" office:value-type="string">
            <text:p>water</text:p>
          </table:table-cell>
          <table:table-cell table:style-name="ce2" office:value-type="string">
            <text:p>air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earth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ow &lt;mob&gt; high into the air with a giant water spout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st a torrent of water at &lt;mob&gt;!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eate a dagger of ice and hurl it at &lt;mob&gt;.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lt &lt;mob&gt; with thousands of ice slivers.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mmon torrential downpours to pummel &lt;mob&gt;.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ush &lt;mob&gt; under a deluge of heavy water.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ck the water from &lt;mob&gt;'s body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nd a humongous ice sphere straight at &lt;mob&gt;'s face.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ag &lt;mob&gt; down to the depths of the oceans.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>
            <text:p>emit emotes</text:p>
          </table:table-cell>
          <table:table-cell table:number-columns-repeated="1022"/>
        </table:table-row>
        <table:table-row table:style-name="ro1">
          <table:table-cell table:style-name="ce20" office:value-type="float" office:value="0">
            <text:p>0</text:p>
          </table:table-cell>
          <table:table-cell table:style-name="ce21" office:value-type="string">
            <text:p>completely missed &lt;mob&gt;</text:p>
          </table:table-cell>
          <table:table-cell table:number-columns-repeated="1022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1" office:value-type="string">
            <text:p>laugs at your pathetic attack</text:p>
          </table:table-cell>
          <table:table-cell table:number-columns-repeated="1022"/>
        </table:table-row>
        <table:table-row table:style-name="ro1">
          <table:table-cell table:style-name="ce20" office:value-type="float" office:value="2">
            <text:p>2</text:p>
          </table:table-cell>
          <table:table-cell table:style-name="ce20" office:value-type="string">
            <text:p>stumble and fall on your face in a pitiful attempt to hit &lt;mob&gt;</text:p>
          </table:table-cell>
          <table:table-cell table:number-columns-repeated="1022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21" office:value-type="string">
            <text:p>shuddered slightly from the force of your attack</text:p>
          </table:table-cell>
          <table:table-cell table:number-columns-repeated="1022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0" office:value-type="string">
            <text:p>gave &lt;mob&gt; a scratch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at the tar out of &lt;mob&gt;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you've struck &lt;mob&gt; with powerful force.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mob&gt; stumbles a bit under your assault!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lt;mob&gt; belched up an organ after your destructive attack!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lout &lt;mob&gt; with fearsome force</text:p>
          </table:table-cell>
          <table:table-cell table:number-columns-repeated="1022"/>
        </table:table-row>
        <table:table-row table:style-name="ro1">
          <table:table-cell table:style-name="ce20" office:value-type="float" office:value="10">
            <text:p>10</text:p>
          </table:table-cell>
          <table:table-cell office:value-type="string">
            <text:p>thrashed &lt;mob&gt; ferociously</text:p>
          </table:table-cell>
          <table:table-cell table:number-columns-repeated="1022"/>
        </table:table-row>
        <table:table-row table:style-name="ro1">
          <table:table-cell table:style-name="ce20" office:value-type="float" office:value="11">
            <text:p>11</text:p>
          </table:table-cell>
          <table:table-cell office:value-type="string">
            <text:p>smote &lt;mob&gt; with an attack that punctured multiple internal organs!</text:p>
          </table:table-cell>
          <table:table-cell table:number-columns-repeated="1022"/>
        </table:table-row>
        <table:table-row table:style-name="ro1">
          <table:table-cell table:style-name="ce20" office:value-type="float" office:value="12">
            <text:p>12</text:p>
          </table:table-cell>
          <table:table-cell office:value-type="string">
            <text:p>you beat &lt;mob&gt; senseless, leaving it dizzy and addled</text:p>
          </table:table-cell>
          <table:table-cell table:number-columns-repeated="1022"/>
        </table:table-row>
        <table:table-row table:style-name="ro1">
          <table:table-cell table:style-name="ce20" office:value-type="float" office:value="13">
            <text:p>13</text:p>
          </table:table-cell>
          <table:table-cell office:value-type="string">
            <text:p>bones crunch and blood splatters as you strike &lt;mob&gt;</text:p>
          </table:table-cell>
          <table:table-cell table:number-columns-repeated="1022"/>
        </table:table-row>
        <table:table-row table:style-name="ro1">
          <table:table-cell table:style-name="ce20" office:value-type="float" office:value="14">
            <text:p>14</text:p>
          </table:table-cell>
          <table:table-cell office:value-type="string">
            <text:p>&lt;mob&gt; is reduced to a heap of agony and suffering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wered under the fury of your savage onslaught!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tore &lt;mob&gt; into bits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ou rend &lt;mob&gt; into bloody shreds.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ou completely demolished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you absolutely destroyed</text:p>
          </table:table-cell>
          <table:table-cell table:number-columns-repeated="1022"/>
        </table:table-row>
        <table:table-row table:style-name="ro1">
          <table:table-cell table:style-name="ce20" office:value-type="float" office:value="20">
            <text:p>20</text:p>
          </table:table-cell>
          <table:table-cell office:value-type="string">
            <text:p>you pummled &lt;mob&gt; with unparalleled violenc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You smote &lt;mob&gt; with super BS damag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>
            <text:p>blast emote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womp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boom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blam</text:p>
          </table:table-cell>
          <table:table-cell table:number-columns-repeated="1022"/>
        </table:table-row>
      </table:table>
      <table:table table:name="testing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9" table:number-columns-repeated="1016" table:default-cell-style-name="Default"/>
        <table:table-row table:style-name="ro1">
          <table:table-cell office:value-type="string">
            <text:p>barrier test</text:p>
          </table:table-cell>
          <table:table-cell table:style-name="ce22" office:value-type="string">
            <text:p>barrier is broken</text:p>
          </table:table-cell>
          <table:table-cell table:number-columns-repeated="8"/>
          <table:table-cell office:value-type="string">
            <text:p>summary</text:p>
          </table:table-cell>
          <table:table-cell table:number-columns-repeated="1013"/>
        </table:table-row>
        <table:table-row table:style-name="ro1">
          <table:table-cell office:value-type="string">
            <text:p>dmg start</text:p>
          </table:table-cell>
          <table:table-cell office:value-type="string">
            <text:p>dmg end</text:p>
          </table:table-cell>
          <table:table-cell office:value-type="string">
            <text:p>delta</text:p>
          </table:table-cell>
          <table:table-cell office:value-type="string">
            <text:p>class</text:p>
          </table:table-cell>
          <table:table-cell office:value-type="string">
            <text:p>barrier ?</text:p>
          </table:table-cell>
          <table:table-cell office:value-type="string">
            <text:p>mob</text:p>
          </table:table-cell>
          <table:table-cell table:number-columns-repeated="4"/>
          <table:table-cell office:value-type="string">
            <text:p>thrust goes up with glvls</text:p>
          </table:table-cell>
          <table:table-cell table:number-columns-repeated="1013"/>
        </table:table-row>
        <table:table-row table:style-name="ro1">
          <table:table-cell office:value-type="float" office:value="17064">
            <text:p>17064</text:p>
          </table:table-cell>
          <table:table-cell office:value-type="float" office:value="17189">
            <text:p>17189</text:p>
          </table:table-cell>
          <table:table-cell table:formula="of:=[.B3]-[.A3]" office:value-type="float" office:value="125">
            <text:p>125</text:p>
          </table:table-cell>
          <table:table-cell office:value-type="float" office:value="7060">
            <text:p>7060</text:p>
          </table:table-cell>
          <table:table-cell office:value-type="string">
            <text:p>N</text:p>
          </table:table-cell>
          <table:table-cell office:value-type="string">
            <text:p>trader</text:p>
          </table:table-cell>
          <table:table-cell table:number-columns-repeated="4"/>
          <table:table-cell office:value-type="string">
            <text:p>bonus trust, first number is static (glvl?), second number is based on stats</text:p>
          </table:table-cell>
          <table:table-cell table:number-columns-repeated="1013"/>
        </table:table-row>
        <table:table-row table:style-name="ro1">
          <table:table-cell office:value-type="float" office:value="17189">
            <text:p>17189</text:p>
          </table:table-cell>
          <table:table-cell office:value-type="float" office:value="17287">
            <text:p>17287</text:p>
          </table:table-cell>
          <table:table-cell table:formula="of:=[.B4]-[.A4]" office:value-type="float" office:value="98">
            <text:p>98</text:p>
          </table:table-cell>
          <table:table-cell office:value-type="float" office:value="6410">
            <text:p>6410</text:p>
          </table:table-cell>
          <table:table-cell office:value-type="string">
            <text:p>Y</text:p>
          </table:table-cell>
          <table:table-cell office:value-type="string">
            <text:p>burgher</text:p>
          </table:table-cell>
          <table:table-cell table:number-columns-repeated="4"/>
          <table:table-cell office:value-type="string">
            <text:p>as emit goes higher, thrust benefit from int goes up</text:p>
          </table:table-cell>
          <table:table-cell table:number-columns-repeated="1013"/>
        </table:table-row>
        <table:table-row table:style-name="ro1">
          <table:table-cell office:value-type="float" office:value="17287">
            <text:p>17287</text:p>
          </table:table-cell>
          <table:table-cell office:value-type="float" office:value="17370">
            <text:p>17370</text:p>
          </table:table-cell>
          <table:table-cell table:formula="of:=[.B5]-[.A5]" office:value-type="float" office:value="83">
            <text:p>83</text:p>
          </table:table-cell>
          <table:table-cell office:value-type="float" office:value="8265">
            <text:p>8265</text:p>
          </table:table-cell>
          <table:table-cell office:value-type="string">
            <text:p>N</text:p>
          </table:table-cell>
          <table:table-cell office:value-type="string">
            <text:p>scholar</text:p>
          </table:table-cell>
          <table:table-cell table:number-columns-repeated="4"/>
          <table:table-cell office:value-type="string">
            <text:p>wis raises thrust by about 50% more than int</text:p>
          </table:table-cell>
          <table:table-cell table:number-columns-repeated="1013"/>
        </table:table-row>
        <table:table-row table:style-name="ro1">
          <table:table-cell table:formula="of:=[.B5]" office:value-type="float" office:value="17370">
            <text:p>17370</text:p>
          </table:table-cell>
          <table:table-cell office:value-type="float" office:value="17456">
            <text:p>17456</text:p>
          </table:table-cell>
          <table:table-cell table:formula="of:=[.B6]-[.A6]" office:value-type="float" office:value="86">
            <text:p>86</text:p>
          </table:table-cell>
          <table:table-cell office:value-type="float" office:value="7765">
            <text:p>7765</text:p>
          </table:table-cell>
          <table:table-cell office:value-type="string">
            <text:p>Y</text:p>
          </table:table-cell>
          <table:table-cell office:value-type="string">
            <text:p>scholar</text:p>
          </table:table-cell>
          <table:table-cell table:number-columns-repeated="4"/>
          <table:table-cell office:value-type="string">
            <text:p>cha seems to raise bonus thrust somewhat exponentially…</text:p>
          </table:table-cell>
          <table:table-cell table:number-columns-repeated="1013"/>
        </table:table-row>
        <table:table-row table:style-name="ro1">
          <table:table-cell table:formula="of:=[.B6]" office:value-type="float" office:value="17456">
            <text:p>17456</text:p>
          </table:table-cell>
          <table:table-cell office:value-type="float" office:value="17539">
            <text:p>17539</text:p>
          </table:table-cell>
          <table:table-cell table:formula="of:=[.B7]-[.A7]" office:value-type="float" office:value="83">
            <text:p>83</text:p>
          </table:table-cell>
          <table:table-cell office:value-type="float" office:value="7770">
            <text:p>7770</text:p>
          </table:table-cell>
          <table:table-cell office:value-type="string">
            <text:p>N</text:p>
          </table:table-cell>
          <table:table-cell office:value-type="string">
            <text:p>scholar</text:p>
          </table:table-cell>
          <table:table-cell table:number-columns-repeated="1018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3365">
            <text:p>3365</text:p>
          </table:table-cell>
          <table:table-cell table:formula="of:=[.B8]-[.A8]" office:value-type="float" office:value="44">
            <text:p>44</text:p>
          </table:table-cell>
          <table:table-cell office:value-type="float" office:value="7765">
            <text:p>7765</text:p>
          </table:table-cell>
          <table:table-cell office:value-type="string">
            <text:p>n</text:p>
          </table:table-cell>
          <table:table-cell office:value-type="string">
            <text:p>ogre</text:p>
          </table:table-cell>
          <table:table-cell table:number-columns-repeated="4"/>
          <table:table-cell office:value-type="string">
            <text:p>goal, take current rounds for a given status and runrate total rounds</text:p>
          </table:table-cell>
          <table:table-cell table:number-columns-repeated="1013"/>
        </table:table-row>
        <table:table-row table:style-name="ro1">
          <table:table-cell office:value-type="float" office:value="3365">
            <text:p>3365</text:p>
          </table:table-cell>
          <table:table-cell office:value-type="float" office:value="3426">
            <text:p>3426</text:p>
          </table:table-cell>
          <table:table-cell table:formula="of:=[.B9]-[.A9]" office:value-type="float" office:value="61">
            <text:p>61</text:p>
          </table:table-cell>
          <table:table-cell office:value-type="float" office:value="7765">
            <text:p>7765</text:p>
          </table:table-cell>
          <table:table-cell office:value-type="string">
            <text:p>y</text:p>
          </table:table-cell>
          <table:table-cell office:value-type="string">
            <text:p>ogre</text:p>
          </table:table-cell>
          <table:table-cell table:number-columns-repeated="4"/>
          <table:table-cell office:value-type="string">
            <text:p>using jugger count down to enemy death (which provides 10 types for the status, each will get 10%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ake average of top end and low end since we don't have an exact hp % of mo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B value reflects the top range in % of hps taken from mob</text:p>
          </table:table-cell>
          <table:table-cell table:number-columns-repeated="1012"/>
        </table:table-row>
        <table:table-row table:style-name="ro1">
          <table:table-cell office:value-type="string">
            <text:p>Thrust Tests</text:p>
          </table:table-cell>
          <table:table-cell table:number-columns-repeated="11"/>
          <table:table-cell office:value-type="string">
            <text:p>C value shows rounds left based on how long it's taken thus far to get to status of B</text:p>
          </table:table-cell>
          <table:table-cell table:number-columns-repeated="1011"/>
        </table:table-row>
        <table:table-row table:style-name="ro1">
          <table:table-cell office:value-type="string">
            <text:p>emit</text:p>
          </table:table-cell>
          <table:table-cell office:value-type="string">
            <text:p>thrust</text:p>
          </table:table-cell>
          <table:table-cell office:value-type="string">
            <text:p>del.</text:p>
          </table:table-cell>
          <table:table-cell office:value-type="string">
            <text:p>% del</text:p>
          </table:table-cell>
          <table:table-cell/>
          <table:table-cell office:value-type="string">
            <text:p>glvl</text:p>
          </table:table-cell>
          <table:table-cell office:value-type="float" office:value="71">
            <text:p>71</text:p>
          </table:table-cell>
          <table:table-cell office:value-type="string">
            <text:p>Manife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nds</text:p>
          </table:table-cell>
          <table:table-cell table:style-name="ce26" office:value-type="float" office:value="1">
            <text:p>1</text:p>
          </table:table-cell>
          <table:table-cell/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125.7">
            <text:p>125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vl</text:p>
          </table:table-cell>
          <table:table-cell table:style-name="ce25" office:value-type="float" office:value="50">
            <text:p>50</text:p>
          </table:table-cell>
          <table:table-cell office:value-type="string">
            <text:p>Control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perfect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<text:s/>- <text:s text:c="2"/></text:p>
          </table:table-cell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185.4">
            <text:p>185.4</text:p>
          </table:table-cell>
          <table:table-cell table:style-name="ce23" table:formula="of:=[.B16]-[.B15]" office:value-type="float" office:value="59.7">
            <text:p>59.7</text:p>
          </table:table-cell>
          <table:table-cell table:style-name="ce24" table:formula="of:=[.C16]/[.B15]" office:value-type="percentage" office:value="0.474940334128878">
            <text:p>47%</text:p>
          </table:table-cell>
          <table:table-cell table:style-name="ce24"/>
          <table:table-cell office:value-type="string">
            <text:p>Str</text:p>
          </table:table-cell>
          <table:table-cell table:style-name="ce25" office:value-type="float" office:value="44">
            <text:p>44</text:p>
          </table:table-cell>
          <table:table-cell office:value-type="string">
            <text:p>Resistanc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ruises</text:p>
          </table:table-cell>
          <table:table-cell office:value-type="float" office:value="20">
            <text:p>20</text:p>
          </table:table-cell>
          <table:table-cell table:style-name="ce17" table:formula="of:=[.$L$14]*100/[.L16]" office:value-type="float" office:value="5">
            <text:p><text:s/>5.00 </text:p>
          </table:table-cell>
          <table:table-cell table:style-name="ce17" table:formula="of:=[.M16]-[.$L$14]" office:value-type="float" office:value="4">
            <text:p><text:s/>4.00 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float" office:value="248.2">
            <text:p>248.2</text:p>
          </table:table-cell>
          <table:table-cell table:style-name="ce23" table:formula="of:=[.B17]-[.B16]" office:value-type="float" office:value="62.8">
            <text:p>62.8</text:p>
          </table:table-cell>
          <table:table-cell table:style-name="ce24" table:formula="of:=[.C17]/[.B16]" office:value-type="percentage" office:value="0.338727076591154">
            <text:p>34%</text:p>
          </table:table-cell>
          <table:table-cell table:style-name="ce24"/>
          <table:table-cell office:value-type="string">
            <text:p>Dex</text:p>
          </table:table-cell>
          <table:table-cell table:style-name="ce25" office:value-type="float" office:value="55">
            <text:p>55</text:p>
          </table:table-cell>
          <table:table-cell office:value-type="string">
            <text:p>Resolv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leeding</text:p>
          </table:table-cell>
          <table:table-cell office:value-type="float" office:value="50">
            <text:p>50</text:p>
          </table:table-cell>
          <table:table-cell table:style-name="ce17" table:formula="of:=[.$L$14]*100/[.L17]" office:value-type="float" office:value="2">
            <text:p><text:s/>2.00 </text:p>
          </table:table-cell>
          <table:table-cell table:style-name="ce17" table:formula="of:=[.M17]-[.$L$14]" office:value-type="float" office:value="1">
            <text:p><text:s/>1.00 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320.4">
            <text:p>320.4</text:p>
          </table:table-cell>
          <table:table-cell table:style-name="ce23" table:formula="of:=[.B18]-[.B17]" office:value-type="float" office:value="72.2">
            <text:p>72.2</text:p>
          </table:table-cell>
          <table:table-cell table:style-name="ce24" table:formula="of:=[.C18]/[.B17]" office:value-type="percentage" office:value="0.290894439967768">
            <text:p>29%</text:p>
          </table:table-cell>
          <table:table-cell table:style-name="ce24"/>
          <table:table-cell office:value-type="string">
            <text:p>Wis</text:p>
          </table:table-cell>
          <table:table-cell table:style-name="ce25" office:value-type="float" office:value="44">
            <text:p>44</text:p>
          </table:table-cell>
          <table:table-cell office:value-type="string">
            <text:p>Efficacy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mergency</text:p>
          </table:table-cell>
          <table:table-cell office:value-type="float" office:value="70">
            <text:p>70</text:p>
          </table:table-cell>
          <table:table-cell table:style-name="ce17" table:formula="of:=[.$L$14]*100/[.L18]" office:value-type="float" office:value="1.42857142857143">
            <text:p><text:s/>1.43 </text:p>
          </table:table-cell>
          <table:table-cell table:style-name="ce17" table:formula="of:=[.M18]-[.$L$14]" office:value-type="float" office:value="0.428571428571429">
            <text:p><text:s/>0.43 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float" office:value="399">
            <text:p>399.0</text:p>
          </table:table-cell>
          <table:table-cell table:style-name="ce23" table:formula="of:=[.B19]-[.B18]" office:value-type="float" office:value="78.6">
            <text:p>78.6</text:p>
          </table:table-cell>
          <table:table-cell table:style-name="ce24" table:formula="of:=[.C19]/[.B18]" office:value-type="percentage" office:value="0.245318352059925">
            <text:p>25%</text:p>
          </table:table-cell>
          <table:table-cell table:style-name="ce24"/>
          <table:table-cell office:value-type="string">
            <text:p>Int</text:p>
          </table:table-cell>
          <table:table-cell table:style-name="ce25" office:value-type="float" office:value="47">
            <text:p>47</text:p>
          </table:table-cell>
          <table:table-cell office:value-type="string">
            <text:p>Elucida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ath</text:p>
          </table:table-cell>
          <table:table-cell office:value-type="float" office:value="90">
            <text:p>90</text:p>
          </table:table-cell>
          <table:table-cell table:style-name="ce17" table:formula="of:=[.$L$14]*100/[.L19]" office:value-type="float" office:value="1.11111111111111">
            <text:p><text:s/>1.11 </text:p>
          </table:table-cell>
          <table:table-cell table:style-name="ce17" table:formula="of:=[.M19]-[.$L$14]" office:value-type="float" office:value="0.111111111111111">
            <text:p><text:s/>0.11 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float" office:value="486.9">
            <text:p>486.9</text:p>
          </table:table-cell>
          <table:table-cell table:style-name="ce23" table:formula="of:=[.B20]-[.B19]" office:value-type="float" office:value="87.9">
            <text:p>87.9</text:p>
          </table:table-cell>
          <table:table-cell table:style-name="ce24" table:formula="of:=[.C20]/[.B19]" office:value-type="percentage" office:value="0.220300751879699">
            <text:p>22%</text:p>
          </table:table-cell>
          <table:table-cell table:style-name="ce24"/>
          <table:table-cell office:value-type="string">
            <text:p>Con</text:p>
          </table:table-cell>
          <table:table-cell table:style-name="ce25" office:value-type="float" office:value="61">
            <text:p>61</text:p>
          </table:table-cell>
          <table:table-cell office:value-type="string">
            <text:p>Equipollen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float" office:value="578.1">
            <text:p>578.1</text:p>
          </table:table-cell>
          <table:table-cell table:style-name="ce23" table:formula="of:=[.B21]-[.B20]" office:value-type="float" office:value="91.2">
            <text:p>91.2</text:p>
          </table:table-cell>
          <table:table-cell table:style-name="ce24" table:formula="of:=[.C21]/[.B20]" office:value-type="percentage" office:value="0.187307455329637">
            <text:p>19%</text:p>
          </table:table-cell>
          <table:table-cell table:style-name="ce24"/>
          <table:table-cell office:value-type="string">
            <text:p>Cha</text:p>
          </table:table-cell>
          <table:table-cell table:style-name="ce25" office:value-type="float" office:value="44">
            <text:p>44</text:p>
          </table:table-cell>
          <table:table-cell office:value-type="string">
            <text:p>Fines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885.9">
            <text:p>885.9</text:p>
          </table:table-cell>
          <table:table-cell table:style-name="ce23" table:formula="of:=[.B22]-[.B21]" office:value-type="float" office:value="307.8">
            <text:p>307.8</text:p>
          </table:table-cell>
          <table:table-cell table:style-name="ce24" table:formula="of:=[.C22]/[.B21]" office:value-type="percentage" office:value="0.532433834976648">
            <text:p>53%</text:p>
          </table:table-cell>
          <table:table-cell table:style-name="ce24"/>
          <table:table-cell table:number-columns-repeated="2"/>
          <table:table-cell office:value-type="string">
            <text:p>Continuanc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B value reflects the bottom range in % of hps taken from mob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Cohesion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 value shows rounds left based on how long it's taken thus far to get to status of B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ort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nds</text:p>
          </table:table-cell>
          <table:table-cell table:style-name="ce26" office:value-type="float" office:value="4">
            <text:p>4</text:p>
          </table:table-cell>
          <table:table-cell/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Intensity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erfect</text:p>
          </table:table-cell>
          <table:table-cell office:value-type="float" office:value="20">
            <text:p>20</text:p>
          </table:table-cell>
          <table:table-cell table:style-name="ce17" office:value-type="float" office:value="0">
            <text:p><text:s/>- <text:s text:c="2"/></text:p>
          </table:table-cell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Blas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ruises</text:p>
          </table:table-cell>
          <table:table-cell office:value-type="float" office:value="50">
            <text:p>50</text:p>
          </table:table-cell>
          <table:table-cell table:style-name="ce17" table:formula="of:=[.$L$24]*100/[.L26]" office:value-type="float" office:value="8">
            <text:p><text:s/>8.00 </text:p>
          </table:table-cell>
          <table:table-cell table:style-name="ce17" table:formula="of:=[.M26]-[.$L$24]" office:value-type="float" office:value="4">
            <text:p><text:s/>4.00 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Vincul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eeding</text:p>
          </table:table-cell>
          <table:table-cell office:value-type="float" office:value="70">
            <text:p>70</text:p>
          </table:table-cell>
          <table:table-cell table:style-name="ce17" table:formula="of:=[.$L$24]*100/[.L27]" office:value-type="float" office:value="5.71428571428571">
            <text:p><text:s/>5.71 </text:p>
          </table:table-cell>
          <table:table-cell table:style-name="ce17" table:formula="of:=[.M27]-[.$L$24]" office:value-type="float" office:value="1.71428571428571">
            <text:p><text:s/>1.71 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Focu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mergency</text:p>
          </table:table-cell>
          <table:table-cell office:value-type="float" office:value="90">
            <text:p>90</text:p>
          </table:table-cell>
          <table:table-cell table:style-name="ce17" table:formula="of:=[.$L$24]*100/[.L28]" office:value-type="float" office:value="4.44444444444444">
            <text:p><text:s/>4.44 </text:p>
          </table:table-cell>
          <table:table-cell table:style-name="ce17" table:formula="of:=[.M28]-[.$L$24]" office:value-type="float" office:value="0.444444444444445">
            <text:p><text:s/>0.44 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death</text:p>
          </table:table-cell>
          <table:table-cell office:value-type="float" office:value="100">
            <text:p>100</text:p>
          </table:table-cell>
          <table:table-cell table:style-name="ce17" table:formula="of:=[.$L$24]*100/[.L29]" office:value-type="float" office:value="4">
            <text:p><text:s/>4.00 </text:p>
          </table:table-cell>
          <table:table-cell table:style-name="ce17" table:formula="of:=[.M29]-[.$L$24]" office:value-type="float" office:value="0">
            <text:p><text:s/>-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emit</text:p>
          </table:table-cell>
          <table:table-cell office:value-type="string">
            <text:p>thrust</text:p>
          </table:table-cell>
          <table:table-cell office:value-type="string">
            <text:p>del.</text:p>
          </table:table-cell>
          <table:table-cell office:value-type="string">
            <text:p>% del</text:p>
          </table:table-cell>
          <table:table-cell/>
          <table:table-cell office:value-type="string">
            <text:p>glvl</text:p>
          </table:table-cell>
          <table:table-cell office:value-type="float" office:value="75">
            <text:p>75</text:p>
          </table:table-cell>
          <table:table-cell office:value-type="string">
            <text:p>Manifestat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100.5">
            <text:p>100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vl</text:p>
          </table:table-cell>
          <table:table-cell table:style-name="ce25" office:value-type="float" office:value="49">
            <text:p>49</text:p>
          </table:table-cell>
          <table:table-cell office:value-type="string">
            <text:p>Control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erfect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147.7">
            <text:p>147.7</text:p>
          </table:table-cell>
          <table:table-cell table:style-name="ce23" table:formula="of:=[.B32]-[.B31]" office:value-type="float" office:value="47.2">
            <text:p>47.2</text:p>
          </table:table-cell>
          <table:table-cell table:style-name="ce24" table:formula="of:=[.C32]/[.B31]" office:value-type="percentage" office:value="0.469651741293532">
            <text:p>47%</text:p>
          </table:table-cell>
          <table:table-cell table:style-name="ce24"/>
          <table:table-cell office:value-type="string">
            <text:p>Str</text:p>
          </table:table-cell>
          <table:table-cell table:style-name="ce25" office:value-type="float" office:value="25">
            <text:p>25</text:p>
          </table:table-cell>
          <table:table-cell office:value-type="string">
            <text:p>Resistanc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ruises</text:p>
          </table:table-cell>
          <table:table-cell/>
          <table:table-cell table:style-name="ce27" table:formula="of:=AVERAGE([.M26];[.M16])" office:value-type="float" office:value="6.5">
            <text:p><text:s/>6.50 </text:p>
          </table:table-cell>
          <table:table-cell table:style-name="ce27" table:formula="of:=AVERAGE([.N26];[.N16])" office:value-type="float" office:value="4">
            <text:p><text:s/>4.00 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float" office:value="204.2">
            <text:p>204.2</text:p>
          </table:table-cell>
          <table:table-cell table:style-name="ce23" table:formula="of:=[.B33]-[.B32]" office:value-type="float" office:value="56.5">
            <text:p>56.5</text:p>
          </table:table-cell>
          <table:table-cell table:style-name="ce24" table:formula="of:=[.C33]/[.B32]" office:value-type="percentage" office:value="0.382532159783345">
            <text:p>38%</text:p>
          </table:table-cell>
          <table:table-cell table:style-name="ce24"/>
          <table:table-cell office:value-type="string">
            <text:p>Dex</text:p>
          </table:table-cell>
          <table:table-cell table:style-name="ce25" office:value-type="float" office:value="40">
            <text:p>40</text:p>
          </table:table-cell>
          <table:table-cell office:value-type="string">
            <text:p>Resolv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leeding</text:p>
          </table:table-cell>
          <table:table-cell/>
          <table:table-cell table:style-name="ce27" table:formula="of:=AVERAGE([.M27];[.M17])" office:value-type="float" office:value="3.85714285714286">
            <text:p><text:s/>3.86 </text:p>
          </table:table-cell>
          <table:table-cell table:style-name="ce27" table:formula="of:=AVERAGE([.N27];[.N17])" office:value-type="float" office:value="1.35714285714286">
            <text:p><text:s/>1.36 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267">
            <text:p>267.0</text:p>
          </table:table-cell>
          <table:table-cell table:style-name="ce23" table:formula="of:=[.B34]-[.B33]" office:value-type="float" office:value="62.8">
            <text:p>62.8</text:p>
          </table:table-cell>
          <table:table-cell table:style-name="ce24" table:formula="of:=[.C34]/[.B33]" office:value-type="percentage" office:value="0.307541625857003">
            <text:p>31%</text:p>
          </table:table-cell>
          <table:table-cell table:style-name="ce24"/>
          <table:table-cell office:value-type="string">
            <text:p>Wis</text:p>
          </table:table-cell>
          <table:table-cell table:style-name="ce25" office:value-type="float" office:value="1">
            <text:p>1</text:p>
          </table:table-cell>
          <table:table-cell office:value-type="string">
            <text:p>Efficacy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mergency</text:p>
          </table:table-cell>
          <table:table-cell/>
          <table:table-cell table:style-name="ce27" table:formula="of:=AVERAGE([.M28];[.M18])" office:value-type="float" office:value="2.93650793650794">
            <text:p><text:s/>2.94 </text:p>
          </table:table-cell>
          <table:table-cell table:style-name="ce27" table:formula="of:=AVERAGE([.N28];[.N18])" office:value-type="float" office:value="0.436507936507937">
            <text:p><text:s/>0.44 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float" office:value="336.2">
            <text:p>336.2</text:p>
          </table:table-cell>
          <table:table-cell table:style-name="ce23" table:formula="of:=[.B35]-[.B34]" office:value-type="float" office:value="69.2">
            <text:p>69.2</text:p>
          </table:table-cell>
          <table:table-cell table:style-name="ce24" table:formula="of:=[.C35]/[.B34]" office:value-type="percentage" office:value="0.259176029962547">
            <text:p>26%</text:p>
          </table:table-cell>
          <table:table-cell table:style-name="ce24"/>
          <table:table-cell office:value-type="string">
            <text:p>Int</text:p>
          </table:table-cell>
          <table:table-cell table:style-name="ce25" office:value-type="float" office:value="1">
            <text:p>1</text:p>
          </table:table-cell>
          <table:table-cell office:value-type="string">
            <text:p>Elucida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ath</text:p>
          </table:table-cell>
          <table:table-cell/>
          <table:table-cell table:style-name="ce27" table:formula="of:=AVERAGE([.M29];[.M19])" office:value-type="float" office:value="2.55555555555556">
            <text:p><text:s/>2.56 </text:p>
          </table:table-cell>
          <table:table-cell table:style-name="ce27" table:formula="of:=AVERAGE([.N29];[.N19])" office:value-type="float" office:value="0.0555555555555556">
            <text:p><text:s/>0.06 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float" office:value="414.7">
            <text:p>414.7</text:p>
          </table:table-cell>
          <table:table-cell table:style-name="ce23" table:formula="of:=[.B36]-[.B35]" office:value-type="float" office:value="78.5">
            <text:p>78.5</text:p>
          </table:table-cell>
          <table:table-cell table:style-name="ce24" table:formula="of:=[.C36]/[.B35]" office:value-type="percentage" office:value="0.233491969066032">
            <text:p>23%</text:p>
          </table:table-cell>
          <table:table-cell table:style-name="ce24"/>
          <table:table-cell office:value-type="string">
            <text:p>Con</text:p>
          </table:table-cell>
          <table:table-cell table:style-name="ce25" office:value-type="float" office:value="1">
            <text:p>1</text:p>
          </table:table-cell>
          <table:table-cell office:value-type="string">
            <text:p>Equipollen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float" office:value="499.5">
            <text:p>499.5</text:p>
          </table:table-cell>
          <table:table-cell table:style-name="ce23" table:formula="of:=[.B37]-[.B36]" office:value-type="float" office:value="84.8">
            <text:p>84.8</text:p>
          </table:table-cell>
          <table:table-cell table:style-name="ce24" table:formula="of:=[.C37]/[.B36]" office:value-type="percentage" office:value="0.204485170002411">
            <text:p>20%</text:p>
          </table:table-cell>
          <table:table-cell table:style-name="ce24"/>
          <table:table-cell office:value-type="string">
            <text:p>Cha</text:p>
          </table:table-cell>
          <table:table-cell table:style-name="ce25" office:value-type="float" office:value="1">
            <text:p>1</text:p>
          </table:table-cell>
          <table:table-cell office:value-type="string">
            <text:p>Fines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769.7">
            <text:p>769.7</text:p>
          </table:table-cell>
          <table:table-cell table:style-name="ce23" table:formula="of:=[.B38]-[.B37]" office:value-type="float" office:value="270.2">
            <text:p>270.2</text:p>
          </table:table-cell>
          <table:table-cell table:style-name="ce24" table:formula="of:=[.C38]/[.B37]" office:value-type="percentage" office:value="0.540940940940941">
            <text:p>54%</text:p>
          </table:table-cell>
          <table:table-cell table:style-name="ce24"/>
          <table:table-cell table:number-columns-repeated="2"/>
          <table:table-cell office:value-type="string">
            <text:p>Continuance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Cohes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Vort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nds</text:p>
          </table:table-cell>
          <table:table-cell table:style-name="ce26" office:value-type="float" office:value="7">
            <text:p>7</text:p>
          </table:table-cell>
          <table:table-cell/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Intensit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erfect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<text:s/>- <text:s text:c="2"/></text:p>
          </table:table-cell>
          <table:table-cell office:value-type="string">
            <text:p>D represnets rounds left in combat, if &lt; 3, trap the sou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Blas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17" table:formula="of:=[.$L$40]*100/[.L42]" office:value-type="float" office:value="7.77777777777778">
            <text:p><text:s/>7.78 </text:p>
          </table:table-cell>
          <table:table-cell table:style-name="ce17" table:formula="of:=[.M42]-[.$L$40]" office:value-type="float" office:value="0.777777777777778">
            <text:p><text:s/>0.78 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Vinculu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Focus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mit</text:p>
          </table:table-cell>
          <table:table-cell office:value-type="string">
            <text:p>thrust</text:p>
          </table:table-cell>
          <table:table-cell office:value-type="string">
            <text:p>del.</text:p>
          </table:table-cell>
          <table:table-cell office:value-type="string">
            <text:p>% del</text:p>
          </table:table-cell>
          <table:table-cell/>
          <table:table-cell office:value-type="string">
            <text:p>glvl</text:p>
          </table:table-cell>
          <table:table-cell office:value-type="float" office:value="75">
            <text:p>75</text:p>
          </table:table-cell>
          <table:table-cell office:value-type="string">
            <text:p>Manifestat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110">
            <text:p>110.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vl</text:p>
          </table:table-cell>
          <table:table-cell table:style-name="ce25" office:value-type="float" office:value="49">
            <text:p>49</text:p>
          </table:table-cell>
          <table:table-cell office:value-type="string">
            <text:p>Control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160.2">
            <text:p>160.2</text:p>
          </table:table-cell>
          <table:table-cell table:style-name="ce23" table:formula="of:=[.B48]-[.B47]" office:value-type="float" office:value="50.2">
            <text:p>50.2</text:p>
          </table:table-cell>
          <table:table-cell table:style-name="ce24" table:formula="of:=[.C48]/[.B47]" office:value-type="percentage" office:value="0.456363636363636">
            <text:p>46%</text:p>
          </table:table-cell>
          <table:table-cell table:style-name="ce24"/>
          <table:table-cell office:value-type="string">
            <text:p>Str</text:p>
          </table:table-cell>
          <table:table-cell table:style-name="ce25" office:value-type="float" office:value="25">
            <text:p>25</text:p>
          </table:table-cell>
          <table:table-cell office:value-type="string">
            <text:p>Resistance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float" office:value="219.9">
            <text:p>219.9</text:p>
          </table:table-cell>
          <table:table-cell table:style-name="ce23" table:formula="of:=[.B49]-[.B48]" office:value-type="float" office:value="59.7">
            <text:p>59.7</text:p>
          </table:table-cell>
          <table:table-cell table:style-name="ce24" table:formula="of:=[.C49]/[.B48]" office:value-type="percentage" office:value="0.372659176029963">
            <text:p>37%</text:p>
          </table:table-cell>
          <table:table-cell table:style-name="ce24"/>
          <table:table-cell office:value-type="string">
            <text:p>Dex</text:p>
          </table:table-cell>
          <table:table-cell table:style-name="ce25" office:value-type="float" office:value="40">
            <text:p>40</text:p>
          </table:table-cell>
          <table:table-cell office:value-type="string">
            <text:p>Resolv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285.9">
            <text:p>285.9</text:p>
          </table:table-cell>
          <table:table-cell table:style-name="ce23" table:formula="of:=[.B50]-[.B49]" office:value-type="float" office:value="66">
            <text:p>66.0</text:p>
          </table:table-cell>
          <table:table-cell table:style-name="ce24" table:formula="of:=[.C50]/[.B49]" office:value-type="percentage" office:value="0.300136425648022">
            <text:p>30%</text:p>
          </table:table-cell>
          <table:table-cell table:style-name="ce24"/>
          <table:table-cell office:value-type="string">
            <text:p>Wis</text:p>
          </table:table-cell>
          <table:table-cell table:style-name="ce25" office:value-type="float" office:value="1">
            <text:p>1</text:p>
          </table:table-cell>
          <table:table-cell office:value-type="string">
            <text:p>Efficacy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float" office:value="358.1">
            <text:p>358.1</text:p>
          </table:table-cell>
          <table:table-cell table:style-name="ce23" table:formula="of:=[.B51]-[.B50]" office:value-type="float" office:value="72.2">
            <text:p>72.2</text:p>
          </table:table-cell>
          <table:table-cell table:style-name="ce24" table:formula="of:=[.C51]/[.B50]" office:value-type="percentage" office:value="0.252535851696397">
            <text:p>25%</text:p>
          </table:table-cell>
          <table:table-cell table:style-name="ce24"/>
          <table:table-cell office:value-type="string">
            <text:p>Int</text:p>
          </table:table-cell>
          <table:table-cell table:style-name="ce25" office:value-type="float" office:value="40">
            <text:p>40</text:p>
          </table:table-cell>
          <table:table-cell office:value-type="string">
            <text:p>Elucidation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float" office:value="439.8">
            <text:p>439.8</text:p>
          </table:table-cell>
          <table:table-cell table:style-name="ce23" table:formula="of:=[.B52]-[.B51]" office:value-type="float" office:value="81.7">
            <text:p>81.7</text:p>
          </table:table-cell>
          <table:table-cell table:style-name="ce24" table:formula="of:=[.C52]/[.B51]" office:value-type="percentage" office:value="0.228148561854231">
            <text:p>23%</text:p>
          </table:table-cell>
          <table:table-cell table:style-name="ce24"/>
          <table:table-cell office:value-type="string">
            <text:p>Con</text:p>
          </table:table-cell>
          <table:table-cell table:style-name="ce25" office:value-type="float" office:value="1">
            <text:p>1</text:p>
          </table:table-cell>
          <table:table-cell office:value-type="string">
            <text:p>Equipollen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float" office:value="527.8">
            <text:p>527.8</text:p>
          </table:table-cell>
          <table:table-cell table:style-name="ce23" table:formula="of:=[.B53]-[.B52]" office:value-type="float" office:value="87.9999999999999">
            <text:p>88.0</text:p>
          </table:table-cell>
          <table:table-cell table:style-name="ce24" table:formula="of:=[.C53]/[.B52]" office:value-type="percentage" office:value="0.200090950432014">
            <text:p>20%</text:p>
          </table:table-cell>
          <table:table-cell table:style-name="ce24"/>
          <table:table-cell office:value-type="string">
            <text:p>Cha</text:p>
          </table:table-cell>
          <table:table-cell table:style-name="ce25" office:value-type="float" office:value="1">
            <text:p>1</text:p>
          </table:table-cell>
          <table:table-cell office:value-type="string">
            <text:p>Fines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810.5">
            <text:p>810.5</text:p>
          </table:table-cell>
          <table:table-cell table:style-name="ce23" table:formula="of:=[.B54]-[.B53]" office:value-type="float" office:value="282.7">
            <text:p>282.7</text:p>
          </table:table-cell>
          <table:table-cell table:style-name="ce24" table:formula="of:=[.C54]/[.B53]" office:value-type="percentage" office:value="0.535619552860932">
            <text:p>54%</text:p>
          </table:table-cell>
          <table:table-cell table:style-name="ce24"/>
          <table:table-cell table:number-columns-repeated="2"/>
          <table:table-cell office:value-type="string">
            <text:p>Continuance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table:number-columns-repeated="5"/>
          <table:table-cell office:value-type="string">
            <text:p>Cohes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Vortex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Intensity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Blast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Vinculu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Focus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mit</text:p>
          </table:table-cell>
          <table:table-cell office:value-type="string">
            <text:p>thrust</text:p>
          </table:table-cell>
          <table:table-cell office:value-type="string">
            <text:p>del.</text:p>
          </table:table-cell>
          <table:table-cell office:value-type="string">
            <text:p>% del</text:p>
          </table:table-cell>
          <table:table-cell/>
          <table:table-cell office:value-type="string">
            <text:p>glvl</text:p>
          </table:table-cell>
          <table:table-cell office:value-type="float" office:value="75">
            <text:p>75</text:p>
          </table:table-cell>
          <table:table-cell office:value-type="string">
            <text:p>Manifestat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122.5">
            <text:p>122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vl</text:p>
          </table:table-cell>
          <table:table-cell table:style-name="ce25" office:value-type="float" office:value="49">
            <text:p>49</text:p>
          </table:table-cell>
          <table:table-cell office:value-type="string">
            <text:p>Control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179.1">
            <text:p>179.1</text:p>
          </table:table-cell>
          <table:table-cell table:style-name="ce23" table:formula="of:=[.B64]-[.B63]" office:value-type="float" office:value="56.6">
            <text:p>56.6</text:p>
          </table:table-cell>
          <table:table-cell table:style-name="ce24" table:formula="of:=[.C64]/[.B63]" office:value-type="percentage" office:value="0.462040816326531">
            <text:p>46%</text:p>
          </table:table-cell>
          <table:table-cell table:style-name="ce24"/>
          <table:table-cell office:value-type="string">
            <text:p>Str</text:p>
          </table:table-cell>
          <table:table-cell table:style-name="ce25" office:value-type="float" office:value="25">
            <text:p>25</text:p>
          </table:table-cell>
          <table:table-cell office:value-type="string">
            <text:p>Resistance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float" office:value="245">
            <text:p>245.0</text:p>
          </table:table-cell>
          <table:table-cell table:style-name="ce23" table:formula="of:=[.B65]-[.B64]" office:value-type="float" office:value="65.9">
            <text:p>65.9</text:p>
          </table:table-cell>
          <table:table-cell table:style-name="ce24" table:formula="of:=[.C65]/[.B64]" office:value-type="percentage" office:value="0.367950865438303">
            <text:p>37%</text:p>
          </table:table-cell>
          <table:table-cell table:style-name="ce24"/>
          <table:table-cell office:value-type="string">
            <text:p>Dex</text:p>
          </table:table-cell>
          <table:table-cell table:style-name="ce25" office:value-type="float" office:value="40">
            <text:p>40</text:p>
          </table:table-cell>
          <table:table-cell office:value-type="string">
            <text:p>Resolv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314.2">
            <text:p>314.2</text:p>
          </table:table-cell>
          <table:table-cell table:style-name="ce23" table:formula="of:=[.B66]-[.B65]" office:value-type="float" office:value="69.2">
            <text:p>69.2</text:p>
          </table:table-cell>
          <table:table-cell table:style-name="ce24" table:formula="of:=[.C66]/[.B65]" office:value-type="percentage" office:value="0.282448979591837">
            <text:p>28%</text:p>
          </table:table-cell>
          <table:table-cell table:style-name="ce24"/>
          <table:table-cell office:value-type="string">
            <text:p>Wis</text:p>
          </table:table-cell>
          <table:table-cell table:style-name="ce25" office:value-type="float" office:value="40">
            <text:p>40</text:p>
          </table:table-cell>
          <table:table-cell office:value-type="string">
            <text:p>Efficacy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float" office:value="392.7">
            <text:p>392.7</text:p>
          </table:table-cell>
          <table:table-cell table:style-name="ce23" table:formula="of:=[.B67]-[.B66]" office:value-type="float" office:value="78.5">
            <text:p>78.5</text:p>
          </table:table-cell>
          <table:table-cell table:style-name="ce24" table:formula="of:=[.C67]/[.B66]" office:value-type="percentage" office:value="0.249840865690643">
            <text:p>25%</text:p>
          </table:table-cell>
          <table:table-cell table:style-name="ce24"/>
          <table:table-cell office:value-type="string">
            <text:p>Int</text:p>
          </table:table-cell>
          <table:table-cell table:style-name="ce25" office:value-type="float" office:value="40">
            <text:p>40</text:p>
          </table:table-cell>
          <table:table-cell office:value-type="string">
            <text:p>Elucidation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float" office:value="477.5">
            <text:p>477.5</text:p>
          </table:table-cell>
          <table:table-cell table:style-name="ce23" table:formula="of:=[.B68]-[.B67]" office:value-type="float" office:value="84.8">
            <text:p>84.8</text:p>
          </table:table-cell>
          <table:table-cell table:style-name="ce24" table:formula="of:=[.C68]/[.B67]" office:value-type="percentage" office:value="0.215940921823275">
            <text:p>22%</text:p>
          </table:table-cell>
          <table:table-cell table:style-name="ce24"/>
          <table:table-cell office:value-type="string">
            <text:p>Con</text:p>
          </table:table-cell>
          <table:table-cell table:style-name="ce25" office:value-type="float" office:value="1">
            <text:p>1</text:p>
          </table:table-cell>
          <table:table-cell office:value-type="string">
            <text:p>Equipollen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float" office:value="571.8">
            <text:p>571.8</text:p>
          </table:table-cell>
          <table:table-cell table:style-name="ce23" table:formula="of:=[.B69]-[.B68]" office:value-type="float" office:value="94.3">
            <text:p>94.3</text:p>
          </table:table-cell>
          <table:table-cell table:style-name="ce24" table:formula="of:=[.C69]/[.B68]" office:value-type="percentage" office:value="0.197486910994764">
            <text:p>20%</text:p>
          </table:table-cell>
          <table:table-cell table:style-name="ce24"/>
          <table:table-cell office:value-type="string">
            <text:p>Cha</text:p>
          </table:table-cell>
          <table:table-cell table:style-name="ce25" office:value-type="float" office:value="10">
            <text:p>10</text:p>
          </table:table-cell>
          <table:table-cell office:value-type="string">
            <text:p>Fines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873.4">
            <text:p>873.4</text:p>
          </table:table-cell>
          <table:table-cell table:style-name="ce23" table:formula="of:=[.B70]-[.B69]" office:value-type="float" office:value="301.6">
            <text:p>301.6</text:p>
          </table:table-cell>
          <table:table-cell table:style-name="ce24" table:formula="of:=[.C70]/[.B69]" office:value-type="percentage" office:value="0.527457152850647">
            <text:p>53%</text:p>
          </table:table-cell>
          <table:table-cell table:style-name="ce24"/>
          <table:table-cell table:number-columns-repeated="2"/>
          <table:table-cell office:value-type="string">
            <text:p>Continuance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table:number-columns-repeated="5"/>
          <table:table-cell office:value-type="string">
            <text:p>Cohesion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Vortex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Intensity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Blast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Vinculu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Focus</text:p>
          </table:table-cell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levels" table:style-name="ta7" table:print="false">
        <table:table-column table:style-name="co30" table:default-cell-style-name="ce35"/>
        <table:table-column table:style-name="co31" table:default-cell-style-name="ce37"/>
        <table:table-column table:style-name="co32" table:default-cell-style-name="ce37"/>
        <table:table-column table:style-name="co33" table:number-columns-repeated="2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25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38" table:default-cell-style-name="Default"/>
        <table:table-column table:style-name="co30" table:default-cell-style-name="Default"/>
        <table:table-column table:style-name="co41" table:default-cell-style-name="ce37"/>
        <table:table-column table:style-name="co42" table:default-cell-style-name="ce37"/>
        <table:table-column table:style-name="co5" table:default-cell-style-name="ce37"/>
        <table:table-column table:style-name="co43" table:default-cell-style-name="ce37"/>
        <table:table-column table:style-name="co38" table:default-cell-style-name="Default"/>
        <table:table-column table:style-name="co9" table:number-columns-repeated="1005" table:default-cell-style-name="Default"/>
        <table:table-row table:style-name="ro1">
          <table:table-cell table:number-columns-repeated="3"/>
          <table:table-cell table:style-name="ce48"/>
          <table:table-cell table:style-name="ce51" office:value-type="string">
            <text:p>Rounds to get current glvl</text:p>
          </table:table-cell>
          <table:table-cell table:number-columns-repeated="2"/>
          <table:table-cell table:style-name="ce48"/>
          <table:table-cell table:style-name="ce51" office:value-type="string">
            <text:p>Rounds to get Next Glvl</text:p>
          </table:table-cell>
          <table:table-cell table:number-columns-repeated="1015"/>
        </table:table-row>
        <table:table-row table:style-name="ro1">
          <table:table-cell table:style-name="ce46" office:value-type="string">
            <text:p>Lvl</text:p>
          </table:table-cell>
          <table:table-cell table:style-name="ce47" office:value-type="string">
            <text:p>Total GXP</text:p>
          </table:table-cell>
          <table:table-cell table:style-name="ce47" office:value-type="string">
            <text:p>GXP Delta</text:p>
          </table:table-cell>
          <table:table-cell table:style-name="ce49" office:value-type="string">
            <text:p>% GXP Delta</text:p>
          </table:table-cell>
          <table:table-cell table:style-name="ce47" office:value-type="string">
            <text:p>Rounds</text:p>
          </table:table-cell>
          <table:table-cell table:style-name="ce47" office:value-type="string">
            <text:p>Rnd Delta</text:p>
          </table:table-cell>
          <table:table-cell table:style-name="ce47" office:value-type="string">
            <text:p>% Round Delta</text:p>
          </table:table-cell>
          <table:table-cell table:style-name="ce49" office:value-type="string">
            <text:p>Cume. Rounds</text:p>
          </table:table-cell>
          <table:table-cell table:style-name="ce53" office:value-type="string">
            <text:p>Rounds</text:p>
          </table:table-cell>
          <table:table-cell table:style-name="ce47" office:value-type="string">
            <text:p>Rnd Delta</text:p>
          </table:table-cell>
          <table:table-cell table:style-name="ce47" office:value-type="string">
            <text:p>% Round Delta</text:p>
          </table:table-cell>
          <table:table-cell table:style-name="ce49" office:value-type="string">
            <text:p>Cume. Rounds</text:p>
          </table:table-cell>
          <table:table-cell table:style-name="ce46" office:value-type="string">
            <text:p>Water</text:p>
          </table:table-cell>
          <table:table-cell table:style-name="ce47" office:value-type="string">
            <text:p>Fire</text:p>
          </table:table-cell>
          <table:table-cell table:style-name="ce47" office:value-type="string">
            <text:p>Earth</text:p>
          </table:table-cell>
          <table:table-cell table:style-name="ce47" office:value-type="string">
            <text:p>Air</text:p>
          </table:table-cell>
          <table:table-cell table:style-name="ce47" table:number-columns-repeated="2"/>
          <table:table-cell table:style-name="ce46" table:number-columns-repeated="1006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2" office:value-type="float" office:value="0">
            <text:p><text:s/>- </text:p>
          </table:table-cell>
          <table:table-cell table:style-name="ce48" office:value-type="float" office:value="0">
            <text:p><text:s/>- </text:p>
          </table:table-cell>
          <table:table-cell table:number-columns-repeated="4" office:value-type="float" office:value="0">
            <text:p><text:s/>- </text:p>
          </table:table-cell>
          <table:table-cell table:style-name="ce52" table:formula="of:=IF(ISERR([.C4]/VLOOKUP(ROUNDDOWN(([.A4]+9)/10;0);[$notes.$F$14:.$J$24];5;FALSE()));[.C4]/VLOOKUP(ROUNDDOWN(([.A4]+9)/10;0);[$notes.$F$14:.$J$24];2;FALSE());[.C4]/VLOOKUP(ROUNDDOWN(([.A4]+9)/10;0);[$notes.$F$14:.$J$24];5;FALSE()))" office:value-type="float" office:value="26.3333333333333">
            <text:p>26 </text:p>
          </table:table-cell>
          <table:table-cell office:value-type="float" office:value="26">
            <text:p>26 </text:p>
          </table:table-cell>
          <table:table-cell office:value-type="float" office:value="0">
            <text:p><text:s/>- </text:p>
          </table:table-cell>
          <table:table-cell table:style-name="ce48" office:value-type="float" office:value="26">
            <text:p>26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float" office:value="79">
            <text:p>79 </text:p>
          </table:table-cell>
          <table:table-cell table:formula="of:=[.B4]-[.B3]" office:value-type="float" office:value="79">
            <text:p>79 </text:p>
          </table:table-cell>
          <table:table-cell table:style-name="ce48" office:value-type="float" office:value="0">
            <text:p><text:s/>- </text:p>
          </table:table-cell>
          <table:table-cell table:style-name="ce52" table:formula="of:=IF(ISERR([.C4]/VLOOKUP(ROUNDDOWN(([.A4]+9)/10;0);[$notes.$F$14:.$J$24];5;FALSE()));[.C4]/VLOOKUP(ROUNDDOWN(([.A4]+9)/10;0);[$notes.$F$14:.$J$24];2;FALSE());[.C4]/VLOOKUP(ROUNDDOWN(([.A4]+9)/10;0);[$notes.$F$14:.$J$24];5;FALSE()))" office:value-type="float" office:value="26.3333333333333">
            <text:p>26 </text:p>
          </table:table-cell>
          <table:table-cell table:formula="of:=[.E4]-[.E3]" office:value-type="float" office:value="26.3333333333333">
            <text:p>26 </text:p>
          </table:table-cell>
          <table:table-cell table:style-name="ce24" office:value-type="percentage" office:value="0">
            <text:p>0%</text:p>
          </table:table-cell>
          <table:table-cell table:style-name="ce48" office:value-type="float" office:value="26">
            <text:p>26 </text:p>
          </table:table-cell>
          <table:table-cell table:style-name="ce52" table:formula="of:=IF(ISERR([.C5]/VLOOKUP(ROUNDDOWN(([.A5]+9)/10;0);[$notes.$F$14:.$J$24];5;FALSE()));[.C5]/VLOOKUP(ROUNDDOWN(([.A5]+9)/10;0);[$notes.$F$14:.$J$24];2;FALSE());[.C5]/VLOOKUP(ROUNDDOWN(([.A5]+9)/10;0);[$notes.$F$14:.$J$24];5;FALSE()))" office:value-type="float" office:value="11">
            <text:p>11 </text:p>
          </table:table-cell>
          <table:table-cell table:formula="of:=[.I4]-[.I3]" office:value-type="float" office:value="-15.3333333333333">
            <text:p><text:s/>(15)</text:p>
          </table:table-cell>
          <table:table-cell table:style-name="ce24" table:formula="of:=([.J4]-[.J3])/[.J3]" office:value-type="percentage" office:value="-1.58974358974359">
            <text:p>-159%</text:p>
          </table:table-cell>
          <table:table-cell table:style-name="ce48" table:formula="of:=[.I4]+[.L3]" office:value-type="float" office:value="37">
            <text:p>37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">
            <text:p>3</text:p>
          </table:table-cell>
          <table:table-cell office:value-type="float" office:value="112">
            <text:p>112 </text:p>
          </table:table-cell>
          <table:table-cell table:formula="of:=[.B5]-[.B4]" office:value-type="float" office:value="33">
            <text:p>33 </text:p>
          </table:table-cell>
          <table:table-cell table:style-name="ce50" table:formula="of:=([.C5]-[.C4])/[.C4]" office:value-type="percentage" office:value="-0.582278481012658">
            <text:p>-58%</text:p>
          </table:table-cell>
          <table:table-cell table:style-name="ce52" table:formula="of:=IF(ISERR([.C5]/VLOOKUP(ROUNDDOWN(([.A5]+9)/10;0);[$notes.$F$14:.$J$24];5;FALSE()));[.C5]/VLOOKUP(ROUNDDOWN(([.A5]+9)/10;0);[$notes.$F$14:.$J$24];2;FALSE());[.C5]/VLOOKUP(ROUNDDOWN(([.A5]+9)/10;0);[$notes.$F$14:.$J$24];5;FALSE()))" office:value-type="float" office:value="11">
            <text:p>11 </text:p>
          </table:table-cell>
          <table:table-cell table:formula="of:=[.E5]-[.E4]" office:value-type="float" office:value="-15.3333333333333">
            <text:p><text:s/>(15)</text:p>
          </table:table-cell>
          <table:table-cell table:style-name="ce24" table:formula="of:=([.F5]-[.F4])/[.F4]" office:value-type="percentage" office:value="-1.58227848101266">
            <text:p>-158%</text:p>
          </table:table-cell>
          <table:table-cell table:style-name="ce48" table:formula="of:=[.E5]+[.H4]" office:value-type="float" office:value="37">
            <text:p>37 </text:p>
          </table:table-cell>
          <table:table-cell table:style-name="ce52" table:formula="of:=IF(ISERR([.C6]/VLOOKUP(ROUNDDOWN(([.A6]+9)/10;0);[$notes.$F$14:.$J$24];5;FALSE()));[.C6]/VLOOKUP(ROUNDDOWN(([.A6]+9)/10;0);[$notes.$F$14:.$J$24];2;FALSE());[.C6]/VLOOKUP(ROUNDDOWN(([.A6]+9)/10;0);[$notes.$F$14:.$J$24];5;FALSE()))" office:value-type="float" office:value="12.6666666666667">
            <text:p>13 </text:p>
          </table:table-cell>
          <table:table-cell table:formula="of:=[.I5]-[.I4]" office:value-type="float" office:value="1.66666666666667">
            <text:p>2 </text:p>
          </table:table-cell>
          <table:table-cell table:style-name="ce24" table:formula="of:=([.J5]-[.J4])/[.J4]" office:value-type="percentage" office:value="-1.10869565217391">
            <text:p>-111%</text:p>
          </table:table-cell>
          <table:table-cell table:style-name="ce48" table:formula="of:=[.I5]+[.L4]" office:value-type="float" office:value="49.6666666666667">
            <text:p>50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">
            <text:p>4</text:p>
          </table:table-cell>
          <table:table-cell office:value-type="float" office:value="150">
            <text:p>150 </text:p>
          </table:table-cell>
          <table:table-cell table:formula="of:=[.B6]-[.B5]" office:value-type="float" office:value="38">
            <text:p>38 </text:p>
          </table:table-cell>
          <table:table-cell table:style-name="ce50" table:formula="of:=([.C6]-[.C5])/[.C5]" office:value-type="percentage" office:value="0.151515151515152">
            <text:p>15%</text:p>
          </table:table-cell>
          <table:table-cell table:style-name="ce52" table:formula="of:=IF(ISERR([.C6]/VLOOKUP(ROUNDDOWN(([.A6]+9)/10;0);[$notes.$F$14:.$J$24];5;FALSE()));[.C6]/VLOOKUP(ROUNDDOWN(([.A6]+9)/10;0);[$notes.$F$14:.$J$24];2;FALSE());[.C6]/VLOOKUP(ROUNDDOWN(([.A6]+9)/10;0);[$notes.$F$14:.$J$24];5;FALSE()))" office:value-type="float" office:value="12.6666666666667">
            <text:p>13 </text:p>
          </table:table-cell>
          <table:table-cell table:formula="of:=[.E6]-[.E5]" office:value-type="float" office:value="1.66666666666667">
            <text:p>2 </text:p>
          </table:table-cell>
          <table:table-cell table:style-name="ce24" table:formula="of:=([.F6]-[.F5])/[.F5]" office:value-type="percentage" office:value="-1.10869565217391">
            <text:p>-111%</text:p>
          </table:table-cell>
          <table:table-cell table:style-name="ce48" table:formula="of:=[.E6]+[.H5]" office:value-type="float" office:value="49.6666666666667">
            <text:p>50 </text:p>
          </table:table-cell>
          <table:table-cell table:style-name="ce52" table:formula="of:=IF(ISERR([.C7]/VLOOKUP(ROUNDDOWN(([.A7]+9)/10;0);[$notes.$F$14:.$J$24];5;FALSE()));[.C7]/VLOOKUP(ROUNDDOWN(([.A7]+9)/10;0);[$notes.$F$14:.$J$24];2;FALSE());[.C7]/VLOOKUP(ROUNDDOWN(([.A7]+9)/10;0);[$notes.$F$14:.$J$24];5;FALSE()))" office:value-type="float" office:value="13.6666666666667">
            <text:p>14 </text:p>
          </table:table-cell>
          <table:table-cell table:formula="of:=[.I6]-[.I5]" office:value-type="float" office:value="1">
            <text:p>1 </text:p>
          </table:table-cell>
          <table:table-cell table:style-name="ce24" table:formula="of:=([.J6]-[.J5])/[.J5]" office:value-type="percentage" office:value="-0.4">
            <text:p>-40%</text:p>
          </table:table-cell>
          <table:table-cell table:style-name="ce48" table:formula="of:=[.I6]+[.L5]" office:value-type="float" office:value="63.3333333333333">
            <text:p>63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float" office:value="191">
            <text:p>191 </text:p>
          </table:table-cell>
          <table:table-cell table:formula="of:=[.B7]-[.B6]" office:value-type="float" office:value="41">
            <text:p>41 </text:p>
          </table:table-cell>
          <table:table-cell table:style-name="ce50" table:formula="of:=([.C7]-[.C6])/[.C6]" office:value-type="percentage" office:value="0.0789473684210526">
            <text:p>8%</text:p>
          </table:table-cell>
          <table:table-cell table:style-name="ce52" table:formula="of:=IF(ISERR([.C7]/VLOOKUP(ROUNDDOWN(([.A7]+9)/10;0);[$notes.$F$14:.$J$24];5;FALSE()));[.C7]/VLOOKUP(ROUNDDOWN(([.A7]+9)/10;0);[$notes.$F$14:.$J$24];2;FALSE());[.C7]/VLOOKUP(ROUNDDOWN(([.A7]+9)/10;0);[$notes.$F$14:.$J$24];5;FALSE()))" office:value-type="float" office:value="13.6666666666667">
            <text:p>14 </text:p>
          </table:table-cell>
          <table:table-cell table:formula="of:=[.E7]-[.E6]" office:value-type="float" office:value="1">
            <text:p>1 </text:p>
          </table:table-cell>
          <table:table-cell table:style-name="ce24" table:formula="of:=([.F7]-[.F6])/[.F6]" office:value-type="percentage" office:value="-0.4">
            <text:p>-40%</text:p>
          </table:table-cell>
          <table:table-cell table:style-name="ce48" table:formula="of:=[.E7]+[.H6]" office:value-type="float" office:value="63.3333333333333">
            <text:p>63 </text:p>
          </table:table-cell>
          <table:table-cell table:style-name="ce52" table:formula="of:=IF(ISERR([.C8]/VLOOKUP(ROUNDDOWN(([.A8]+9)/10;0);[$notes.$F$14:.$J$24];5;FALSE()));[.C8]/VLOOKUP(ROUNDDOWN(([.A8]+9)/10;0);[$notes.$F$14:.$J$24];2;FALSE());[.C8]/VLOOKUP(ROUNDDOWN(([.A8]+9)/10;0);[$notes.$F$14:.$J$24];5;FALSE()))" office:value-type="float" office:value="15.3333333333333">
            <text:p>15 </text:p>
          </table:table-cell>
          <table:table-cell table:formula="of:=[.I7]-[.I6]" office:value-type="float" office:value="1.66666666666667">
            <text:p>2 </text:p>
          </table:table-cell>
          <table:table-cell table:style-name="ce24" table:formula="of:=([.J7]-[.J6])/[.J6]" office:value-type="percentage" office:value="0.666666666666668">
            <text:p>67%</text:p>
          </table:table-cell>
          <table:table-cell table:style-name="ce48" table:formula="of:=[.I7]+[.L6]" office:value-type="float" office:value="78.6666666666667">
            <text:p>79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">
            <text:p>6</text:p>
          </table:table-cell>
          <table:table-cell office:value-type="float" office:value="237">
            <text:p>237 </text:p>
          </table:table-cell>
          <table:table-cell table:formula="of:=[.B8]-[.B7]" office:value-type="float" office:value="46">
            <text:p>46 </text:p>
          </table:table-cell>
          <table:table-cell table:style-name="ce50" table:formula="of:=([.C8]-[.C7])/[.C7]" office:value-type="percentage" office:value="0.121951219512195">
            <text:p>12%</text:p>
          </table:table-cell>
          <table:table-cell table:style-name="ce52" table:formula="of:=IF(ISERR([.C8]/VLOOKUP(ROUNDDOWN(([.A8]+9)/10;0);[$notes.$F$14:.$J$24];5;FALSE()));[.C8]/VLOOKUP(ROUNDDOWN(([.A8]+9)/10;0);[$notes.$F$14:.$J$24];2;FALSE());[.C8]/VLOOKUP(ROUNDDOWN(([.A8]+9)/10;0);[$notes.$F$14:.$J$24];5;FALSE()))" office:value-type="float" office:value="15.3333333333333">
            <text:p>15 </text:p>
          </table:table-cell>
          <table:table-cell table:formula="of:=[.E8]-[.E7]" office:value-type="float" office:value="1.66666666666667">
            <text:p>2 </text:p>
          </table:table-cell>
          <table:table-cell table:style-name="ce24" table:formula="of:=([.F8]-[.F7])/[.F7]" office:value-type="percentage" office:value="0.666666666666668">
            <text:p>67%</text:p>
          </table:table-cell>
          <table:table-cell table:style-name="ce48" table:formula="of:=[.E8]+[.H7]" office:value-type="float" office:value="78.6666666666667">
            <text:p>79 </text:p>
          </table:table-cell>
          <table:table-cell table:style-name="ce52" table:formula="of:=IF(ISERR([.C9]/VLOOKUP(ROUNDDOWN(([.A9]+9)/10;0);[$notes.$F$14:.$J$24];5;FALSE()));[.C9]/VLOOKUP(ROUNDDOWN(([.A9]+9)/10;0);[$notes.$F$14:.$J$24];2;FALSE());[.C9]/VLOOKUP(ROUNDDOWN(([.A9]+9)/10;0);[$notes.$F$14:.$J$24];5;FALSE()))" office:value-type="float" office:value="17">
            <text:p>17 </text:p>
          </table:table-cell>
          <table:table-cell table:formula="of:=[.I8]-[.I7]" office:value-type="float" office:value="1.66666666666667">
            <text:p>2 </text:p>
          </table:table-cell>
          <table:table-cell table:style-name="ce24" table:formula="of:=([.J8]-[.J7])/[.J7]" office:value-type="percentage" office:value="0">
            <text:p>0%</text:p>
          </table:table-cell>
          <table:table-cell table:style-name="ce48" table:formula="of:=[.I8]+[.L7]" office:value-type="float" office:value="95.6666666666667">
            <text:p>96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">
            <text:p>7</text:p>
          </table:table-cell>
          <table:table-cell office:value-type="float" office:value="288">
            <text:p>288 </text:p>
          </table:table-cell>
          <table:table-cell table:formula="of:=[.B9]-[.B8]" office:value-type="float" office:value="51">
            <text:p>51 </text:p>
          </table:table-cell>
          <table:table-cell table:style-name="ce50" table:formula="of:=([.C9]-[.C8])/[.C8]" office:value-type="percentage" office:value="0.108695652173913">
            <text:p>11%</text:p>
          </table:table-cell>
          <table:table-cell table:style-name="ce52" table:formula="of:=IF(ISERR([.C9]/VLOOKUP(ROUNDDOWN(([.A9]+9)/10;0);[$notes.$F$14:.$J$24];5;FALSE()));[.C9]/VLOOKUP(ROUNDDOWN(([.A9]+9)/10;0);[$notes.$F$14:.$J$24];2;FALSE());[.C9]/VLOOKUP(ROUNDDOWN(([.A9]+9)/10;0);[$notes.$F$14:.$J$24];5;FALSE()))" office:value-type="float" office:value="17">
            <text:p>17 </text:p>
          </table:table-cell>
          <table:table-cell table:formula="of:=[.E9]-[.E8]" office:value-type="float" office:value="1.66666666666667">
            <text:p>2 </text:p>
          </table:table-cell>
          <table:table-cell table:style-name="ce24" table:formula="of:=([.F9]-[.F8])/[.F8]" office:value-type="percentage" office:value="0">
            <text:p>0%</text:p>
          </table:table-cell>
          <table:table-cell table:style-name="ce48" table:formula="of:=[.E9]+[.H8]" office:value-type="float" office:value="95.6666666666667">
            <text:p>96 </text:p>
          </table:table-cell>
          <table:table-cell table:style-name="ce52" table:formula="of:=IF(ISERR([.C10]/VLOOKUP(ROUNDDOWN(([.A10]+9)/10;0);[$notes.$F$14:.$J$24];5;FALSE()));[.C10]/VLOOKUP(ROUNDDOWN(([.A10]+9)/10;0);[$notes.$F$14:.$J$24];2;FALSE());[.C10]/VLOOKUP(ROUNDDOWN(([.A10]+9)/10;0);[$notes.$F$14:.$J$24];5;FALSE()))" office:value-type="float" office:value="18.6666666666667">
            <text:p>19 </text:p>
          </table:table-cell>
          <table:table-cell table:formula="of:=[.I9]-[.I8]" office:value-type="float" office:value="1.66666666666667">
            <text:p>2 </text:p>
          </table:table-cell>
          <table:table-cell table:style-name="ce24" table:formula="of:=([.J9]-[.J8])/[.J8]" office:value-type="percentage" office:value="0">
            <text:p>0%</text:p>
          </table:table-cell>
          <table:table-cell table:style-name="ce48" table:formula="of:=[.I9]+[.L8]" office:value-type="float" office:value="114.333333333333">
            <text:p>114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">
            <text:p>8</text:p>
          </table:table-cell>
          <table:table-cell office:value-type="float" office:value="344">
            <text:p>344 </text:p>
          </table:table-cell>
          <table:table-cell table:formula="of:=[.B10]-[.B9]" office:value-type="float" office:value="56">
            <text:p>56 </text:p>
          </table:table-cell>
          <table:table-cell table:style-name="ce50" table:formula="of:=([.C10]-[.C9])/[.C9]" office:value-type="percentage" office:value="0.0980392156862745">
            <text:p>10%</text:p>
          </table:table-cell>
          <table:table-cell table:style-name="ce52" table:formula="of:=IF(ISERR([.C10]/VLOOKUP(ROUNDDOWN(([.A10]+9)/10;0);[$notes.$F$14:.$J$24];5;FALSE()));[.C10]/VLOOKUP(ROUNDDOWN(([.A10]+9)/10;0);[$notes.$F$14:.$J$24];2;FALSE());[.C10]/VLOOKUP(ROUNDDOWN(([.A10]+9)/10;0);[$notes.$F$14:.$J$24];5;FALSE()))" office:value-type="float" office:value="18.6666666666667">
            <text:p>19 </text:p>
          </table:table-cell>
          <table:table-cell table:formula="of:=[.E10]-[.E9]" office:value-type="float" office:value="1.66666666666667">
            <text:p>2 </text:p>
          </table:table-cell>
          <table:table-cell table:style-name="ce24" table:formula="of:=([.F10]-[.F9])/[.F9]" office:value-type="percentage" office:value="0">
            <text:p>0%</text:p>
          </table:table-cell>
          <table:table-cell table:style-name="ce48" table:formula="of:=[.E10]+[.H9]" office:value-type="float" office:value="114.333333333333">
            <text:p>114 </text:p>
          </table:table-cell>
          <table:table-cell table:style-name="ce52" table:formula="of:=IF(ISERR([.C11]/VLOOKUP(ROUNDDOWN(([.A11]+9)/10;0);[$notes.$F$14:.$J$24];5;FALSE()));[.C11]/VLOOKUP(ROUNDDOWN(([.A11]+9)/10;0);[$notes.$F$14:.$J$24];2;FALSE());[.C11]/VLOOKUP(ROUNDDOWN(([.A11]+9)/10;0);[$notes.$F$14:.$J$24];5;FALSE()))" office:value-type="float" office:value="21">
            <text:p>21 </text:p>
          </table:table-cell>
          <table:table-cell table:formula="of:=[.I10]-[.I9]" office:value-type="float" office:value="2.33333333333333">
            <text:p>2 </text:p>
          </table:table-cell>
          <table:table-cell table:style-name="ce24" table:formula="of:=([.J10]-[.J9])/[.J9]" office:value-type="percentage" office:value="0.399999999999998">
            <text:p>40%</text:p>
          </table:table-cell>
          <table:table-cell table:style-name="ce48" table:formula="of:=[.I10]+[.L9]" office:value-type="float" office:value="135.333333333333">
            <text:p>135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9">
            <text:p>9</text:p>
          </table:table-cell>
          <table:table-cell office:value-type="float" office:value="407">
            <text:p>407 </text:p>
          </table:table-cell>
          <table:table-cell table:formula="of:=[.B11]-[.B10]" office:value-type="float" office:value="63">
            <text:p>63 </text:p>
          </table:table-cell>
          <table:table-cell table:style-name="ce50" table:formula="of:=([.C11]-[.C10])/[.C10]" office:value-type="percentage" office:value="0.125">
            <text:p>13%</text:p>
          </table:table-cell>
          <table:table-cell table:style-name="ce52" table:formula="of:=IF(ISERR([.C11]/VLOOKUP(ROUNDDOWN(([.A11]+9)/10;0);[$notes.$F$14:.$J$24];5;FALSE()));[.C11]/VLOOKUP(ROUNDDOWN(([.A11]+9)/10;0);[$notes.$F$14:.$J$24];2;FALSE());[.C11]/VLOOKUP(ROUNDDOWN(([.A11]+9)/10;0);[$notes.$F$14:.$J$24];5;FALSE()))" office:value-type="float" office:value="21">
            <text:p>21 </text:p>
          </table:table-cell>
          <table:table-cell table:formula="of:=[.E11]-[.E10]" office:value-type="float" office:value="2.33333333333333">
            <text:p>2 </text:p>
          </table:table-cell>
          <table:table-cell table:style-name="ce24" table:formula="of:=([.F11]-[.F10])/[.F10]" office:value-type="percentage" office:value="0.399999999999998">
            <text:p>40%</text:p>
          </table:table-cell>
          <table:table-cell table:style-name="ce48" table:formula="of:=[.E11]+[.H10]" office:value-type="float" office:value="135.333333333333">
            <text:p>135 </text:p>
          </table:table-cell>
          <table:table-cell table:style-name="ce52" table:formula="of:=IF(ISERR([.C12]/VLOOKUP(ROUNDDOWN(([.A12]+9)/10;0);[$notes.$F$14:.$J$24];5;FALSE()));[.C12]/VLOOKUP(ROUNDDOWN(([.A12]+9)/10;0);[$notes.$F$14:.$J$24];2;FALSE());[.C12]/VLOOKUP(ROUNDDOWN(([.A12]+9)/10;0);[$notes.$F$14:.$J$24];5;FALSE()))" office:value-type="float" office:value="23">
            <text:p>23 </text:p>
          </table:table-cell>
          <table:table-cell table:formula="of:=[.I11]-[.I10]" office:value-type="float" office:value="2">
            <text:p>2 </text:p>
          </table:table-cell>
          <table:table-cell table:style-name="ce24" table:formula="of:=([.J11]-[.J10])/[.J10]" office:value-type="percentage" office:value="-0.142857142857142">
            <text:p>-14%</text:p>
          </table:table-cell>
          <table:table-cell table:style-name="ce48" table:formula="of:=[.I11]+[.L10]" office:value-type="float" office:value="158.333333333333">
            <text:p>158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">
            <text:p>10</text:p>
          </table:table-cell>
          <table:table-cell office:value-type="float" office:value="476">
            <text:p>476 </text:p>
          </table:table-cell>
          <table:table-cell table:formula="of:=[.B12]-[.B11]" office:value-type="float" office:value="69">
            <text:p>69 </text:p>
          </table:table-cell>
          <table:table-cell table:style-name="ce50" table:formula="of:=([.C12]-[.C11])/[.C11]" office:value-type="percentage" office:value="0.0952380952380952">
            <text:p>10%</text:p>
          </table:table-cell>
          <table:table-cell table:style-name="ce52" table:formula="of:=IF(ISERR([.C12]/VLOOKUP(ROUNDDOWN(([.A12]+9)/10;0);[$notes.$F$14:.$J$24];5;FALSE()));[.C12]/VLOOKUP(ROUNDDOWN(([.A12]+9)/10;0);[$notes.$F$14:.$J$24];2;FALSE());[.C12]/VLOOKUP(ROUNDDOWN(([.A12]+9)/10;0);[$notes.$F$14:.$J$24];5;FALSE()))" office:value-type="float" office:value="23">
            <text:p>23 </text:p>
          </table:table-cell>
          <table:table-cell table:formula="of:=[.E12]-[.E11]" office:value-type="float" office:value="2">
            <text:p>2 </text:p>
          </table:table-cell>
          <table:table-cell table:style-name="ce24" table:formula="of:=([.F12]-[.F11])/[.F11]" office:value-type="percentage" office:value="-0.142857142857142">
            <text:p>-14%</text:p>
          </table:table-cell>
          <table:table-cell table:style-name="ce48" table:formula="of:=[.E12]+[.H11]" office:value-type="float" office:value="158.333333333333">
            <text:p>158 </text:p>
          </table:table-cell>
          <table:table-cell table:style-name="ce52" table:formula="of:=IF(ISERR([.C13]/VLOOKUP(ROUNDDOWN(([.A13]+9)/10;0);[$notes.$F$14:.$J$24];5;FALSE()));[.C13]/VLOOKUP(ROUNDDOWN(([.A13]+9)/10;0);[$notes.$F$14:.$J$24];2;FALSE());[.C13]/VLOOKUP(ROUNDDOWN(([.A13]+9)/10;0);[$notes.$F$14:.$J$24];5;FALSE()))" office:value-type="float" office:value="19">
            <text:p>19 </text:p>
          </table:table-cell>
          <table:table-cell table:formula="of:=[.I12]-[.I11]" office:value-type="float" office:value="-4">
            <text:p><text:s/>(4)</text:p>
          </table:table-cell>
          <table:table-cell table:style-name="ce24" table:formula="of:=([.J12]-[.J11])/[.J11]" office:value-type="percentage" office:value="-3">
            <text:p>-300%</text:p>
          </table:table-cell>
          <table:table-cell table:style-name="ce48" table:formula="of:=[.I12]+[.L11]" office:value-type="float" office:value="177.333333333333">
            <text:p>177 </text:p>
          </table:table-cell>
          <table:table-cell office:value-type="string">
            <text:p>the drop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1">
            <text:p>11</text:p>
          </table:table-cell>
          <table:table-cell office:value-type="float" office:value="552">
            <text:p>552 </text:p>
          </table:table-cell>
          <table:table-cell table:formula="of:=[.B13]-[.B12]" office:value-type="float" office:value="76">
            <text:p>76 </text:p>
          </table:table-cell>
          <table:table-cell table:style-name="ce50" table:formula="of:=([.C13]-[.C12])/[.C12]" office:value-type="percentage" office:value="0.101449275362319">
            <text:p>10%</text:p>
          </table:table-cell>
          <table:table-cell table:style-name="ce52" table:formula="of:=IF(ISERR([.C13]/VLOOKUP(ROUNDDOWN(([.A13]+9)/10;0);[$notes.$F$14:.$J$24];5;FALSE()));[.C13]/VLOOKUP(ROUNDDOWN(([.A13]+9)/10;0);[$notes.$F$14:.$J$24];2;FALSE());[.C13]/VLOOKUP(ROUNDDOWN(([.A13]+9)/10;0);[$notes.$F$14:.$J$24];5;FALSE()))" office:value-type="float" office:value="19">
            <text:p>19 </text:p>
          </table:table-cell>
          <table:table-cell table:formula="of:=[.E13]-[.E12]" office:value-type="float" office:value="-4">
            <text:p><text:s/>(4)</text:p>
          </table:table-cell>
          <table:table-cell table:style-name="ce24" table:formula="of:=([.F13]-[.F12])/[.F12]" office:value-type="percentage" office:value="-3">
            <text:p>-300%</text:p>
          </table:table-cell>
          <table:table-cell table:style-name="ce48" table:formula="of:=[.E13]+[.H12]" office:value-type="float" office:value="177.333333333333">
            <text:p>177 </text:p>
          </table:table-cell>
          <table:table-cell table:style-name="ce52" table:formula="of:=IF(ISERR([.C14]/VLOOKUP(ROUNDDOWN(([.A14]+9)/10;0);[$notes.$F$14:.$J$24];5;FALSE()));[.C14]/VLOOKUP(ROUNDDOWN(([.A14]+9)/10;0);[$notes.$F$14:.$J$24];2;FALSE());[.C14]/VLOOKUP(ROUNDDOWN(([.A14]+9)/10;0);[$notes.$F$14:.$J$24];5;FALSE()))" office:value-type="float" office:value="20.75">
            <text:p>21 </text:p>
          </table:table-cell>
          <table:table-cell table:formula="of:=[.I13]-[.I12]" office:value-type="float" office:value="1.75">
            <text:p>2 </text:p>
          </table:table-cell>
          <table:table-cell table:style-name="ce24" table:formula="of:=([.J13]-[.J12])/[.J12]" office:value-type="percentage" office:value="-1.4375">
            <text:p>-144%</text:p>
          </table:table-cell>
          <table:table-cell table:style-name="ce48" table:formula="of:=[.I13]+[.L12]" office:value-type="float" office:value="198.083333333333">
            <text:p>198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">
            <text:p>12</text:p>
          </table:table-cell>
          <table:table-cell office:value-type="float" office:value="635">
            <text:p>635 </text:p>
          </table:table-cell>
          <table:table-cell table:formula="of:=[.B14]-[.B13]" office:value-type="float" office:value="83">
            <text:p>83 </text:p>
          </table:table-cell>
          <table:table-cell table:style-name="ce50" table:formula="of:=([.C14]-[.C13])/[.C13]" office:value-type="percentage" office:value="0.0921052631578947">
            <text:p>9%</text:p>
          </table:table-cell>
          <table:table-cell table:style-name="ce52" table:formula="of:=IF(ISERR([.C14]/VLOOKUP(ROUNDDOWN(([.A14]+9)/10;0);[$notes.$F$14:.$J$24];5;FALSE()));[.C14]/VLOOKUP(ROUNDDOWN(([.A14]+9)/10;0);[$notes.$F$14:.$J$24];2;FALSE());[.C14]/VLOOKUP(ROUNDDOWN(([.A14]+9)/10;0);[$notes.$F$14:.$J$24];5;FALSE()))" office:value-type="float" office:value="20.75">
            <text:p>21 </text:p>
          </table:table-cell>
          <table:table-cell table:formula="of:=[.E14]-[.E13]" office:value-type="float" office:value="1.75">
            <text:p>2 </text:p>
          </table:table-cell>
          <table:table-cell table:style-name="ce24" table:formula="of:=([.F14]-[.F13])/[.F13]" office:value-type="percentage" office:value="-1.4375">
            <text:p>-144%</text:p>
          </table:table-cell>
          <table:table-cell table:style-name="ce48" table:formula="of:=[.E14]+[.H13]" office:value-type="float" office:value="198.083333333333">
            <text:p>198 </text:p>
          </table:table-cell>
          <table:table-cell table:style-name="ce52" table:formula="of:=IF(ISERR([.C15]/VLOOKUP(ROUNDDOWN(([.A15]+9)/10;0);[$notes.$F$14:.$J$24];5;FALSE()));[.C15]/VLOOKUP(ROUNDDOWN(([.A15]+9)/10;0);[$notes.$F$14:.$J$24];2;FALSE());[.C15]/VLOOKUP(ROUNDDOWN(([.A15]+9)/10;0);[$notes.$F$14:.$J$24];5;FALSE()))" office:value-type="float" office:value="23">
            <text:p>23 </text:p>
          </table:table-cell>
          <table:table-cell table:formula="of:=[.I14]-[.I13]" office:value-type="float" office:value="2.25">
            <text:p>2 </text:p>
          </table:table-cell>
          <table:table-cell table:style-name="ce24" table:formula="of:=([.J14]-[.J13])/[.J13]" office:value-type="percentage" office:value="0.285714285714286">
            <text:p>29%</text:p>
          </table:table-cell>
          <table:table-cell table:style-name="ce48" table:formula="of:=[.I14]+[.L13]" office:value-type="float" office:value="221.083333333333">
            <text:p>221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">
            <text:p>13</text:p>
          </table:table-cell>
          <table:table-cell office:value-type="float" office:value="727">
            <text:p>727 </text:p>
          </table:table-cell>
          <table:table-cell table:formula="of:=[.B15]-[.B14]" office:value-type="float" office:value="92">
            <text:p>92 </text:p>
          </table:table-cell>
          <table:table-cell table:style-name="ce50" table:formula="of:=([.C15]-[.C14])/[.C14]" office:value-type="percentage" office:value="0.108433734939759">
            <text:p>11%</text:p>
          </table:table-cell>
          <table:table-cell table:style-name="ce52" table:formula="of:=IF(ISERR([.C15]/VLOOKUP(ROUNDDOWN(([.A15]+9)/10;0);[$notes.$F$14:.$J$24];5;FALSE()));[.C15]/VLOOKUP(ROUNDDOWN(([.A15]+9)/10;0);[$notes.$F$14:.$J$24];2;FALSE());[.C15]/VLOOKUP(ROUNDDOWN(([.A15]+9)/10;0);[$notes.$F$14:.$J$24];5;FALSE()))" office:value-type="float" office:value="23">
            <text:p>23 </text:p>
          </table:table-cell>
          <table:table-cell table:formula="of:=[.E15]-[.E14]" office:value-type="float" office:value="2.25">
            <text:p>2 </text:p>
          </table:table-cell>
          <table:table-cell table:style-name="ce24" table:formula="of:=([.F15]-[.F14])/[.F14]" office:value-type="percentage" office:value="0.285714285714286">
            <text:p>29%</text:p>
          </table:table-cell>
          <table:table-cell table:style-name="ce48" table:formula="of:=[.E15]+[.H14]" office:value-type="float" office:value="221.083333333333">
            <text:p>221 </text:p>
          </table:table-cell>
          <table:table-cell table:style-name="ce52" table:formula="of:=IF(ISERR([.C16]/VLOOKUP(ROUNDDOWN(([.A16]+9)/10;0);[$notes.$F$14:.$J$24];5;FALSE()));[.C16]/VLOOKUP(ROUNDDOWN(([.A16]+9)/10;0);[$notes.$F$14:.$J$24];2;FALSE());[.C16]/VLOOKUP(ROUNDDOWN(([.A16]+9)/10;0);[$notes.$F$14:.$J$24];5;FALSE()))" office:value-type="float" office:value="25.25">
            <text:p>25 </text:p>
          </table:table-cell>
          <table:table-cell table:formula="of:=[.I15]-[.I14]" office:value-type="float" office:value="2.25">
            <text:p>2 </text:p>
          </table:table-cell>
          <table:table-cell table:style-name="ce24" table:formula="of:=([.J15]-[.J14])/[.J14]" office:value-type="percentage" office:value="0">
            <text:p>0%</text:p>
          </table:table-cell>
          <table:table-cell table:style-name="ce48" table:formula="of:=[.I15]+[.L14]" office:value-type="float" office:value="246.333333333333">
            <text:p>246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">
            <text:p>14</text:p>
          </table:table-cell>
          <table:table-cell office:value-type="float" office:value="828">
            <text:p>828 </text:p>
          </table:table-cell>
          <table:table-cell table:formula="of:=[.B16]-[.B15]" office:value-type="float" office:value="101">
            <text:p>101 </text:p>
          </table:table-cell>
          <table:table-cell table:style-name="ce50" table:formula="of:=([.C16]-[.C15])/[.C15]" office:value-type="percentage" office:value="0.0978260869565217">
            <text:p>10%</text:p>
          </table:table-cell>
          <table:table-cell table:style-name="ce52" table:formula="of:=IF(ISERR([.C16]/VLOOKUP(ROUNDDOWN(([.A16]+9)/10;0);[$notes.$F$14:.$J$24];5;FALSE()));[.C16]/VLOOKUP(ROUNDDOWN(([.A16]+9)/10;0);[$notes.$F$14:.$J$24];2;FALSE());[.C16]/VLOOKUP(ROUNDDOWN(([.A16]+9)/10;0);[$notes.$F$14:.$J$24];5;FALSE()))" office:value-type="float" office:value="25.25">
            <text:p>25 </text:p>
          </table:table-cell>
          <table:table-cell table:formula="of:=[.E16]-[.E15]" office:value-type="float" office:value="2.25">
            <text:p>2 </text:p>
          </table:table-cell>
          <table:table-cell table:style-name="ce24" table:formula="of:=([.F16]-[.F15])/[.F15]" office:value-type="percentage" office:value="0">
            <text:p>0%</text:p>
          </table:table-cell>
          <table:table-cell table:style-name="ce48" table:formula="of:=[.E16]+[.H15]" office:value-type="float" office:value="246.333333333333">
            <text:p>246 </text:p>
          </table:table-cell>
          <table:table-cell table:style-name="ce52" table:formula="of:=IF(ISERR([.C17]/VLOOKUP(ROUNDDOWN(([.A17]+9)/10;0);[$notes.$F$14:.$J$24];5;FALSE()));[.C17]/VLOOKUP(ROUNDDOWN(([.A17]+9)/10;0);[$notes.$F$14:.$J$24];2;FALSE());[.C17]/VLOOKUP(ROUNDDOWN(([.A17]+9)/10;0);[$notes.$F$14:.$J$24];5;FALSE()))" office:value-type="float" office:value="27.75">
            <text:p>28 </text:p>
          </table:table-cell>
          <table:table-cell table:formula="of:=[.I16]-[.I15]" office:value-type="float" office:value="2.5">
            <text:p>3 </text:p>
          </table:table-cell>
          <table:table-cell table:style-name="ce24" table:formula="of:=([.J16]-[.J15])/[.J15]" office:value-type="percentage" office:value="0.111111111111111">
            <text:p>11%</text:p>
          </table:table-cell>
          <table:table-cell table:style-name="ce48" table:formula="of:=[.I16]+[.L15]" office:value-type="float" office:value="274.083333333333">
            <text:p>274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">
            <text:p>15</text:p>
          </table:table-cell>
          <table:table-cell office:value-type="float" office:value="939">
            <text:p>939 </text:p>
          </table:table-cell>
          <table:table-cell table:formula="of:=[.B17]-[.B16]" office:value-type="float" office:value="111">
            <text:p>111 </text:p>
          </table:table-cell>
          <table:table-cell table:style-name="ce50" table:formula="of:=([.C17]-[.C16])/[.C16]" office:value-type="percentage" office:value="0.099009900990099">
            <text:p>10%</text:p>
          </table:table-cell>
          <table:table-cell table:style-name="ce52" table:formula="of:=IF(ISERR([.C17]/VLOOKUP(ROUNDDOWN(([.A17]+9)/10;0);[$notes.$F$14:.$J$24];5;FALSE()));[.C17]/VLOOKUP(ROUNDDOWN(([.A17]+9)/10;0);[$notes.$F$14:.$J$24];2;FALSE());[.C17]/VLOOKUP(ROUNDDOWN(([.A17]+9)/10;0);[$notes.$F$14:.$J$24];5;FALSE()))" office:value-type="float" office:value="27.75">
            <text:p>28 </text:p>
          </table:table-cell>
          <table:table-cell table:formula="of:=[.E17]-[.E16]" office:value-type="float" office:value="2.5">
            <text:p>3 </text:p>
          </table:table-cell>
          <table:table-cell table:style-name="ce24" table:formula="of:=([.F17]-[.F16])/[.F16]" office:value-type="percentage" office:value="0.111111111111111">
            <text:p>11%</text:p>
          </table:table-cell>
          <table:table-cell table:style-name="ce48" table:formula="of:=[.E17]+[.H16]" office:value-type="float" office:value="274.083333333333">
            <text:p>274 </text:p>
          </table:table-cell>
          <table:table-cell table:style-name="ce52" table:formula="of:=IF(ISERR([.C18]/VLOOKUP(ROUNDDOWN(([.A18]+9)/10;0);[$notes.$F$14:.$J$24];5;FALSE()));[.C18]/VLOOKUP(ROUNDDOWN(([.A18]+9)/10;0);[$notes.$F$14:.$J$24];2;FALSE());[.C18]/VLOOKUP(ROUNDDOWN(([.A18]+9)/10;0);[$notes.$F$14:.$J$24];5;FALSE()))" office:value-type="float" office:value="30.25">
            <text:p>30 </text:p>
          </table:table-cell>
          <table:table-cell table:formula="of:=[.I17]-[.I16]" office:value-type="float" office:value="2.5">
            <text:p>3 </text:p>
          </table:table-cell>
          <table:table-cell table:style-name="ce24" table:formula="of:=([.J17]-[.J16])/[.J16]" office:value-type="percentage" office:value="0">
            <text:p>0%</text:p>
          </table:table-cell>
          <table:table-cell table:style-name="ce48" table:formula="of:=[.I17]+[.L16]" office:value-type="float" office:value="304.333333333333">
            <text:p>304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">
            <text:p>16</text:p>
          </table:table-cell>
          <table:table-cell office:value-type="float" office:value="1060">
            <text:p>1,060 </text:p>
          </table:table-cell>
          <table:table-cell table:formula="of:=[.B18]-[.B17]" office:value-type="float" office:value="121">
            <text:p>121 </text:p>
          </table:table-cell>
          <table:table-cell table:style-name="ce50" table:formula="of:=([.C18]-[.C17])/[.C17]" office:value-type="percentage" office:value="0.0900900900900901">
            <text:p>9%</text:p>
          </table:table-cell>
          <table:table-cell table:style-name="ce52" table:formula="of:=IF(ISERR([.C18]/VLOOKUP(ROUNDDOWN(([.A18]+9)/10;0);[$notes.$F$14:.$J$24];5;FALSE()));[.C18]/VLOOKUP(ROUNDDOWN(([.A18]+9)/10;0);[$notes.$F$14:.$J$24];2;FALSE());[.C18]/VLOOKUP(ROUNDDOWN(([.A18]+9)/10;0);[$notes.$F$14:.$J$24];5;FALSE()))" office:value-type="float" office:value="30.25">
            <text:p>30 </text:p>
          </table:table-cell>
          <table:table-cell table:formula="of:=[.E18]-[.E17]" office:value-type="float" office:value="2.5">
            <text:p>3 </text:p>
          </table:table-cell>
          <table:table-cell table:style-name="ce24" table:formula="of:=([.F18]-[.F17])/[.F17]" office:value-type="percentage" office:value="0">
            <text:p>0%</text:p>
          </table:table-cell>
          <table:table-cell table:style-name="ce48" table:formula="of:=[.E18]+[.H17]" office:value-type="float" office:value="304.333333333333">
            <text:p>304 </text:p>
          </table:table-cell>
          <table:table-cell table:style-name="ce52" table:formula="of:=IF(ISERR([.C19]/VLOOKUP(ROUNDDOWN(([.A19]+9)/10;0);[$notes.$F$14:.$J$24];5;FALSE()));[.C19]/VLOOKUP(ROUNDDOWN(([.A19]+9)/10;0);[$notes.$F$14:.$J$24];2;FALSE());[.C19]/VLOOKUP(ROUNDDOWN(([.A19]+9)/10;0);[$notes.$F$14:.$J$24];5;FALSE()))" office:value-type="float" office:value="33.25">
            <text:p>33 </text:p>
          </table:table-cell>
          <table:table-cell table:formula="of:=[.I18]-[.I17]" office:value-type="float" office:value="3">
            <text:p>3 </text:p>
          </table:table-cell>
          <table:table-cell table:style-name="ce24" table:formula="of:=([.J18]-[.J17])/[.J17]" office:value-type="percentage" office:value="0.2">
            <text:p>20%</text:p>
          </table:table-cell>
          <table:table-cell table:style-name="ce48" table:formula="of:=[.I18]+[.L17]" office:value-type="float" office:value="337.583333333333">
            <text:p>338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7">
            <text:p>17</text:p>
          </table:table-cell>
          <table:table-cell office:value-type="float" office:value="1193">
            <text:p>1,193 </text:p>
          </table:table-cell>
          <table:table-cell table:formula="of:=[.B19]-[.B18]" office:value-type="float" office:value="133">
            <text:p>133 </text:p>
          </table:table-cell>
          <table:table-cell table:style-name="ce50" table:formula="of:=([.C19]-[.C18])/[.C18]" office:value-type="percentage" office:value="0.0991735537190083">
            <text:p>10%</text:p>
          </table:table-cell>
          <table:table-cell table:style-name="ce52" table:formula="of:=IF(ISERR([.C19]/VLOOKUP(ROUNDDOWN(([.A19]+9)/10;0);[$notes.$F$14:.$J$24];5;FALSE()));[.C19]/VLOOKUP(ROUNDDOWN(([.A19]+9)/10;0);[$notes.$F$14:.$J$24];2;FALSE());[.C19]/VLOOKUP(ROUNDDOWN(([.A19]+9)/10;0);[$notes.$F$14:.$J$24];5;FALSE()))" office:value-type="float" office:value="33.25">
            <text:p>33 </text:p>
          </table:table-cell>
          <table:table-cell table:formula="of:=[.E19]-[.E18]" office:value-type="float" office:value="3">
            <text:p>3 </text:p>
          </table:table-cell>
          <table:table-cell table:style-name="ce24" table:formula="of:=([.F19]-[.F18])/[.F18]" office:value-type="percentage" office:value="0.2">
            <text:p>20%</text:p>
          </table:table-cell>
          <table:table-cell table:style-name="ce48" table:formula="of:=[.E19]+[.H18]" office:value-type="float" office:value="337.583333333333">
            <text:p>338 </text:p>
          </table:table-cell>
          <table:table-cell table:style-name="ce52" table:formula="of:=IF(ISERR([.C20]/VLOOKUP(ROUNDDOWN(([.A20]+9)/10;0);[$notes.$F$14:.$J$24];5;FALSE()));[.C20]/VLOOKUP(ROUNDDOWN(([.A20]+9)/10;0);[$notes.$F$14:.$J$24];2;FALSE());[.C20]/VLOOKUP(ROUNDDOWN(([.A20]+9)/10;0);[$notes.$F$14:.$J$24];5;FALSE()))" office:value-type="float" office:value="36.5">
            <text:p>37 </text:p>
          </table:table-cell>
          <table:table-cell table:formula="of:=[.I19]-[.I18]" office:value-type="float" office:value="3.25">
            <text:p>3 </text:p>
          </table:table-cell>
          <table:table-cell table:style-name="ce24" table:formula="of:=([.J19]-[.J18])/[.J18]" office:value-type="percentage" office:value="0.0833333333333333">
            <text:p>8%</text:p>
          </table:table-cell>
          <table:table-cell table:style-name="ce48" table:formula="of:=[.I19]+[.L18]" office:value-type="float" office:value="374.083333333333">
            <text:p>374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8">
            <text:p>18</text:p>
          </table:table-cell>
          <table:table-cell office:value-type="float" office:value="1339">
            <text:p>1,339 </text:p>
          </table:table-cell>
          <table:table-cell table:formula="of:=[.B20]-[.B19]" office:value-type="float" office:value="146">
            <text:p>146 </text:p>
          </table:table-cell>
          <table:table-cell table:style-name="ce50" table:formula="of:=([.C20]-[.C19])/[.C19]" office:value-type="percentage" office:value="0.0977443609022556">
            <text:p>10%</text:p>
          </table:table-cell>
          <table:table-cell table:style-name="ce52" table:formula="of:=IF(ISERR([.C20]/VLOOKUP(ROUNDDOWN(([.A20]+9)/10;0);[$notes.$F$14:.$J$24];5;FALSE()));[.C20]/VLOOKUP(ROUNDDOWN(([.A20]+9)/10;0);[$notes.$F$14:.$J$24];2;FALSE());[.C20]/VLOOKUP(ROUNDDOWN(([.A20]+9)/10;0);[$notes.$F$14:.$J$24];5;FALSE()))" office:value-type="float" office:value="36.5">
            <text:p>37 </text:p>
          </table:table-cell>
          <table:table-cell table:formula="of:=[.E20]-[.E19]" office:value-type="float" office:value="3.25">
            <text:p>3 </text:p>
          </table:table-cell>
          <table:table-cell table:style-name="ce24" table:formula="of:=([.F20]-[.F19])/[.F19]" office:value-type="percentage" office:value="0.0833333333333333">
            <text:p>8%</text:p>
          </table:table-cell>
          <table:table-cell table:style-name="ce48" table:formula="of:=[.E20]+[.H19]" office:value-type="float" office:value="374.083333333333">
            <text:p>374 </text:p>
          </table:table-cell>
          <table:table-cell table:style-name="ce52" table:formula="of:=IF(ISERR([.C21]/VLOOKUP(ROUNDDOWN(([.A21]+9)/10;0);[$notes.$F$14:.$J$24];5;FALSE()));[.C21]/VLOOKUP(ROUNDDOWN(([.A21]+9)/10;0);[$notes.$F$14:.$J$24];2;FALSE());[.C21]/VLOOKUP(ROUNDDOWN(([.A21]+9)/10;0);[$notes.$F$14:.$J$24];5;FALSE()))" office:value-type="float" office:value="39.75">
            <text:p>40 </text:p>
          </table:table-cell>
          <table:table-cell table:formula="of:=[.I20]-[.I19]" office:value-type="float" office:value="3.25">
            <text:p>3 </text:p>
          </table:table-cell>
          <table:table-cell table:style-name="ce24" table:formula="of:=([.J20]-[.J19])/[.J19]" office:value-type="percentage" office:value="0">
            <text:p>0%</text:p>
          </table:table-cell>
          <table:table-cell table:style-name="ce48" table:formula="of:=[.I20]+[.L19]" office:value-type="float" office:value="413.833333333333">
            <text:p>414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">
            <text:p>19</text:p>
          </table:table-cell>
          <table:table-cell office:value-type="float" office:value="1498">
            <text:p>1,498 </text:p>
          </table:table-cell>
          <table:table-cell table:formula="of:=[.B21]-[.B20]" office:value-type="float" office:value="159">
            <text:p>159 </text:p>
          </table:table-cell>
          <table:table-cell table:style-name="ce50" table:formula="of:=([.C21]-[.C20])/[.C20]" office:value-type="percentage" office:value="0.089041095890411">
            <text:p>9%</text:p>
          </table:table-cell>
          <table:table-cell table:style-name="ce52" table:formula="of:=IF(ISERR([.C21]/VLOOKUP(ROUNDDOWN(([.A21]+9)/10;0);[$notes.$F$14:.$J$24];5;FALSE()));[.C21]/VLOOKUP(ROUNDDOWN(([.A21]+9)/10;0);[$notes.$F$14:.$J$24];2;FALSE());[.C21]/VLOOKUP(ROUNDDOWN(([.A21]+9)/10;0);[$notes.$F$14:.$J$24];5;FALSE()))" office:value-type="float" office:value="39.75">
            <text:p>40 </text:p>
          </table:table-cell>
          <table:table-cell table:formula="of:=[.E21]-[.E20]" office:value-type="float" office:value="3.25">
            <text:p>3 </text:p>
          </table:table-cell>
          <table:table-cell table:style-name="ce24" table:formula="of:=([.F21]-[.F20])/[.F20]" office:value-type="percentage" office:value="0">
            <text:p>0%</text:p>
          </table:table-cell>
          <table:table-cell table:style-name="ce48" table:formula="of:=[.E21]+[.H20]" office:value-type="float" office:value="413.833333333333">
            <text:p>414 </text:p>
          </table:table-cell>
          <table:table-cell table:style-name="ce52" table:formula="of:=IF(ISERR([.C22]/VLOOKUP(ROUNDDOWN(([.A22]+9)/10;0);[$notes.$F$14:.$J$24];5;FALSE()));[.C22]/VLOOKUP(ROUNDDOWN(([.A22]+9)/10;0);[$notes.$F$14:.$J$24];2;FALSE());[.C22]/VLOOKUP(ROUNDDOWN(([.A22]+9)/10;0);[$notes.$F$14:.$J$24];5;FALSE()))" office:value-type="float" office:value="43.5">
            <text:p>44 </text:p>
          </table:table-cell>
          <table:table-cell table:formula="of:=[.I21]-[.I20]" office:value-type="float" office:value="3.75">
            <text:p>4 </text:p>
          </table:table-cell>
          <table:table-cell table:style-name="ce24" table:formula="of:=([.J21]-[.J20])/[.J20]" office:value-type="percentage" office:value="0.153846153846154">
            <text:p>15%</text:p>
          </table:table-cell>
          <table:table-cell table:style-name="ce48" table:formula="of:=[.I21]+[.L20]" office:value-type="float" office:value="457.333333333333">
            <text:p>457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">
            <text:p>20</text:p>
          </table:table-cell>
          <table:table-cell office:value-type="float" office:value="1672">
            <text:p>1,672 </text:p>
          </table:table-cell>
          <table:table-cell table:formula="of:=[.B22]-[.B21]" office:value-type="float" office:value="174">
            <text:p>174 </text:p>
          </table:table-cell>
          <table:table-cell table:style-name="ce50" table:formula="of:=([.C22]-[.C21])/[.C21]" office:value-type="percentage" office:value="0.0943396226415094">
            <text:p>9%</text:p>
          </table:table-cell>
          <table:table-cell table:style-name="ce52" table:formula="of:=IF(ISERR([.C22]/VLOOKUP(ROUNDDOWN(([.A22]+9)/10;0);[$notes.$F$14:.$J$24];5;FALSE()));[.C22]/VLOOKUP(ROUNDDOWN(([.A22]+9)/10;0);[$notes.$F$14:.$J$24];2;FALSE());[.C22]/VLOOKUP(ROUNDDOWN(([.A22]+9)/10;0);[$notes.$F$14:.$J$24];5;FALSE()))" office:value-type="float" office:value="43.5">
            <text:p>44 </text:p>
          </table:table-cell>
          <table:table-cell table:formula="of:=[.E22]-[.E21]" office:value-type="float" office:value="3.75">
            <text:p>4 </text:p>
          </table:table-cell>
          <table:table-cell table:style-name="ce24" table:formula="of:=([.F22]-[.F21])/[.F21]" office:value-type="percentage" office:value="0.153846153846154">
            <text:p>15%</text:p>
          </table:table-cell>
          <table:table-cell table:style-name="ce48" table:formula="of:=[.E22]+[.H21]" office:value-type="float" office:value="457.333333333333">
            <text:p>457 </text:p>
          </table:table-cell>
          <table:table-cell table:style-name="ce52" table:formula="of:=IF(ISERR([.C23]/VLOOKUP(ROUNDDOWN(([.A23]+9)/10;0);[$notes.$F$14:.$J$24];5;FALSE()));[.C23]/VLOOKUP(ROUNDDOWN(([.A23]+9)/10;0);[$notes.$F$14:.$J$24];2;FALSE());[.C23]/VLOOKUP(ROUNDDOWN(([.A23]+9)/10;0);[$notes.$F$14:.$J$24];5;FALSE()))" office:value-type="float" office:value="41.7142857142857">
            <text:p>42 </text:p>
          </table:table-cell>
          <table:table-cell table:formula="of:=[.I22]-[.I21]" office:value-type="float" office:value="-1.78571428571428">
            <text:p><text:s/>(2)</text:p>
          </table:table-cell>
          <table:table-cell table:style-name="ce24" table:formula="of:=([.J22]-[.J21])/[.J21]" office:value-type="percentage" office:value="-1.47619047619048">
            <text:p>-148%</text:p>
          </table:table-cell>
          <table:table-cell table:style-name="ce48" table:formula="of:=[.I22]+[.L21]" office:value-type="float" office:value="499.047619047619">
            <text:p>499 </text:p>
          </table:table-cell>
          <table:table-cell office:value-type="string">
            <text:p>the gl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1">
            <text:p>21</text:p>
          </table:table-cell>
          <table:table-cell office:value-type="float" office:value="1964">
            <text:p>1,964 </text:p>
          </table:table-cell>
          <table:table-cell table:formula="of:=[.B23]-[.B22]" office:value-type="float" office:value="292">
            <text:p>292 </text:p>
          </table:table-cell>
          <table:table-cell table:style-name="ce50" table:formula="of:=([.C23]-[.C22])/[.C22]" office:value-type="percentage" office:value="0.67816091954023">
            <text:p>68%</text:p>
          </table:table-cell>
          <table:table-cell table:style-name="ce52" table:formula="of:=IF(ISERR([.C23]/VLOOKUP(ROUNDDOWN(([.A23]+9)/10;0);[$notes.$F$14:.$J$24];5;FALSE()));[.C23]/VLOOKUP(ROUNDDOWN(([.A23]+9)/10;0);[$notes.$F$14:.$J$24];2;FALSE());[.C23]/VLOOKUP(ROUNDDOWN(([.A23]+9)/10;0);[$notes.$F$14:.$J$24];5;FALSE()))" office:value-type="float" office:value="41.7142857142857">
            <text:p>42 </text:p>
          </table:table-cell>
          <table:table-cell table:formula="of:=[.E23]-[.E22]" office:value-type="float" office:value="-1.78571428571428">
            <text:p><text:s/>(2)</text:p>
          </table:table-cell>
          <table:table-cell table:style-name="ce24" table:formula="of:=([.F23]-[.F22])/[.F22]" office:value-type="percentage" office:value="-1.47619047619048">
            <text:p>-148%</text:p>
          </table:table-cell>
          <table:table-cell table:style-name="ce48" table:formula="of:=[.E23]+[.H22]" office:value-type="float" office:value="499.047619047619">
            <text:p>499 </text:p>
          </table:table-cell>
          <table:table-cell table:style-name="ce52" table:formula="of:=IF(ISERR([.C24]/VLOOKUP(ROUNDDOWN(([.A24]+9)/10;0);[$notes.$F$14:.$J$24];5;FALSE()));[.C24]/VLOOKUP(ROUNDDOWN(([.A24]+9)/10;0);[$notes.$F$14:.$J$24];2;FALSE());[.C24]/VLOOKUP(ROUNDDOWN(([.A24]+9)/10;0);[$notes.$F$14:.$J$24];5;FALSE()))" office:value-type="float" office:value="46">
            <text:p>46 </text:p>
          </table:table-cell>
          <table:table-cell table:formula="of:=[.I23]-[.I22]" office:value-type="float" office:value="4.28571428571429">
            <text:p>4 </text:p>
          </table:table-cell>
          <table:table-cell table:style-name="ce24" table:formula="of:=([.J23]-[.J22])/[.J22]" office:value-type="percentage" office:value="-3.4">
            <text:p>-340%</text:p>
          </table:table-cell>
          <table:table-cell table:style-name="ce48" table:formula="of:=[.I23]+[.L22]" office:value-type="float" office:value="545.047619047619">
            <text:p>545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">
            <text:p>22</text:p>
          </table:table-cell>
          <table:table-cell office:value-type="float" office:value="2286">
            <text:p>2,286 </text:p>
          </table:table-cell>
          <table:table-cell table:formula="of:=[.B24]-[.B23]" office:value-type="float" office:value="322">
            <text:p>322 </text:p>
          </table:table-cell>
          <table:table-cell table:style-name="ce50" table:formula="of:=([.C24]-[.C23])/[.C23]" office:value-type="percentage" office:value="0.102739726027397">
            <text:p>10%</text:p>
          </table:table-cell>
          <table:table-cell table:style-name="ce52" table:formula="of:=IF(ISERR([.C24]/VLOOKUP(ROUNDDOWN(([.A24]+9)/10;0);[$notes.$F$14:.$J$24];5;FALSE()));[.C24]/VLOOKUP(ROUNDDOWN(([.A24]+9)/10;0);[$notes.$F$14:.$J$24];2;FALSE());[.C24]/VLOOKUP(ROUNDDOWN(([.A24]+9)/10;0);[$notes.$F$14:.$J$24];5;FALSE()))" office:value-type="float" office:value="46">
            <text:p>46 </text:p>
          </table:table-cell>
          <table:table-cell table:formula="of:=[.E24]-[.E23]" office:value-type="float" office:value="4.28571428571429">
            <text:p>4 </text:p>
          </table:table-cell>
          <table:table-cell table:style-name="ce24" table:formula="of:=([.F24]-[.F23])/[.F23]" office:value-type="percentage" office:value="-3.4">
            <text:p>-340%</text:p>
          </table:table-cell>
          <table:table-cell table:style-name="ce48" table:formula="of:=[.E24]+[.H23]" office:value-type="float" office:value="545.047619047619">
            <text:p>545 </text:p>
          </table:table-cell>
          <table:table-cell table:style-name="ce52" table:formula="of:=IF(ISERR([.C25]/VLOOKUP(ROUNDDOWN(([.A25]+9)/10;0);[$notes.$F$14:.$J$24];5;FALSE()));[.C25]/VLOOKUP(ROUNDDOWN(([.A25]+9)/10;0);[$notes.$F$14:.$J$24];2;FALSE());[.C25]/VLOOKUP(ROUNDDOWN(([.A25]+9)/10;0);[$notes.$F$14:.$J$24];5;FALSE()))" office:value-type="float" office:value="50.7142857142857">
            <text:p>51 </text:p>
          </table:table-cell>
          <table:table-cell table:formula="of:=[.I24]-[.I23]" office:value-type="float" office:value="4.71428571428572">
            <text:p>5 </text:p>
          </table:table-cell>
          <table:table-cell table:style-name="ce24" table:formula="of:=([.J24]-[.J23])/[.J23]" office:value-type="percentage" office:value="0.1">
            <text:p>10%</text:p>
          </table:table-cell>
          <table:table-cell table:style-name="ce48" table:formula="of:=[.I24]+[.L23]" office:value-type="float" office:value="595.761904761905">
            <text:p>596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2641">
            <text:p>2,641 </text:p>
          </table:table-cell>
          <table:table-cell table:formula="of:=[.B25]-[.B24]" office:value-type="float" office:value="355">
            <text:p>355 </text:p>
          </table:table-cell>
          <table:table-cell table:style-name="ce50" table:formula="of:=([.C25]-[.C24])/[.C24]" office:value-type="percentage" office:value="0.102484472049689">
            <text:p>10%</text:p>
          </table:table-cell>
          <table:table-cell table:style-name="ce52" table:formula="of:=IF(ISERR([.C25]/VLOOKUP(ROUNDDOWN(([.A25]+9)/10;0);[$notes.$F$14:.$J$24];5;FALSE()));[.C25]/VLOOKUP(ROUNDDOWN(([.A25]+9)/10;0);[$notes.$F$14:.$J$24];2;FALSE());[.C25]/VLOOKUP(ROUNDDOWN(([.A25]+9)/10;0);[$notes.$F$14:.$J$24];5;FALSE()))" office:value-type="float" office:value="50.7142857142857">
            <text:p>51 </text:p>
          </table:table-cell>
          <table:table-cell table:formula="of:=[.E25]-[.E24]" office:value-type="float" office:value="4.71428571428572">
            <text:p>5 </text:p>
          </table:table-cell>
          <table:table-cell table:style-name="ce24" table:formula="of:=([.F25]-[.F24])/[.F24]" office:value-type="percentage" office:value="0.1">
            <text:p>10%</text:p>
          </table:table-cell>
          <table:table-cell table:style-name="ce48" table:formula="of:=[.E25]+[.H24]" office:value-type="float" office:value="595.761904761905">
            <text:p>596 </text:p>
          </table:table-cell>
          <table:table-cell table:style-name="ce52" table:formula="of:=IF(ISERR([.C26]/VLOOKUP(ROUNDDOWN(([.A26]+9)/10;0);[$notes.$F$14:.$J$24];5;FALSE()));[.C26]/VLOOKUP(ROUNDDOWN(([.A26]+9)/10;0);[$notes.$F$14:.$J$24];2;FALSE());[.C26]/VLOOKUP(ROUNDDOWN(([.A26]+9)/10;0);[$notes.$F$14:.$J$24];5;FALSE()))" office:value-type="float" office:value="55.7142857142857">
            <text:p>56 </text:p>
          </table:table-cell>
          <table:table-cell table:formula="of:=[.I25]-[.I24]" office:value-type="float" office:value="5">
            <text:p>5 </text:p>
          </table:table-cell>
          <table:table-cell table:style-name="ce24" table:formula="of:=([.J25]-[.J24])/[.J24]" office:value-type="percentage" office:value="0.0606060606060604">
            <text:p>6%</text:p>
          </table:table-cell>
          <table:table-cell table:style-name="ce48" table:formula="of:=[.I25]+[.L24]" office:value-type="float" office:value="651.47619047619">
            <text:p>651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4">
            <text:p>24</text:p>
          </table:table-cell>
          <table:table-cell office:value-type="float" office:value="3031">
            <text:p>3,031 </text:p>
          </table:table-cell>
          <table:table-cell table:formula="of:=[.B26]-[.B25]" office:value-type="float" office:value="390">
            <text:p>390 </text:p>
          </table:table-cell>
          <table:table-cell table:style-name="ce50" table:formula="of:=([.C26]-[.C25])/[.C25]" office:value-type="percentage" office:value="0.0985915492957746">
            <text:p>10%</text:p>
          </table:table-cell>
          <table:table-cell table:style-name="ce52" table:formula="of:=IF(ISERR([.C26]/VLOOKUP(ROUNDDOWN(([.A26]+9)/10;0);[$notes.$F$14:.$J$24];5;FALSE()));[.C26]/VLOOKUP(ROUNDDOWN(([.A26]+9)/10;0);[$notes.$F$14:.$J$24];2;FALSE());[.C26]/VLOOKUP(ROUNDDOWN(([.A26]+9)/10;0);[$notes.$F$14:.$J$24];5;FALSE()))" office:value-type="float" office:value="55.7142857142857">
            <text:p>56 </text:p>
          </table:table-cell>
          <table:table-cell table:formula="of:=[.E26]-[.E25]" office:value-type="float" office:value="5">
            <text:p>5 </text:p>
          </table:table-cell>
          <table:table-cell table:style-name="ce24" table:formula="of:=([.F26]-[.F25])/[.F25]" office:value-type="percentage" office:value="0.0606060606060604">
            <text:p>6%</text:p>
          </table:table-cell>
          <table:table-cell table:style-name="ce48" table:formula="of:=[.E26]+[.H25]" office:value-type="float" office:value="651.47619047619">
            <text:p>651 </text:p>
          </table:table-cell>
          <table:table-cell table:style-name="ce52" table:formula="of:=IF(ISERR([.C27]/VLOOKUP(ROUNDDOWN(([.A27]+9)/10;0);[$notes.$F$14:.$J$24];5;FALSE()));[.C27]/VLOOKUP(ROUNDDOWN(([.A27]+9)/10;0);[$notes.$F$14:.$J$24];2;FALSE());[.C27]/VLOOKUP(ROUNDDOWN(([.A27]+9)/10;0);[$notes.$F$14:.$J$24];5;FALSE()))" office:value-type="float" office:value="61.2857142857143">
            <text:p>61 </text:p>
          </table:table-cell>
          <table:table-cell table:formula="of:=[.I26]-[.I25]" office:value-type="float" office:value="5.57142857142857">
            <text:p>6 </text:p>
          </table:table-cell>
          <table:table-cell table:style-name="ce24" table:formula="of:=([.J26]-[.J25])/[.J25]" office:value-type="percentage" office:value="0.114285714285714">
            <text:p>11%</text:p>
          </table:table-cell>
          <table:table-cell table:style-name="ce48" table:formula="of:=[.I26]+[.L25]" office:value-type="float" office:value="712.761904761905">
            <text:p>713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">
            <text:p>25</text:p>
          </table:table-cell>
          <table:table-cell office:value-type="float" office:value="3460">
            <text:p>3,460 </text:p>
          </table:table-cell>
          <table:table-cell table:formula="of:=[.B27]-[.B26]" office:value-type="float" office:value="429">
            <text:p>429 </text:p>
          </table:table-cell>
          <table:table-cell table:style-name="ce50" table:formula="of:=([.C27]-[.C26])/[.C26]" office:value-type="percentage" office:value="0.1">
            <text:p>10%</text:p>
          </table:table-cell>
          <table:table-cell table:style-name="ce52" table:formula="of:=IF(ISERR([.C27]/VLOOKUP(ROUNDDOWN(([.A27]+9)/10;0);[$notes.$F$14:.$J$24];5;FALSE()));[.C27]/VLOOKUP(ROUNDDOWN(([.A27]+9)/10;0);[$notes.$F$14:.$J$24];2;FALSE());[.C27]/VLOOKUP(ROUNDDOWN(([.A27]+9)/10;0);[$notes.$F$14:.$J$24];5;FALSE()))" office:value-type="float" office:value="61.2857142857143">
            <text:p>61 </text:p>
          </table:table-cell>
          <table:table-cell table:formula="of:=[.E27]-[.E26]" office:value-type="float" office:value="5.57142857142857">
            <text:p>6 </text:p>
          </table:table-cell>
          <table:table-cell table:style-name="ce24" table:formula="of:=([.F27]-[.F26])/[.F26]" office:value-type="percentage" office:value="0.114285714285714">
            <text:p>11%</text:p>
          </table:table-cell>
          <table:table-cell table:style-name="ce48" table:formula="of:=[.E27]+[.H26]" office:value-type="float" office:value="712.761904761905">
            <text:p>713 </text:p>
          </table:table-cell>
          <table:table-cell table:style-name="ce52" table:formula="of:=IF(ISERR([.C28]/VLOOKUP(ROUNDDOWN(([.A28]+9)/10;0);[$notes.$F$14:.$J$24];5;FALSE()));[.C28]/VLOOKUP(ROUNDDOWN(([.A28]+9)/10;0);[$notes.$F$14:.$J$24];2;FALSE());[.C28]/VLOOKUP(ROUNDDOWN(([.A28]+9)/10;0);[$notes.$F$14:.$J$24];5;FALSE()))" office:value-type="float" office:value="67.4285714285714">
            <text:p>67 </text:p>
          </table:table-cell>
          <table:table-cell table:formula="of:=[.I27]-[.I26]" office:value-type="float" office:value="6.14285714285715">
            <text:p>6 </text:p>
          </table:table-cell>
          <table:table-cell table:style-name="ce24" table:formula="of:=([.J27]-[.J26])/[.J26]" office:value-type="percentage" office:value="0.102564102564104">
            <text:p>10%</text:p>
          </table:table-cell>
          <table:table-cell table:style-name="ce48" table:formula="of:=[.I27]+[.L26]" office:value-type="float" office:value="780.190476190476">
            <text:p>780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6">
            <text:p>26</text:p>
          </table:table-cell>
          <table:table-cell office:value-type="float" office:value="3932">
            <text:p>3,932 </text:p>
          </table:table-cell>
          <table:table-cell table:formula="of:=[.B28]-[.B27]" office:value-type="float" office:value="472">
            <text:p>472 </text:p>
          </table:table-cell>
          <table:table-cell table:style-name="ce50" table:formula="of:=([.C28]-[.C27])/[.C27]" office:value-type="percentage" office:value="0.1002331002331">
            <text:p>10%</text:p>
          </table:table-cell>
          <table:table-cell table:style-name="ce52" table:formula="of:=IF(ISERR([.C28]/VLOOKUP(ROUNDDOWN(([.A28]+9)/10;0);[$notes.$F$14:.$J$24];5;FALSE()));[.C28]/VLOOKUP(ROUNDDOWN(([.A28]+9)/10;0);[$notes.$F$14:.$J$24];2;FALSE());[.C28]/VLOOKUP(ROUNDDOWN(([.A28]+9)/10;0);[$notes.$F$14:.$J$24];5;FALSE()))" office:value-type="float" office:value="67.4285714285714">
            <text:p>67 </text:p>
          </table:table-cell>
          <table:table-cell table:formula="of:=[.E28]-[.E27]" office:value-type="float" office:value="6.14285714285715">
            <text:p>6 </text:p>
          </table:table-cell>
          <table:table-cell table:style-name="ce24" table:formula="of:=([.F28]-[.F27])/[.F27]" office:value-type="percentage" office:value="0.102564102564104">
            <text:p>10%</text:p>
          </table:table-cell>
          <table:table-cell table:style-name="ce48" table:formula="of:=[.E28]+[.H27]" office:value-type="float" office:value="780.190476190476">
            <text:p>780 </text:p>
          </table:table-cell>
          <table:table-cell table:style-name="ce52" table:formula="of:=IF(ISERR([.C29]/VLOOKUP(ROUNDDOWN(([.A29]+9)/10;0);[$notes.$F$14:.$J$24];5;FALSE()));[.C29]/VLOOKUP(ROUNDDOWN(([.A29]+9)/10;0);[$notes.$F$14:.$J$24];2;FALSE());[.C29]/VLOOKUP(ROUNDDOWN(([.A29]+9)/10;0);[$notes.$F$14:.$J$24];5;FALSE()))" office:value-type="float" office:value="73.8571428571429">
            <text:p>74 </text:p>
          </table:table-cell>
          <table:table-cell table:formula="of:=[.I28]-[.I27]" office:value-type="float" office:value="6.42857142857143">
            <text:p>6 </text:p>
          </table:table-cell>
          <table:table-cell table:style-name="ce24" table:formula="of:=([.J28]-[.J27])/[.J27]" office:value-type="percentage" office:value="0.0465116279069766">
            <text:p>5%</text:p>
          </table:table-cell>
          <table:table-cell table:style-name="ce48" table:formula="of:=[.I28]+[.L27]" office:value-type="float" office:value="854.047619047619">
            <text:p>854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7">
            <text:p>27</text:p>
          </table:table-cell>
          <table:table-cell office:value-type="float" office:value="4449">
            <text:p>4,449 </text:p>
          </table:table-cell>
          <table:table-cell table:formula="of:=[.B29]-[.B28]" office:value-type="float" office:value="517">
            <text:p>517 </text:p>
          </table:table-cell>
          <table:table-cell table:style-name="ce50" table:formula="of:=([.C29]-[.C28])/[.C28]" office:value-type="percentage" office:value="0.0953389830508475">
            <text:p>10%</text:p>
          </table:table-cell>
          <table:table-cell table:style-name="ce52" table:formula="of:=IF(ISERR([.C29]/VLOOKUP(ROUNDDOWN(([.A29]+9)/10;0);[$notes.$F$14:.$J$24];5;FALSE()));[.C29]/VLOOKUP(ROUNDDOWN(([.A29]+9)/10;0);[$notes.$F$14:.$J$24];2;FALSE());[.C29]/VLOOKUP(ROUNDDOWN(([.A29]+9)/10;0);[$notes.$F$14:.$J$24];5;FALSE()))" office:value-type="float" office:value="73.8571428571429">
            <text:p>74 </text:p>
          </table:table-cell>
          <table:table-cell table:formula="of:=[.E29]-[.E28]" office:value-type="float" office:value="6.42857142857143">
            <text:p>6 </text:p>
          </table:table-cell>
          <table:table-cell table:style-name="ce24" table:formula="of:=([.F29]-[.F28])/[.F28]" office:value-type="percentage" office:value="0.0465116279069766">
            <text:p>5%</text:p>
          </table:table-cell>
          <table:table-cell table:style-name="ce48" table:formula="of:=[.E29]+[.H28]" office:value-type="float" office:value="854.047619047619">
            <text:p>854 </text:p>
          </table:table-cell>
          <table:table-cell table:style-name="ce52" table:formula="of:=IF(ISERR([.C30]/VLOOKUP(ROUNDDOWN(([.A30]+9)/10;0);[$notes.$F$14:.$J$24];5;FALSE()));[.C30]/VLOOKUP(ROUNDDOWN(([.A30]+9)/10;0);[$notes.$F$14:.$J$24];2;FALSE());[.C30]/VLOOKUP(ROUNDDOWN(([.A30]+9)/10;0);[$notes.$F$14:.$J$24];5;FALSE()))" office:value-type="float" office:value="81">
            <text:p>81 </text:p>
          </table:table-cell>
          <table:table-cell table:formula="of:=[.I29]-[.I28]" office:value-type="float" office:value="7.14285714285714">
            <text:p>7 </text:p>
          </table:table-cell>
          <table:table-cell table:style-name="ce24" table:formula="of:=([.J29]-[.J28])/[.J28]" office:value-type="percentage" office:value="0.11111111111111">
            <text:p>11%</text:p>
          </table:table-cell>
          <table:table-cell table:style-name="ce48" table:formula="of:=[.I29]+[.L28]" office:value-type="float" office:value="935.047619047619">
            <text:p>935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">
            <text:p>28</text:p>
          </table:table-cell>
          <table:table-cell office:value-type="float" office:value="5016">
            <text:p>5,016 </text:p>
          </table:table-cell>
          <table:table-cell table:formula="of:=[.B30]-[.B29]" office:value-type="float" office:value="567">
            <text:p>567 </text:p>
          </table:table-cell>
          <table:table-cell table:style-name="ce50" table:formula="of:=([.C30]-[.C29])/[.C29]" office:value-type="percentage" office:value="0.0967117988394584">
            <text:p>10%</text:p>
          </table:table-cell>
          <table:table-cell table:style-name="ce52" table:formula="of:=IF(ISERR([.C30]/VLOOKUP(ROUNDDOWN(([.A30]+9)/10;0);[$notes.$F$14:.$J$24];5;FALSE()));[.C30]/VLOOKUP(ROUNDDOWN(([.A30]+9)/10;0);[$notes.$F$14:.$J$24];2;FALSE());[.C30]/VLOOKUP(ROUNDDOWN(([.A30]+9)/10;0);[$notes.$F$14:.$J$24];5;FALSE()))" office:value-type="float" office:value="81">
            <text:p>81 </text:p>
          </table:table-cell>
          <table:table-cell table:formula="of:=[.E30]-[.E29]" office:value-type="float" office:value="7.14285714285714">
            <text:p>7 </text:p>
          </table:table-cell>
          <table:table-cell table:style-name="ce24" table:formula="of:=([.F30]-[.F29])/[.F29]" office:value-type="percentage" office:value="0.11111111111111">
            <text:p>11%</text:p>
          </table:table-cell>
          <table:table-cell table:style-name="ce48" table:formula="of:=[.E30]+[.H29]" office:value-type="float" office:value="935.047619047619">
            <text:p>935 </text:p>
          </table:table-cell>
          <table:table-cell table:style-name="ce52" table:formula="of:=IF(ISERR([.C31]/VLOOKUP(ROUNDDOWN(([.A31]+9)/10;0);[$notes.$F$14:.$J$24];5;FALSE()));[.C31]/VLOOKUP(ROUNDDOWN(([.A31]+9)/10;0);[$notes.$F$14:.$J$24];2;FALSE());[.C31]/VLOOKUP(ROUNDDOWN(([.A31]+9)/10;0);[$notes.$F$14:.$J$24];5;FALSE()))" office:value-type="float" office:value="88.7142857142857">
            <text:p>89 </text:p>
          </table:table-cell>
          <table:table-cell table:formula="of:=[.I30]-[.I29]" office:value-type="float" office:value="7.71428571428571">
            <text:p>8 </text:p>
          </table:table-cell>
          <table:table-cell table:style-name="ce24" table:formula="of:=([.J30]-[.J29])/[.J29]" office:value-type="percentage" office:value="0.0799999999999998">
            <text:p>8%</text:p>
          </table:table-cell>
          <table:table-cell table:style-name="ce48" table:formula="of:=[.I30]+[.L29]" office:value-type="float" office:value="1023.7619047619">
            <text:p>1,024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29">
            <text:p>29</text:p>
          </table:table-cell>
          <table:table-cell office:value-type="float" office:value="5637">
            <text:p>5,637 </text:p>
          </table:table-cell>
          <table:table-cell table:formula="of:=[.B31]-[.B30]" office:value-type="float" office:value="621">
            <text:p>621 </text:p>
          </table:table-cell>
          <table:table-cell table:style-name="ce50" table:formula="of:=([.C31]-[.C30])/[.C30]" office:value-type="percentage" office:value="0.0952380952380952">
            <text:p>10%</text:p>
          </table:table-cell>
          <table:table-cell table:style-name="ce52" table:formula="of:=IF(ISERR([.C31]/VLOOKUP(ROUNDDOWN(([.A31]+9)/10;0);[$notes.$F$14:.$J$24];5;FALSE()));[.C31]/VLOOKUP(ROUNDDOWN(([.A31]+9)/10;0);[$notes.$F$14:.$J$24];2;FALSE());[.C31]/VLOOKUP(ROUNDDOWN(([.A31]+9)/10;0);[$notes.$F$14:.$J$24];5;FALSE()))" office:value-type="float" office:value="88.7142857142857">
            <text:p>89 </text:p>
          </table:table-cell>
          <table:table-cell table:formula="of:=[.E31]-[.E30]" office:value-type="float" office:value="7.71428571428571">
            <text:p>8 </text:p>
          </table:table-cell>
          <table:table-cell table:style-name="ce24" table:formula="of:=([.F31]-[.F30])/[.F30]" office:value-type="percentage" office:value="0.0799999999999998">
            <text:p>8%</text:p>
          </table:table-cell>
          <table:table-cell table:style-name="ce48" table:formula="of:=[.E31]+[.H30]" office:value-type="float" office:value="1023.7619047619">
            <text:p>1,024 </text:p>
          </table:table-cell>
          <table:table-cell table:style-name="ce52" table:formula="of:=IF(ISERR([.C32]/VLOOKUP(ROUNDDOWN(([.A32]+9)/10;0);[$notes.$F$14:.$J$24];5;FALSE()));[.C32]/VLOOKUP(ROUNDDOWN(([.A32]+9)/10;0);[$notes.$F$14:.$J$24];2;FALSE());[.C32]/VLOOKUP(ROUNDDOWN(([.A32]+9)/10;0);[$notes.$F$14:.$J$24];5;FALSE()))" office:value-type="float" office:value="97.1428571428571">
            <text:p>97 </text:p>
          </table:table-cell>
          <table:table-cell table:formula="of:=[.I31]-[.I30]" office:value-type="float" office:value="8.42857142857143">
            <text:p>8 </text:p>
          </table:table-cell>
          <table:table-cell table:style-name="ce24" table:formula="of:=([.J31]-[.J30])/[.J30]" office:value-type="percentage" office:value="0.0925925925925937">
            <text:p>9%</text:p>
          </table:table-cell>
          <table:table-cell table:style-name="ce48" table:formula="of:=[.I31]+[.L30]" office:value-type="float" office:value="1120.90476190476">
            <text:p>1,121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0">
            <text:p>30</text:p>
          </table:table-cell>
          <table:table-cell office:value-type="float" office:value="6317">
            <text:p>6,317 </text:p>
          </table:table-cell>
          <table:table-cell table:formula="of:=[.B32]-[.B31]" office:value-type="float" office:value="680">
            <text:p>680 </text:p>
          </table:table-cell>
          <table:table-cell table:style-name="ce50" table:formula="of:=([.C32]-[.C31])/[.C31]" office:value-type="percentage" office:value="0.0950080515297907">
            <text:p>10%</text:p>
          </table:table-cell>
          <table:table-cell table:style-name="ce52" table:formula="of:=IF(ISERR([.C32]/VLOOKUP(ROUNDDOWN(([.A32]+9)/10;0);[$notes.$F$14:.$J$24];5;FALSE()));[.C32]/VLOOKUP(ROUNDDOWN(([.A32]+9)/10;0);[$notes.$F$14:.$J$24];2;FALSE());[.C32]/VLOOKUP(ROUNDDOWN(([.A32]+9)/10;0);[$notes.$F$14:.$J$24];5;FALSE()))" office:value-type="float" office:value="97.1428571428571">
            <text:p>97 </text:p>
          </table:table-cell>
          <table:table-cell table:formula="of:=[.E32]-[.E31]" office:value-type="float" office:value="8.42857142857143">
            <text:p>8 </text:p>
          </table:table-cell>
          <table:table-cell table:style-name="ce24" table:formula="of:=([.F32]-[.F31])/[.F31]" office:value-type="percentage" office:value="0.0925925925925937">
            <text:p>9%</text:p>
          </table:table-cell>
          <table:table-cell table:style-name="ce48" table:formula="of:=[.E32]+[.H31]" office:value-type="float" office:value="1120.90476190476">
            <text:p>1,121 </text:p>
          </table:table-cell>
          <table:table-cell table:style-name="ce52" table:formula="of:=IF(ISERR([.C33]/VLOOKUP(ROUNDDOWN(([.A33]+9)/10;0);[$notes.$F$14:.$J$24];5;FALSE()));[.C33]/VLOOKUP(ROUNDDOWN(([.A33]+9)/10;0);[$notes.$F$14:.$J$24];2;FALSE());[.C33]/VLOOKUP(ROUNDDOWN(([.A33]+9)/10;0);[$notes.$F$14:.$J$24];5;FALSE()))" office:value-type="float" office:value="93">
            <text:p>93 </text:p>
          </table:table-cell>
          <table:table-cell table:formula="of:=[.I32]-[.I31]" office:value-type="float" office:value="-4.14285714285714">
            <text:p><text:s/>(4)</text:p>
          </table:table-cell>
          <table:table-cell table:style-name="ce24" table:formula="of:=([.J32]-[.J31])/[.J31]" office:value-type="percentage" office:value="-1.49152542372881">
            <text:p>-149%</text:p>
          </table:table-cell>
          <table:table-cell table:style-name="ce48" table:formula="of:=[.I32]+[.L31]" office:value-type="float" office:value="1213.90476190476">
            <text:p>1,214 </text:p>
          </table:table-cell>
          <table:table-cell office:value-type="string">
            <text:p>th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float" office:value="7061">
            <text:p>7,061 </text:p>
          </table:table-cell>
          <table:table-cell table:formula="of:=[.B33]-[.B32]" office:value-type="float" office:value="744">
            <text:p>744 </text:p>
          </table:table-cell>
          <table:table-cell table:style-name="ce50" table:formula="of:=([.C33]-[.C32])/[.C32]" office:value-type="percentage" office:value="0.0941176470588235">
            <text:p>9%</text:p>
          </table:table-cell>
          <table:table-cell table:style-name="ce52" table:formula="of:=IF(ISERR([.C33]/VLOOKUP(ROUNDDOWN(([.A33]+9)/10;0);[$notes.$F$14:.$J$24];5;FALSE()));[.C33]/VLOOKUP(ROUNDDOWN(([.A33]+9)/10;0);[$notes.$F$14:.$J$24];2;FALSE());[.C33]/VLOOKUP(ROUNDDOWN(([.A33]+9)/10;0);[$notes.$F$14:.$J$24];5;FALSE()))" office:value-type="float" office:value="93">
            <text:p>93 </text:p>
          </table:table-cell>
          <table:table-cell table:formula="of:=[.E33]-[.E32]" office:value-type="float" office:value="-4.14285714285714">
            <text:p><text:s/>(4)</text:p>
          </table:table-cell>
          <table:table-cell table:style-name="ce24" table:formula="of:=([.F33]-[.F32])/[.F32]" office:value-type="percentage" office:value="-1.49152542372881">
            <text:p>-149%</text:p>
          </table:table-cell>
          <table:table-cell table:style-name="ce48" table:formula="of:=[.E33]+[.H32]" office:value-type="float" office:value="1213.90476190476">
            <text:p>1,214 </text:p>
          </table:table-cell>
          <table:table-cell table:style-name="ce52" table:formula="of:=IF(ISERR([.C34]/VLOOKUP(ROUNDDOWN(([.A34]+9)/10;0);[$notes.$F$14:.$J$24];5;FALSE()));[.C34]/VLOOKUP(ROUNDDOWN(([.A34]+9)/10;0);[$notes.$F$14:.$J$24];2;FALSE());[.C34]/VLOOKUP(ROUNDDOWN(([.A34]+9)/10;0);[$notes.$F$14:.$J$24];5;FALSE()))" office:value-type="float" office:value="101.625">
            <text:p>102 </text:p>
          </table:table-cell>
          <table:table-cell table:formula="of:=[.I33]-[.I32]" office:value-type="float" office:value="8.625">
            <text:p>9 </text:p>
          </table:table-cell>
          <table:table-cell table:style-name="ce24" table:formula="of:=([.J33]-[.J32])/[.J32]" office:value-type="percentage" office:value="-3.08189655172414">
            <text:p>-308%</text:p>
          </table:table-cell>
          <table:table-cell table:style-name="ce48" table:formula="of:=[.I33]+[.L32]" office:value-type="float" office:value="1315.52976190476">
            <text:p>1,316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">
            <text:p>32</text:p>
          </table:table-cell>
          <table:table-cell office:value-type="float" office:value="7874">
            <text:p>7,874 </text:p>
          </table:table-cell>
          <table:table-cell table:formula="of:=[.B34]-[.B33]" office:value-type="float" office:value="813">
            <text:p>813 </text:p>
          </table:table-cell>
          <table:table-cell table:style-name="ce50" table:formula="of:=([.C34]-[.C33])/[.C33]" office:value-type="percentage" office:value="0.092741935483871">
            <text:p>9%</text:p>
          </table:table-cell>
          <table:table-cell table:style-name="ce52" table:formula="of:=IF(ISERR([.C34]/VLOOKUP(ROUNDDOWN(([.A34]+9)/10;0);[$notes.$F$14:.$J$24];5;FALSE()));[.C34]/VLOOKUP(ROUNDDOWN(([.A34]+9)/10;0);[$notes.$F$14:.$J$24];2;FALSE());[.C34]/VLOOKUP(ROUNDDOWN(([.A34]+9)/10;0);[$notes.$F$14:.$J$24];5;FALSE()))" office:value-type="float" office:value="101.625">
            <text:p>102 </text:p>
          </table:table-cell>
          <table:table-cell table:formula="of:=[.E34]-[.E33]" office:value-type="float" office:value="8.625">
            <text:p>9 </text:p>
          </table:table-cell>
          <table:table-cell table:style-name="ce24" table:formula="of:=([.F34]-[.F33])/[.F33]" office:value-type="percentage" office:value="-3.08189655172414">
            <text:p>-308%</text:p>
          </table:table-cell>
          <table:table-cell table:style-name="ce48" table:formula="of:=[.E34]+[.H33]" office:value-type="float" office:value="1315.52976190476">
            <text:p>1,316 </text:p>
          </table:table-cell>
          <table:table-cell table:style-name="ce52" table:formula="of:=IF(ISERR([.C35]/VLOOKUP(ROUNDDOWN(([.A35]+9)/10;0);[$notes.$F$14:.$J$24];5;FALSE()));[.C35]/VLOOKUP(ROUNDDOWN(([.A35]+9)/10;0);[$notes.$F$14:.$J$24];2;FALSE());[.C35]/VLOOKUP(ROUNDDOWN(([.A35]+9)/10;0);[$notes.$F$14:.$J$24];5;FALSE()))" office:value-type="float" office:value="111">
            <text:p>111 </text:p>
          </table:table-cell>
          <table:table-cell table:formula="of:=[.I34]-[.I33]" office:value-type="float" office:value="9.375">
            <text:p>9 </text:p>
          </table:table-cell>
          <table:table-cell table:style-name="ce24" table:formula="of:=([.J34]-[.J33])/[.J33]" office:value-type="percentage" office:value="0.0869565217391304">
            <text:p>9%</text:p>
          </table:table-cell>
          <table:table-cell table:style-name="ce48" table:formula="of:=[.I34]+[.L33]" office:value-type="float" office:value="1426.52976190476">
            <text:p>1,427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">
            <text:p>33</text:p>
          </table:table-cell>
          <table:table-cell office:value-type="float" office:value="8762">
            <text:p>8,762 </text:p>
          </table:table-cell>
          <table:table-cell table:formula="of:=[.B35]-[.B34]" office:value-type="float" office:value="888">
            <text:p>888 </text:p>
          </table:table-cell>
          <table:table-cell table:style-name="ce50" table:formula="of:=([.C35]-[.C34])/[.C34]" office:value-type="percentage" office:value="0.0922509225092251">
            <text:p>9%</text:p>
          </table:table-cell>
          <table:table-cell table:style-name="ce52" table:formula="of:=IF(ISERR([.C35]/VLOOKUP(ROUNDDOWN(([.A35]+9)/10;0);[$notes.$F$14:.$J$24];5;FALSE()));[.C35]/VLOOKUP(ROUNDDOWN(([.A35]+9)/10;0);[$notes.$F$14:.$J$24];2;FALSE());[.C35]/VLOOKUP(ROUNDDOWN(([.A35]+9)/10;0);[$notes.$F$14:.$J$24];5;FALSE()))" office:value-type="float" office:value="111">
            <text:p>111 </text:p>
          </table:table-cell>
          <table:table-cell table:formula="of:=[.E35]-[.E34]" office:value-type="float" office:value="9.375">
            <text:p>9 </text:p>
          </table:table-cell>
          <table:table-cell table:style-name="ce24" table:formula="of:=([.F35]-[.F34])/[.F34]" office:value-type="percentage" office:value="0.0869565217391304">
            <text:p>9%</text:p>
          </table:table-cell>
          <table:table-cell table:style-name="ce48" table:formula="of:=[.E35]+[.H34]" office:value-type="float" office:value="1426.52976190476">
            <text:p>1,427 </text:p>
          </table:table-cell>
          <table:table-cell table:style-name="ce52" table:formula="of:=IF(ISERR([.C36]/VLOOKUP(ROUNDDOWN(([.A36]+9)/10;0);[$notes.$F$14:.$J$24];5;FALSE()));[.C36]/VLOOKUP(ROUNDDOWN(([.A36]+9)/10;0);[$notes.$F$14:.$J$24];2;FALSE());[.C36]/VLOOKUP(ROUNDDOWN(([.A36]+9)/10;0);[$notes.$F$14:.$J$24];5;FALSE()))" office:value-type="float" office:value="121.125">
            <text:p>121 </text:p>
          </table:table-cell>
          <table:table-cell table:formula="of:=[.I35]-[.I34]" office:value-type="float" office:value="10.125">
            <text:p>10 </text:p>
          </table:table-cell>
          <table:table-cell table:style-name="ce24" table:formula="of:=([.J35]-[.J34])/[.J34]" office:value-type="percentage" office:value="0.08">
            <text:p>8%</text:p>
          </table:table-cell>
          <table:table-cell table:style-name="ce48" table:formula="of:=[.I35]+[.L34]" office:value-type="float" office:value="1547.65476190476">
            <text:p>1,548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4">
            <text:p>34</text:p>
          </table:table-cell>
          <table:table-cell office:value-type="float" office:value="9731">
            <text:p>9,731 </text:p>
          </table:table-cell>
          <table:table-cell table:formula="of:=[.B36]-[.B35]" office:value-type="float" office:value="969">
            <text:p>969 </text:p>
          </table:table-cell>
          <table:table-cell table:style-name="ce50" table:formula="of:=([.C36]-[.C35])/[.C35]" office:value-type="percentage" office:value="0.0912162162162162">
            <text:p>9%</text:p>
          </table:table-cell>
          <table:table-cell table:style-name="ce52" table:formula="of:=IF(ISERR([.C36]/VLOOKUP(ROUNDDOWN(([.A36]+9)/10;0);[$notes.$F$14:.$J$24];5;FALSE()));[.C36]/VLOOKUP(ROUNDDOWN(([.A36]+9)/10;0);[$notes.$F$14:.$J$24];2;FALSE());[.C36]/VLOOKUP(ROUNDDOWN(([.A36]+9)/10;0);[$notes.$F$14:.$J$24];5;FALSE()))" office:value-type="float" office:value="121.125">
            <text:p>121 </text:p>
          </table:table-cell>
          <table:table-cell table:formula="of:=[.E36]-[.E35]" office:value-type="float" office:value="10.125">
            <text:p>10 </text:p>
          </table:table-cell>
          <table:table-cell table:style-name="ce24" table:formula="of:=([.F36]-[.F35])/[.F35]" office:value-type="percentage" office:value="0.08">
            <text:p>8%</text:p>
          </table:table-cell>
          <table:table-cell table:style-name="ce48" table:formula="of:=[.E36]+[.H35]" office:value-type="float" office:value="1547.65476190476">
            <text:p>1,548 </text:p>
          </table:table-cell>
          <table:table-cell table:style-name="ce52" table:formula="of:=IF(ISERR([.C37]/VLOOKUP(ROUNDDOWN(([.A37]+9)/10;0);[$notes.$F$14:.$J$24];5;FALSE()));[.C37]/VLOOKUP(ROUNDDOWN(([.A37]+9)/10;0);[$notes.$F$14:.$J$24];2;FALSE());[.C37]/VLOOKUP(ROUNDDOWN(([.A37]+9)/10;0);[$notes.$F$14:.$J$24];5;FALSE()))" office:value-type="float" office:value="132.25">
            <text:p>132 </text:p>
          </table:table-cell>
          <table:table-cell table:formula="of:=[.I36]-[.I35]" office:value-type="float" office:value="11.125">
            <text:p>11 </text:p>
          </table:table-cell>
          <table:table-cell table:style-name="ce24" table:formula="of:=([.J36]-[.J35])/[.J35]" office:value-type="percentage" office:value="0.0987654320987654">
            <text:p>10%</text:p>
          </table:table-cell>
          <table:table-cell table:style-name="ce48" table:formula="of:=[.I36]+[.L35]" office:value-type="float" office:value="1679.90476190476">
            <text:p>1,680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float" office:value="10789">
            <text:p>10,789 </text:p>
          </table:table-cell>
          <table:table-cell table:formula="of:=[.B37]-[.B36]" office:value-type="float" office:value="1058">
            <text:p>1,058 </text:p>
          </table:table-cell>
          <table:table-cell table:style-name="ce50" table:formula="of:=([.C37]-[.C36])/[.C36]" office:value-type="percentage" office:value="0.0918472652218782">
            <text:p>9%</text:p>
          </table:table-cell>
          <table:table-cell table:style-name="ce52" table:formula="of:=IF(ISERR([.C37]/VLOOKUP(ROUNDDOWN(([.A37]+9)/10;0);[$notes.$F$14:.$J$24];5;FALSE()));[.C37]/VLOOKUP(ROUNDDOWN(([.A37]+9)/10;0);[$notes.$F$14:.$J$24];2;FALSE());[.C37]/VLOOKUP(ROUNDDOWN(([.A37]+9)/10;0);[$notes.$F$14:.$J$24];5;FALSE()))" office:value-type="float" office:value="132.25">
            <text:p>132 </text:p>
          </table:table-cell>
          <table:table-cell table:formula="of:=[.E37]-[.E36]" office:value-type="float" office:value="11.125">
            <text:p>11 </text:p>
          </table:table-cell>
          <table:table-cell table:style-name="ce24" table:formula="of:=([.F37]-[.F36])/[.F36]" office:value-type="percentage" office:value="0.0987654320987654">
            <text:p>10%</text:p>
          </table:table-cell>
          <table:table-cell table:style-name="ce48" table:formula="of:=[.E37]+[.H36]" office:value-type="float" office:value="1679.90476190476">
            <text:p>1,680 </text:p>
          </table:table-cell>
          <table:table-cell table:style-name="ce52" table:formula="of:=IF(ISERR([.C38]/VLOOKUP(ROUNDDOWN(([.A38]+9)/10;0);[$notes.$F$14:.$J$24];5;FALSE()));[.C38]/VLOOKUP(ROUNDDOWN(([.A38]+9)/10;0);[$notes.$F$14:.$J$24];2;FALSE());[.C38]/VLOOKUP(ROUNDDOWN(([.A38]+9)/10;0);[$notes.$F$14:.$J$24];5;FALSE()))" office:value-type="float" office:value="144.125">
            <text:p>144 </text:p>
          </table:table-cell>
          <table:table-cell table:formula="of:=[.I37]-[.I36]" office:value-type="float" office:value="11.875">
            <text:p>12 </text:p>
          </table:table-cell>
          <table:table-cell table:style-name="ce24" table:formula="of:=([.J37]-[.J36])/[.J36]" office:value-type="percentage" office:value="0.0674157303370787">
            <text:p>7%</text:p>
          </table:table-cell>
          <table:table-cell table:style-name="ce48" table:formula="of:=[.I37]+[.L36]" office:value-type="float" office:value="1824.02976190476">
            <text:p>1,824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float" office:value="11942">
            <text:p>11,942 </text:p>
          </table:table-cell>
          <table:table-cell table:formula="of:=[.B38]-[.B37]" office:value-type="float" office:value="1153">
            <text:p>1,153 </text:p>
          </table:table-cell>
          <table:table-cell table:style-name="ce50" table:formula="of:=([.C38]-[.C37])/[.C37]" office:value-type="percentage" office:value="0.0897920604914934">
            <text:p>9%</text:p>
          </table:table-cell>
          <table:table-cell table:style-name="ce52" table:formula="of:=IF(ISERR([.C38]/VLOOKUP(ROUNDDOWN(([.A38]+9)/10;0);[$notes.$F$14:.$J$24];5;FALSE()));[.C38]/VLOOKUP(ROUNDDOWN(([.A38]+9)/10;0);[$notes.$F$14:.$J$24];2;FALSE());[.C38]/VLOOKUP(ROUNDDOWN(([.A38]+9)/10;0);[$notes.$F$14:.$J$24];5;FALSE()))" office:value-type="float" office:value="144.125">
            <text:p>144 </text:p>
          </table:table-cell>
          <table:table-cell table:formula="of:=[.E38]-[.E37]" office:value-type="float" office:value="11.875">
            <text:p>12 </text:p>
          </table:table-cell>
          <table:table-cell table:style-name="ce24" table:formula="of:=([.F38]-[.F37])/[.F37]" office:value-type="percentage" office:value="0.0674157303370787">
            <text:p>7%</text:p>
          </table:table-cell>
          <table:table-cell table:style-name="ce48" table:formula="of:=[.E38]+[.H37]" office:value-type="float" office:value="1824.02976190476">
            <text:p>1,824 </text:p>
          </table:table-cell>
          <table:table-cell table:style-name="ce52" table:formula="of:=IF(ISERR([.C39]/VLOOKUP(ROUNDDOWN(([.A39]+9)/10;0);[$notes.$F$14:.$J$24];5;FALSE()));[.C39]/VLOOKUP(ROUNDDOWN(([.A39]+9)/10;0);[$notes.$F$14:.$J$24];2;FALSE());[.C39]/VLOOKUP(ROUNDDOWN(([.A39]+9)/10;0);[$notes.$F$14:.$J$24];5;FALSE()))" office:value-type="float" office:value="157">
            <text:p>157 </text:p>
          </table:table-cell>
          <table:table-cell table:formula="of:=[.I38]-[.I37]" office:value-type="float" office:value="12.875">
            <text:p>13 </text:p>
          </table:table-cell>
          <table:table-cell table:style-name="ce24" table:formula="of:=([.J38]-[.J37])/[.J37]" office:value-type="percentage" office:value="0.0842105263157895">
            <text:p>8%</text:p>
          </table:table-cell>
          <table:table-cell table:style-name="ce48" table:formula="of:=[.I38]+[.L37]" office:value-type="float" office:value="1981.02976190476">
            <text:p>1,981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float" office:value="13198">
            <text:p>13,198 </text:p>
          </table:table-cell>
          <table:table-cell table:formula="of:=[.B39]-[.B38]" office:value-type="float" office:value="1256">
            <text:p>1,256 </text:p>
          </table:table-cell>
          <table:table-cell table:style-name="ce50" table:formula="of:=([.C39]-[.C38])/[.C38]" office:value-type="percentage" office:value="0.0893321769297485">
            <text:p>9%</text:p>
          </table:table-cell>
          <table:table-cell table:style-name="ce52" table:formula="of:=IF(ISERR([.C39]/VLOOKUP(ROUNDDOWN(([.A39]+9)/10;0);[$notes.$F$14:.$J$24];5;FALSE()));[.C39]/VLOOKUP(ROUNDDOWN(([.A39]+9)/10;0);[$notes.$F$14:.$J$24];2;FALSE());[.C39]/VLOOKUP(ROUNDDOWN(([.A39]+9)/10;0);[$notes.$F$14:.$J$24];5;FALSE()))" office:value-type="float" office:value="157">
            <text:p>157 </text:p>
          </table:table-cell>
          <table:table-cell table:formula="of:=[.E39]-[.E38]" office:value-type="float" office:value="12.875">
            <text:p>13 </text:p>
          </table:table-cell>
          <table:table-cell table:style-name="ce24" table:formula="of:=([.F39]-[.F38])/[.F38]" office:value-type="percentage" office:value="0.0842105263157895">
            <text:p>8%</text:p>
          </table:table-cell>
          <table:table-cell table:style-name="ce48" table:formula="of:=[.E39]+[.H38]" office:value-type="float" office:value="1981.02976190476">
            <text:p>1,981 </text:p>
          </table:table-cell>
          <table:table-cell table:style-name="ce52" table:formula="of:=IF(ISERR([.C40]/VLOOKUP(ROUNDDOWN(([.A40]+9)/10;0);[$notes.$F$14:.$J$24];5;FALSE()));[.C40]/VLOOKUP(ROUNDDOWN(([.A40]+9)/10;0);[$notes.$F$14:.$J$24];2;FALSE());[.C40]/VLOOKUP(ROUNDDOWN(([.A40]+9)/10;0);[$notes.$F$14:.$J$24];5;FALSE()))" office:value-type="float" office:value="171">
            <text:p>171 </text:p>
          </table:table-cell>
          <table:table-cell table:formula="of:=[.I39]-[.I38]" office:value-type="float" office:value="14">
            <text:p>14 </text:p>
          </table:table-cell>
          <table:table-cell table:style-name="ce24" table:formula="of:=([.J39]-[.J38])/[.J38]" office:value-type="percentage" office:value="0.087378640776699">
            <text:p>9%</text:p>
          </table:table-cell>
          <table:table-cell table:style-name="ce48" table:formula="of:=[.I39]+[.L38]" office:value-type="float" office:value="2152.02976190476">
            <text:p>2,152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float" office:value="14566">
            <text:p>14,566 </text:p>
          </table:table-cell>
          <table:table-cell table:formula="of:=[.B40]-[.B39]" office:value-type="float" office:value="1368">
            <text:p>1,368 </text:p>
          </table:table-cell>
          <table:table-cell table:style-name="ce50" table:formula="of:=([.C40]-[.C39])/[.C39]" office:value-type="percentage" office:value="0.089171974522293">
            <text:p>9%</text:p>
          </table:table-cell>
          <table:table-cell table:style-name="ce52" table:formula="of:=IF(ISERR([.C40]/VLOOKUP(ROUNDDOWN(([.A40]+9)/10;0);[$notes.$F$14:.$J$24];5;FALSE()));[.C40]/VLOOKUP(ROUNDDOWN(([.A40]+9)/10;0);[$notes.$F$14:.$J$24];2;FALSE());[.C40]/VLOOKUP(ROUNDDOWN(([.A40]+9)/10;0);[$notes.$F$14:.$J$24];5;FALSE()))" office:value-type="float" office:value="171">
            <text:p>171 </text:p>
          </table:table-cell>
          <table:table-cell table:formula="of:=[.E40]-[.E39]" office:value-type="float" office:value="14">
            <text:p>14 </text:p>
          </table:table-cell>
          <table:table-cell table:style-name="ce24" table:formula="of:=([.F40]-[.F39])/[.F39]" office:value-type="percentage" office:value="0.087378640776699">
            <text:p>9%</text:p>
          </table:table-cell>
          <table:table-cell table:style-name="ce48" table:formula="of:=[.E40]+[.H39]" office:value-type="float" office:value="2152.02976190476">
            <text:p>2,152 </text:p>
          </table:table-cell>
          <table:table-cell table:style-name="ce52" table:formula="of:=IF(ISERR([.C41]/VLOOKUP(ROUNDDOWN(([.A41]+9)/10;0);[$notes.$F$14:.$J$24];5;FALSE()));[.C41]/VLOOKUP(ROUNDDOWN(([.A41]+9)/10;0);[$notes.$F$14:.$J$24];2;FALSE());[.C41]/VLOOKUP(ROUNDDOWN(([.A41]+9)/10;0);[$notes.$F$14:.$J$24];5;FALSE()))" office:value-type="float" office:value="186.25">
            <text:p>186 </text:p>
          </table:table-cell>
          <table:table-cell table:formula="of:=[.I40]-[.I39]" office:value-type="float" office:value="15.25">
            <text:p>15 </text:p>
          </table:table-cell>
          <table:table-cell table:style-name="ce24" table:formula="of:=([.J40]-[.J39])/[.J39]" office:value-type="percentage" office:value="0.0892857142857143">
            <text:p>9%</text:p>
          </table:table-cell>
          <table:table-cell table:style-name="ce48" table:formula="of:=[.I40]+[.L39]" office:value-type="float" office:value="2338.27976190476">
            <text:p>2,338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39">
            <text:p>39</text:p>
          </table:table-cell>
          <table:table-cell office:value-type="float" office:value="16056">
            <text:p>16,056 </text:p>
          </table:table-cell>
          <table:table-cell table:formula="of:=[.B41]-[.B40]" office:value-type="float" office:value="1490">
            <text:p>1,490 </text:p>
          </table:table-cell>
          <table:table-cell table:style-name="ce50" table:formula="of:=([.C41]-[.C40])/[.C40]" office:value-type="percentage" office:value="0.0891812865497076">
            <text:p>9%</text:p>
          </table:table-cell>
          <table:table-cell table:style-name="ce52" table:formula="of:=IF(ISERR([.C41]/VLOOKUP(ROUNDDOWN(([.A41]+9)/10;0);[$notes.$F$14:.$J$24];5;FALSE()));[.C41]/VLOOKUP(ROUNDDOWN(([.A41]+9)/10;0);[$notes.$F$14:.$J$24];2;FALSE());[.C41]/VLOOKUP(ROUNDDOWN(([.A41]+9)/10;0);[$notes.$F$14:.$J$24];5;FALSE()))" office:value-type="float" office:value="186.25">
            <text:p>186 </text:p>
          </table:table-cell>
          <table:table-cell table:formula="of:=[.E41]-[.E40]" office:value-type="float" office:value="15.25">
            <text:p>15 </text:p>
          </table:table-cell>
          <table:table-cell table:style-name="ce24" table:formula="of:=([.F41]-[.F40])/[.F40]" office:value-type="percentage" office:value="0.0892857142857143">
            <text:p>9%</text:p>
          </table:table-cell>
          <table:table-cell table:style-name="ce48" table:formula="of:=[.E41]+[.H40]" office:value-type="float" office:value="2338.27976190476">
            <text:p>2,338 </text:p>
          </table:table-cell>
          <table:table-cell table:style-name="ce52" table:formula="of:=IF(ISERR([.C42]/VLOOKUP(ROUNDDOWN(([.A42]+9)/10;0);[$notes.$F$14:.$J$24];5;FALSE()));[.C42]/VLOOKUP(ROUNDDOWN(([.A42]+9)/10;0);[$notes.$F$14:.$J$24];2;FALSE());[.C42]/VLOOKUP(ROUNDDOWN(([.A42]+9)/10;0);[$notes.$F$14:.$J$24];5;FALSE()))" office:value-type="float" office:value="202.625">
            <text:p>203 </text:p>
          </table:table-cell>
          <table:table-cell table:formula="of:=[.I41]-[.I40]" office:value-type="float" office:value="16.375">
            <text:p>16 </text:p>
          </table:table-cell>
          <table:table-cell table:style-name="ce24" table:formula="of:=([.J41]-[.J40])/[.J40]" office:value-type="percentage" office:value="0.0737704918032787">
            <text:p>7%</text:p>
          </table:table-cell>
          <table:table-cell table:style-name="ce48" table:formula="of:=[.I41]+[.L40]" office:value-type="float" office:value="2540.90476190476">
            <text:p>2,541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">
            <text:p>40</text:p>
          </table:table-cell>
          <table:table-cell office:value-type="float" office:value="17677">
            <text:p>17,677 </text:p>
          </table:table-cell>
          <table:table-cell table:formula="of:=[.B42]-[.B41]" office:value-type="float" office:value="1621">
            <text:p>1,621 </text:p>
          </table:table-cell>
          <table:table-cell table:style-name="ce50" table:formula="of:=([.C42]-[.C41])/[.C41]" office:value-type="percentage" office:value="0.0879194630872483">
            <text:p>9%</text:p>
          </table:table-cell>
          <table:table-cell table:style-name="ce52" table:formula="of:=IF(ISERR([.C42]/VLOOKUP(ROUNDDOWN(([.A42]+9)/10;0);[$notes.$F$14:.$J$24];5;FALSE()));[.C42]/VLOOKUP(ROUNDDOWN(([.A42]+9)/10;0);[$notes.$F$14:.$J$24];2;FALSE());[.C42]/VLOOKUP(ROUNDDOWN(([.A42]+9)/10;0);[$notes.$F$14:.$J$24];5;FALSE()))" office:value-type="float" office:value="202.625">
            <text:p>203 </text:p>
          </table:table-cell>
          <table:table-cell table:formula="of:=[.E42]-[.E41]" office:value-type="float" office:value="16.375">
            <text:p>16 </text:p>
          </table:table-cell>
          <table:table-cell table:style-name="ce24" table:formula="of:=([.F42]-[.F41])/[.F41]" office:value-type="percentage" office:value="0.0737704918032787">
            <text:p>7%</text:p>
          </table:table-cell>
          <table:table-cell table:style-name="ce48" table:formula="of:=[.E42]+[.H41]" office:value-type="float" office:value="2540.90476190476">
            <text:p>2,541 </text:p>
          </table:table-cell>
          <table:table-cell table:style-name="ce52" table:formula="of:=IF(ISERR([.C43]/VLOOKUP(ROUNDDOWN(([.A43]+9)/10;0);[$notes.$F$14:.$J$24];5;FALSE()));[.C43]/VLOOKUP(ROUNDDOWN(([.A43]+9)/10;0);[$notes.$F$14:.$J$24];2;FALSE());[.C43]/VLOOKUP(ROUNDDOWN(([.A43]+9)/10;0);[$notes.$F$14:.$J$24];5;FALSE()))" office:value-type="float" office:value="157.181818181818">
            <text:p>157 </text:p>
          </table:table-cell>
          <table:table-cell table:formula="of:=[.I42]-[.I41]" office:value-type="float" office:value="-45.4431818181818">
            <text:p><text:s/>(45)</text:p>
          </table:table-cell>
          <table:table-cell table:style-name="ce24" table:formula="of:=([.J42]-[.J41])/[.J41]" office:value-type="percentage" office:value="-3.77515614156835">
            <text:p>-378%</text:p>
          </table:table-cell>
          <table:table-cell table:style-name="ce48" table:formula="of:=[.I42]+[.L41]" office:value-type="float" office:value="2698.08658008658">
            <text:p>2,698 </text:p>
          </table:table-cell>
          <table:table-cell office:value-type="string">
            <text:p>the large puddle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1">
            <text:p>41</text:p>
          </table:table-cell>
          <table:table-cell office:value-type="float" office:value="19406">
            <text:p>19,406 </text:p>
          </table:table-cell>
          <table:table-cell table:formula="of:=[.B43]-[.B42]" office:value-type="float" office:value="1729">
            <text:p>1,729 </text:p>
          </table:table-cell>
          <table:table-cell table:style-name="ce50" table:formula="of:=([.C43]-[.C42])/[.C42]" office:value-type="percentage" office:value="0.0666255397902529">
            <text:p>7%</text:p>
          </table:table-cell>
          <table:table-cell table:style-name="ce52" table:formula="of:=IF(ISERR([.C43]/VLOOKUP(ROUNDDOWN(([.A43]+9)/10;0);[$notes.$F$14:.$J$24];5;FALSE()));[.C43]/VLOOKUP(ROUNDDOWN(([.A43]+9)/10;0);[$notes.$F$14:.$J$24];2;FALSE());[.C43]/VLOOKUP(ROUNDDOWN(([.A43]+9)/10;0);[$notes.$F$14:.$J$24];5;FALSE()))" office:value-type="float" office:value="157.181818181818">
            <text:p>157 </text:p>
          </table:table-cell>
          <table:table-cell table:formula="of:=[.E43]-[.E42]" office:value-type="float" office:value="-45.4431818181818">
            <text:p><text:s/>(45)</text:p>
          </table:table-cell>
          <table:table-cell table:style-name="ce24" table:formula="of:=([.F43]-[.F42])/[.F42]" office:value-type="percentage" office:value="-3.77515614156835">
            <text:p>-378%</text:p>
          </table:table-cell>
          <table:table-cell table:style-name="ce48" table:formula="of:=[.E43]+[.H42]" office:value-type="float" office:value="2698.08658008658">
            <text:p>2,698 </text:p>
          </table:table-cell>
          <table:table-cell table:style-name="ce52" table:formula="of:=IF(ISERR([.C44]/VLOOKUP(ROUNDDOWN(([.A44]+9)/10;0);[$notes.$F$14:.$J$24];5;FALSE()));[.C44]/VLOOKUP(ROUNDDOWN(([.A44]+9)/10;0);[$notes.$F$14:.$J$24];2;FALSE());[.C44]/VLOOKUP(ROUNDDOWN(([.A44]+9)/10;0);[$notes.$F$14:.$J$24];5;FALSE()))" office:value-type="float" office:value="168.636363636364">
            <text:p>169 </text:p>
          </table:table-cell>
          <table:table-cell table:formula="of:=[.I43]-[.I42]" office:value-type="float" office:value="11.4545454545454">
            <text:p>11 </text:p>
          </table:table-cell>
          <table:table-cell table:style-name="ce24" table:formula="of:=([.J43]-[.J42])/[.J42]" office:value-type="percentage" office:value="-1.25206301575394">
            <text:p>-125%</text:p>
          </table:table-cell>
          <table:table-cell table:style-name="ce48" table:formula="of:=[.I43]+[.L42]" office:value-type="float" office:value="2866.72294372294">
            <text:p>2,867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2">
            <text:p>42</text:p>
          </table:table-cell>
          <table:table-cell office:value-type="float" office:value="21261">
            <text:p>21,261 </text:p>
          </table:table-cell>
          <table:table-cell table:formula="of:=[.B44]-[.B43]" office:value-type="float" office:value="1855">
            <text:p>1,855 </text:p>
          </table:table-cell>
          <table:table-cell table:style-name="ce50" table:formula="of:=([.C44]-[.C43])/[.C43]" office:value-type="percentage" office:value="0.0728744939271255">
            <text:p>7%</text:p>
          </table:table-cell>
          <table:table-cell table:style-name="ce52" table:formula="of:=IF(ISERR([.C44]/VLOOKUP(ROUNDDOWN(([.A44]+9)/10;0);[$notes.$F$14:.$J$24];5;FALSE()));[.C44]/VLOOKUP(ROUNDDOWN(([.A44]+9)/10;0);[$notes.$F$14:.$J$24];2;FALSE());[.C44]/VLOOKUP(ROUNDDOWN(([.A44]+9)/10;0);[$notes.$F$14:.$J$24];5;FALSE()))" office:value-type="float" office:value="168.636363636364">
            <text:p>169 </text:p>
          </table:table-cell>
          <table:table-cell table:formula="of:=[.E44]-[.E43]" office:value-type="float" office:value="11.4545454545454">
            <text:p>11 </text:p>
          </table:table-cell>
          <table:table-cell table:style-name="ce24" table:formula="of:=([.F44]-[.F43])/[.F43]" office:value-type="percentage" office:value="-1.25206301575394">
            <text:p>-125%</text:p>
          </table:table-cell>
          <table:table-cell table:style-name="ce48" table:formula="of:=[.E44]+[.H43]" office:value-type="float" office:value="2866.72294372294">
            <text:p>2,867 </text:p>
          </table:table-cell>
          <table:table-cell table:style-name="ce52" table:formula="of:=IF(ISERR([.C45]/VLOOKUP(ROUNDDOWN(([.A45]+9)/10;0);[$notes.$F$14:.$J$24];5;FALSE()));[.C45]/VLOOKUP(ROUNDDOWN(([.A45]+9)/10;0);[$notes.$F$14:.$J$24];2;FALSE());[.C45]/VLOOKUP(ROUNDDOWN(([.A45]+9)/10;0);[$notes.$F$14:.$J$24];5;FALSE()))" office:value-type="float" office:value="181">
            <text:p>181 </text:p>
          </table:table-cell>
          <table:table-cell table:formula="of:=[.I44]-[.I43]" office:value-type="float" office:value="12.3636363636364">
            <text:p>12 </text:p>
          </table:table-cell>
          <table:table-cell table:style-name="ce24" table:formula="of:=([.J44]-[.J43])/[.J43]" office:value-type="percentage" office:value="0.0793650793650817">
            <text:p>8%</text:p>
          </table:table-cell>
          <table:table-cell table:style-name="ce48" table:formula="of:=[.I44]+[.L43]" office:value-type="float" office:value="3047.72294372294">
            <text:p>3,048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3">
            <text:p>43</text:p>
          </table:table-cell>
          <table:table-cell office:value-type="float" office:value="23252">
            <text:p>23,252 </text:p>
          </table:table-cell>
          <table:table-cell table:formula="of:=[.B45]-[.B44]" office:value-type="float" office:value="1991">
            <text:p>1,991 </text:p>
          </table:table-cell>
          <table:table-cell table:style-name="ce50" table:formula="of:=([.C45]-[.C44])/[.C44]" office:value-type="percentage" office:value="0.0733153638814016">
            <text:p>7%</text:p>
          </table:table-cell>
          <table:table-cell table:style-name="ce52" table:formula="of:=IF(ISERR([.C45]/VLOOKUP(ROUNDDOWN(([.A45]+9)/10;0);[$notes.$F$14:.$J$24];5;FALSE()));[.C45]/VLOOKUP(ROUNDDOWN(([.A45]+9)/10;0);[$notes.$F$14:.$J$24];2;FALSE());[.C45]/VLOOKUP(ROUNDDOWN(([.A45]+9)/10;0);[$notes.$F$14:.$J$24];5;FALSE()))" office:value-type="float" office:value="181">
            <text:p>181 </text:p>
          </table:table-cell>
          <table:table-cell table:formula="of:=[.E45]-[.E44]" office:value-type="float" office:value="12.3636363636364">
            <text:p>12 </text:p>
          </table:table-cell>
          <table:table-cell table:style-name="ce24" table:formula="of:=([.F45]-[.F44])/[.F44]" office:value-type="percentage" office:value="0.0793650793650817">
            <text:p>8%</text:p>
          </table:table-cell>
          <table:table-cell table:style-name="ce48" table:formula="of:=[.E45]+[.H44]" office:value-type="float" office:value="3047.72294372294">
            <text:p>3,048 </text:p>
          </table:table-cell>
          <table:table-cell table:style-name="ce52" table:formula="of:=IF(ISERR([.C46]/VLOOKUP(ROUNDDOWN(([.A46]+9)/10;0);[$notes.$F$14:.$J$24];5;FALSE()));[.C46]/VLOOKUP(ROUNDDOWN(([.A46]+9)/10;0);[$notes.$F$14:.$J$24];2;FALSE());[.C46]/VLOOKUP(ROUNDDOWN(([.A46]+9)/10;0);[$notes.$F$14:.$J$24];5;FALSE()))" office:value-type="float" office:value="194">
            <text:p>194 </text:p>
          </table:table-cell>
          <table:table-cell table:formula="of:=[.I45]-[.I44]" office:value-type="float" office:value="13">
            <text:p>13 </text:p>
          </table:table-cell>
          <table:table-cell table:style-name="ce24" table:formula="of:=([.J45]-[.J44])/[.J44]" office:value-type="percentage" office:value="0.0514705882352932">
            <text:p>5%</text:p>
          </table:table-cell>
          <table:table-cell table:style-name="ce48" table:formula="of:=[.I45]+[.L44]" office:value-type="float" office:value="3241.72294372294">
            <text:p>3,242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">
            <text:p>44</text:p>
          </table:table-cell>
          <table:table-cell office:value-type="float" office:value="25386">
            <text:p>25,386 </text:p>
          </table:table-cell>
          <table:table-cell table:formula="of:=[.B46]-[.B45]" office:value-type="float" office:value="2134">
            <text:p>2,134 </text:p>
          </table:table-cell>
          <table:table-cell table:style-name="ce50" table:formula="of:=([.C46]-[.C45])/[.C45]" office:value-type="percentage" office:value="0.0718232044198895">
            <text:p>7%</text:p>
          </table:table-cell>
          <table:table-cell table:style-name="ce52" table:formula="of:=IF(ISERR([.C46]/VLOOKUP(ROUNDDOWN(([.A46]+9)/10;0);[$notes.$F$14:.$J$24];5;FALSE()));[.C46]/VLOOKUP(ROUNDDOWN(([.A46]+9)/10;0);[$notes.$F$14:.$J$24];2;FALSE());[.C46]/VLOOKUP(ROUNDDOWN(([.A46]+9)/10;0);[$notes.$F$14:.$J$24];5;FALSE()))" office:value-type="float" office:value="194">
            <text:p>194 </text:p>
          </table:table-cell>
          <table:table-cell table:formula="of:=[.E46]-[.E45]" office:value-type="float" office:value="13">
            <text:p>13 </text:p>
          </table:table-cell>
          <table:table-cell table:style-name="ce24" table:formula="of:=([.F46]-[.F45])/[.F45]" office:value-type="percentage" office:value="0.0514705882352932">
            <text:p>5%</text:p>
          </table:table-cell>
          <table:table-cell table:style-name="ce48" table:formula="of:=[.E46]+[.H45]" office:value-type="float" office:value="3241.72294372294">
            <text:p>3,242 </text:p>
          </table:table-cell>
          <table:table-cell table:style-name="ce52" table:formula="of:=IF(ISERR([.C47]/VLOOKUP(ROUNDDOWN(([.A47]+9)/10;0);[$notes.$F$14:.$J$24];5;FALSE()));[.C47]/VLOOKUP(ROUNDDOWN(([.A47]+9)/10;0);[$notes.$F$14:.$J$24];2;FALSE());[.C47]/VLOOKUP(ROUNDDOWN(([.A47]+9)/10;0);[$notes.$F$14:.$J$24];5;FALSE()))" office:value-type="float" office:value="208">
            <text:p>208 </text:p>
          </table:table-cell>
          <table:table-cell table:formula="of:=[.I46]-[.I45]" office:value-type="float" office:value="14">
            <text:p>14 </text:p>
          </table:table-cell>
          <table:table-cell table:style-name="ce24" table:formula="of:=([.J46]-[.J45])/[.J45]" office:value-type="percentage" office:value="0.0769230769230769">
            <text:p>8%</text:p>
          </table:table-cell>
          <table:table-cell table:style-name="ce48" table:formula="of:=[.I46]+[.L45]" office:value-type="float" office:value="3449.72294372294">
            <text:p>3,450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5">
            <text:p>45</text:p>
          </table:table-cell>
          <table:table-cell office:value-type="float" office:value="27674">
            <text:p>27,674 </text:p>
          </table:table-cell>
          <table:table-cell table:formula="of:=[.B47]-[.B46]" office:value-type="float" office:value="2288">
            <text:p>2,288 </text:p>
          </table:table-cell>
          <table:table-cell table:style-name="ce50" table:formula="of:=([.C47]-[.C46])/[.C46]" office:value-type="percentage" office:value="0.0721649484536082">
            <text:p>7%</text:p>
          </table:table-cell>
          <table:table-cell table:style-name="ce52" table:formula="of:=IF(ISERR([.C47]/VLOOKUP(ROUNDDOWN(([.A47]+9)/10;0);[$notes.$F$14:.$J$24];5;FALSE()));[.C47]/VLOOKUP(ROUNDDOWN(([.A47]+9)/10;0);[$notes.$F$14:.$J$24];2;FALSE());[.C47]/VLOOKUP(ROUNDDOWN(([.A47]+9)/10;0);[$notes.$F$14:.$J$24];5;FALSE()))" office:value-type="float" office:value="208">
            <text:p>208 </text:p>
          </table:table-cell>
          <table:table-cell table:formula="of:=[.E47]-[.E46]" office:value-type="float" office:value="14">
            <text:p>14 </text:p>
          </table:table-cell>
          <table:table-cell table:style-name="ce24" table:formula="of:=([.F47]-[.F46])/[.F46]" office:value-type="percentage" office:value="0.0769230769230769">
            <text:p>8%</text:p>
          </table:table-cell>
          <table:table-cell table:style-name="ce48" table:formula="of:=[.E47]+[.H46]" office:value-type="float" office:value="3449.72294372294">
            <text:p>3,450 </text:p>
          </table:table-cell>
          <table:table-cell table:style-name="ce52" table:formula="of:=IF(ISERR([.C48]/VLOOKUP(ROUNDDOWN(([.A48]+9)/10;0);[$notes.$F$14:.$J$24];5;FALSE()));[.C48]/VLOOKUP(ROUNDDOWN(([.A48]+9)/10;0);[$notes.$F$14:.$J$24];2;FALSE());[.C48]/VLOOKUP(ROUNDDOWN(([.A48]+9)/10;0);[$notes.$F$14:.$J$24];5;FALSE()))" office:value-type="float" office:value="222.818181818182">
            <text:p>223 </text:p>
          </table:table-cell>
          <table:table-cell table:formula="of:=[.I47]-[.I46]" office:value-type="float" office:value="14.8181818181818">
            <text:p>15 </text:p>
          </table:table-cell>
          <table:table-cell table:style-name="ce24" table:formula="of:=([.J47]-[.J46])/[.J46]" office:value-type="percentage" office:value="0.0584415584415581">
            <text:p>6%</text:p>
          </table:table-cell>
          <table:table-cell table:style-name="ce48" table:formula="of:=[.I47]+[.L46]" office:value-type="float" office:value="3672.54112554113">
            <text:p>3,673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">
            <text:p>46</text:p>
          </table:table-cell>
          <table:table-cell office:value-type="float" office:value="30125">
            <text:p>30,125 </text:p>
          </table:table-cell>
          <table:table-cell table:formula="of:=[.B48]-[.B47]" office:value-type="float" office:value="2451">
            <text:p>2,451 </text:p>
          </table:table-cell>
          <table:table-cell table:style-name="ce50" table:formula="of:=([.C48]-[.C47])/[.C47]" office:value-type="percentage" office:value="0.0712412587412587">
            <text:p>7%</text:p>
          </table:table-cell>
          <table:table-cell table:style-name="ce52" table:formula="of:=IF(ISERR([.C48]/VLOOKUP(ROUNDDOWN(([.A48]+9)/10;0);[$notes.$F$14:.$J$24];5;FALSE()));[.C48]/VLOOKUP(ROUNDDOWN(([.A48]+9)/10;0);[$notes.$F$14:.$J$24];2;FALSE());[.C48]/VLOOKUP(ROUNDDOWN(([.A48]+9)/10;0);[$notes.$F$14:.$J$24];5;FALSE()))" office:value-type="float" office:value="222.818181818182">
            <text:p>223 </text:p>
          </table:table-cell>
          <table:table-cell table:formula="of:=[.E48]-[.E47]" office:value-type="float" office:value="14.8181818181818">
            <text:p>15 </text:p>
          </table:table-cell>
          <table:table-cell table:style-name="ce24" table:formula="of:=([.F48]-[.F47])/[.F47]" office:value-type="percentage" office:value="0.0584415584415581">
            <text:p>6%</text:p>
          </table:table-cell>
          <table:table-cell table:style-name="ce48" table:formula="of:=[.E48]+[.H47]" office:value-type="float" office:value="3672.54112554113">
            <text:p>3,673 </text:p>
          </table:table-cell>
          <table:table-cell table:style-name="ce52" table:formula="of:=IF(ISERR([.C49]/VLOOKUP(ROUNDDOWN(([.A49]+9)/10;0);[$notes.$F$14:.$J$24];5;FALSE()));[.C49]/VLOOKUP(ROUNDDOWN(([.A49]+9)/10;0);[$notes.$F$14:.$J$24];2;FALSE());[.C49]/VLOOKUP(ROUNDDOWN(([.A49]+9)/10;0);[$notes.$F$14:.$J$24];5;FALSE()))" office:value-type="float" office:value="238.545454545455">
            <text:p>239 </text:p>
          </table:table-cell>
          <table:table-cell table:formula="of:=[.I48]-[.I47]" office:value-type="float" office:value="15.7272727272727">
            <text:p>16 </text:p>
          </table:table-cell>
          <table:table-cell table:style-name="ce24" table:formula="of:=([.J48]-[.J47])/[.J47]" office:value-type="percentage" office:value="0.0613496932515336">
            <text:p>6%</text:p>
          </table:table-cell>
          <table:table-cell table:style-name="ce48" table:formula="of:=[.I48]+[.L47]" office:value-type="float" office:value="3911.08658008658">
            <text:p>3,911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7">
            <text:p>47</text:p>
          </table:table-cell>
          <table:table-cell office:value-type="float" office:value="32749">
            <text:p>32,749 </text:p>
          </table:table-cell>
          <table:table-cell table:formula="of:=[.B49]-[.B48]" office:value-type="float" office:value="2624">
            <text:p>2,624 </text:p>
          </table:table-cell>
          <table:table-cell table:style-name="ce50" table:formula="of:=([.C49]-[.C48])/[.C48]" office:value-type="percentage" office:value="0.0705834353325173">
            <text:p>7%</text:p>
          </table:table-cell>
          <table:table-cell table:style-name="ce52" table:formula="of:=IF(ISERR([.C49]/VLOOKUP(ROUNDDOWN(([.A49]+9)/10;0);[$notes.$F$14:.$J$24];5;FALSE()));[.C49]/VLOOKUP(ROUNDDOWN(([.A49]+9)/10;0);[$notes.$F$14:.$J$24];2;FALSE());[.C49]/VLOOKUP(ROUNDDOWN(([.A49]+9)/10;0);[$notes.$F$14:.$J$24];5;FALSE()))" office:value-type="float" office:value="238.545454545455">
            <text:p>239 </text:p>
          </table:table-cell>
          <table:table-cell table:formula="of:=[.E49]-[.E48]" office:value-type="float" office:value="15.7272727272727">
            <text:p>16 </text:p>
          </table:table-cell>
          <table:table-cell table:style-name="ce24" table:formula="of:=([.F49]-[.F48])/[.F48]" office:value-type="percentage" office:value="0.0613496932515336">
            <text:p>6%</text:p>
          </table:table-cell>
          <table:table-cell table:style-name="ce48" table:formula="of:=[.E49]+[.H48]" office:value-type="float" office:value="3911.08658008658">
            <text:p>3,911 </text:p>
          </table:table-cell>
          <table:table-cell table:style-name="ce52" table:formula="of:=IF(ISERR([.C50]/VLOOKUP(ROUNDDOWN(([.A50]+9)/10;0);[$notes.$F$14:.$J$24];5;FALSE()));[.C50]/VLOOKUP(ROUNDDOWN(([.A50]+9)/10;0);[$notes.$F$14:.$J$24];2;FALSE());[.C50]/VLOOKUP(ROUNDDOWN(([.A50]+9)/10;0);[$notes.$F$14:.$J$24];5;FALSE()))" office:value-type="float" office:value="255.363636363636">
            <text:p>255 </text:p>
          </table:table-cell>
          <table:table-cell table:formula="of:=[.I49]-[.I48]" office:value-type="float" office:value="16.8181818181818">
            <text:p>17 </text:p>
          </table:table-cell>
          <table:table-cell table:style-name="ce24" table:formula="of:=([.J49]-[.J48])/[.J48]" office:value-type="percentage" office:value="0.069364161849713">
            <text:p>7%</text:p>
          </table:table-cell>
          <table:table-cell table:style-name="ce48" table:formula="of:=[.I49]+[.L48]" office:value-type="float" office:value="4166.45021645022">
            <text:p>4,166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8">
            <text:p>48</text:p>
          </table:table-cell>
          <table:table-cell office:value-type="float" office:value="35558">
            <text:p>35,558 </text:p>
          </table:table-cell>
          <table:table-cell table:formula="of:=[.B50]-[.B49]" office:value-type="float" office:value="2809">
            <text:p>2,809 </text:p>
          </table:table-cell>
          <table:table-cell table:style-name="ce50" table:formula="of:=([.C50]-[.C49])/[.C49]" office:value-type="percentage" office:value="0.0705030487804878">
            <text:p>7%</text:p>
          </table:table-cell>
          <table:table-cell table:style-name="ce52" table:formula="of:=IF(ISERR([.C50]/VLOOKUP(ROUNDDOWN(([.A50]+9)/10;0);[$notes.$F$14:.$J$24];5;FALSE()));[.C50]/VLOOKUP(ROUNDDOWN(([.A50]+9)/10;0);[$notes.$F$14:.$J$24];2;FALSE());[.C50]/VLOOKUP(ROUNDDOWN(([.A50]+9)/10;0);[$notes.$F$14:.$J$24];5;FALSE()))" office:value-type="float" office:value="255.363636363636">
            <text:p>255 </text:p>
          </table:table-cell>
          <table:table-cell table:formula="of:=[.E50]-[.E49]" office:value-type="float" office:value="16.8181818181818">
            <text:p>17 </text:p>
          </table:table-cell>
          <table:table-cell table:style-name="ce24" table:formula="of:=([.F50]-[.F49])/[.F49]" office:value-type="percentage" office:value="0.069364161849713">
            <text:p>7%</text:p>
          </table:table-cell>
          <table:table-cell table:style-name="ce48" table:formula="of:=[.E50]+[.H49]" office:value-type="float" office:value="4166.45021645022">
            <text:p>4,166 </text:p>
          </table:table-cell>
          <table:table-cell table:style-name="ce52" table:formula="of:=IF(ISERR([.C51]/VLOOKUP(ROUNDDOWN(([.A51]+9)/10;0);[$notes.$F$14:.$J$24];5;FALSE()));[.C51]/VLOOKUP(ROUNDDOWN(([.A51]+9)/10;0);[$notes.$F$14:.$J$24];2;FALSE());[.C51]/VLOOKUP(ROUNDDOWN(([.A51]+9)/10;0);[$notes.$F$14:.$J$24];5;FALSE()))" office:value-type="float" office:value="273.272727272727">
            <text:p>273 </text:p>
          </table:table-cell>
          <table:table-cell table:formula="of:=[.I50]-[.I49]" office:value-type="float" office:value="17.9090909090909">
            <text:p>18 </text:p>
          </table:table-cell>
          <table:table-cell table:style-name="ce24" table:formula="of:=([.J50]-[.J49])/[.J49]" office:value-type="percentage" office:value="0.0648648648648615">
            <text:p>6%</text:p>
          </table:table-cell>
          <table:table-cell table:style-name="ce48" table:formula="of:=[.I50]+[.L49]" office:value-type="float" office:value="4439.72294372294">
            <text:p>4,440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49">
            <text:p>49</text:p>
          </table:table-cell>
          <table:table-cell office:value-type="float" office:value="38564">
            <text:p>38,564 </text:p>
          </table:table-cell>
          <table:table-cell table:formula="of:=[.B51]-[.B50]" office:value-type="float" office:value="3006">
            <text:p>3,006 </text:p>
          </table:table-cell>
          <table:table-cell table:style-name="ce50" table:formula="of:=([.C51]-[.C50])/[.C50]" office:value-type="percentage" office:value="0.0701317194731221">
            <text:p>7%</text:p>
          </table:table-cell>
          <table:table-cell table:style-name="ce52" table:formula="of:=IF(ISERR([.C51]/VLOOKUP(ROUNDDOWN(([.A51]+9)/10;0);[$notes.$F$14:.$J$24];5;FALSE()));[.C51]/VLOOKUP(ROUNDDOWN(([.A51]+9)/10;0);[$notes.$F$14:.$J$24];2;FALSE());[.C51]/VLOOKUP(ROUNDDOWN(([.A51]+9)/10;0);[$notes.$F$14:.$J$24];5;FALSE()))" office:value-type="float" office:value="273.272727272727">
            <text:p>273 </text:p>
          </table:table-cell>
          <table:table-cell table:formula="of:=[.E51]-[.E50]" office:value-type="float" office:value="17.9090909090909">
            <text:p>18 </text:p>
          </table:table-cell>
          <table:table-cell table:style-name="ce24" table:formula="of:=([.F51]-[.F50])/[.F50]" office:value-type="percentage" office:value="0.0648648648648615">
            <text:p>6%</text:p>
          </table:table-cell>
          <table:table-cell table:style-name="ce48" table:formula="of:=[.E51]+[.H50]" office:value-type="float" office:value="4439.72294372294">
            <text:p>4,440 </text:p>
          </table:table-cell>
          <table:table-cell table:style-name="ce52" table:formula="of:=IF(ISERR([.C52]/VLOOKUP(ROUNDDOWN(([.A52]+9)/10;0);[$notes.$F$14:.$J$24];5;FALSE()));[.C52]/VLOOKUP(ROUNDDOWN(([.A52]+9)/10;0);[$notes.$F$14:.$J$24];2;FALSE());[.C52]/VLOOKUP(ROUNDDOWN(([.A52]+9)/10;0);[$notes.$F$14:.$J$24];5;FALSE()))" office:value-type="float" office:value="292.181818181818">
            <text:p>292 </text:p>
          </table:table-cell>
          <table:table-cell table:formula="of:=[.I51]-[.I50]" office:value-type="float" office:value="18.9090909090909">
            <text:p>19 </text:p>
          </table:table-cell>
          <table:table-cell table:style-name="ce24" table:formula="of:=([.J51]-[.J50])/[.J50]" office:value-type="percentage" office:value="0.0558375634517799">
            <text:p>6%</text:p>
          </table:table-cell>
          <table:table-cell table:style-name="ce48" table:formula="of:=[.I51]+[.L50]" office:value-type="float" office:value="4731.90476190476">
            <text:p>4,732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">
            <text:p>50</text:p>
          </table:table-cell>
          <table:table-cell office:value-type="float" office:value="41778">
            <text:p>41,778 </text:p>
          </table:table-cell>
          <table:table-cell table:formula="of:=[.B52]-[.B51]" office:value-type="float" office:value="3214">
            <text:p>3,214 </text:p>
          </table:table-cell>
          <table:table-cell table:style-name="ce50" table:formula="of:=([.C52]-[.C51])/[.C51]" office:value-type="percentage" office:value="0.0691949434464405">
            <text:p>7%</text:p>
          </table:table-cell>
          <table:table-cell table:style-name="ce52" table:formula="of:=IF(ISERR([.C52]/VLOOKUP(ROUNDDOWN(([.A52]+9)/10;0);[$notes.$F$14:.$J$24];5;FALSE()));[.C52]/VLOOKUP(ROUNDDOWN(([.A52]+9)/10;0);[$notes.$F$14:.$J$24];2;FALSE());[.C52]/VLOOKUP(ROUNDDOWN(([.A52]+9)/10;0);[$notes.$F$14:.$J$24];5;FALSE()))" office:value-type="float" office:value="292.181818181818">
            <text:p>292 </text:p>
          </table:table-cell>
          <table:table-cell table:formula="of:=[.E52]-[.E51]" office:value-type="float" office:value="18.9090909090909">
            <text:p>19 </text:p>
          </table:table-cell>
          <table:table-cell table:style-name="ce24" table:formula="of:=([.F52]-[.F51])/[.F51]" office:value-type="percentage" office:value="0.0558375634517799">
            <text:p>6%</text:p>
          </table:table-cell>
          <table:table-cell table:style-name="ce48" table:formula="of:=[.E52]+[.H51]" office:value-type="float" office:value="4731.90476190476">
            <text:p>4,732 </text:p>
          </table:table-cell>
          <table:table-cell table:style-name="ce52" table:formula="of:=IF(ISERR([.C53]/VLOOKUP(ROUNDDOWN(([.A53]+9)/10;0);[$notes.$F$14:.$J$24];5;FALSE()));[.C53]/VLOOKUP(ROUNDDOWN(([.A53]+9)/10;0);[$notes.$F$14:.$J$24];2;FALSE());[.C53]/VLOOKUP(ROUNDDOWN(([.A53]+9)/10;0);[$notes.$F$14:.$J$24];5;FALSE()))" office:value-type="float" office:value="288.061703554661">
            <text:p>288 </text:p>
          </table:table-cell>
          <table:table-cell table:formula="of:=[.I52]-[.I51]" office:value-type="float" office:value="-4.12011462715691">
            <text:p><text:s/>(4)</text:p>
          </table:table-cell>
          <table:table-cell table:style-name="ce24" table:formula="of:=([.J52]-[.J51])/[.J51]" office:value-type="percentage" office:value="-1.21789067739772">
            <text:p>-122%</text:p>
          </table:table-cell>
          <table:table-cell table:style-name="ce48" table:formula="of:=[.I52]+[.L51]" office:value-type="float" office:value="5019.96646545942">
            <text:p>5,020 </text:p>
          </table:table-cell>
          <table:table-cell office:value-type="string">
            <text:p>the small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1">
            <text:p>51</text:p>
          </table:table-cell>
          <table:table-cell office:value-type="float" office:value="45214">
            <text:p>45,214 </text:p>
          </table:table-cell>
          <table:table-cell table:formula="of:=[.B53]-[.B52]" office:value-type="float" office:value="3436">
            <text:p>3,436 </text:p>
          </table:table-cell>
          <table:table-cell table:style-name="ce50" table:formula="of:=([.C53]-[.C52])/[.C52]" office:value-type="percentage" office:value="0.0690728064716864">
            <text:p>7%</text:p>
          </table:table-cell>
          <table:table-cell table:style-name="ce52" table:formula="of:=IF(ISERR([.C53]/VLOOKUP(ROUNDDOWN(([.A53]+9)/10;0);[$notes.$F$14:.$J$24];5;FALSE()));[.C53]/VLOOKUP(ROUNDDOWN(([.A53]+9)/10;0);[$notes.$F$14:.$J$24];2;FALSE());[.C53]/VLOOKUP(ROUNDDOWN(([.A53]+9)/10;0);[$notes.$F$14:.$J$24];5;FALSE()))" office:value-type="float" office:value="288.061703554661">
            <text:p>288 </text:p>
          </table:table-cell>
          <table:table-cell table:formula="of:=[.E53]-[.E52]" office:value-type="float" office:value="-4.12011462715691">
            <text:p><text:s/>(4)</text:p>
          </table:table-cell>
          <table:table-cell table:style-name="ce24" table:formula="of:=([.F53]-[.F52])/[.F52]" office:value-type="percentage" office:value="-1.21789067739772">
            <text:p>-122%</text:p>
          </table:table-cell>
          <table:table-cell table:style-name="ce48" table:formula="of:=[.E53]+[.H52]" office:value-type="float" office:value="5019.96646545942">
            <text:p>5,020 </text:p>
          </table:table-cell>
          <table:table-cell table:style-name="ce52" table:formula="of:=IF(ISERR([.C54]/VLOOKUP(ROUNDDOWN(([.A54]+9)/10;0);[$notes.$F$14:.$J$24];5;FALSE()));[.C54]/VLOOKUP(ROUNDDOWN(([.A54]+9)/10;0);[$notes.$F$14:.$J$24];2;FALSE());[.C54]/VLOOKUP(ROUNDDOWN(([.A54]+9)/10;0);[$notes.$F$14:.$J$24];5;FALSE()))" office:value-type="float" office:value="307.930918846412">
            <text:p>308 </text:p>
          </table:table-cell>
          <table:table-cell table:formula="of:=[.I53]-[.I52]" office:value-type="float" office:value="19.8692152917505">
            <text:p>20 </text:p>
          </table:table-cell>
          <table:table-cell table:style-name="ce24" table:formula="of:=([.J53]-[.J52])/[.J52]" office:value-type="percentage" office:value="-5.82249089886639">
            <text:p>-582%</text:p>
          </table:table-cell>
          <table:table-cell table:style-name="ce48" table:formula="of:=[.I53]+[.L52]" office:value-type="float" office:value="5327.89738430583">
            <text:p>5,328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2">
            <text:p>52</text:p>
          </table:table-cell>
          <table:table-cell office:value-type="float" office:value="48887">
            <text:p>48,887 </text:p>
          </table:table-cell>
          <table:table-cell table:formula="of:=[.B54]-[.B53]" office:value-type="float" office:value="3673">
            <text:p>3,673 </text:p>
          </table:table-cell>
          <table:table-cell table:style-name="ce50" table:formula="of:=([.C54]-[.C53])/[.C53]" office:value-type="percentage" office:value="0.0689755529685681">
            <text:p>7%</text:p>
          </table:table-cell>
          <table:table-cell table:style-name="ce52" table:formula="of:=IF(ISERR([.C54]/VLOOKUP(ROUNDDOWN(([.A54]+9)/10;0);[$notes.$F$14:.$J$24];5;FALSE()));[.C54]/VLOOKUP(ROUNDDOWN(([.A54]+9)/10;0);[$notes.$F$14:.$J$24];2;FALSE());[.C54]/VLOOKUP(ROUNDDOWN(([.A54]+9)/10;0);[$notes.$F$14:.$J$24];5;FALSE()))" office:value-type="float" office:value="307.930918846412">
            <text:p>308 </text:p>
          </table:table-cell>
          <table:table-cell table:formula="of:=[.E54]-[.E53]" office:value-type="float" office:value="19.8692152917505">
            <text:p>20 </text:p>
          </table:table-cell>
          <table:table-cell table:style-name="ce24" table:formula="of:=([.F54]-[.F53])/[.F53]" office:value-type="percentage" office:value="-5.82249089886639">
            <text:p>-582%</text:p>
          </table:table-cell>
          <table:table-cell table:style-name="ce48" table:formula="of:=[.E54]+[.H53]" office:value-type="float" office:value="5327.89738430583">
            <text:p>5,328 </text:p>
          </table:table-cell>
          <table:table-cell table:style-name="ce52" table:formula="of:=IF(ISERR([.C55]/VLOOKUP(ROUNDDOWN(([.A55]+9)/10;0);[$notes.$F$14:.$J$24];5;FALSE()));[.C55]/VLOOKUP(ROUNDDOWN(([.A55]+9)/10;0);[$notes.$F$14:.$J$24];2;FALSE());[.C55]/VLOOKUP(ROUNDDOWN(([.A55]+9)/10;0);[$notes.$F$14:.$J$24];5;FALSE()))" office:value-type="float" office:value="328.890006706908">
            <text:p>329 </text:p>
          </table:table-cell>
          <table:table-cell table:formula="of:=[.I54]-[.I53]" office:value-type="float" office:value="20.9590878604963">
            <text:p>21 </text:p>
          </table:table-cell>
          <table:table-cell table:style-name="ce24" table:formula="of:=([.J54]-[.J53])/[.J53]" office:value-type="percentage" office:value="0.054852320675106">
            <text:p>5%</text:p>
          </table:table-cell>
          <table:table-cell table:style-name="ce48" table:formula="of:=[.I54]+[.L53]" office:value-type="float" office:value="5656.78739101274">
            <text:p>5,657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3">
            <text:p>53</text:p>
          </table:table-cell>
          <table:table-cell office:value-type="float" office:value="52810">
            <text:p>52,810 </text:p>
          </table:table-cell>
          <table:table-cell table:formula="of:=[.B55]-[.B54]" office:value-type="float" office:value="3923">
            <text:p>3,923 </text:p>
          </table:table-cell>
          <table:table-cell table:style-name="ce50" table:formula="of:=([.C55]-[.C54])/[.C54]" office:value-type="percentage" office:value="0.0680642526545059">
            <text:p>7%</text:p>
          </table:table-cell>
          <table:table-cell table:style-name="ce52" table:formula="of:=IF(ISERR([.C55]/VLOOKUP(ROUNDDOWN(([.A55]+9)/10;0);[$notes.$F$14:.$J$24];5;FALSE()));[.C55]/VLOOKUP(ROUNDDOWN(([.A55]+9)/10;0);[$notes.$F$14:.$J$24];2;FALSE());[.C55]/VLOOKUP(ROUNDDOWN(([.A55]+9)/10;0);[$notes.$F$14:.$J$24];5;FALSE()))" office:value-type="float" office:value="328.890006706908">
            <text:p>329 </text:p>
          </table:table-cell>
          <table:table-cell table:formula="of:=[.E55]-[.E54]" office:value-type="float" office:value="20.9590878604963">
            <text:p>21 </text:p>
          </table:table-cell>
          <table:table-cell table:style-name="ce24" table:formula="of:=([.F55]-[.F54])/[.F54]" office:value-type="percentage" office:value="0.054852320675106">
            <text:p>5%</text:p>
          </table:table-cell>
          <table:table-cell table:style-name="ce48" table:formula="of:=[.E55]+[.H54]" office:value-type="float" office:value="5656.78739101274">
            <text:p>5,657 </text:p>
          </table:table-cell>
          <table:table-cell table:style-name="ce52" table:formula="of:=IF(ISERR([.C56]/VLOOKUP(ROUNDDOWN(([.A56]+9)/10;0);[$notes.$F$14:.$J$24];5;FALSE()));[.C56]/VLOOKUP(ROUNDDOWN(([.A56]+9)/10;0);[$notes.$F$14:.$J$24];2;FALSE());[.C56]/VLOOKUP(ROUNDDOWN(([.A56]+9)/10;0);[$notes.$F$14:.$J$24];5;FALSE()))" office:value-type="float" office:value="351.274312541918">
            <text:p>351 </text:p>
          </table:table-cell>
          <table:table-cell table:formula="of:=[.I55]-[.I54]" office:value-type="float" office:value="22.3843058350101">
            <text:p>22 </text:p>
          </table:table-cell>
          <table:table-cell table:style-name="ce24" table:formula="of:=([.J55]-[.J54])/[.J54]" office:value-type="percentage" office:value="0.068000000000001">
            <text:p>7%</text:p>
          </table:table-cell>
          <table:table-cell table:style-name="ce48" table:formula="of:=[.I55]+[.L54]" office:value-type="float" office:value="6008.06170355466">
            <text:p>6,008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">
            <text:p>54</text:p>
          </table:table-cell>
          <table:table-cell office:value-type="float" office:value="57000">
            <text:p>57,000 </text:p>
          </table:table-cell>
          <table:table-cell table:formula="of:=[.B56]-[.B55]" office:value-type="float" office:value="4190">
            <text:p>4,190 </text:p>
          </table:table-cell>
          <table:table-cell table:style-name="ce50" table:formula="of:=([.C56]-[.C55])/[.C55]" office:value-type="percentage" office:value="0.0680601580423146">
            <text:p>7%</text:p>
          </table:table-cell>
          <table:table-cell table:style-name="ce52" table:formula="of:=IF(ISERR([.C56]/VLOOKUP(ROUNDDOWN(([.A56]+9)/10;0);[$notes.$F$14:.$J$24];5;FALSE()));[.C56]/VLOOKUP(ROUNDDOWN(([.A56]+9)/10;0);[$notes.$F$14:.$J$24];2;FALSE());[.C56]/VLOOKUP(ROUNDDOWN(([.A56]+9)/10;0);[$notes.$F$14:.$J$24];5;FALSE()))" office:value-type="float" office:value="351.274312541918">
            <text:p>351 </text:p>
          </table:table-cell>
          <table:table-cell table:formula="of:=[.E56]-[.E55]" office:value-type="float" office:value="22.3843058350101">
            <text:p>22 </text:p>
          </table:table-cell>
          <table:table-cell table:style-name="ce24" table:formula="of:=([.F56]-[.F55])/[.F55]" office:value-type="percentage" office:value="0.068000000000001">
            <text:p>7%</text:p>
          </table:table-cell>
          <table:table-cell table:style-name="ce48" table:formula="of:=[.E56]+[.H55]" office:value-type="float" office:value="6008.06170355466">
            <text:p>6,008 </text:p>
          </table:table-cell>
          <table:table-cell table:style-name="ce52" table:formula="of:=IF(ISERR([.C57]/VLOOKUP(ROUNDDOWN(([.A57]+9)/10;0);[$notes.$F$14:.$J$24];5;FALSE()));[.C57]/VLOOKUP(ROUNDDOWN(([.A57]+9)/10;0);[$notes.$F$14:.$J$24];2;FALSE());[.C57]/VLOOKUP(ROUNDDOWN(([.A57]+9)/10;0);[$notes.$F$14:.$J$24];5;FALSE()))" office:value-type="float" office:value="375.083836351442">
            <text:p>375 </text:p>
          </table:table-cell>
          <table:table-cell table:formula="of:=[.I56]-[.I55]" office:value-type="float" office:value="23.8095238095238">
            <text:p>24 </text:p>
          </table:table-cell>
          <table:table-cell table:style-name="ce24" table:formula="of:=([.J56]-[.J55])/[.J55]" office:value-type="percentage" office:value="0.0636704119850171">
            <text:p>6%</text:p>
          </table:table-cell>
          <table:table-cell table:style-name="ce48" table:formula="of:=[.I56]+[.L55]" office:value-type="float" office:value="6383.1455399061">
            <text:p>6,383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5">
            <text:p>55</text:p>
          </table:table-cell>
          <table:table-cell office:value-type="float" office:value="61474">
            <text:p>61,474 </text:p>
          </table:table-cell>
          <table:table-cell table:formula="of:=[.B57]-[.B56]" office:value-type="float" office:value="4474">
            <text:p>4,474 </text:p>
          </table:table-cell>
          <table:table-cell table:style-name="ce50" table:formula="of:=([.C57]-[.C56])/[.C56]" office:value-type="percentage" office:value="0.0677804295942721">
            <text:p>7%</text:p>
          </table:table-cell>
          <table:table-cell table:style-name="ce52" table:formula="of:=IF(ISERR([.C57]/VLOOKUP(ROUNDDOWN(([.A57]+9)/10;0);[$notes.$F$14:.$J$24];5;FALSE()));[.C57]/VLOOKUP(ROUNDDOWN(([.A57]+9)/10;0);[$notes.$F$14:.$J$24];2;FALSE());[.C57]/VLOOKUP(ROUNDDOWN(([.A57]+9)/10;0);[$notes.$F$14:.$J$24];5;FALSE()))" office:value-type="float" office:value="375.083836351442">
            <text:p>375 </text:p>
          </table:table-cell>
          <table:table-cell table:formula="of:=[.E57]-[.E56]" office:value-type="float" office:value="23.8095238095238">
            <text:p>24 </text:p>
          </table:table-cell>
          <table:table-cell table:style-name="ce24" table:formula="of:=([.F57]-[.F56])/[.F56]" office:value-type="percentage" office:value="0.0636704119850171">
            <text:p>6%</text:p>
          </table:table-cell>
          <table:table-cell table:style-name="ce48" table:formula="of:=[.E57]+[.H56]" office:value-type="float" office:value="6383.1455399061">
            <text:p>6,383 </text:p>
          </table:table-cell>
          <table:table-cell table:style-name="ce52" table:formula="of:=IF(ISERR([.C58]/VLOOKUP(ROUNDDOWN(([.A58]+9)/10;0);[$notes.$F$14:.$J$24];5;FALSE()));[.C58]/VLOOKUP(ROUNDDOWN(([.A58]+9)/10;0);[$notes.$F$14:.$J$24];2;FALSE());[.C58]/VLOOKUP(ROUNDDOWN(([.A58]+9)/10;0);[$notes.$F$14:.$J$24];5;FALSE()))" office:value-type="float" office:value="400.234741784038">
            <text:p>400 </text:p>
          </table:table-cell>
          <table:table-cell table:formula="of:=[.I57]-[.I56]" office:value-type="float" office:value="25.1509054325955">
            <text:p>25 </text:p>
          </table:table-cell>
          <table:table-cell table:style-name="ce24" table:formula="of:=([.J57]-[.J56])/[.J56]" office:value-type="percentage" office:value="0.0563380281690137">
            <text:p>6%</text:p>
          </table:table-cell>
          <table:table-cell table:style-name="ce48" table:formula="of:=[.I57]+[.L56]" office:value-type="float" office:value="6783.38028169014">
            <text:p>6,783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6">
            <text:p>56</text:p>
          </table:table-cell>
          <table:table-cell office:value-type="float" office:value="66248">
            <text:p>66,248 </text:p>
          </table:table-cell>
          <table:table-cell table:formula="of:=[.B58]-[.B57]" office:value-type="float" office:value="4774">
            <text:p>4,774 </text:p>
          </table:table-cell>
          <table:table-cell table:style-name="ce50" table:formula="of:=([.C58]-[.C57])/[.C57]" office:value-type="percentage" office:value="0.0670540902995083">
            <text:p>7%</text:p>
          </table:table-cell>
          <table:table-cell table:style-name="ce52" table:formula="of:=IF(ISERR([.C58]/VLOOKUP(ROUNDDOWN(([.A58]+9)/10;0);[$notes.$F$14:.$J$24];5;FALSE()));[.C58]/VLOOKUP(ROUNDDOWN(([.A58]+9)/10;0);[$notes.$F$14:.$J$24];2;FALSE());[.C58]/VLOOKUP(ROUNDDOWN(([.A58]+9)/10;0);[$notes.$F$14:.$J$24];5;FALSE()))" office:value-type="float" office:value="400.234741784038">
            <text:p>400 </text:p>
          </table:table-cell>
          <table:table-cell table:formula="of:=[.E58]-[.E57]" office:value-type="float" office:value="25.1509054325955">
            <text:p>25 </text:p>
          </table:table-cell>
          <table:table-cell table:style-name="ce24" table:formula="of:=([.F58]-[.F57])/[.F57]" office:value-type="percentage" office:value="0.0563380281690137">
            <text:p>6%</text:p>
          </table:table-cell>
          <table:table-cell table:style-name="ce48" table:formula="of:=[.E58]+[.H57]" office:value-type="float" office:value="6783.38028169014">
            <text:p>6,783 </text:p>
          </table:table-cell>
          <table:table-cell table:style-name="ce52" table:formula="of:=IF(ISERR([.C59]/VLOOKUP(ROUNDDOWN(([.A59]+9)/10;0);[$notes.$F$14:.$J$24];5;FALSE()));[.C59]/VLOOKUP(ROUNDDOWN(([.A59]+9)/10;0);[$notes.$F$14:.$J$24];2;FALSE());[.C59]/VLOOKUP(ROUNDDOWN(([.A59]+9)/10;0);[$notes.$F$14:.$J$24];5;FALSE()))" office:value-type="float" office:value="427.146210596915">
            <text:p>427 </text:p>
          </table:table-cell>
          <table:table-cell table:formula="of:=[.I58]-[.I57]" office:value-type="float" office:value="26.9114688128773">
            <text:p>27 </text:p>
          </table:table-cell>
          <table:table-cell table:style-name="ce24" table:formula="of:=([.J58]-[.J57])/[.J57]" office:value-type="percentage" office:value="0.0700000000000014">
            <text:p>7%</text:p>
          </table:table-cell>
          <table:table-cell table:style-name="ce48" table:formula="of:=[.I58]+[.L57]" office:value-type="float" office:value="7210.52649228706">
            <text:p>7,211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">
            <text:p>57</text:p>
          </table:table-cell>
          <table:table-cell office:value-type="float" office:value="71343">
            <text:p>71,343 </text:p>
          </table:table-cell>
          <table:table-cell table:formula="of:=[.B59]-[.B58]" office:value-type="float" office:value="5095">
            <text:p>5,095 </text:p>
          </table:table-cell>
          <table:table-cell table:style-name="ce50" table:formula="of:=([.C59]-[.C58])/[.C58]" office:value-type="percentage" office:value="0.0672392124005027">
            <text:p>7%</text:p>
          </table:table-cell>
          <table:table-cell table:style-name="ce52" table:formula="of:=IF(ISERR([.C59]/VLOOKUP(ROUNDDOWN(([.A59]+9)/10;0);[$notes.$F$14:.$J$24];5;FALSE()));[.C59]/VLOOKUP(ROUNDDOWN(([.A59]+9)/10;0);[$notes.$F$14:.$J$24];2;FALSE());[.C59]/VLOOKUP(ROUNDDOWN(([.A59]+9)/10;0);[$notes.$F$14:.$J$24];5;FALSE()))" office:value-type="float" office:value="427.146210596915">
            <text:p>427 </text:p>
          </table:table-cell>
          <table:table-cell table:formula="of:=[.E59]-[.E58]" office:value-type="float" office:value="26.9114688128773">
            <text:p>27 </text:p>
          </table:table-cell>
          <table:table-cell table:style-name="ce24" table:formula="of:=([.F59]-[.F58])/[.F58]" office:value-type="percentage" office:value="0.0700000000000014">
            <text:p>7%</text:p>
          </table:table-cell>
          <table:table-cell table:style-name="ce48" table:formula="of:=[.E59]+[.H58]" office:value-type="float" office:value="7210.52649228706">
            <text:p>7,211 </text:p>
          </table:table-cell>
          <table:table-cell table:style-name="ce52" table:formula="of:=IF(ISERR([.C60]/VLOOKUP(ROUNDDOWN(([.A60]+9)/10;0);[$notes.$F$14:.$J$24];5;FALSE()));[.C60]/VLOOKUP(ROUNDDOWN(([.A60]+9)/10;0);[$notes.$F$14:.$J$24];2;FALSE());[.C60]/VLOOKUP(ROUNDDOWN(([.A60]+9)/10;0);[$notes.$F$14:.$J$24];5;FALSE()))" office:value-type="float" office:value="455.566733735748">
            <text:p>456 </text:p>
          </table:table-cell>
          <table:table-cell table:formula="of:=[.I59]-[.I58]" office:value-type="float" office:value="28.420523138833">
            <text:p>28 </text:p>
          </table:table-cell>
          <table:table-cell table:style-name="ce24" table:formula="of:=([.J59]-[.J58])/[.J58]" office:value-type="percentage" office:value="0.05607476635514">
            <text:p>6%</text:p>
          </table:table-cell>
          <table:table-cell table:style-name="ce48" table:formula="of:=[.I59]+[.L58]" office:value-type="float" office:value="7666.0932260228">
            <text:p>7,666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">
            <text:p>58</text:p>
          </table:table-cell>
          <table:table-cell office:value-type="float" office:value="76777">
            <text:p>76,777 </text:p>
          </table:table-cell>
          <table:table-cell table:formula="of:=[.B60]-[.B59]" office:value-type="float" office:value="5434">
            <text:p>5,434 </text:p>
          </table:table-cell>
          <table:table-cell table:style-name="ce50" table:formula="of:=([.C60]-[.C59])/[.C59]" office:value-type="percentage" office:value="0.0665358194308145">
            <text:p>7%</text:p>
          </table:table-cell>
          <table:table-cell table:style-name="ce52" table:formula="of:=IF(ISERR([.C60]/VLOOKUP(ROUNDDOWN(([.A60]+9)/10;0);[$notes.$F$14:.$J$24];5;FALSE()));[.C60]/VLOOKUP(ROUNDDOWN(([.A60]+9)/10;0);[$notes.$F$14:.$J$24];2;FALSE());[.C60]/VLOOKUP(ROUNDDOWN(([.A60]+9)/10;0);[$notes.$F$14:.$J$24];5;FALSE()))" office:value-type="float" office:value="455.566733735748">
            <text:p>456 </text:p>
          </table:table-cell>
          <table:table-cell table:formula="of:=[.E60]-[.E59]" office:value-type="float" office:value="28.420523138833">
            <text:p>28 </text:p>
          </table:table-cell>
          <table:table-cell table:style-name="ce24" table:formula="of:=([.F60]-[.F59])/[.F59]" office:value-type="percentage" office:value="0.05607476635514">
            <text:p>6%</text:p>
          </table:table-cell>
          <table:table-cell table:style-name="ce48" table:formula="of:=[.E60]+[.H59]" office:value-type="float" office:value="7666.0932260228">
            <text:p>7,666 </text:p>
          </table:table-cell>
          <table:table-cell table:style-name="ce52" table:formula="of:=IF(ISERR([.C61]/VLOOKUP(ROUNDDOWN(([.A61]+9)/10;0);[$notes.$F$14:.$J$24];5;FALSE()));[.C61]/VLOOKUP(ROUNDDOWN(([.A61]+9)/10;0);[$notes.$F$14:.$J$24];2;FALSE());[.C61]/VLOOKUP(ROUNDDOWN(([.A61]+9)/10;0);[$notes.$F$14:.$J$24];5;FALSE()))" office:value-type="float" office:value="485.831656606305">
            <text:p>486 </text:p>
          </table:table-cell>
          <table:table-cell table:formula="of:=[.I60]-[.I59]" office:value-type="float" office:value="30.2649228705567">
            <text:p>30 </text:p>
          </table:table-cell>
          <table:table-cell table:style-name="ce24" table:formula="of:=([.J60]-[.J59])/[.J59]" office:value-type="percentage" office:value="0.0648967551622422">
            <text:p>6%</text:p>
          </table:table-cell>
          <table:table-cell table:style-name="ce48" table:formula="of:=[.I60]+[.L59]" office:value-type="float" office:value="8151.92488262911">
            <text:p>8,152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">
            <text:p>59</text:p>
          </table:table-cell>
          <table:table-cell office:value-type="float" office:value="82572">
            <text:p>82,572 </text:p>
          </table:table-cell>
          <table:table-cell table:formula="of:=[.B61]-[.B60]" office:value-type="float" office:value="5795">
            <text:p>5,795 </text:p>
          </table:table-cell>
          <table:table-cell table:style-name="ce50" table:formula="of:=([.C61]-[.C60])/[.C60]" office:value-type="percentage" office:value="0.0664335664335664">
            <text:p>7%</text:p>
          </table:table-cell>
          <table:table-cell table:style-name="ce52" table:formula="of:=IF(ISERR([.C61]/VLOOKUP(ROUNDDOWN(([.A61]+9)/10;0);[$notes.$F$14:.$J$24];5;FALSE()));[.C61]/VLOOKUP(ROUNDDOWN(([.A61]+9)/10;0);[$notes.$F$14:.$J$24];2;FALSE());[.C61]/VLOOKUP(ROUNDDOWN(([.A61]+9)/10;0);[$notes.$F$14:.$J$24];5;FALSE()))" office:value-type="float" office:value="485.831656606305">
            <text:p>486 </text:p>
          </table:table-cell>
          <table:table-cell table:formula="of:=[.E61]-[.E60]" office:value-type="float" office:value="30.2649228705567">
            <text:p>30 </text:p>
          </table:table-cell>
          <table:table-cell table:style-name="ce24" table:formula="of:=([.F61]-[.F60])/[.F60]" office:value-type="percentage" office:value="0.0648967551622422">
            <text:p>6%</text:p>
          </table:table-cell>
          <table:table-cell table:style-name="ce48" table:formula="of:=[.E61]+[.H60]" office:value-type="float" office:value="8151.92488262911">
            <text:p>8,152 </text:p>
          </table:table-cell>
          <table:table-cell table:style-name="ce52" table:formula="of:=IF(ISERR([.C62]/VLOOKUP(ROUNDDOWN(([.A62]+9)/10;0);[$notes.$F$14:.$J$24];5;FALSE()));[.C62]/VLOOKUP(ROUNDDOWN(([.A62]+9)/10;0);[$notes.$F$14:.$J$24];2;FALSE());[.C62]/VLOOKUP(ROUNDDOWN(([.A62]+9)/10;0);[$notes.$F$14:.$J$24];5;FALSE()))" office:value-type="float" office:value="517.940979208585">
            <text:p>518 </text:p>
          </table:table-cell>
          <table:table-cell table:formula="of:=[.I61]-[.I60]" office:value-type="float" office:value="32.1093226022804">
            <text:p>32 </text:p>
          </table:table-cell>
          <table:table-cell table:style-name="ce24" table:formula="of:=([.J61]-[.J60])/[.J60]" office:value-type="percentage" office:value="0.0609418282548479">
            <text:p>6%</text:p>
          </table:table-cell>
          <table:table-cell table:style-name="ce48" table:formula="of:=[.I61]+[.L60]" office:value-type="float" office:value="8669.86586183769">
            <text:p>8,670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">
            <text:p>60</text:p>
          </table:table-cell>
          <table:table-cell office:value-type="float" office:value="88750">
            <text:p>88,750 </text:p>
          </table:table-cell>
          <table:table-cell table:formula="of:=[.B62]-[.B61]" office:value-type="float" office:value="6178">
            <text:p>6,178 </text:p>
          </table:table-cell>
          <table:table-cell table:style-name="ce50" table:formula="of:=([.C62]-[.C61])/[.C61]" office:value-type="percentage" office:value="0.0660914581535807">
            <text:p>7%</text:p>
          </table:table-cell>
          <table:table-cell table:style-name="ce52" table:formula="of:=IF(ISERR([.C62]/VLOOKUP(ROUNDDOWN(([.A62]+9)/10;0);[$notes.$F$14:.$J$24];5;FALSE()));[.C62]/VLOOKUP(ROUNDDOWN(([.A62]+9)/10;0);[$notes.$F$14:.$J$24];2;FALSE());[.C62]/VLOOKUP(ROUNDDOWN(([.A62]+9)/10;0);[$notes.$F$14:.$J$24];5;FALSE()))" office:value-type="float" office:value="517.940979208585">
            <text:p>518 </text:p>
          </table:table-cell>
          <table:table-cell table:formula="of:=[.E62]-[.E61]" office:value-type="float" office:value="32.1093226022804">
            <text:p>32 </text:p>
          </table:table-cell>
          <table:table-cell table:style-name="ce24" table:formula="of:=([.F62]-[.F61])/[.F61]" office:value-type="percentage" office:value="0.0609418282548479">
            <text:p>6%</text:p>
          </table:table-cell>
          <table:table-cell table:style-name="ce48" table:formula="of:=[.E62]+[.H61]" office:value-type="float" office:value="8669.86586183769">
            <text:p>8,670 </text:p>
          </table:table-cell>
          <table:table-cell table:style-name="ce52" table:formula="of:=IF(ISERR([.C63]/VLOOKUP(ROUNDDOWN(([.A63]+9)/10;0);[$notes.$F$14:.$J$24];5;FALSE()));[.C63]/VLOOKUP(ROUNDDOWN(([.A63]+9)/10;0);[$notes.$F$14:.$J$24];2;FALSE());[.C63]/VLOOKUP(ROUNDDOWN(([.A63]+9)/10;0);[$notes.$F$14:.$J$24];5;FALSE()))" office:value-type="float" office:value="446.070460704607">
            <text:p>446 </text:p>
          </table:table-cell>
          <table:table-cell table:formula="of:=[.I62]-[.I61]" office:value-type="float" office:value="-71.8705185039778">
            <text:p><text:s/>(72)</text:p>
          </table:table-cell>
          <table:table-cell table:style-name="ce24" table:formula="of:=([.J62]-[.J61])/[.J61]" office:value-type="percentage" office:value="-3.23830690526226">
            <text:p>-324%</text:p>
          </table:table-cell>
          <table:table-cell table:style-name="ce48" table:formula="of:=[.I62]+[.L61]" office:value-type="float" office:value="9115.9363225423">
            <text:p>9,116 </text:p>
          </table:table-cell>
          <table:table-cell office:value-type="string">
            <text:p>the large pool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1">
            <text:p>61</text:p>
          </table:table-cell>
          <table:table-cell office:value-type="float" office:value="95334">
            <text:p>95,334 </text:p>
          </table:table-cell>
          <table:table-cell table:formula="of:=[.B63]-[.B62]" office:value-type="float" office:value="6584">
            <text:p>6,584 </text:p>
          </table:table-cell>
          <table:table-cell table:style-name="ce50" table:formula="of:=([.C63]-[.C62])/[.C62]" office:value-type="percentage" office:value="0.0657170605373907">
            <text:p>7%</text:p>
          </table:table-cell>
          <table:table-cell table:style-name="ce52" table:formula="of:=IF(ISERR([.C63]/VLOOKUP(ROUNDDOWN(([.A63]+9)/10;0);[$notes.$F$14:.$J$24];5;FALSE()));[.C63]/VLOOKUP(ROUNDDOWN(([.A63]+9)/10;0);[$notes.$F$14:.$J$24];2;FALSE());[.C63]/VLOOKUP(ROUNDDOWN(([.A63]+9)/10;0);[$notes.$F$14:.$J$24];5;FALSE()))" office:value-type="float" office:value="446.070460704607">
            <text:p>446 </text:p>
          </table:table-cell>
          <table:table-cell table:formula="of:=[.E63]-[.E62]" office:value-type="float" office:value="-71.8705185039778">
            <text:p><text:s/>(72)</text:p>
          </table:table-cell>
          <table:table-cell table:style-name="ce24" table:formula="of:=([.F63]-[.F62])/[.F62]" office:value-type="percentage" office:value="-3.23830690526226">
            <text:p>-324%</text:p>
          </table:table-cell>
          <table:table-cell table:style-name="ce48" table:formula="of:=[.E63]+[.H62]" office:value-type="float" office:value="9115.9363225423">
            <text:p>9,116 </text:p>
          </table:table-cell>
          <table:table-cell table:style-name="ce52" table:formula="of:=IF(ISERR([.C64]/VLOOKUP(ROUNDDOWN(([.A64]+9)/10;0);[$notes.$F$14:.$J$24];5;FALSE()));[.C64]/VLOOKUP(ROUNDDOWN(([.A64]+9)/10;0);[$notes.$F$14:.$J$24];2;FALSE());[.C64]/VLOOKUP(ROUNDDOWN(([.A64]+9)/10;0);[$notes.$F$14:.$J$24];5;FALSE()))" office:value-type="float" office:value="475.406504065041">
            <text:p>475 </text:p>
          </table:table-cell>
          <table:table-cell table:formula="of:=[.I63]-[.I62]" office:value-type="float" office:value="29.3360433604336">
            <text:p>29 </text:p>
          </table:table-cell>
          <table:table-cell table:style-name="ce24" table:formula="of:=([.J63]-[.J62])/[.J62]" office:value-type="percentage" office:value="-1.40817909723039">
            <text:p>-141%</text:p>
          </table:table-cell>
          <table:table-cell table:style-name="ce48" table:formula="of:=[.I63]+[.L62]" office:value-type="float" office:value="9591.34282660734">
            <text:p>9,591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2">
            <text:p>62</text:p>
          </table:table-cell>
          <table:table-cell office:value-type="float" office:value="102351">
            <text:p>102,351 </text:p>
          </table:table-cell>
          <table:table-cell table:formula="of:=[.B64]-[.B63]" office:value-type="float" office:value="7017">
            <text:p>7,017 </text:p>
          </table:table-cell>
          <table:table-cell table:style-name="ce50" table:formula="of:=([.C64]-[.C63])/[.C63]" office:value-type="percentage" office:value="0.0657654921020656">
            <text:p>7%</text:p>
          </table:table-cell>
          <table:table-cell table:style-name="ce52" table:formula="of:=IF(ISERR([.C64]/VLOOKUP(ROUNDDOWN(([.A64]+9)/10;0);[$notes.$F$14:.$J$24];5;FALSE()));[.C64]/VLOOKUP(ROUNDDOWN(([.A64]+9)/10;0);[$notes.$F$14:.$J$24];2;FALSE());[.C64]/VLOOKUP(ROUNDDOWN(([.A64]+9)/10;0);[$notes.$F$14:.$J$24];5;FALSE()))" office:value-type="float" office:value="475.406504065041">
            <text:p>475 </text:p>
          </table:table-cell>
          <table:table-cell table:formula="of:=[.E64]-[.E63]" office:value-type="float" office:value="29.3360433604336">
            <text:p>29 </text:p>
          </table:table-cell>
          <table:table-cell table:style-name="ce24" table:formula="of:=([.F64]-[.F63])/[.F63]" office:value-type="percentage" office:value="-1.40817909723039">
            <text:p>-141%</text:p>
          </table:table-cell>
          <table:table-cell table:style-name="ce48" table:formula="of:=[.E64]+[.H63]" office:value-type="float" office:value="9591.34282660734">
            <text:p>9,591 </text:p>
          </table:table-cell>
          <table:table-cell table:style-name="ce52" table:formula="of:=IF(ISERR([.C65]/VLOOKUP(ROUNDDOWN(([.A65]+9)/10;0);[$notes.$F$14:.$J$24];5;FALSE()));[.C65]/VLOOKUP(ROUNDDOWN(([.A65]+9)/10;0);[$notes.$F$14:.$J$24];2;FALSE());[.C65]/VLOOKUP(ROUNDDOWN(([.A65]+9)/10;0);[$notes.$F$14:.$J$24];5;FALSE()))" office:value-type="float" office:value="506.368563685637">
            <text:p>506 </text:p>
          </table:table-cell>
          <table:table-cell table:formula="of:=[.I64]-[.I63]" office:value-type="float" office:value="30.9620596205962">
            <text:p>31 </text:p>
          </table:table-cell>
          <table:table-cell table:style-name="ce24" table:formula="of:=([.J64]-[.J63])/[.J63]" office:value-type="percentage" office:value="0.0554272517320996">
            <text:p>6%</text:p>
          </table:table-cell>
          <table:table-cell table:style-name="ce48" table:formula="of:=[.I64]+[.L63]" office:value-type="float" office:value="10097.711390293">
            <text:p>10,098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">
            <text:p>63</text:p>
          </table:table-cell>
          <table:table-cell office:value-type="float" office:value="109825">
            <text:p>109,825 </text:p>
          </table:table-cell>
          <table:table-cell table:formula="of:=[.B65]-[.B64]" office:value-type="float" office:value="7474">
            <text:p>7,474 </text:p>
          </table:table-cell>
          <table:table-cell table:style-name="ce50" table:formula="of:=([.C65]-[.C64])/[.C64]" office:value-type="percentage" office:value="0.0651275473849223">
            <text:p>7%</text:p>
          </table:table-cell>
          <table:table-cell table:style-name="ce52" table:formula="of:=IF(ISERR([.C65]/VLOOKUP(ROUNDDOWN(([.A65]+9)/10;0);[$notes.$F$14:.$J$24];5;FALSE()));[.C65]/VLOOKUP(ROUNDDOWN(([.A65]+9)/10;0);[$notes.$F$14:.$J$24];2;FALSE());[.C65]/VLOOKUP(ROUNDDOWN(([.A65]+9)/10;0);[$notes.$F$14:.$J$24];5;FALSE()))" office:value-type="float" office:value="506.368563685637">
            <text:p>506 </text:p>
          </table:table-cell>
          <table:table-cell table:formula="of:=[.E65]-[.E64]" office:value-type="float" office:value="30.9620596205962">
            <text:p>31 </text:p>
          </table:table-cell>
          <table:table-cell table:style-name="ce24" table:formula="of:=([.F65]-[.F64])/[.F64]" office:value-type="percentage" office:value="0.0554272517320996">
            <text:p>6%</text:p>
          </table:table-cell>
          <table:table-cell table:style-name="ce48" table:formula="of:=[.E65]+[.H64]" office:value-type="float" office:value="10097.711390293">
            <text:p>10,098 </text:p>
          </table:table-cell>
          <table:table-cell table:style-name="ce52" table:formula="of:=IF(ISERR([.C66]/VLOOKUP(ROUNDDOWN(([.A66]+9)/10;0);[$notes.$F$14:.$J$24];5;FALSE()));[.C66]/VLOOKUP(ROUNDDOWN(([.A66]+9)/10;0);[$notes.$F$14:.$J$24];2;FALSE());[.C66]/VLOOKUP(ROUNDDOWN(([.A66]+9)/10;0);[$notes.$F$14:.$J$24];5;FALSE()))" office:value-type="float" office:value="539.363143631436">
            <text:p>539 </text:p>
          </table:table-cell>
          <table:table-cell table:formula="of:=[.I65]-[.I64]" office:value-type="float" office:value="32.9945799457994">
            <text:p>33 </text:p>
          </table:table-cell>
          <table:table-cell table:style-name="ce24" table:formula="of:=([.J65]-[.J64])/[.J64]" office:value-type="percentage" office:value="0.0656455142231957">
            <text:p>7%</text:p>
          </table:table-cell>
          <table:table-cell table:style-name="ce48" table:formula="of:=[.I65]+[.L64]" office:value-type="float" office:value="10637.0745339244">
            <text:p>10,637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4">
            <text:p>64</text:p>
          </table:table-cell>
          <table:table-cell office:value-type="float" office:value="117786">
            <text:p>117,786 </text:p>
          </table:table-cell>
          <table:table-cell table:formula="of:=[.B66]-[.B65]" office:value-type="float" office:value="7961">
            <text:p>7,961 </text:p>
          </table:table-cell>
          <table:table-cell table:style-name="ce50" table:formula="of:=([.C66]-[.C65])/[.C65]" office:value-type="percentage" office:value="0.0651592186245652">
            <text:p>7%</text:p>
          </table:table-cell>
          <table:table-cell table:style-name="ce52" table:formula="of:=IF(ISERR([.C66]/VLOOKUP(ROUNDDOWN(([.A66]+9)/10;0);[$notes.$F$14:.$J$24];5;FALSE()));[.C66]/VLOOKUP(ROUNDDOWN(([.A66]+9)/10;0);[$notes.$F$14:.$J$24];2;FALSE());[.C66]/VLOOKUP(ROUNDDOWN(([.A66]+9)/10;0);[$notes.$F$14:.$J$24];5;FALSE()))" office:value-type="float" office:value="539.363143631436">
            <text:p>539 </text:p>
          </table:table-cell>
          <table:table-cell table:formula="of:=[.E66]-[.E65]" office:value-type="float" office:value="32.9945799457994">
            <text:p>33 </text:p>
          </table:table-cell>
          <table:table-cell table:style-name="ce24" table:formula="of:=([.F66]-[.F65])/[.F65]" office:value-type="percentage" office:value="0.0656455142231957">
            <text:p>7%</text:p>
          </table:table-cell>
          <table:table-cell table:style-name="ce48" table:formula="of:=[.E66]+[.H65]" office:value-type="float" office:value="10637.0745339244">
            <text:p>10,637 </text:p>
          </table:table-cell>
          <table:table-cell table:style-name="ce52" table:formula="of:=IF(ISERR([.C67]/VLOOKUP(ROUNDDOWN(([.A67]+9)/10;0);[$notes.$F$14:.$J$24];5;FALSE()));[.C67]/VLOOKUP(ROUNDDOWN(([.A67]+9)/10;0);[$notes.$F$14:.$J$24];2;FALSE());[.C67]/VLOOKUP(ROUNDDOWN(([.A67]+9)/10;0);[$notes.$F$14:.$J$24];5;FALSE()))" office:value-type="float" office:value="574.322493224932">
            <text:p>574 </text:p>
          </table:table-cell>
          <table:table-cell table:formula="of:=[.I66]-[.I65]" office:value-type="float" office:value="34.959349593496">
            <text:p>35 </text:p>
          </table:table-cell>
          <table:table-cell table:style-name="ce24" table:formula="of:=([.J66]-[.J65])/[.J65]" office:value-type="percentage" office:value="0.0595482546201248">
            <text:p>6%</text:p>
          </table:table-cell>
          <table:table-cell table:style-name="ce48" table:formula="of:=[.I66]+[.L65]" office:value-type="float" office:value="11211.3970271493">
            <text:p>11,211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5">
            <text:p>65</text:p>
          </table:table-cell>
          <table:table-cell office:value-type="float" office:value="126263">
            <text:p>126,263 </text:p>
          </table:table-cell>
          <table:table-cell table:formula="of:=[.B67]-[.B66]" office:value-type="float" office:value="8477">
            <text:p>8,477 </text:p>
          </table:table-cell>
          <table:table-cell table:style-name="ce50" table:formula="of:=([.C67]-[.C66])/[.C66]" office:value-type="percentage" office:value="0.0648159778922246">
            <text:p>6%</text:p>
          </table:table-cell>
          <table:table-cell table:style-name="ce52" table:formula="of:=IF(ISERR([.C67]/VLOOKUP(ROUNDDOWN(([.A67]+9)/10;0);[$notes.$F$14:.$J$24];5;FALSE()));[.C67]/VLOOKUP(ROUNDDOWN(([.A67]+9)/10;0);[$notes.$F$14:.$J$24];2;FALSE());[.C67]/VLOOKUP(ROUNDDOWN(([.A67]+9)/10;0);[$notes.$F$14:.$J$24];5;FALSE()))" office:value-type="float" office:value="574.322493224932">
            <text:p>574 </text:p>
          </table:table-cell>
          <table:table-cell table:formula="of:=[.E67]-[.E66]" office:value-type="float" office:value="34.959349593496">
            <text:p>35 </text:p>
          </table:table-cell>
          <table:table-cell table:style-name="ce24" table:formula="of:=([.F67]-[.F66])/[.F66]" office:value-type="percentage" office:value="0.0595482546201248">
            <text:p>6%</text:p>
          </table:table-cell>
          <table:table-cell table:style-name="ce48" table:formula="of:=[.E67]+[.H66]" office:value-type="float" office:value="11211.3970271493">
            <text:p>11,211 </text:p>
          </table:table-cell>
          <table:table-cell table:style-name="ce52" table:formula="of:=IF(ISERR([.C68]/VLOOKUP(ROUNDDOWN(([.A68]+9)/10;0);[$notes.$F$14:.$J$24];5;FALSE()));[.C68]/VLOOKUP(ROUNDDOWN(([.A68]+9)/10;0);[$notes.$F$14:.$J$24];2;FALSE());[.C68]/VLOOKUP(ROUNDDOWN(([.A68]+9)/10;0);[$notes.$F$14:.$J$24];5;FALSE()))" office:value-type="float" office:value="611.449864498645">
            <text:p>611 </text:p>
          </table:table-cell>
          <table:table-cell table:formula="of:=[.I67]-[.I66]" office:value-type="float" office:value="37.1273712737127">
            <text:p>37 </text:p>
          </table:table-cell>
          <table:table-cell table:style-name="ce24" table:formula="of:=([.J67]-[.J66])/[.J66]" office:value-type="percentage" office:value="0.0620155038759667">
            <text:p>6%</text:p>
          </table:table-cell>
          <table:table-cell table:style-name="ce48" table:formula="of:=[.I67]+[.L66]" office:value-type="float" office:value="11822.846891648">
            <text:p>11,823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6">
            <text:p>66</text:p>
          </table:table-cell>
          <table:table-cell office:value-type="float" office:value="135288">
            <text:p>135,288 </text:p>
          </table:table-cell>
          <table:table-cell table:formula="of:=[.B68]-[.B67]" office:value-type="float" office:value="9025">
            <text:p>9,025 </text:p>
          </table:table-cell>
          <table:table-cell table:style-name="ce50" table:formula="of:=([.C68]-[.C67])/[.C67]" office:value-type="percentage" office:value="0.0646455113837443">
            <text:p>6%</text:p>
          </table:table-cell>
          <table:table-cell table:style-name="ce52" table:formula="of:=IF(ISERR([.C68]/VLOOKUP(ROUNDDOWN(([.A68]+9)/10;0);[$notes.$F$14:.$J$24];5;FALSE()));[.C68]/VLOOKUP(ROUNDDOWN(([.A68]+9)/10;0);[$notes.$F$14:.$J$24];2;FALSE());[.C68]/VLOOKUP(ROUNDDOWN(([.A68]+9)/10;0);[$notes.$F$14:.$J$24];5;FALSE()))" office:value-type="float" office:value="611.449864498645">
            <text:p>611 </text:p>
          </table:table-cell>
          <table:table-cell table:formula="of:=[.E68]-[.E67]" office:value-type="float" office:value="37.1273712737127">
            <text:p>37 </text:p>
          </table:table-cell>
          <table:table-cell table:style-name="ce24" table:formula="of:=([.F68]-[.F67])/[.F67]" office:value-type="percentage" office:value="0.0620155038759667">
            <text:p>6%</text:p>
          </table:table-cell>
          <table:table-cell table:style-name="ce48" table:formula="of:=[.E68]+[.H67]" office:value-type="float" office:value="11822.846891648">
            <text:p>11,823 </text:p>
          </table:table-cell>
          <table:table-cell table:style-name="ce52" table:formula="of:=IF(ISERR([.C69]/VLOOKUP(ROUNDDOWN(([.A69]+9)/10;0);[$notes.$F$14:.$J$24];5;FALSE()));[.C69]/VLOOKUP(ROUNDDOWN(([.A69]+9)/10;0);[$notes.$F$14:.$J$24];2;FALSE());[.C69]/VLOOKUP(ROUNDDOWN(([.A69]+9)/10;0);[$notes.$F$14:.$J$24];5;FALSE()))" office:value-type="float" office:value="650.745257452575">
            <text:p>651 </text:p>
          </table:table-cell>
          <table:table-cell table:formula="of:=[.I68]-[.I67]" office:value-type="float" office:value="39.2953929539295">
            <text:p>39 </text:p>
          </table:table-cell>
          <table:table-cell table:style-name="ce24" table:formula="of:=([.J68]-[.J67])/[.J67]" office:value-type="percentage" office:value="0.0583941605839427">
            <text:p>6%</text:p>
          </table:table-cell>
          <table:table-cell table:style-name="ce48" table:formula="of:=[.I68]+[.L67]" office:value-type="float" office:value="12473.5921491006">
            <text:p>12,474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7">
            <text:p>67</text:p>
          </table:table-cell>
          <table:table-cell office:value-type="float" office:value="144893">
            <text:p>144,893 </text:p>
          </table:table-cell>
          <table:table-cell table:formula="of:=[.B69]-[.B68]" office:value-type="float" office:value="9605">
            <text:p>9,605 </text:p>
          </table:table-cell>
          <table:table-cell table:style-name="ce50" table:formula="of:=([.C69]-[.C68])/[.C68]" office:value-type="percentage" office:value="0.0642659279778393">
            <text:p>6%</text:p>
          </table:table-cell>
          <table:table-cell table:style-name="ce52" table:formula="of:=IF(ISERR([.C69]/VLOOKUP(ROUNDDOWN(([.A69]+9)/10;0);[$notes.$F$14:.$J$24];5;FALSE()));[.C69]/VLOOKUP(ROUNDDOWN(([.A69]+9)/10;0);[$notes.$F$14:.$J$24];2;FALSE());[.C69]/VLOOKUP(ROUNDDOWN(([.A69]+9)/10;0);[$notes.$F$14:.$J$24];5;FALSE()))" office:value-type="float" office:value="650.745257452575">
            <text:p>651 </text:p>
          </table:table-cell>
          <table:table-cell table:formula="of:=[.E69]-[.E68]" office:value-type="float" office:value="39.2953929539295">
            <text:p>39 </text:p>
          </table:table-cell>
          <table:table-cell table:style-name="ce24" table:formula="of:=([.F69]-[.F68])/[.F68]" office:value-type="percentage" office:value="0.0583941605839427">
            <text:p>6%</text:p>
          </table:table-cell>
          <table:table-cell table:style-name="ce48" table:formula="of:=[.E69]+[.H68]" office:value-type="float" office:value="12473.5921491006">
            <text:p>12,474 </text:p>
          </table:table-cell>
          <table:table-cell table:style-name="ce52" table:formula="of:=IF(ISERR([.C70]/VLOOKUP(ROUNDDOWN(([.A70]+9)/10;0);[$notes.$F$14:.$J$24];5;FALSE()));[.C70]/VLOOKUP(ROUNDDOWN(([.A70]+9)/10;0);[$notes.$F$14:.$J$24];2;FALSE());[.C70]/VLOOKUP(ROUNDDOWN(([.A70]+9)/10;0);[$notes.$F$14:.$J$24];5;FALSE()))" office:value-type="float" office:value="692.547425474255">
            <text:p>693 </text:p>
          </table:table-cell>
          <table:table-cell table:formula="of:=[.I69]-[.I68]" office:value-type="float" office:value="41.8021680216802">
            <text:p>42 </text:p>
          </table:table-cell>
          <table:table-cell table:style-name="ce24" table:formula="of:=([.J69]-[.J68])/[.J68]" office:value-type="percentage" office:value="0.0637931034482767">
            <text:p>6%</text:p>
          </table:table-cell>
          <table:table-cell table:style-name="ce48" table:formula="of:=[.I69]+[.L68]" office:value-type="float" office:value="13166.1395745748">
            <text:p>13,166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">
            <text:p>68</text:p>
          </table:table-cell>
          <table:table-cell office:value-type="float" office:value="155115">
            <text:p>155,115 </text:p>
          </table:table-cell>
          <table:table-cell table:formula="of:=[.B70]-[.B69]" office:value-type="float" office:value="10222">
            <text:p>10,222 </text:p>
          </table:table-cell>
          <table:table-cell table:style-name="ce50" table:formula="of:=([.C70]-[.C69])/[.C69]" office:value-type="percentage" office:value="0.0642373763664758">
            <text:p>6%</text:p>
          </table:table-cell>
          <table:table-cell table:style-name="ce52" table:formula="of:=IF(ISERR([.C70]/VLOOKUP(ROUNDDOWN(([.A70]+9)/10;0);[$notes.$F$14:.$J$24];5;FALSE()));[.C70]/VLOOKUP(ROUNDDOWN(([.A70]+9)/10;0);[$notes.$F$14:.$J$24];2;FALSE());[.C70]/VLOOKUP(ROUNDDOWN(([.A70]+9)/10;0);[$notes.$F$14:.$J$24];5;FALSE()))" office:value-type="float" office:value="692.547425474255">
            <text:p>693 </text:p>
          </table:table-cell>
          <table:table-cell table:formula="of:=[.E70]-[.E69]" office:value-type="float" office:value="41.8021680216802">
            <text:p>42 </text:p>
          </table:table-cell>
          <table:table-cell table:style-name="ce24" table:formula="of:=([.F70]-[.F69])/[.F69]" office:value-type="percentage" office:value="0.0637931034482767">
            <text:p>6%</text:p>
          </table:table-cell>
          <table:table-cell table:style-name="ce48" table:formula="of:=[.E70]+[.H69]" office:value-type="float" office:value="13166.1395745748">
            <text:p>13,166 </text:p>
          </table:table-cell>
          <table:table-cell table:style-name="ce52" table:formula="of:=IF(ISERR([.C71]/VLOOKUP(ROUNDDOWN(([.A71]+9)/10;0);[$notes.$F$14:.$J$24];5;FALSE()));[.C71]/VLOOKUP(ROUNDDOWN(([.A71]+9)/10;0);[$notes.$F$14:.$J$24];2;FALSE());[.C71]/VLOOKUP(ROUNDDOWN(([.A71]+9)/10;0);[$notes.$F$14:.$J$24];5;FALSE()))" office:value-type="float" office:value="736.788617886179">
            <text:p>737 </text:p>
          </table:table-cell>
          <table:table-cell table:formula="of:=[.I70]-[.I69]" office:value-type="float" office:value="44.2411924119241">
            <text:p>44 </text:p>
          </table:table-cell>
          <table:table-cell table:style-name="ce24" table:formula="of:=([.J70]-[.J69])/[.J69]" office:value-type="percentage" office:value="0.0583468395461898">
            <text:p>6%</text:p>
          </table:table-cell>
          <table:table-cell table:style-name="ce48" table:formula="of:=[.I70]+[.L69]" office:value-type="float" office:value="13902.928192461">
            <text:p>13,903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">
            <text:p>69</text:p>
          </table:table-cell>
          <table:table-cell office:value-type="float" office:value="165990">
            <text:p>165,990 </text:p>
          </table:table-cell>
          <table:table-cell table:formula="of:=[.B71]-[.B70]" office:value-type="float" office:value="10875">
            <text:p>10,875 </text:p>
          </table:table-cell>
          <table:table-cell table:style-name="ce50" table:formula="of:=([.C71]-[.C70])/[.C70]" office:value-type="percentage" office:value="0.0638818235179026">
            <text:p>6%</text:p>
          </table:table-cell>
          <table:table-cell table:style-name="ce52" table:formula="of:=IF(ISERR([.C71]/VLOOKUP(ROUNDDOWN(([.A71]+9)/10;0);[$notes.$F$14:.$J$24];5;FALSE()));[.C71]/VLOOKUP(ROUNDDOWN(([.A71]+9)/10;0);[$notes.$F$14:.$J$24];2;FALSE());[.C71]/VLOOKUP(ROUNDDOWN(([.A71]+9)/10;0);[$notes.$F$14:.$J$24];5;FALSE()))" office:value-type="float" office:value="736.788617886179">
            <text:p>737 </text:p>
          </table:table-cell>
          <table:table-cell table:formula="of:=[.E71]-[.E70]" office:value-type="float" office:value="44.2411924119241">
            <text:p>44 </text:p>
          </table:table-cell>
          <table:table-cell table:style-name="ce24" table:formula="of:=([.F71]-[.F70])/[.F70]" office:value-type="percentage" office:value="0.0583468395461898">
            <text:p>6%</text:p>
          </table:table-cell>
          <table:table-cell table:style-name="ce48" table:formula="of:=[.E71]+[.H70]" office:value-type="float" office:value="13902.928192461">
            <text:p>13,903 </text:p>
          </table:table-cell>
          <table:table-cell table:style-name="ce52" table:formula="of:=IF(ISERR([.C72]/VLOOKUP(ROUNDDOWN(([.A72]+9)/10;0);[$notes.$F$14:.$J$24];5;FALSE()));[.C72]/VLOOKUP(ROUNDDOWN(([.A72]+9)/10;0);[$notes.$F$14:.$J$24];2;FALSE());[.C72]/VLOOKUP(ROUNDDOWN(([.A72]+9)/10;0);[$notes.$F$14:.$J$24];5;FALSE()))" office:value-type="float" office:value="783.807588075881">
            <text:p>784 </text:p>
          </table:table-cell>
          <table:table-cell table:formula="of:=[.I71]-[.I70]" office:value-type="float" office:value="47.0189701897019">
            <text:p>47 </text:p>
          </table:table-cell>
          <table:table-cell table:style-name="ce24" table:formula="of:=([.J71]-[.J70])/[.J70]" office:value-type="percentage" office:value="0.0627871362940288">
            <text:p>6%</text:p>
          </table:table-cell>
          <table:table-cell table:style-name="ce48" table:formula="of:=[.I71]+[.L70]" office:value-type="float" office:value="14686.7357805369">
            <text:p>14,687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0">
            <text:p>70</text:p>
          </table:table-cell>
          <table:table-cell office:value-type="float" office:value="177559">
            <text:p>177,559 </text:p>
          </table:table-cell>
          <table:table-cell table:formula="of:=[.B72]-[.B71]" office:value-type="float" office:value="11569">
            <text:p>11,569 </text:p>
          </table:table-cell>
          <table:table-cell table:style-name="ce50" table:formula="of:=([.C72]-[.C71])/[.C71]" office:value-type="percentage" office:value="0.063816091954023">
            <text:p>6%</text:p>
          </table:table-cell>
          <table:table-cell table:style-name="ce52" table:formula="of:=IF(ISERR([.C72]/VLOOKUP(ROUNDDOWN(([.A72]+9)/10;0);[$notes.$F$14:.$J$24];5;FALSE()));[.C72]/VLOOKUP(ROUNDDOWN(([.A72]+9)/10;0);[$notes.$F$14:.$J$24];2;FALSE());[.C72]/VLOOKUP(ROUNDDOWN(([.A72]+9)/10;0);[$notes.$F$14:.$J$24];5;FALSE()))" office:value-type="float" office:value="783.807588075881">
            <text:p>784 </text:p>
          </table:table-cell>
          <table:table-cell table:formula="of:=[.E72]-[.E71]" office:value-type="float" office:value="47.0189701897019">
            <text:p>47 </text:p>
          </table:table-cell>
          <table:table-cell table:style-name="ce24" table:formula="of:=([.F72]-[.F71])/[.F71]" office:value-type="percentage" office:value="0.0627871362940288">
            <text:p>6%</text:p>
          </table:table-cell>
          <table:table-cell table:style-name="ce48" table:formula="of:=[.E72]+[.H71]" office:value-type="float" office:value="14686.7357805369">
            <text:p>14,687 </text:p>
          </table:table-cell>
          <table:table-cell table:style-name="ce52" table:formula="of:=IF(ISERR([.C73]/VLOOKUP(ROUNDDOWN(([.A73]+9)/10;0);[$notes.$F$14:.$J$24];5;FALSE()));[.C73]/VLOOKUP(ROUNDDOWN(([.A73]+9)/10;0);[$notes.$F$14:.$J$24];2;FALSE());[.C73]/VLOOKUP(ROUNDDOWN(([.A73]+9)/10;0);[$notes.$F$14:.$J$24];5;FALSE()))" office:value-type="float" office:value="790.274922918808">
            <text:p>790 </text:p>
          </table:table-cell>
          <table:table-cell table:formula="of:=[.I72]-[.I71]" office:value-type="float" office:value="6.46733484292713">
            <text:p>6 </text:p>
          </table:table-cell>
          <table:table-cell table:style-name="ce24" table:formula="of:=([.J72]-[.J71])/[.J71]" office:value-type="percentage" office:value="-0.862452648009216">
            <text:p>-86%</text:p>
          </table:table-cell>
          <table:table-cell table:style-name="ce48" table:formula="of:=[.I72]+[.L71]" office:value-type="float" office:value="15477.0107034557">
            <text:p>15,477 </text:p>
          </table:table-cell>
          <table:table-cell office:value-type="string">
            <text:p>the minor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1">
            <text:p>71</text:p>
          </table:table-cell>
          <table:table-cell office:value-type="float" office:value="189862">
            <text:p>189,862 </text:p>
          </table:table-cell>
          <table:table-cell table:formula="of:=[.B73]-[.B72]" office:value-type="float" office:value="12303">
            <text:p>12,303 </text:p>
          </table:table-cell>
          <table:table-cell table:style-name="ce50" table:formula="of:=([.C73]-[.C72])/[.C72]" office:value-type="percentage" office:value="0.0634454144697035">
            <text:p>6%</text:p>
          </table:table-cell>
          <table:table-cell table:style-name="ce52" table:formula="of:=IF(ISERR([.C73]/VLOOKUP(ROUNDDOWN(([.A73]+9)/10;0);[$notes.$F$14:.$J$24];5;FALSE()));[.C73]/VLOOKUP(ROUNDDOWN(([.A73]+9)/10;0);[$notes.$F$14:.$J$24];2;FALSE());[.C73]/VLOOKUP(ROUNDDOWN(([.A73]+9)/10;0);[$notes.$F$14:.$J$24];5;FALSE()))" office:value-type="float" office:value="790.274922918808">
            <text:p>790 </text:p>
          </table:table-cell>
          <table:table-cell table:formula="of:=[.E73]-[.E72]" office:value-type="float" office:value="6.46733484292713">
            <text:p>6 </text:p>
          </table:table-cell>
          <table:table-cell table:style-name="ce24" table:formula="of:=([.F73]-[.F72])/[.F72]" office:value-type="percentage" office:value="-0.862452648009216">
            <text:p>-86%</text:p>
          </table:table-cell>
          <table:table-cell table:style-name="ce48" table:formula="of:=[.E73]+[.H72]" office:value-type="float" office:value="15477.0107034557">
            <text:p>15,477 </text:p>
          </table:table-cell>
          <table:table-cell table:style-name="ce52" table:formula="of:=IF(ISERR([.C74]/VLOOKUP(ROUNDDOWN(([.A74]+9)/10;0);[$notes.$F$14:.$J$24];5;FALSE()));[.C74]/VLOOKUP(ROUNDDOWN(([.A74]+9)/10;0);[$notes.$F$14:.$J$24];2;FALSE());[.C74]/VLOOKUP(ROUNDDOWN(([.A74]+9)/10;0);[$notes.$F$14:.$J$24];5;FALSE()))" office:value-type="float" office:value="840.377697841727">
            <text:p>840 </text:p>
          </table:table-cell>
          <table:table-cell table:formula="of:=[.I73]-[.I72]" office:value-type="float" office:value="50.1027749229188">
            <text:p>50 </text:p>
          </table:table-cell>
          <table:table-cell table:style-name="ce24" table:formula="of:=([.J73]-[.J72])/[.J72]" office:value-type="percentage" office:value="6.74705131862976">
            <text:p>675%</text:p>
          </table:table-cell>
          <table:table-cell table:style-name="ce48" table:formula="of:=[.I73]+[.L72]" office:value-type="float" office:value="16317.3884012974">
            <text:p>16,317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2">
            <text:p>72</text:p>
          </table:table-cell>
          <table:table-cell office:value-type="float" office:value="202945">
            <text:p>202,945 </text:p>
          </table:table-cell>
          <table:table-cell table:formula="of:=[.B74]-[.B73]" office:value-type="float" office:value="13083">
            <text:p>13,083 </text:p>
          </table:table-cell>
          <table:table-cell table:style-name="ce50" table:formula="of:=([.C74]-[.C73])/[.C73]" office:value-type="percentage" office:value="0.0633991709339186">
            <text:p>6%</text:p>
          </table:table-cell>
          <table:table-cell table:style-name="ce52" table:formula="of:=IF(ISERR([.C74]/VLOOKUP(ROUNDDOWN(([.A74]+9)/10;0);[$notes.$F$14:.$J$24];5;FALSE()));[.C74]/VLOOKUP(ROUNDDOWN(([.A74]+9)/10;0);[$notes.$F$14:.$J$24];2;FALSE());[.C74]/VLOOKUP(ROUNDDOWN(([.A74]+9)/10;0);[$notes.$F$14:.$J$24];5;FALSE()))" office:value-type="float" office:value="840.377697841727">
            <text:p>840 </text:p>
          </table:table-cell>
          <table:table-cell table:formula="of:=[.E74]-[.E73]" office:value-type="float" office:value="50.1027749229188">
            <text:p>50 </text:p>
          </table:table-cell>
          <table:table-cell table:style-name="ce24" table:formula="of:=([.F74]-[.F73])/[.F73]" office:value-type="percentage" office:value="6.74705131862976">
            <text:p>675%</text:p>
          </table:table-cell>
          <table:table-cell table:style-name="ce48" table:formula="of:=[.E74]+[.H73]" office:value-type="float" office:value="16317.3884012974">
            <text:p>16,317 </text:p>
          </table:table-cell>
          <table:table-cell table:style-name="ce52" table:formula="of:=IF(ISERR([.C75]/VLOOKUP(ROUNDDOWN(([.A75]+9)/10;0);[$notes.$F$14:.$J$24];5;FALSE()));[.C75]/VLOOKUP(ROUNDDOWN(([.A75]+9)/10;0);[$notes.$F$14:.$J$24];2;FALSE());[.C75]/VLOOKUP(ROUNDDOWN(([.A75]+9)/10;0);[$notes.$F$14:.$J$24];5;FALSE()))" office:value-type="float" office:value="893.499486125385">
            <text:p>893 </text:p>
          </table:table-cell>
          <table:table-cell table:formula="of:=[.I74]-[.I73]" office:value-type="float" office:value="53.1217882836587">
            <text:p>53 </text:p>
          </table:table-cell>
          <table:table-cell table:style-name="ce24" table:formula="of:=([.J74]-[.J73])/[.J73]" office:value-type="percentage" office:value="0.0602564102564088">
            <text:p>6%</text:p>
          </table:table-cell>
          <table:table-cell table:style-name="ce48" table:formula="of:=[.I74]+[.L73]" office:value-type="float" office:value="17210.8878874228">
            <text:p>17,211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3">
            <text:p>73</text:p>
          </table:table-cell>
          <table:table-cell office:value-type="float" office:value="216855">
            <text:p>216,855 </text:p>
          </table:table-cell>
          <table:table-cell table:formula="of:=[.B75]-[.B74]" office:value-type="float" office:value="13910">
            <text:p>13,910 </text:p>
          </table:table-cell>
          <table:table-cell table:style-name="ce50" table:formula="of:=([.C75]-[.C74])/[.C74]" office:value-type="percentage" office:value="0.0632118015745624">
            <text:p>6%</text:p>
          </table:table-cell>
          <table:table-cell table:style-name="ce52" table:formula="of:=IF(ISERR([.C75]/VLOOKUP(ROUNDDOWN(([.A75]+9)/10;0);[$notes.$F$14:.$J$24];5;FALSE()));[.C75]/VLOOKUP(ROUNDDOWN(([.A75]+9)/10;0);[$notes.$F$14:.$J$24];2;FALSE());[.C75]/VLOOKUP(ROUNDDOWN(([.A75]+9)/10;0);[$notes.$F$14:.$J$24];5;FALSE()))" office:value-type="float" office:value="893.499486125385">
            <text:p>893 </text:p>
          </table:table-cell>
          <table:table-cell table:formula="of:=[.E75]-[.E74]" office:value-type="float" office:value="53.1217882836587">
            <text:p>53 </text:p>
          </table:table-cell>
          <table:table-cell table:style-name="ce24" table:formula="of:=([.F75]-[.F74])/[.F74]" office:value-type="percentage" office:value="0.0602564102564088">
            <text:p>6%</text:p>
          </table:table-cell>
          <table:table-cell table:style-name="ce48" table:formula="of:=[.E75]+[.H74]" office:value-type="float" office:value="17210.8878874228">
            <text:p>17,211 </text:p>
          </table:table-cell>
          <table:table-cell table:style-name="ce52" table:formula="of:=IF(ISERR([.C76]/VLOOKUP(ROUNDDOWN(([.A76]+9)/10;0);[$notes.$F$14:.$J$24];5;FALSE()));[.C76]/VLOOKUP(ROUNDDOWN(([.A76]+9)/10;0);[$notes.$F$14:.$J$24];2;FALSE());[.C76]/VLOOKUP(ROUNDDOWN(([.A76]+9)/10;0);[$notes.$F$14:.$J$24];5;FALSE()))" office:value-type="float" office:value="949.768756423433">
            <text:p>950 </text:p>
          </table:table-cell>
          <table:table-cell table:formula="of:=[.I75]-[.I74]" office:value-type="float" office:value="56.2692702980473">
            <text:p>56 </text:p>
          </table:table-cell>
          <table:table-cell table:style-name="ce24" table:formula="of:=([.J75]-[.J74])/[.J74]" office:value-type="percentage" office:value="0.0592503022974634">
            <text:p>6%</text:p>
          </table:table-cell>
          <table:table-cell table:style-name="ce48" table:formula="of:=[.I75]+[.L74]" office:value-type="float" office:value="18160.6566438462">
            <text:p>18,161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4">
            <text:p>74</text:p>
          </table:table-cell>
          <table:table-cell office:value-type="float" office:value="231641">
            <text:p>231,641 </text:p>
          </table:table-cell>
          <table:table-cell table:formula="of:=[.B76]-[.B75]" office:value-type="float" office:value="14786">
            <text:p>14,786 </text:p>
          </table:table-cell>
          <table:table-cell table:style-name="ce50" table:formula="of:=([.C76]-[.C75])/[.C75]" office:value-type="percentage" office:value="0.0629762760603882">
            <text:p>6%</text:p>
          </table:table-cell>
          <table:table-cell table:style-name="ce52" table:formula="of:=IF(ISERR([.C76]/VLOOKUP(ROUNDDOWN(([.A76]+9)/10;0);[$notes.$F$14:.$J$24];5;FALSE()));[.C76]/VLOOKUP(ROUNDDOWN(([.A76]+9)/10;0);[$notes.$F$14:.$J$24];2;FALSE());[.C76]/VLOOKUP(ROUNDDOWN(([.A76]+9)/10;0);[$notes.$F$14:.$J$24];5;FALSE()))" office:value-type="float" office:value="949.768756423433">
            <text:p>950 </text:p>
          </table:table-cell>
          <table:table-cell table:formula="of:=[.E76]-[.E75]" office:value-type="float" office:value="56.2692702980473">
            <text:p>56 </text:p>
          </table:table-cell>
          <table:table-cell table:style-name="ce24" table:formula="of:=([.F76]-[.F75])/[.F75]" office:value-type="percentage" office:value="0.0592503022974634">
            <text:p>6%</text:p>
          </table:table-cell>
          <table:table-cell table:style-name="ce48" table:formula="of:=[.E76]+[.H75]" office:value-type="float" office:value="18160.6566438462">
            <text:p>18,161 </text:p>
          </table:table-cell>
          <table:table-cell table:style-name="ce52" table:formula="of:=IF(ISERR([.C77]/VLOOKUP(ROUNDDOWN(([.A77]+9)/10;0);[$notes.$F$14:.$J$24];5;FALSE()));[.C77]/VLOOKUP(ROUNDDOWN(([.A77]+9)/10;0);[$notes.$F$14:.$J$24];2;FALSE());[.C77]/VLOOKUP(ROUNDDOWN(([.A77]+9)/10;0);[$notes.$F$14:.$J$24];5;FALSE()))" office:value-type="float" office:value="1009.37821171634">
            <text:p>1,009 </text:p>
          </table:table-cell>
          <table:table-cell table:formula="of:=[.I76]-[.I75]" office:value-type="float" office:value="59.6094552929085">
            <text:p>60 </text:p>
          </table:table-cell>
          <table:table-cell table:style-name="ce24" table:formula="of:=([.J76]-[.J75])/[.J75]" office:value-type="percentage" office:value="0.0593607305936054">
            <text:p>6%</text:p>
          </table:table-cell>
          <table:table-cell table:style-name="ce48" table:formula="of:=[.I76]+[.L75]" office:value-type="float" office:value="19170.0348555626">
            <text:p>19,170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">
            <text:p>75</text:p>
          </table:table-cell>
          <table:table-cell office:value-type="float" office:value="247355">
            <text:p>247,355 </text:p>
          </table:table-cell>
          <table:table-cell table:formula="of:=[.B77]-[.B76]" office:value-type="float" office:value="15714">
            <text:p>15,714 </text:p>
          </table:table-cell>
          <table:table-cell table:style-name="ce50" table:formula="of:=([.C77]-[.C76])/[.C76]" office:value-type="percentage" office:value="0.0627620722304883">
            <text:p>6%</text:p>
          </table:table-cell>
          <table:table-cell table:style-name="ce52" table:formula="of:=IF(ISERR([.C77]/VLOOKUP(ROUNDDOWN(([.A77]+9)/10;0);[$notes.$F$14:.$J$24];5;FALSE()));[.C77]/VLOOKUP(ROUNDDOWN(([.A77]+9)/10;0);[$notes.$F$14:.$J$24];2;FALSE());[.C77]/VLOOKUP(ROUNDDOWN(([.A77]+9)/10;0);[$notes.$F$14:.$J$24];5;FALSE()))" office:value-type="float" office:value="1009.37821171634">
            <text:p>1,009 </text:p>
          </table:table-cell>
          <table:table-cell table:formula="of:=[.E77]-[.E76]" office:value-type="float" office:value="59.6094552929085">
            <text:p>60 </text:p>
          </table:table-cell>
          <table:table-cell table:style-name="ce24" table:formula="of:=([.F77]-[.F76])/[.F76]" office:value-type="percentage" office:value="0.0593607305936054">
            <text:p>6%</text:p>
          </table:table-cell>
          <table:table-cell table:style-name="ce48" table:formula="of:=[.E77]+[.H76]" office:value-type="float" office:value="19170.0348555626">
            <text:p>19,170 </text:p>
          </table:table-cell>
          <table:table-cell table:style-name="ce52" table:formula="of:=IF(ISERR([.C78]/VLOOKUP(ROUNDDOWN(([.A78]+9)/10;0);[$notes.$F$14:.$J$24];5;FALSE()));[.C78]/VLOOKUP(ROUNDDOWN(([.A78]+9)/10;0);[$notes.$F$14:.$J$24];2;FALSE());[.C78]/VLOOKUP(ROUNDDOWN(([.A78]+9)/10;0);[$notes.$F$14:.$J$24];5;FALSE()))" office:value-type="float" office:value="1072.71325796506">
            <text:p>1,073 </text:p>
          </table:table-cell>
          <table:table-cell table:formula="of:=[.I77]-[.I76]" office:value-type="float" office:value="63.3350462487153">
            <text:p>63 </text:p>
          </table:table-cell>
          <table:table-cell table:style-name="ce24" table:formula="of:=([.J77]-[.J76])/[.J76]" office:value-type="percentage" office:value="0.0625000000000014">
            <text:p>6%</text:p>
          </table:table-cell>
          <table:table-cell table:style-name="ce48" table:formula="of:=[.I77]+[.L76]" office:value-type="float" office:value="20242.7481135276">
            <text:p>20,243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6">
            <text:p>76</text:p>
          </table:table-cell>
          <table:table-cell office:value-type="float" office:value="264055">
            <text:p>264,055 </text:p>
          </table:table-cell>
          <table:table-cell table:formula="of:=[.B78]-[.B77]" office:value-type="float" office:value="16700">
            <text:p>16,700 </text:p>
          </table:table-cell>
          <table:table-cell table:style-name="ce50" table:formula="of:=([.C78]-[.C77])/[.C77]" office:value-type="percentage" office:value="0.0627465953926435">
            <text:p>6%</text:p>
          </table:table-cell>
          <table:table-cell table:style-name="ce52" table:formula="of:=IF(ISERR([.C78]/VLOOKUP(ROUNDDOWN(([.A78]+9)/10;0);[$notes.$F$14:.$J$24];5;FALSE()));[.C78]/VLOOKUP(ROUNDDOWN(([.A78]+9)/10;0);[$notes.$F$14:.$J$24];2;FALSE());[.C78]/VLOOKUP(ROUNDDOWN(([.A78]+9)/10;0);[$notes.$F$14:.$J$24];5;FALSE()))" office:value-type="float" office:value="1072.71325796506">
            <text:p>1,073 </text:p>
          </table:table-cell>
          <table:table-cell table:formula="of:=[.E78]-[.E77]" office:value-type="float" office:value="63.3350462487153">
            <text:p>63 </text:p>
          </table:table-cell>
          <table:table-cell table:style-name="ce24" table:formula="of:=([.F78]-[.F77])/[.F77]" office:value-type="percentage" office:value="0.0625000000000014">
            <text:p>6%</text:p>
          </table:table-cell>
          <table:table-cell table:style-name="ce48" table:formula="of:=[.E78]+[.H77]" office:value-type="float" office:value="20242.7481135276">
            <text:p>20,243 </text:p>
          </table:table-cell>
          <table:table-cell table:style-name="ce52" table:formula="of:=IF(ISERR([.C79]/VLOOKUP(ROUNDDOWN(([.A79]+9)/10;0);[$notes.$F$14:.$J$24];5;FALSE()));[.C79]/VLOOKUP(ROUNDDOWN(([.A79]+9)/10;0);[$notes.$F$14:.$J$24];2;FALSE());[.C79]/VLOOKUP(ROUNDDOWN(([.A79]+9)/10;0);[$notes.$F$14:.$J$24];5;FALSE()))" office:value-type="float" office:value="1139.64542651593">
            <text:p>1,140 </text:p>
          </table:table-cell>
          <table:table-cell table:formula="of:=[.I78]-[.I77]" office:value-type="float" office:value="66.9321685508737">
            <text:p>67 </text:p>
          </table:table-cell>
          <table:table-cell table:style-name="ce24" table:formula="of:=([.J78]-[.J77])/[.J77]" office:value-type="percentage" office:value="0.0567951318458433">
            <text:p>6%</text:p>
          </table:table-cell>
          <table:table-cell table:style-name="ce48" table:formula="of:=[.I78]+[.L77]" office:value-type="float" office:value="21382.3935400436">
            <text:p>21,382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7">
            <text:p>77</text:p>
          </table:table-cell>
          <table:table-cell office:value-type="float" office:value="281797">
            <text:p>281,797 </text:p>
          </table:table-cell>
          <table:table-cell table:formula="of:=[.B79]-[.B78]" office:value-type="float" office:value="17742">
            <text:p>17,742 </text:p>
          </table:table-cell>
          <table:table-cell table:style-name="ce50" table:formula="of:=([.C79]-[.C78])/[.C78]" office:value-type="percentage" office:value="0.0623952095808383">
            <text:p>6%</text:p>
          </table:table-cell>
          <table:table-cell table:style-name="ce52" table:formula="of:=IF(ISERR([.C79]/VLOOKUP(ROUNDDOWN(([.A79]+9)/10;0);[$notes.$F$14:.$J$24];5;FALSE()));[.C79]/VLOOKUP(ROUNDDOWN(([.A79]+9)/10;0);[$notes.$F$14:.$J$24];2;FALSE());[.C79]/VLOOKUP(ROUNDDOWN(([.A79]+9)/10;0);[$notes.$F$14:.$J$24];5;FALSE()))" office:value-type="float" office:value="1139.64542651593">
            <text:p>1,140 </text:p>
          </table:table-cell>
          <table:table-cell table:formula="of:=[.E79]-[.E78]" office:value-type="float" office:value="66.9321685508737">
            <text:p>67 </text:p>
          </table:table-cell>
          <table:table-cell table:style-name="ce24" table:formula="of:=([.F79]-[.F78])/[.F78]" office:value-type="percentage" office:value="0.0567951318458433">
            <text:p>6%</text:p>
          </table:table-cell>
          <table:table-cell table:style-name="ce48" table:formula="of:=[.E79]+[.H78]" office:value-type="float" office:value="21382.3935400436">
            <text:p>21,382 </text:p>
          </table:table-cell>
          <table:table-cell table:style-name="ce52" table:formula="of:=IF(ISERR([.C80]/VLOOKUP(ROUNDDOWN(([.A80]+9)/10;0);[$notes.$F$14:.$J$24];5;FALSE()));[.C80]/VLOOKUP(ROUNDDOWN(([.A80]+9)/10;0);[$notes.$F$14:.$J$24];2;FALSE());[.C80]/VLOOKUP(ROUNDDOWN(([.A80]+9)/10;0);[$notes.$F$14:.$J$24];5;FALSE()))" office:value-type="float" office:value="1210.75282631038">
            <text:p>1,211 </text:p>
          </table:table-cell>
          <table:table-cell table:formula="of:=[.I79]-[.I78]" office:value-type="float" office:value="71.10739979445">
            <text:p>71 </text:p>
          </table:table-cell>
          <table:table-cell table:style-name="ce24" table:formula="of:=([.J79]-[.J78])/[.J78]" office:value-type="percentage" office:value="0.0623800383877113">
            <text:p>6%</text:p>
          </table:table-cell>
          <table:table-cell table:style-name="ce48" table:formula="of:=[.I79]+[.L78]" office:value-type="float" office:value="22593.1463663539">
            <text:p>22,593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8">
            <text:p>78</text:p>
          </table:table-cell>
          <table:table-cell office:value-type="float" office:value="300646">
            <text:p>300,646 </text:p>
          </table:table-cell>
          <table:table-cell table:formula="of:=[.B80]-[.B79]" office:value-type="float" office:value="18849">
            <text:p>18,849 </text:p>
          </table:table-cell>
          <table:table-cell table:style-name="ce50" table:formula="of:=([.C80]-[.C79])/[.C79]" office:value-type="percentage" office:value="0.0623943185661143">
            <text:p>6%</text:p>
          </table:table-cell>
          <table:table-cell table:style-name="ce52" table:formula="of:=IF(ISERR([.C80]/VLOOKUP(ROUNDDOWN(([.A80]+9)/10;0);[$notes.$F$14:.$J$24];5;FALSE()));[.C80]/VLOOKUP(ROUNDDOWN(([.A80]+9)/10;0);[$notes.$F$14:.$J$24];2;FALSE());[.C80]/VLOOKUP(ROUNDDOWN(([.A80]+9)/10;0);[$notes.$F$14:.$J$24];5;FALSE()))" office:value-type="float" office:value="1210.75282631038">
            <text:p>1,211 </text:p>
          </table:table-cell>
          <table:table-cell table:formula="of:=[.E80]-[.E79]" office:value-type="float" office:value="71.10739979445">
            <text:p>71 </text:p>
          </table:table-cell>
          <table:table-cell table:style-name="ce24" table:formula="of:=([.F80]-[.F79])/[.F79]" office:value-type="percentage" office:value="0.0623800383877113">
            <text:p>6%</text:p>
          </table:table-cell>
          <table:table-cell table:style-name="ce48" table:formula="of:=[.E80]+[.H79]" office:value-type="float" office:value="22593.1463663539">
            <text:p>22,593 </text:p>
          </table:table-cell>
          <table:table-cell table:style-name="ce52" table:formula="of:=IF(ISERR([.C81]/VLOOKUP(ROUNDDOWN(([.A81]+9)/10;0);[$notes.$F$14:.$J$24];5;FALSE()));[.C81]/VLOOKUP(ROUNDDOWN(([.A81]+9)/10;0);[$notes.$F$14:.$J$24];2;FALSE());[.C81]/VLOOKUP(ROUNDDOWN(([.A81]+9)/10;0);[$notes.$F$14:.$J$24];5;FALSE()))" office:value-type="float" office:value="1285.97122302158">
            <text:p>1,286 </text:p>
          </table:table-cell>
          <table:table-cell table:formula="of:=[.I80]-[.I79]" office:value-type="float" office:value="75.2183967112026">
            <text:p>75 </text:p>
          </table:table-cell>
          <table:table-cell table:style-name="ce24" table:formula="of:=([.J80]-[.J79])/[.J79]" office:value-type="percentage" office:value="0.057813911472452">
            <text:p>6%</text:p>
          </table:table-cell>
          <table:table-cell table:style-name="ce48" table:formula="of:=[.I80]+[.L79]" office:value-type="float" office:value="23879.1175893755">
            <text:p>23,879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79">
            <text:p>79</text:p>
          </table:table-cell>
          <table:table-cell office:value-type="float" office:value="320666">
            <text:p>320,666 </text:p>
          </table:table-cell>
          <table:table-cell table:formula="of:=[.B81]-[.B80]" office:value-type="float" office:value="20020">
            <text:p>20,020 </text:p>
          </table:table-cell>
          <table:table-cell table:style-name="ce50" table:formula="of:=([.C81]-[.C80])/[.C80]" office:value-type="percentage" office:value="0.0621253116876227">
            <text:p>6%</text:p>
          </table:table-cell>
          <table:table-cell table:style-name="ce52" table:formula="of:=IF(ISERR([.C81]/VLOOKUP(ROUNDDOWN(([.A81]+9)/10;0);[$notes.$F$14:.$J$24];5;FALSE()));[.C81]/VLOOKUP(ROUNDDOWN(([.A81]+9)/10;0);[$notes.$F$14:.$J$24];2;FALSE());[.C81]/VLOOKUP(ROUNDDOWN(([.A81]+9)/10;0);[$notes.$F$14:.$J$24];5;FALSE()))" office:value-type="float" office:value="1285.97122302158">
            <text:p>1,286 </text:p>
          </table:table-cell>
          <table:table-cell table:formula="of:=[.E81]-[.E80]" office:value-type="float" office:value="75.2183967112026">
            <text:p>75 </text:p>
          </table:table-cell>
          <table:table-cell table:style-name="ce24" table:formula="of:=([.F81]-[.F80])/[.F80]" office:value-type="percentage" office:value="0.057813911472452">
            <text:p>6%</text:p>
          </table:table-cell>
          <table:table-cell table:style-name="ce48" table:formula="of:=[.E81]+[.H80]" office:value-type="float" office:value="23879.1175893755">
            <text:p>23,879 </text:p>
          </table:table-cell>
          <table:table-cell table:style-name="ce52" table:formula="of:=IF(ISERR([.C82]/VLOOKUP(ROUNDDOWN(([.A82]+9)/10;0);[$notes.$F$14:.$J$24];5;FALSE()));[.C82]/VLOOKUP(ROUNDDOWN(([.A82]+9)/10;0);[$notes.$F$14:.$J$24];2;FALSE());[.C82]/VLOOKUP(ROUNDDOWN(([.A82]+9)/10;0);[$notes.$F$14:.$J$24];5;FALSE()))" office:value-type="float" office:value="1365.75025693731">
            <text:p>1,366 </text:p>
          </table:table-cell>
          <table:table-cell table:formula="of:=[.I81]-[.I80]" office:value-type="float" office:value="79.7790339157245">
            <text:p>80 </text:p>
          </table:table-cell>
          <table:table-cell table:style-name="ce24" table:formula="of:=([.J81]-[.J80])/[.J80]" office:value-type="percentage" office:value="0.0606319385140889">
            <text:p>6%</text:p>
          </table:table-cell>
          <table:table-cell table:style-name="ce48" table:formula="of:=[.I81]+[.L80]" office:value-type="float" office:value="25244.8678463128">
            <text:p>25,245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0">
            <text:p>80</text:p>
          </table:table-cell>
          <table:table-cell office:value-type="float" office:value="341928">
            <text:p>341,928 </text:p>
          </table:table-cell>
          <table:table-cell table:formula="of:=[.B82]-[.B81]" office:value-type="float" office:value="21262">
            <text:p>21,262 </text:p>
          </table:table-cell>
          <table:table-cell table:style-name="ce50" table:formula="of:=([.C82]-[.C81])/[.C81]" office:value-type="percentage" office:value="0.062037962037962">
            <text:p>6%</text:p>
          </table:table-cell>
          <table:table-cell table:style-name="ce52" table:formula="of:=IF(ISERR([.C82]/VLOOKUP(ROUNDDOWN(([.A82]+9)/10;0);[$notes.$F$14:.$J$24];5;FALSE()));[.C82]/VLOOKUP(ROUNDDOWN(([.A82]+9)/10;0);[$notes.$F$14:.$J$24];2;FALSE());[.C82]/VLOOKUP(ROUNDDOWN(([.A82]+9)/10;0);[$notes.$F$14:.$J$24];5;FALSE()))" office:value-type="float" office:value="1365.75025693731">
            <text:p>1,366 </text:p>
          </table:table-cell>
          <table:table-cell table:formula="of:=[.E82]-[.E81]" office:value-type="float" office:value="79.7790339157245">
            <text:p>80 </text:p>
          </table:table-cell>
          <table:table-cell table:style-name="ce24" table:formula="of:=([.F82]-[.F81])/[.F81]" office:value-type="percentage" office:value="0.0606319385140889">
            <text:p>6%</text:p>
          </table:table-cell>
          <table:table-cell table:style-name="ce48" table:formula="of:=[.E82]+[.H81]" office:value-type="float" office:value="25244.8678463128">
            <text:p>25,245 </text:p>
          </table:table-cell>
          <table:table-cell table:style-name="ce52" table:formula="of:=IF(ISERR([.C83]/VLOOKUP(ROUNDDOWN(([.A83]+9)/10;0);[$notes.$F$14:.$J$24];5;FALSE()));[.C83]/VLOOKUP(ROUNDDOWN(([.A83]+9)/10;0);[$notes.$F$14:.$J$24];2;FALSE());[.C83]/VLOOKUP(ROUNDDOWN(([.A83]+9)/10;0);[$notes.$F$14:.$J$24];5;FALSE()))" office:value-type="float" office:value="1495.2850877193">
            <text:p>1,495 </text:p>
          </table:table-cell>
          <table:table-cell table:formula="of:=[.I82]-[.I81]" office:value-type="float" office:value="129.534830781991">
            <text:p>130 </text:p>
          </table:table-cell>
          <table:table-cell table:style-name="ce24" table:formula="of:=([.J82]-[.J81])/[.J81]" office:value-type="percentage" office:value="0.623670085035457">
            <text:p>62%</text:p>
          </table:table-cell>
          <table:table-cell table:style-name="ce48" table:formula="of:=[.I82]+[.L81]" office:value-type="float" office:value="26740.1529340321">
            <text:p>26,740 </text:p>
          </table:table-cell>
          <table:table-cell office:value-type="string">
            <text:p>the large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1">
            <text:p>81</text:p>
          </table:table-cell>
          <table:table-cell office:value-type="float" office:value="369202">
            <text:p>369,202 </text:p>
          </table:table-cell>
          <table:table-cell table:formula="of:=[.B83]-[.B82]" office:value-type="float" office:value="27274">
            <text:p>27,274 </text:p>
          </table:table-cell>
          <table:table-cell table:style-name="ce50" table:formula="of:=([.C83]-[.C82])/[.C82]" office:value-type="percentage" office:value="0.282757971968771">
            <text:p>28%</text:p>
          </table:table-cell>
          <table:table-cell table:style-name="ce52" table:formula="of:=IF(ISERR([.C83]/VLOOKUP(ROUNDDOWN(([.A83]+9)/10;0);[$notes.$F$14:.$J$24];5;FALSE()));[.C83]/VLOOKUP(ROUNDDOWN(([.A83]+9)/10;0);[$notes.$F$14:.$J$24];2;FALSE());[.C83]/VLOOKUP(ROUNDDOWN(([.A83]+9)/10;0);[$notes.$F$14:.$J$24];5;FALSE()))" office:value-type="float" office:value="1495.2850877193">
            <text:p>1,495 </text:p>
          </table:table-cell>
          <table:table-cell table:formula="of:=[.E83]-[.E82]" office:value-type="float" office:value="129.534830781991">
            <text:p>130 </text:p>
          </table:table-cell>
          <table:table-cell table:style-name="ce24" table:formula="of:=([.F83]-[.F82])/[.F82]" office:value-type="percentage" office:value="0.623670085035457">
            <text:p>62%</text:p>
          </table:table-cell>
          <table:table-cell table:style-name="ce48" table:formula="of:=[.E83]+[.H82]" office:value-type="float" office:value="26740.1529340321">
            <text:p>26,740 </text:p>
          </table:table-cell>
          <table:table-cell table:style-name="ce52" table:formula="of:=IF(ISERR([.C84]/VLOOKUP(ROUNDDOWN(([.A84]+9)/10;0);[$notes.$F$14:.$J$24];5;FALSE()));[.C84]/VLOOKUP(ROUNDDOWN(([.A84]+9)/10;0);[$notes.$F$14:.$J$24];2;FALSE());[.C84]/VLOOKUP(ROUNDDOWN(([.A84]+9)/10;0);[$notes.$F$14:.$J$24];5;FALSE()))" office:value-type="float" office:value="1612.00657894737">
            <text:p>1,612 </text:p>
          </table:table-cell>
          <table:table-cell table:formula="of:=[.I83]-[.I82]" office:value-type="float" office:value="116.72149122807">
            <text:p>117 </text:p>
          </table:table-cell>
          <table:table-cell table:style-name="ce24" table:formula="of:=([.J83]-[.J82])/[.J82]" office:value-type="percentage" office:value="-0.0989181016145842">
            <text:p>-10%</text:p>
          </table:table-cell>
          <table:table-cell table:style-name="ce48" table:formula="of:=[.I83]+[.L82]" office:value-type="float" office:value="28352.1595129795">
            <text:p>28,352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2">
            <text:p>82</text:p>
          </table:table-cell>
          <table:table-cell office:value-type="float" office:value="398605">
            <text:p>398,605 </text:p>
          </table:table-cell>
          <table:table-cell table:formula="of:=[.B84]-[.B83]" office:value-type="float" office:value="29403">
            <text:p>29,403 </text:p>
          </table:table-cell>
          <table:table-cell table:style-name="ce50" table:formula="of:=([.C84]-[.C83])/[.C83]" office:value-type="percentage" office:value="0.0780596905477744">
            <text:p>8%</text:p>
          </table:table-cell>
          <table:table-cell table:style-name="ce52" table:formula="of:=IF(ISERR([.C84]/VLOOKUP(ROUNDDOWN(([.A84]+9)/10;0);[$notes.$F$14:.$J$24];5;FALSE()));[.C84]/VLOOKUP(ROUNDDOWN(([.A84]+9)/10;0);[$notes.$F$14:.$J$24];2;FALSE());[.C84]/VLOOKUP(ROUNDDOWN(([.A84]+9)/10;0);[$notes.$F$14:.$J$24];5;FALSE()))" office:value-type="float" office:value="1612.00657894737">
            <text:p>1,612 </text:p>
          </table:table-cell>
          <table:table-cell table:formula="of:=[.E84]-[.E83]" office:value-type="float" office:value="116.72149122807">
            <text:p>117 </text:p>
          </table:table-cell>
          <table:table-cell table:style-name="ce24" table:formula="of:=([.F84]-[.F83])/[.F83]" office:value-type="percentage" office:value="-0.0989181016145842">
            <text:p>-10%</text:p>
          </table:table-cell>
          <table:table-cell table:style-name="ce48" table:formula="of:=[.E84]+[.H83]" office:value-type="float" office:value="28352.1595129795">
            <text:p>28,352 </text:p>
          </table:table-cell>
          <table:table-cell table:style-name="ce52" table:formula="of:=IF(ISERR([.C85]/VLOOKUP(ROUNDDOWN(([.A85]+9)/10;0);[$notes.$F$14:.$J$24];5;FALSE()));[.C85]/VLOOKUP(ROUNDDOWN(([.A85]+9)/10;0);[$notes.$F$14:.$J$24];2;FALSE());[.C85]/VLOOKUP(ROUNDDOWN(([.A85]+9)/10;0);[$notes.$F$14:.$J$24];5;FALSE()))" office:value-type="float" office:value="1737.71929824561">
            <text:p>1,738 </text:p>
          </table:table-cell>
          <table:table-cell table:formula="of:=[.I84]-[.I83]" office:value-type="float" office:value="125.712719298246">
            <text:p>126 </text:p>
          </table:table-cell>
          <table:table-cell table:style-name="ce24" table:formula="of:=([.J84]-[.J83])/[.J83]" office:value-type="percentage" office:value="0.0770314701737916">
            <text:p>8%</text:p>
          </table:table-cell>
          <table:table-cell table:style-name="ce48" table:formula="of:=[.I84]+[.L83]" office:value-type="float" office:value="30089.8788112251">
            <text:p>30,090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">
            <text:p>83</text:p>
          </table:table-cell>
          <table:table-cell office:value-type="float" office:value="430301">
            <text:p>430,301 </text:p>
          </table:table-cell>
          <table:table-cell table:formula="of:=[.B85]-[.B84]" office:value-type="float" office:value="31696">
            <text:p>31,696 </text:p>
          </table:table-cell>
          <table:table-cell table:style-name="ce50" table:formula="of:=([.C85]-[.C84])/[.C84]" office:value-type="percentage" office:value="0.0779852396014012">
            <text:p>8%</text:p>
          </table:table-cell>
          <table:table-cell table:style-name="ce52" table:formula="of:=IF(ISERR([.C85]/VLOOKUP(ROUNDDOWN(([.A85]+9)/10;0);[$notes.$F$14:.$J$24];5;FALSE()));[.C85]/VLOOKUP(ROUNDDOWN(([.A85]+9)/10;0);[$notes.$F$14:.$J$24];2;FALSE());[.C85]/VLOOKUP(ROUNDDOWN(([.A85]+9)/10;0);[$notes.$F$14:.$J$24];5;FALSE()))" office:value-type="float" office:value="1737.71929824561">
            <text:p>1,738 </text:p>
          </table:table-cell>
          <table:table-cell table:formula="of:=[.E85]-[.E84]" office:value-type="float" office:value="125.712719298246">
            <text:p>126 </text:p>
          </table:table-cell>
          <table:table-cell table:style-name="ce24" table:formula="of:=([.F85]-[.F84])/[.F84]" office:value-type="percentage" office:value="0.0770314701737916">
            <text:p>8%</text:p>
          </table:table-cell>
          <table:table-cell table:style-name="ce48" table:formula="of:=[.E85]+[.H84]" office:value-type="float" office:value="30089.8788112251">
            <text:p>30,090 </text:p>
          </table:table-cell>
          <table:table-cell table:style-name="ce52" table:formula="of:=IF(ISERR([.C86]/VLOOKUP(ROUNDDOWN(([.A86]+9)/10;0);[$notes.$F$14:.$J$24];5;FALSE()));[.C86]/VLOOKUP(ROUNDDOWN(([.A86]+9)/10;0);[$notes.$F$14:.$J$24];2;FALSE());[.C86]/VLOOKUP(ROUNDDOWN(([.A86]+9)/10;0);[$notes.$F$14:.$J$24];5;FALSE()))" office:value-type="float" office:value="1873.13596491228">
            <text:p>1,873 </text:p>
          </table:table-cell>
          <table:table-cell table:formula="of:=[.I85]-[.I84]" office:value-type="float" office:value="135.416666666667">
            <text:p>135 </text:p>
          </table:table-cell>
          <table:table-cell table:style-name="ce24" table:formula="of:=([.J85]-[.J84])/[.J84]" office:value-type="percentage" office:value="0.077191452245964">
            <text:p>8%</text:p>
          </table:table-cell>
          <table:table-cell table:style-name="ce48" table:formula="of:=[.I85]+[.L84]" office:value-type="float" office:value="31963.0147761374">
            <text:p>31,963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4">
            <text:p>84</text:p>
          </table:table-cell>
          <table:table-cell office:value-type="float" office:value="464467">
            <text:p>464,467 </text:p>
          </table:table-cell>
          <table:table-cell table:formula="of:=[.B86]-[.B85]" office:value-type="float" office:value="34166">
            <text:p>34,166 </text:p>
          </table:table-cell>
          <table:table-cell table:style-name="ce50" table:formula="of:=([.C86]-[.C85])/[.C85]" office:value-type="percentage" office:value="0.0779278142352347">
            <text:p>8%</text:p>
          </table:table-cell>
          <table:table-cell table:style-name="ce52" table:formula="of:=IF(ISERR([.C86]/VLOOKUP(ROUNDDOWN(([.A86]+9)/10;0);[$notes.$F$14:.$J$24];5;FALSE()));[.C86]/VLOOKUP(ROUNDDOWN(([.A86]+9)/10;0);[$notes.$F$14:.$J$24];2;FALSE());[.C86]/VLOOKUP(ROUNDDOWN(([.A86]+9)/10;0);[$notes.$F$14:.$J$24];5;FALSE()))" office:value-type="float" office:value="1873.13596491228">
            <text:p>1,873 </text:p>
          </table:table-cell>
          <table:table-cell table:formula="of:=[.E86]-[.E85]" office:value-type="float" office:value="135.416666666667">
            <text:p>135 </text:p>
          </table:table-cell>
          <table:table-cell table:style-name="ce24" table:formula="of:=([.F86]-[.F85])/[.F85]" office:value-type="percentage" office:value="0.077191452245964">
            <text:p>8%</text:p>
          </table:table-cell>
          <table:table-cell table:style-name="ce48" table:formula="of:=[.E86]+[.H85]" office:value-type="float" office:value="31963.0147761374">
            <text:p>31,963 </text:p>
          </table:table-cell>
          <table:table-cell table:style-name="ce52" table:formula="of:=IF(ISERR([.C87]/VLOOKUP(ROUNDDOWN(([.A87]+9)/10;0);[$notes.$F$14:.$J$24];5;FALSE()));[.C87]/VLOOKUP(ROUNDDOWN(([.A87]+9)/10;0);[$notes.$F$14:.$J$24];2;FALSE());[.C87]/VLOOKUP(ROUNDDOWN(([.A87]+9)/10;0);[$notes.$F$14:.$J$24];5;FALSE()))" office:value-type="float" office:value="2018.91447368421">
            <text:p>2,019 </text:p>
          </table:table-cell>
          <table:table-cell table:formula="of:=[.I86]-[.I85]" office:value-type="float" office:value="145.77850877193">
            <text:p>146 </text:p>
          </table:table-cell>
          <table:table-cell table:style-name="ce24" table:formula="of:=([.J86]-[.J85])/[.J85]" office:value-type="percentage" office:value="0.0765182186234833">
            <text:p>8%</text:p>
          </table:table-cell>
          <table:table-cell table:style-name="ce48" table:formula="of:=[.I86]+[.L85]" office:value-type="float" office:value="33981.9292498216">
            <text:p>33,982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5">
            <text:p>85</text:p>
          </table:table-cell>
          <table:table-cell office:value-type="float" office:value="501292">
            <text:p>501,292 </text:p>
          </table:table-cell>
          <table:table-cell table:formula="of:=[.B87]-[.B86]" office:value-type="float" office:value="36825">
            <text:p>36,825 </text:p>
          </table:table-cell>
          <table:table-cell table:style-name="ce50" table:formula="of:=([.C87]-[.C86])/[.C86]" office:value-type="percentage" office:value="0.0778259087982204">
            <text:p>8%</text:p>
          </table:table-cell>
          <table:table-cell table:style-name="ce52" table:formula="of:=IF(ISERR([.C87]/VLOOKUP(ROUNDDOWN(([.A87]+9)/10;0);[$notes.$F$14:.$J$24];5;FALSE()));[.C87]/VLOOKUP(ROUNDDOWN(([.A87]+9)/10;0);[$notes.$F$14:.$J$24];2;FALSE());[.C87]/VLOOKUP(ROUNDDOWN(([.A87]+9)/10;0);[$notes.$F$14:.$J$24];5;FALSE()))" office:value-type="float" office:value="2018.91447368421">
            <text:p>2,019 </text:p>
          </table:table-cell>
          <table:table-cell table:formula="of:=[.E87]-[.E86]" office:value-type="float" office:value="145.77850877193">
            <text:p>146 </text:p>
          </table:table-cell>
          <table:table-cell table:style-name="ce24" table:formula="of:=([.F87]-[.F86])/[.F86]" office:value-type="percentage" office:value="0.0765182186234833">
            <text:p>8%</text:p>
          </table:table-cell>
          <table:table-cell table:style-name="ce48" table:formula="of:=[.E87]+[.H86]" office:value-type="float" office:value="33981.9292498216">
            <text:p>33,982 </text:p>
          </table:table-cell>
          <table:table-cell table:style-name="ce52" table:formula="of:=IF(ISERR([.C88]/VLOOKUP(ROUNDDOWN(([.A88]+9)/10;0);[$notes.$F$14:.$J$24];5;FALSE()));[.C88]/VLOOKUP(ROUNDDOWN(([.A88]+9)/10;0);[$notes.$F$14:.$J$24];2;FALSE());[.C88]/VLOOKUP(ROUNDDOWN(([.A88]+9)/10;0);[$notes.$F$14:.$J$24];5;FALSE()))" office:value-type="float" office:value="2176.04166666667">
            <text:p>2,176 </text:p>
          </table:table-cell>
          <table:table-cell table:formula="of:=[.I87]-[.I86]" office:value-type="float" office:value="157.127192982456">
            <text:p>157 </text:p>
          </table:table-cell>
          <table:table-cell table:style-name="ce24" table:formula="of:=([.J87]-[.J86])/[.J86]" office:value-type="percentage" office:value="0.0778488153441154">
            <text:p>8%</text:p>
          </table:table-cell>
          <table:table-cell table:style-name="ce48" table:formula="of:=[.I87]+[.L86]" office:value-type="float" office:value="36157.9709164883">
            <text:p>36,158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6">
            <text:p>86</text:p>
          </table:table-cell>
          <table:table-cell office:value-type="float" office:value="540983">
            <text:p>540,983 </text:p>
          </table:table-cell>
          <table:table-cell table:formula="of:=[.B88]-[.B87]" office:value-type="float" office:value="39691">
            <text:p>39,691 </text:p>
          </table:table-cell>
          <table:table-cell table:style-name="ce50" table:formula="of:=([.C88]-[.C87])/[.C87]" office:value-type="percentage" office:value="0.0778275627970129">
            <text:p>8%</text:p>
          </table:table-cell>
          <table:table-cell table:style-name="ce52" table:formula="of:=IF(ISERR([.C88]/VLOOKUP(ROUNDDOWN(([.A88]+9)/10;0);[$notes.$F$14:.$J$24];5;FALSE()));[.C88]/VLOOKUP(ROUNDDOWN(([.A88]+9)/10;0);[$notes.$F$14:.$J$24];2;FALSE());[.C88]/VLOOKUP(ROUNDDOWN(([.A88]+9)/10;0);[$notes.$F$14:.$J$24];5;FALSE()))" office:value-type="float" office:value="2176.04166666667">
            <text:p>2,176 </text:p>
          </table:table-cell>
          <table:table-cell table:formula="of:=[.E88]-[.E87]" office:value-type="float" office:value="157.127192982456">
            <text:p>157 </text:p>
          </table:table-cell>
          <table:table-cell table:style-name="ce24" table:formula="of:=([.F88]-[.F87])/[.F87]" office:value-type="percentage" office:value="0.0778488153441154">
            <text:p>8%</text:p>
          </table:table-cell>
          <table:table-cell table:style-name="ce48" table:formula="of:=[.E88]+[.H87]" office:value-type="float" office:value="36157.9709164883">
            <text:p>36,158 </text:p>
          </table:table-cell>
          <table:table-cell table:style-name="ce52" table:formula="of:=IF(ISERR([.C89]/VLOOKUP(ROUNDDOWN(([.A89]+9)/10;0);[$notes.$F$14:.$J$24];5;FALSE()));[.C89]/VLOOKUP(ROUNDDOWN(([.A89]+9)/10;0);[$notes.$F$14:.$J$24];2;FALSE());[.C89]/VLOOKUP(ROUNDDOWN(([.A89]+9)/10;0);[$notes.$F$14:.$J$24];5;FALSE()))" office:value-type="float" office:value="2345.12061403509">
            <text:p>2,345 </text:p>
          </table:table-cell>
          <table:table-cell table:formula="of:=[.I88]-[.I87]" office:value-type="float" office:value="169.078947368421">
            <text:p>169 </text:p>
          </table:table-cell>
          <table:table-cell table:style-name="ce24" table:formula="of:=([.J88]-[.J87])/[.J87]" office:value-type="percentage" office:value="0.0760642009769685">
            <text:p>8%</text:p>
          </table:table-cell>
          <table:table-cell table:style-name="ce48" table:formula="of:=[.I88]+[.L87]" office:value-type="float" office:value="38503.0915305234">
            <text:p>38,503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7">
            <text:p>87</text:p>
          </table:table-cell>
          <table:table-cell office:value-type="float" office:value="583758">
            <text:p>583,758 </text:p>
          </table:table-cell>
          <table:table-cell table:formula="of:=[.B89]-[.B88]" office:value-type="float" office:value="42775">
            <text:p>42,775 </text:p>
          </table:table-cell>
          <table:table-cell table:style-name="ce50" table:formula="of:=([.C89]-[.C88])/[.C88]" office:value-type="percentage" office:value="0.0777002343100451">
            <text:p>8%</text:p>
          </table:table-cell>
          <table:table-cell table:style-name="ce52" table:formula="of:=IF(ISERR([.C89]/VLOOKUP(ROUNDDOWN(([.A89]+9)/10;0);[$notes.$F$14:.$J$24];5;FALSE()));[.C89]/VLOOKUP(ROUNDDOWN(([.A89]+9)/10;0);[$notes.$F$14:.$J$24];2;FALSE());[.C89]/VLOOKUP(ROUNDDOWN(([.A89]+9)/10;0);[$notes.$F$14:.$J$24];5;FALSE()))" office:value-type="float" office:value="2345.12061403509">
            <text:p>2,345 </text:p>
          </table:table-cell>
          <table:table-cell table:formula="of:=[.E89]-[.E88]" office:value-type="float" office:value="169.078947368421">
            <text:p>169 </text:p>
          </table:table-cell>
          <table:table-cell table:style-name="ce24" table:formula="of:=([.F89]-[.F88])/[.F88]" office:value-type="percentage" office:value="0.0760642009769685">
            <text:p>8%</text:p>
          </table:table-cell>
          <table:table-cell table:style-name="ce48" table:formula="of:=[.E89]+[.H88]" office:value-type="float" office:value="38503.0915305234">
            <text:p>38,503 </text:p>
          </table:table-cell>
          <table:table-cell table:style-name="ce52" table:formula="of:=IF(ISERR([.C90]/VLOOKUP(ROUNDDOWN(([.A90]+9)/10;0);[$notes.$F$14:.$J$24];5;FALSE()));[.C90]/VLOOKUP(ROUNDDOWN(([.A90]+9)/10;0);[$notes.$F$14:.$J$24];2;FALSE());[.C90]/VLOOKUP(ROUNDDOWN(([.A90]+9)/10;0);[$notes.$F$14:.$J$24];5;FALSE()))" office:value-type="float" office:value="2527.30263157895">
            <text:p>2,527 </text:p>
          </table:table-cell>
          <table:table-cell table:formula="of:=[.I89]-[.I88]" office:value-type="float" office:value="182.18201754386">
            <text:p>182 </text:p>
          </table:table-cell>
          <table:table-cell table:style-name="ce24" table:formula="of:=([.J89]-[.J88])/[.J88]" office:value-type="percentage" office:value="0.077496757457849">
            <text:p>8%</text:p>
          </table:table-cell>
          <table:table-cell table:style-name="ce48" table:formula="of:=[.I89]+[.L88]" office:value-type="float" office:value="41030.3941621023">
            <text:p>41,030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8">
            <text:p>88</text:p>
          </table:table-cell>
          <table:table-cell office:value-type="float" office:value="629856">
            <text:p>629,856 </text:p>
          </table:table-cell>
          <table:table-cell table:formula="of:=[.B90]-[.B89]" office:value-type="float" office:value="46098">
            <text:p>46,098 </text:p>
          </table:table-cell>
          <table:table-cell table:style-name="ce50" table:formula="of:=([.C90]-[.C89])/[.C89]" office:value-type="percentage" office:value="0.0776855639976622">
            <text:p>8%</text:p>
          </table:table-cell>
          <table:table-cell table:style-name="ce52" table:formula="of:=IF(ISERR([.C90]/VLOOKUP(ROUNDDOWN(([.A90]+9)/10;0);[$notes.$F$14:.$J$24];5;FALSE()));[.C90]/VLOOKUP(ROUNDDOWN(([.A90]+9)/10;0);[$notes.$F$14:.$J$24];2;FALSE());[.C90]/VLOOKUP(ROUNDDOWN(([.A90]+9)/10;0);[$notes.$F$14:.$J$24];5;FALSE()))" office:value-type="float" office:value="2527.30263157895">
            <text:p>2,527 </text:p>
          </table:table-cell>
          <table:table-cell table:formula="of:=[.E90]-[.E89]" office:value-type="float" office:value="182.18201754386">
            <text:p>182 </text:p>
          </table:table-cell>
          <table:table-cell table:style-name="ce24" table:formula="of:=([.F90]-[.F89])/[.F89]" office:value-type="percentage" office:value="0.077496757457849">
            <text:p>8%</text:p>
          </table:table-cell>
          <table:table-cell table:style-name="ce48" table:formula="of:=[.E90]+[.H89]" office:value-type="float" office:value="41030.3941621023">
            <text:p>41,030 </text:p>
          </table:table-cell>
          <table:table-cell table:style-name="ce52" table:formula="of:=IF(ISERR([.C91]/VLOOKUP(ROUNDDOWN(([.A91]+9)/10;0);[$notes.$F$14:.$J$24];5;FALSE()));[.C91]/VLOOKUP(ROUNDDOWN(([.A91]+9)/10;0);[$notes.$F$14:.$J$24];2;FALSE());[.C91]/VLOOKUP(ROUNDDOWN(([.A91]+9)/10;0);[$notes.$F$14:.$J$24];5;FALSE()))" office:value-type="float" office:value="2723.4100877193">
            <text:p>2,723 </text:p>
          </table:table-cell>
          <table:table-cell table:formula="of:=[.I90]-[.I89]" office:value-type="float" office:value="196.107456140351">
            <text:p>196 </text:p>
          </table:table-cell>
          <table:table-cell table:style-name="ce24" table:formula="of:=([.J90]-[.J89])/[.J89]" office:value-type="percentage" office:value="0.0764369545591342">
            <text:p>8%</text:p>
          </table:table-cell>
          <table:table-cell table:style-name="ce48" table:formula="of:=[.I90]+[.L89]" office:value-type="float" office:value="43753.8042498216">
            <text:p>43,754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89">
            <text:p>89</text:p>
          </table:table-cell>
          <table:table-cell office:value-type="float" office:value="679531">
            <text:p>679,531 </text:p>
          </table:table-cell>
          <table:table-cell table:formula="of:=[.B91]-[.B90]" office:value-type="float" office:value="49675">
            <text:p>49,675 </text:p>
          </table:table-cell>
          <table:table-cell table:style-name="ce50" table:formula="of:=([.C91]-[.C90])/[.C90]" office:value-type="percentage" office:value="0.0775955572909888">
            <text:p>8%</text:p>
          </table:table-cell>
          <table:table-cell table:style-name="ce52" table:formula="of:=IF(ISERR([.C91]/VLOOKUP(ROUNDDOWN(([.A91]+9)/10;0);[$notes.$F$14:.$J$24];5;FALSE()));[.C91]/VLOOKUP(ROUNDDOWN(([.A91]+9)/10;0);[$notes.$F$14:.$J$24];2;FALSE());[.C91]/VLOOKUP(ROUNDDOWN(([.A91]+9)/10;0);[$notes.$F$14:.$J$24];5;FALSE()))" office:value-type="float" office:value="2723.4100877193">
            <text:p>2,723 </text:p>
          </table:table-cell>
          <table:table-cell table:formula="of:=[.E91]-[.E90]" office:value-type="float" office:value="196.107456140351">
            <text:p>196 </text:p>
          </table:table-cell>
          <table:table-cell table:style-name="ce24" table:formula="of:=([.F91]-[.F90])/[.F90]" office:value-type="percentage" office:value="0.0764369545591342">
            <text:p>8%</text:p>
          </table:table-cell>
          <table:table-cell table:style-name="ce48" table:formula="of:=[.E91]+[.H90]" office:value-type="float" office:value="43753.8042498216">
            <text:p>43,754 </text:p>
          </table:table-cell>
          <table:table-cell table:style-name="ce52" table:formula="of:=IF(ISERR([.C92]/VLOOKUP(ROUNDDOWN(([.A92]+9)/10;0);[$notes.$F$14:.$J$24];5;FALSE()));[.C92]/VLOOKUP(ROUNDDOWN(([.A92]+9)/10;0);[$notes.$F$14:.$J$24];2;FALSE());[.C92]/VLOOKUP(ROUNDDOWN(([.A92]+9)/10;0);[$notes.$F$14:.$J$24];5;FALSE()))" office:value-type="float" office:value="2934.70394736842">
            <text:p>2,935 </text:p>
          </table:table-cell>
          <table:table-cell table:formula="of:=[.I91]-[.I90]" office:value-type="float" office:value="211.293859649123">
            <text:p>211 </text:p>
          </table:table-cell>
          <table:table-cell table:style-name="ce24" table:formula="of:=([.J91]-[.J90])/[.J90]" office:value-type="percentage" office:value="0.0774391948560223">
            <text:p>8%</text:p>
          </table:table-cell>
          <table:table-cell table:style-name="ce48" table:formula="of:=[.I91]+[.L90]" office:value-type="float" office:value="46688.50819719">
            <text:p>46,689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90">
            <text:p>90</text:p>
          </table:table-cell>
          <table:table-cell office:value-type="float" office:value="733060">
            <text:p>733,060 </text:p>
          </table:table-cell>
          <table:table-cell table:formula="of:=[.B92]-[.B91]" office:value-type="float" office:value="53529">
            <text:p>53,529 </text:p>
          </table:table-cell>
          <table:table-cell table:style-name="ce50" table:formula="of:=([.C92]-[.C91])/[.C91]" office:value-type="percentage" office:value="0.0775842979365878">
            <text:p>8%</text:p>
          </table:table-cell>
          <table:table-cell table:style-name="ce52" table:formula="of:=IF(ISERR([.C92]/VLOOKUP(ROUNDDOWN(([.A92]+9)/10;0);[$notes.$F$14:.$J$24];5;FALSE()));[.C92]/VLOOKUP(ROUNDDOWN(([.A92]+9)/10;0);[$notes.$F$14:.$J$24];2;FALSE());[.C92]/VLOOKUP(ROUNDDOWN(([.A92]+9)/10;0);[$notes.$F$14:.$J$24];5;FALSE()))" office:value-type="float" office:value="2934.70394736842">
            <text:p>2,935 </text:p>
          </table:table-cell>
          <table:table-cell table:formula="of:=[.E92]-[.E91]" office:value-type="float" office:value="211.293859649123">
            <text:p>211 </text:p>
          </table:table-cell>
          <table:table-cell table:style-name="ce24" table:formula="of:=([.F92]-[.F91])/[.F91]" office:value-type="percentage" office:value="0.0774391948560223">
            <text:p>8%</text:p>
          </table:table-cell>
          <table:table-cell table:style-name="ce48" table:formula="of:=[.E92]+[.H91]" office:value-type="float" office:value="46688.50819719">
            <text:p>46,689 </text:p>
          </table:table-cell>
          <table:table-cell table:style-name="ce52" table:formula="of:=IF(ISERR([.C93]/VLOOKUP(ROUNDDOWN(([.A93]+9)/10;0);[$notes.$F$14:.$J$24];5;FALSE()));[.C93]/VLOOKUP(ROUNDDOWN(([.A93]+9)/10;0);[$notes.$F$14:.$J$24];2;FALSE());[.C93]/VLOOKUP(ROUNDDOWN(([.A93]+9)/10;0);[$notes.$F$14:.$J$24];5;FALSE()))" office:value-type="float" office:value="2883.85">
            <text:p>2,884 </text:p>
          </table:table-cell>
          <table:table-cell table:formula="of:=[.I92]-[.I91]" office:value-type="float" office:value="-50.8539473684214">
            <text:p><text:s/>(51)</text:p>
          </table:table-cell>
          <table:table-cell table:style-name="ce24" table:formula="of:=([.J92]-[.J91])/[.J91]" office:value-type="percentage" office:value="-1.24067877529839">
            <text:p>-124%</text:p>
          </table:table-cell>
          <table:table-cell table:style-name="ce48" table:formula="of:=[.I92]+[.L91]" office:value-type="float" office:value="49572.35819719">
            <text:p>49,572 </text:p>
          </table:table-cell>
          <table:table-cell office:value-type="string">
            <text:p>the enormous mass of water</text:p>
          </table:table-cell>
          <table:table-cell table:number-columns-repeated="1011"/>
        </table:table-row>
        <table:table-row table:style-name="ro1">
          <table:table-cell table:style-name="Default" office:value-type="float" office:value="91">
            <text:p>91</text:p>
          </table:table-cell>
          <table:table-cell office:value-type="float" office:value="790737">
            <text:p>790,737 </text:p>
          </table:table-cell>
          <table:table-cell table:formula="of:=[.B93]-[.B92]" office:value-type="float" office:value="57677">
            <text:p>57,677 </text:p>
          </table:table-cell>
          <table:table-cell table:style-name="ce50" table:formula="of:=([.C93]-[.C92])/[.C92]" office:value-type="percentage" office:value="0.0774907059724635">
            <text:p>8%</text:p>
          </table:table-cell>
          <table:table-cell table:style-name="ce52" table:formula="of:=IF(ISERR([.C93]/VLOOKUP(ROUNDDOWN(([.A93]+9)/10;0);[$notes.$F$14:.$J$24];5;FALSE()));[.C93]/VLOOKUP(ROUNDDOWN(([.A93]+9)/10;0);[$notes.$F$14:.$J$24];2;FALSE());[.C93]/VLOOKUP(ROUNDDOWN(([.A93]+9)/10;0);[$notes.$F$14:.$J$24];5;FALSE()))" office:value-type="float" office:value="2883.85">
            <text:p>2,884 </text:p>
          </table:table-cell>
          <table:table-cell table:formula="of:=[.E93]-[.E92]" office:value-type="float" office:value="-50.8539473684214">
            <text:p><text:s/>(51)</text:p>
          </table:table-cell>
          <table:table-cell table:style-name="ce24" table:formula="of:=([.F93]-[.F92])/[.F92]" office:value-type="percentage" office:value="-1.24067877529839">
            <text:p>-124%</text:p>
          </table:table-cell>
          <table:table-cell table:style-name="ce48" table:formula="of:=[.E93]+[.H92]" office:value-type="float" office:value="49572.35819719">
            <text:p>49,572 </text:p>
          </table:table-cell>
          <table:table-cell table:style-name="ce52" table:formula="of:=IF(ISERR([.C94]/VLOOKUP(ROUNDDOWN(([.A94]+9)/10;0);[$notes.$F$14:.$J$24];5;FALSE()));[.C94]/VLOOKUP(ROUNDDOWN(([.A94]+9)/10;0);[$notes.$F$14:.$J$24];2;FALSE());[.C94]/VLOOKUP(ROUNDDOWN(([.A94]+9)/10;0);[$notes.$F$14:.$J$24];5;FALSE()))" office:value-type="float" office:value="3107.25">
            <text:p>3,107 </text:p>
          </table:table-cell>
          <table:table-cell table:formula="of:=[.I93]-[.I92]" office:value-type="float" office:value="223.4">
            <text:p>223 </text:p>
          </table:table-cell>
          <table:table-cell table:style-name="ce24" table:formula="of:=([.J93]-[.J92])/[.J92]" office:value-type="percentage" office:value="-5.39297265129755">
            <text:p>-539%</text:p>
          </table:table-cell>
          <table:table-cell table:style-name="ce48" table:formula="of:=[.I93]+[.L92]" office:value-type="float" office:value="52679.60819719">
            <text:p>52,680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">
            <text:p>92</text:p>
          </table:table-cell>
          <table:table-cell office:value-type="float" office:value="852882">
            <text:p>852,882 </text:p>
          </table:table-cell>
          <table:table-cell table:formula="of:=[.B94]-[.B93]" office:value-type="float" office:value="62145">
            <text:p>62,145 </text:p>
          </table:table-cell>
          <table:table-cell table:style-name="ce50" table:formula="of:=([.C94]-[.C93])/[.C93]" office:value-type="percentage" office:value="0.077465887615514">
            <text:p>8%</text:p>
          </table:table-cell>
          <table:table-cell table:style-name="ce52" table:formula="of:=IF(ISERR([.C94]/VLOOKUP(ROUNDDOWN(([.A94]+9)/10;0);[$notes.$F$14:.$J$24];5;FALSE()));[.C94]/VLOOKUP(ROUNDDOWN(([.A94]+9)/10;0);[$notes.$F$14:.$J$24];2;FALSE());[.C94]/VLOOKUP(ROUNDDOWN(([.A94]+9)/10;0);[$notes.$F$14:.$J$24];5;FALSE()))" office:value-type="float" office:value="3107.25">
            <text:p>3,107 </text:p>
          </table:table-cell>
          <table:table-cell table:formula="of:=[.E94]-[.E93]" office:value-type="float" office:value="223.4">
            <text:p>223 </text:p>
          </table:table-cell>
          <table:table-cell table:style-name="ce24" table:formula="of:=([.F94]-[.F93])/[.F93]" office:value-type="percentage" office:value="-5.39297265129755">
            <text:p>-539%</text:p>
          </table:table-cell>
          <table:table-cell table:style-name="ce48" table:formula="of:=[.E94]+[.H93]" office:value-type="float" office:value="52679.60819719">
            <text:p>52,680 </text:p>
          </table:table-cell>
          <table:table-cell table:style-name="ce52" table:formula="of:=IF(ISERR([.C95]/VLOOKUP(ROUNDDOWN(([.A95]+9)/10;0);[$notes.$F$14:.$J$24];5;FALSE()));[.C95]/VLOOKUP(ROUNDDOWN(([.A95]+9)/10;0);[$notes.$F$14:.$J$24];2;FALSE());[.C95]/VLOOKUP(ROUNDDOWN(([.A95]+9)/10;0);[$notes.$F$14:.$J$24];5;FALSE()))" office:value-type="float" office:value="3347.75">
            <text:p>3,348 </text:p>
          </table:table-cell>
          <table:table-cell table:formula="of:=[.I94]-[.I93]" office:value-type="float" office:value="240.5">
            <text:p>241 </text:p>
          </table:table-cell>
          <table:table-cell table:style-name="ce24" table:formula="of:=([.J94]-[.J93])/[.J93]" office:value-type="percentage" office:value="0.0765443151298116">
            <text:p>8%</text:p>
          </table:table-cell>
          <table:table-cell table:style-name="ce48" table:formula="of:=[.I94]+[.L93]" office:value-type="float" office:value="56027.35819719">
            <text:p>56,027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3">
            <text:p>93</text:p>
          </table:table-cell>
          <table:table-cell office:value-type="float" office:value="919837">
            <text:p>919,837 </text:p>
          </table:table-cell>
          <table:table-cell table:formula="of:=[.B95]-[.B94]" office:value-type="float" office:value="66955">
            <text:p>66,955 </text:p>
          </table:table-cell>
          <table:table-cell table:style-name="ce50" table:formula="of:=([.C95]-[.C94])/[.C94]" office:value-type="percentage" office:value="0.0773996298978196">
            <text:p>8%</text:p>
          </table:table-cell>
          <table:table-cell table:style-name="ce52" table:formula="of:=IF(ISERR([.C95]/VLOOKUP(ROUNDDOWN(([.A95]+9)/10;0);[$notes.$F$14:.$J$24];5;FALSE()));[.C95]/VLOOKUP(ROUNDDOWN(([.A95]+9)/10;0);[$notes.$F$14:.$J$24];2;FALSE());[.C95]/VLOOKUP(ROUNDDOWN(([.A95]+9)/10;0);[$notes.$F$14:.$J$24];5;FALSE()))" office:value-type="float" office:value="3347.75">
            <text:p>3,348 </text:p>
          </table:table-cell>
          <table:table-cell table:formula="of:=[.E95]-[.E94]" office:value-type="float" office:value="240.5">
            <text:p>241 </text:p>
          </table:table-cell>
          <table:table-cell table:style-name="ce24" table:formula="of:=([.F95]-[.F94])/[.F94]" office:value-type="percentage" office:value="0.0765443151298116">
            <text:p>8%</text:p>
          </table:table-cell>
          <table:table-cell table:style-name="ce48" table:formula="of:=[.E95]+[.H94]" office:value-type="float" office:value="56027.35819719">
            <text:p>56,027 </text:p>
          </table:table-cell>
          <table:table-cell table:style-name="ce52" table:formula="of:=IF(ISERR([.C96]/VLOOKUP(ROUNDDOWN(([.A96]+9)/10;0);[$notes.$F$14:.$J$24];5;FALSE()));[.C96]/VLOOKUP(ROUNDDOWN(([.A96]+9)/10;0);[$notes.$F$14:.$J$24];2;FALSE());[.C96]/VLOOKUP(ROUNDDOWN(([.A96]+9)/10;0);[$notes.$F$14:.$J$24];5;FALSE()))" office:value-type="float" office:value="3606.75">
            <text:p>3,607 </text:p>
          </table:table-cell>
          <table:table-cell table:formula="of:=[.I95]-[.I94]" office:value-type="float" office:value="259">
            <text:p>259 </text:p>
          </table:table-cell>
          <table:table-cell table:style-name="ce24" table:formula="of:=([.J95]-[.J94])/[.J94]" office:value-type="percentage" office:value="0.0769230769230769">
            <text:p>8%</text:p>
          </table:table-cell>
          <table:table-cell table:style-name="ce48" table:formula="of:=[.I95]+[.L94]" office:value-type="float" office:value="59634.10819719">
            <text:p>59,634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4">
            <text:p>94</text:p>
          </table:table-cell>
          <table:table-cell office:value-type="float" office:value="991972">
            <text:p>991,972 </text:p>
          </table:table-cell>
          <table:table-cell table:formula="of:=[.B96]-[.B95]" office:value-type="float" office:value="72135">
            <text:p>72,135 </text:p>
          </table:table-cell>
          <table:table-cell table:style-name="ce50" table:formula="of:=([.C96]-[.C95])/[.C95]" office:value-type="percentage" office:value="0.0773653946680606">
            <text:p>8%</text:p>
          </table:table-cell>
          <table:table-cell table:style-name="ce52" table:formula="of:=IF(ISERR([.C96]/VLOOKUP(ROUNDDOWN(([.A96]+9)/10;0);[$notes.$F$14:.$J$24];5;FALSE()));[.C96]/VLOOKUP(ROUNDDOWN(([.A96]+9)/10;0);[$notes.$F$14:.$J$24];2;FALSE());[.C96]/VLOOKUP(ROUNDDOWN(([.A96]+9)/10;0);[$notes.$F$14:.$J$24];5;FALSE()))" office:value-type="float" office:value="3606.75">
            <text:p>3,607 </text:p>
          </table:table-cell>
          <table:table-cell table:formula="of:=[.E96]-[.E95]" office:value-type="float" office:value="259">
            <text:p>259 </text:p>
          </table:table-cell>
          <table:table-cell table:style-name="ce24" table:formula="of:=([.F96]-[.F95])/[.F95]" office:value-type="percentage" office:value="0.0769230769230769">
            <text:p>8%</text:p>
          </table:table-cell>
          <table:table-cell table:style-name="ce48" table:formula="of:=[.E96]+[.H95]" office:value-type="float" office:value="59634.10819719">
            <text:p>59,634 </text:p>
          </table:table-cell>
          <table:table-cell table:style-name="ce52" table:formula="of:=IF(ISERR([.C97]/VLOOKUP(ROUNDDOWN(([.A97]+9)/10;0);[$notes.$F$14:.$J$24];5;FALSE()));[.C97]/VLOOKUP(ROUNDDOWN(([.A97]+9)/10;0);[$notes.$F$14:.$J$24];2;FALSE());[.C97]/VLOOKUP(ROUNDDOWN(([.A97]+9)/10;0);[$notes.$F$14:.$J$24];5;FALSE()))" office:value-type="float" office:value="3885.6">
            <text:p>3,886 </text:p>
          </table:table-cell>
          <table:table-cell table:formula="of:=[.I96]-[.I95]" office:value-type="float" office:value="278.85">
            <text:p>279 </text:p>
          </table:table-cell>
          <table:table-cell table:style-name="ce24" table:formula="of:=([.J96]-[.J95])/[.J95]" office:value-type="percentage" office:value="0.0766409266409263">
            <text:p>8%</text:p>
          </table:table-cell>
          <table:table-cell table:style-name="ce48" table:formula="of:=[.I96]+[.L95]" office:value-type="float" office:value="63519.70819719">
            <text:p>63,520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5">
            <text:p>95</text:p>
          </table:table-cell>
          <table:table-cell office:value-type="float" office:value="1069684">
            <text:p>1,069,684 </text:p>
          </table:table-cell>
          <table:table-cell table:formula="of:=[.B97]-[.B96]" office:value-type="float" office:value="77712">
            <text:p>77,712 </text:p>
          </table:table-cell>
          <table:table-cell table:style-name="ce50" table:formula="of:=([.C97]-[.C96])/[.C96]" office:value-type="percentage" office:value="0.0773133707631524">
            <text:p>8%</text:p>
          </table:table-cell>
          <table:table-cell table:style-name="ce52" table:formula="of:=IF(ISERR([.C97]/VLOOKUP(ROUNDDOWN(([.A97]+9)/10;0);[$notes.$F$14:.$J$24];5;FALSE()));[.C97]/VLOOKUP(ROUNDDOWN(([.A97]+9)/10;0);[$notes.$F$14:.$J$24];2;FALSE());[.C97]/VLOOKUP(ROUNDDOWN(([.A97]+9)/10;0);[$notes.$F$14:.$J$24];5;FALSE()))" office:value-type="float" office:value="3885.6">
            <text:p>3,886 </text:p>
          </table:table-cell>
          <table:table-cell table:formula="of:=[.E97]-[.E96]" office:value-type="float" office:value="278.85">
            <text:p>279 </text:p>
          </table:table-cell>
          <table:table-cell table:style-name="ce24" table:formula="of:=([.F97]-[.F96])/[.F96]" office:value-type="percentage" office:value="0.0766409266409263">
            <text:p>8%</text:p>
          </table:table-cell>
          <table:table-cell table:style-name="ce48" table:formula="of:=[.E97]+[.H96]" office:value-type="float" office:value="63519.70819719">
            <text:p>63,520 </text:p>
          </table:table-cell>
          <table:table-cell table:style-name="ce52" table:formula="of:=IF(ISERR([.C98]/VLOOKUP(ROUNDDOWN(([.A98]+9)/10;0);[$notes.$F$14:.$J$24];5;FALSE()));[.C98]/VLOOKUP(ROUNDDOWN(([.A98]+9)/10;0);[$notes.$F$14:.$J$24];2;FALSE());[.C98]/VLOOKUP(ROUNDDOWN(([.A98]+9)/10;0);[$notes.$F$14:.$J$24];5;FALSE()))" office:value-type="float" office:value="4185.85">
            <text:p>4,186 </text:p>
          </table:table-cell>
          <table:table-cell table:formula="of:=[.I97]-[.I96]" office:value-type="float" office:value="300.25">
            <text:p>300 </text:p>
          </table:table-cell>
          <table:table-cell table:style-name="ce24" table:formula="of:=([.J97]-[.J96])/[.J96]" office:value-type="percentage" office:value="0.0767437690514633">
            <text:p>8%</text:p>
          </table:table-cell>
          <table:table-cell table:style-name="ce48" table:formula="of:=[.I97]+[.L96]" office:value-type="float" office:value="67705.55819719">
            <text:p>67,706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6">
            <text:p>96</text:p>
          </table:table-cell>
          <table:table-cell office:value-type="float" office:value="1153401">
            <text:p>1,153,401 </text:p>
          </table:table-cell>
          <table:table-cell table:formula="of:=[.B98]-[.B97]" office:value-type="float" office:value="83717">
            <text:p>83,717 </text:p>
          </table:table-cell>
          <table:table-cell table:style-name="ce50" table:formula="of:=([.C98]-[.C97])/[.C97]" office:value-type="percentage" office:value="0.0772724933086267">
            <text:p>8%</text:p>
          </table:table-cell>
          <table:table-cell table:style-name="ce52" table:formula="of:=IF(ISERR([.C98]/VLOOKUP(ROUNDDOWN(([.A98]+9)/10;0);[$notes.$F$14:.$J$24];5;FALSE()));[.C98]/VLOOKUP(ROUNDDOWN(([.A98]+9)/10;0);[$notes.$F$14:.$J$24];2;FALSE());[.C98]/VLOOKUP(ROUNDDOWN(([.A98]+9)/10;0);[$notes.$F$14:.$J$24];5;FALSE()))" office:value-type="float" office:value="4185.85">
            <text:p>4,186 </text:p>
          </table:table-cell>
          <table:table-cell table:formula="of:=[.E98]-[.E97]" office:value-type="float" office:value="300.25">
            <text:p>300 </text:p>
          </table:table-cell>
          <table:table-cell table:style-name="ce24" table:formula="of:=([.F98]-[.F97])/[.F97]" office:value-type="percentage" office:value="0.0767437690514633">
            <text:p>8%</text:p>
          </table:table-cell>
          <table:table-cell table:style-name="ce48" table:formula="of:=[.E98]+[.H97]" office:value-type="float" office:value="67705.55819719">
            <text:p>67,706 </text:p>
          </table:table-cell>
          <table:table-cell table:style-name="ce52" table:formula="of:=IF(ISERR([.C99]/VLOOKUP(ROUNDDOWN(([.A99]+9)/10;0);[$notes.$F$14:.$J$24];5;FALSE()));[.C99]/VLOOKUP(ROUNDDOWN(([.A99]+9)/10;0);[$notes.$F$14:.$J$24];2;FALSE());[.C99]/VLOOKUP(ROUNDDOWN(([.A99]+9)/10;0);[$notes.$F$14:.$J$24];5;FALSE()))" office:value-type="float" office:value="6337.95">
            <text:p>6,338 </text:p>
          </table:table-cell>
          <table:table-cell table:formula="of:=[.I98]-[.I97]" office:value-type="float" office:value="2152.1">
            <text:p>2,152 </text:p>
          </table:table-cell>
          <table:table-cell table:style-name="ce24" table:formula="of:=([.J98]-[.J97])/[.J97]" office:value-type="percentage" office:value="6.16769358867609">
            <text:p>617%</text:p>
          </table:table-cell>
          <table:table-cell table:style-name="ce48" table:formula="of:=[.I98]+[.L97]" office:value-type="float" office:value="74043.50819719">
            <text:p>74,044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7">
            <text:p>97</text:p>
          </table:table-cell>
          <table:table-cell office:value-type="float" office:value="1280160">
            <text:p>1,280,160 </text:p>
          </table:table-cell>
          <table:table-cell table:formula="of:=[.B99]-[.B98]" office:value-type="float" office:value="126759">
            <text:p>126,759 </text:p>
          </table:table-cell>
          <table:table-cell table:style-name="ce50" table:formula="of:=([.C99]-[.C98])/[.C98]" office:value-type="percentage" office:value="0.514136913649558">
            <text:p>51%</text:p>
          </table:table-cell>
          <table:table-cell table:style-name="ce52" table:formula="of:=IF(ISERR([.C99]/VLOOKUP(ROUNDDOWN(([.A99]+9)/10;0);[$notes.$F$14:.$J$24];5;FALSE()));[.C99]/VLOOKUP(ROUNDDOWN(([.A99]+9)/10;0);[$notes.$F$14:.$J$24];2;FALSE());[.C99]/VLOOKUP(ROUNDDOWN(([.A99]+9)/10;0);[$notes.$F$14:.$J$24];5;FALSE()))" office:value-type="float" office:value="6337.95">
            <text:p>6,338 </text:p>
          </table:table-cell>
          <table:table-cell table:formula="of:=[.E99]-[.E98]" office:value-type="float" office:value="2152.1">
            <text:p>2,152 </text:p>
          </table:table-cell>
          <table:table-cell table:style-name="ce24" table:formula="of:=([.F99]-[.F98])/[.F98]" office:value-type="percentage" office:value="6.16769358867609">
            <text:p>617%</text:p>
          </table:table-cell>
          <table:table-cell table:style-name="ce48" table:formula="of:=[.E99]+[.H98]" office:value-type="float" office:value="74043.50819719">
            <text:p>74,044 </text:p>
          </table:table-cell>
          <table:table-cell table:style-name="ce52" table:formula="of:=IF(ISERR([.C100]/VLOOKUP(ROUNDDOWN(([.A100]+9)/10;0);[$notes.$F$14:.$J$24];5;FALSE()));[.C100]/VLOOKUP(ROUNDDOWN(([.A100]+9)/10;0);[$notes.$F$14:.$J$24];2;FALSE());[.C100]/VLOOKUP(ROUNDDOWN(([.A100]+9)/10;0);[$notes.$F$14:.$J$24];5;FALSE()))" office:value-type="float" office:value="7032.25">
            <text:p>7,032 </text:p>
          </table:table-cell>
          <table:table-cell table:formula="of:=[.I99]-[.I98]" office:value-type="float" office:value="694.3">
            <text:p>694 </text:p>
          </table:table-cell>
          <table:table-cell table:style-name="ce24" table:formula="of:=([.J99]-[.J98])/[.J98]" office:value-type="percentage" office:value="-0.677384879884764">
            <text:p>-68%</text:p>
          </table:table-cell>
          <table:table-cell table:style-name="ce48" table:formula="of:=[.I99]+[.L98]" office:value-type="float" office:value="81075.75819719">
            <text:p>81,076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">
            <text:p>98</text:p>
          </table:table-cell>
          <table:table-cell office:value-type="float" office:value="1420805">
            <text:p>1,420,805 </text:p>
          </table:table-cell>
          <table:table-cell table:formula="of:=[.B100]-[.B99]" office:value-type="float" office:value="140645">
            <text:p>140,645 </text:p>
          </table:table-cell>
          <table:table-cell table:style-name="ce50" table:formula="of:=([.C100]-[.C99])/[.C99]" office:value-type="percentage" office:value="0.109546462184145">
            <text:p>11%</text:p>
          </table:table-cell>
          <table:table-cell table:style-name="ce52" table:formula="of:=IF(ISERR([.C100]/VLOOKUP(ROUNDDOWN(([.A100]+9)/10;0);[$notes.$F$14:.$J$24];5;FALSE()));[.C100]/VLOOKUP(ROUNDDOWN(([.A100]+9)/10;0);[$notes.$F$14:.$J$24];2;FALSE());[.C100]/VLOOKUP(ROUNDDOWN(([.A100]+9)/10;0);[$notes.$F$14:.$J$24];5;FALSE()))" office:value-type="float" office:value="7032.25">
            <text:p>7,032 </text:p>
          </table:table-cell>
          <table:table-cell table:formula="of:=[.E100]-[.E99]" office:value-type="float" office:value="694.3">
            <text:p>694 </text:p>
          </table:table-cell>
          <table:table-cell table:style-name="ce24" table:formula="of:=([.F100]-[.F99])/[.F99]" office:value-type="percentage" office:value="-0.677384879884764">
            <text:p>-68%</text:p>
          </table:table-cell>
          <table:table-cell table:style-name="ce48" table:formula="of:=[.E100]+[.H99]" office:value-type="float" office:value="81075.75819719">
            <text:p>81,076 </text:p>
          </table:table-cell>
          <table:table-cell table:style-name="ce52" table:formula="of:=IF(ISERR([.C101]/VLOOKUP(ROUNDDOWN(([.A101]+9)/10;0);[$notes.$F$14:.$J$24];5;FALSE()));[.C101]/VLOOKUP(ROUNDDOWN(([.A101]+9)/10;0);[$notes.$F$14:.$J$24];2;FALSE());[.C101]/VLOOKUP(ROUNDDOWN(([.A101]+9)/10;0);[$notes.$F$14:.$J$24];5;FALSE()))" office:value-type="float" office:value="7802.55">
            <text:p>7,803 </text:p>
          </table:table-cell>
          <table:table-cell table:formula="of:=[.I100]-[.I99]" office:value-type="float" office:value="770.3">
            <text:p>770 </text:p>
          </table:table-cell>
          <table:table-cell table:style-name="ce24" table:formula="of:=([.J100]-[.J99])/[.J99]" office:value-type="percentage" office:value="0.109462768255797">
            <text:p>11%</text:p>
          </table:table-cell>
          <table:table-cell table:style-name="ce48" table:formula="of:=[.I100]+[.L99]" office:value-type="float" office:value="88878.30819719">
            <text:p>88,878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99">
            <text:p>99</text:p>
          </table:table-cell>
          <table:table-cell office:value-type="float" office:value="1576856">
            <text:p>1,576,856 </text:p>
          </table:table-cell>
          <table:table-cell table:formula="of:=[.B101]-[.B100]" office:value-type="float" office:value="156051">
            <text:p>156,051 </text:p>
          </table:table-cell>
          <table:table-cell table:style-name="ce50" table:formula="of:=([.C101]-[.C100])/[.C100]" office:value-type="percentage" office:value="0.109538199011696">
            <text:p>11%</text:p>
          </table:table-cell>
          <table:table-cell table:style-name="ce52" table:formula="of:=IF(ISERR([.C101]/VLOOKUP(ROUNDDOWN(([.A101]+9)/10;0);[$notes.$F$14:.$J$24];5;FALSE()));[.C101]/VLOOKUP(ROUNDDOWN(([.A101]+9)/10;0);[$notes.$F$14:.$J$24];2;FALSE());[.C101]/VLOOKUP(ROUNDDOWN(([.A101]+9)/10;0);[$notes.$F$14:.$J$24];5;FALSE()))" office:value-type="float" office:value="7802.55">
            <text:p>7,803 </text:p>
          </table:table-cell>
          <table:table-cell table:formula="of:=[.E101]-[.E100]" office:value-type="float" office:value="770.3">
            <text:p>770 </text:p>
          </table:table-cell>
          <table:table-cell table:style-name="ce24" table:formula="of:=([.F101]-[.F100])/[.F100]" office:value-type="percentage" office:value="0.109462768255797">
            <text:p>11%</text:p>
          </table:table-cell>
          <table:table-cell table:style-name="ce48" table:formula="of:=[.E101]+[.H100]" office:value-type="float" office:value="88878.30819719">
            <text:p>88,878 </text:p>
          </table:table-cell>
          <table:table-cell table:style-name="ce52" table:formula="of:=IF(ISERR([.C102]/VLOOKUP(ROUNDDOWN(([.A102]+9)/10;0);[$notes.$F$14:.$J$24];5;FALSE()));[.C102]/VLOOKUP(ROUNDDOWN(([.A102]+9)/10;0);[$notes.$F$14:.$J$24];2;FALSE());[.C102]/VLOOKUP(ROUNDDOWN(([.A102]+9)/10;0);[$notes.$F$14:.$J$24];5;FALSE()))" office:value-type="float" office:value="8657.2">
            <text:p>8,657 </text:p>
          </table:table-cell>
          <table:table-cell table:formula="of:=[.I101]-[.I100]" office:value-type="float" office:value="854.650000000001">
            <text:p>855 </text:p>
          </table:table-cell>
          <table:table-cell table:style-name="ce24" table:formula="of:=([.J101]-[.J100])/[.J100]" office:value-type="percentage" office:value="0.109502791120343">
            <text:p>11%</text:p>
          </table:table-cell>
          <table:table-cell table:style-name="ce48" table:formula="of:=[.I101]+[.L100]" office:value-type="float" office:value="97535.50819719">
            <text:p>97,536 </text:p>
          </table:table-cell>
          <table:table-cell office:value-type="string">
            <text:p>the wandering pond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">
            <text:p>100</text:p>
          </table:table-cell>
          <table:table-cell office:value-type="float" office:value="1750000">
            <text:p>1,750,000 </text:p>
          </table:table-cell>
          <table:table-cell table:formula="of:=[.B102]-[.B101]" office:value-type="float" office:value="173144">
            <text:p>173,144 </text:p>
          </table:table-cell>
          <table:table-cell table:style-name="ce50" table:formula="of:=([.C102]-[.C101])/[.C101]" office:value-type="percentage" office:value="0.109534703398248">
            <text:p>11%</text:p>
          </table:table-cell>
          <table:table-cell table:style-name="ce52" table:formula="of:=IF(ISERR([.C102]/VLOOKUP(ROUNDDOWN(([.A102]+9)/10;0);[$notes.$F$14:.$J$24];5;FALSE()));[.C102]/VLOOKUP(ROUNDDOWN(([.A102]+9)/10;0);[$notes.$F$14:.$J$24];2;FALSE());[.C102]/VLOOKUP(ROUNDDOWN(([.A102]+9)/10;0);[$notes.$F$14:.$J$24];5;FALSE()))" office:value-type="float" office:value="8657.2">
            <text:p>8,657 </text:p>
          </table:table-cell>
          <table:table-cell table:formula="of:=[.E102]-[.E101]" office:value-type="float" office:value="854.650000000001">
            <text:p>855 </text:p>
          </table:table-cell>
          <table:table-cell table:style-name="ce24" table:formula="of:=([.F102]-[.F101])/[.F101]" office:value-type="percentage" office:value="0.109502791120343">
            <text:p>11%</text:p>
          </table:table-cell>
          <table:table-cell table:style-name="ce48" table:formula="of:=[.E102]+[.H101]" office:value-type="float" office:value="97535.50819719">
            <text:p>97,536 </text:p>
          </table:table-cell>
          <table:table-cell table:style-name="ce52"/>
          <table:table-cell/>
          <table:table-cell table:style-name="ce24"/>
          <table:table-cell table:style-name="ce48"/>
          <table:table-cell office:value-type="string">
            <text:p>the wandering pond</text:p>
          </table:table-cell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8" table:print="false">
        <office:forms form:automatic-focus="false" form:apply-design-mode="false"/>
        <table:table-column table:style-name="co14" table:default-cell-style-name="ce60"/>
        <table:table-column table:style-name="co44" table:default-cell-style-name="ce60"/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5" table:default-cell-style-name="ce37"/>
        <table:table-column table:style-name="co48" table:default-cell-style-name="ce37"/>
        <table:table-column table:style-name="co49" table:default-cell-style-name="ce37"/>
        <table:table-column table:style-name="co45" table:default-cell-style-name="ce37"/>
        <table:table-column table:style-name="co13" table:default-cell-style-name="ce37"/>
        <table:table-column table:style-name="co50" table:default-cell-style-name="ce37"/>
        <table:table-column table:style-name="co37" table:default-cell-style-name="ce37"/>
        <table:table-column table:style-name="co5" table:number-columns-repeated="2" table:default-cell-style-name="ce37"/>
        <table:table-column table:style-name="co50" table:default-cell-style-name="ce37"/>
        <table:table-column table:style-name="co5" table:number-columns-repeated="2" table:default-cell-style-name="ce37"/>
        <table:table-column table:style-name="co10" table:default-cell-style-name="ce60"/>
        <table:table-column table:style-name="co51" table:default-cell-style-name="ce60"/>
        <table:table-column table:style-name="co34" table:number-columns-repeated="238" table:default-cell-style-name="ce60"/>
        <table:table-column table:style-name="co34" table:number-columns-repeated="767" table:default-cell-style-name="Default"/>
        <table:table-row table:style-name="ro1">
          <table:table-cell/>
          <table:table-cell table:style-name="ce62" office:value-type="string">
            <text:p>Manifestation</text:p>
          </table:table-cell>
          <table:table-cell table:style-name="ce66" office:value-type="string">
            <text:p>Control</text:p>
          </table:table-cell>
          <table:table-cell table:style-name="ce66" office:value-type="string">
            <text:p>Resistance</text:p>
          </table:table-cell>
          <table:table-cell table:style-name="ce62" office:value-type="string">
            <text:p>Resolve</text:p>
          </table:table-cell>
          <table:table-cell table:style-name="ce66" office:value-type="string">
            <text:p>Efficacy</text:p>
          </table:table-cell>
          <table:table-cell table:style-name="ce62" office:value-type="string">
            <text:p>Elucidation</text:p>
          </table:table-cell>
          <table:table-cell table:style-name="ce62" office:value-type="string">
            <text:p>Equipollence</text:p>
          </table:table-cell>
          <table:table-cell table:style-name="ce62" office:value-type="string">
            <text:p>Finesse</text:p>
          </table:table-cell>
          <table:table-cell table:style-name="ce66" office:value-type="string">
            <text:p>Continuance</text:p>
          </table:table-cell>
          <table:table-cell table:style-name="ce62" office:value-type="string">
            <text:p>Cohesion</text:p>
          </table:table-cell>
          <table:table-cell table:style-name="ce62" office:value-type="string">
            <text:p>Vortex</text:p>
          </table:table-cell>
          <table:table-cell table:style-name="ce66" office:value-type="string">
            <text:p>Intensity</text:p>
          </table:table-cell>
          <table:table-cell table:style-name="ce66" office:value-type="string">
            <text:p>Blast</text:p>
          </table:table-cell>
          <table:table-cell table:style-name="ce62" office:value-type="string">
            <text:p>Vinculum</text:p>
          </table:table-cell>
          <table:table-cell table:style-name="ce62" office:value-type="string">
            <text:p>Focus</text:p>
          </table:table-cell>
          <table:table-cell/>
          <table:table-cell table:style-name="Default" office:value-type="string">
            <text:p>Manifestation</text:p>
          </table:table-cell>
          <table:table-cell table:style-name="ce62" office:value-type="string">
            <text:p>lowers emit cost, 1 per skill</text:p>
          </table:table-cell>
          <table:table-cell table:number-columns-repeated="1005"/>
        </table:table-row>
        <table:table-row table:style-name="ro1">
          <table:table-cell office:value-type="string">
            <text:p>Current</text:p>
          </table:table-cell>
          <table:table-cell table:style-name="ce37" office:value-type="float" office:value="2">
            <text:p>2 </text:p>
          </table:table-cell>
          <table:table-cell office:value-type="float" office:value="51">
            <text:p>51 </text:p>
          </table:table-cell>
          <table:table-cell table:number-columns-repeated="2" office:value-type="float" office:value="5">
            <text:p>5 </text:p>
          </table:table-cell>
          <table:table-cell office:value-type="float" office:value="6">
            <text:p>6 </text:p>
          </table:table-cell>
          <table:table-cell office:value-type="float" office:value="2">
            <text:p>2 </text:p>
          </table:table-cell>
          <table:table-cell office:value-type="float" office:value="1">
            <text:p>1 </text:p>
          </table:table-cell>
          <table:table-cell office:value-type="float" office:value="0">
            <text:p><text:s/>- </text:p>
          </table:table-cell>
          <table:table-cell office:value-type="float" office:value="20">
            <text:p>20 </text:p>
          </table:table-cell>
          <table:table-cell office:value-type="float" office:value="3">
            <text:p>3 </text:p>
          </table:table-cell>
          <table:table-cell office:value-type="float" office:value="6">
            <text:p>6 </text:p>
          </table:table-cell>
          <table:table-cell office:value-type="float" office:value="9">
            <text:p>9 </text:p>
          </table:table-cell>
          <table:table-cell office:value-type="float" office:value="8">
            <text:p>8 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/>
          <table:table-cell table:style-name="Default" office:value-type="string">
            <text:p>Control</text:p>
          </table:table-cell>
          <table:table-cell table:style-name="Default" office:value-type="string">
            <text:p>increases eec %</text:p>
          </table:table-cell>
          <table:table-cell table:number-columns-repeated="1005"/>
        </table:table-row>
        <table:table-row table:style-name="ro1">
          <table:table-cell office:value-type="string">
            <text:p>Spent</text:p>
          </table:table-cell>
          <table:table-cell table:style-name="ce63" table:formula="of:=SUM([.B$8]:OFFSET([.B$8];[.B2];0))" office:value-type="float" office:value="4500">
            <text:p>4,500 </text:p>
          </table:table-cell>
          <table:table-cell table:style-name="ce63" table:formula="of:=SUM([.C$8]:OFFSET([.C$8];[.C2];0))" office:value-type="float" office:value="198850">
            <text:p>198,850 </text:p>
          </table:table-cell>
          <table:table-cell table:style-name="ce63" table:formula="of:=SUM([.D$8]:OFFSET([.D$8];[.D2];0))" office:value-type="float" office:value="57500">
            <text:p>57,500 </text:p>
          </table:table-cell>
          <table:table-cell table:style-name="ce63" table:formula="of:=SUM([.E$8]:OFFSET([.E$8];[.E2];0))" office:value-type="float" office:value="10000">
            <text:p>10,000 </text:p>
          </table:table-cell>
          <table:table-cell table:style-name="ce63" table:formula="of:=SUM([.F$8]:OFFSET([.F$8];[.F2];0))" office:value-type="float" office:value="90000">
            <text:p>90,000 </text:p>
          </table:table-cell>
          <table:table-cell table:style-name="ce63" table:formula="of:=SUM([.G$8]:OFFSET([.G$8];[.G2];0))" office:value-type="float" office:value="3400">
            <text:p>3,400 </text:p>
          </table:table-cell>
          <table:table-cell table:style-name="ce63" table:formula="of:=SUM([.H$8]:OFFSET([.H$8];[.H2];0))" office:value-type="float" office:value="250">
            <text:p>250 </text:p>
          </table:table-cell>
          <table:table-cell table:style-name="ce63" table:formula="of:=SUM([.I$8]:OFFSET([.I$8];[.I2];0))" office:value-type="float" office:value="0">
            <text:p><text:s/>- </text:p>
          </table:table-cell>
          <table:table-cell table:style-name="ce63" table:formula="of:=SUM([.J$8]:OFFSET([.J$8];[.J2];0))" office:value-type="float" office:value="30500">
            <text:p>30,500 </text:p>
          </table:table-cell>
          <table:table-cell table:style-name="ce63" table:formula="of:=SUM([.K$8]:OFFSET([.K$8];[.K2];0))" office:value-type="float" office:value="18500">
            <text:p>18,500 </text:p>
          </table:table-cell>
          <table:table-cell table:style-name="ce63" table:formula="of:=SUM([.L$8]:OFFSET([.L$8];[.L2];0))" office:value-type="float" office:value="7500">
            <text:p>7,500 </text:p>
          </table:table-cell>
          <table:table-cell table:style-name="ce63" table:formula="of:=SUM([.M$8]:OFFSET([.M$8];[.M2];0))" office:value-type="float" office:value="67500">
            <text:p>67,500 </text:p>
          </table:table-cell>
          <table:table-cell table:style-name="ce63" table:formula="of:=SUM([.N$8]:OFFSET([.N$8];[.N2];0))" office:value-type="float" office:value="40000">
            <text:p>40,000 </text:p>
          </table:table-cell>
          <table:table-cell table:style-name="ce63" table:formula="of:=SUM([.O$8]:OFFSET([.O$8];[.O2];0))" office:value-type="float" office:value="2500">
            <text:p>2,500 </text:p>
          </table:table-cell>
          <table:table-cell table:style-name="ce63" table:formula="of:=SUM([.P$8]:OFFSET([.P$8];[.P2];0))" office:value-type="float" office:value="16250">
            <text:p>16,250 </text:p>
          </table:table-cell>
          <table:table-cell/>
          <table:table-cell table:style-name="Default" office:value-type="string">
            <text:p>Resistance</text:p>
          </table:table-cell>
          <table:table-cell table:style-name="Default" office:value-type="string">
            <text:p>raises physical ac and barrier</text:p>
          </table:table-cell>
          <table:table-cell table:number-columns-repeated="1005"/>
        </table:table-row>
        <table:table-row table:style-name="ro1">
          <table:table-cell office:value-type="string">
            <text:p>% Spent</text:p>
          </table:table-cell>
          <table:table-cell table:style-name="ce64" table:formula="of:=[.B3]/(SUM([.$B$3:.$P$3]))" office:value-type="percentage" office:value="0.00822293284604842">
            <text:p>0.82%</text:p>
          </table:table-cell>
          <table:table-cell table:style-name="ce64" table:formula="of:=[.C3]/(SUM([.$B$3:.$P$3]))" office:value-type="percentage" office:value="0.363362265874829">
            <text:p>36.34%</text:p>
          </table:table-cell>
          <table:table-cell table:style-name="ce64" table:formula="of:=[.D3]/(SUM([.$B$3:.$P$3]))" office:value-type="percentage" office:value="0.105070808588397">
            <text:p>10.51%</text:p>
          </table:table-cell>
          <table:table-cell table:style-name="ce64" table:formula="of:=[.E3]/(SUM([.$B$3:.$P$3]))" office:value-type="percentage" office:value="0.0182731841023298">
            <text:p>1.83%</text:p>
          </table:table-cell>
          <table:table-cell table:style-name="ce64" table:formula="of:=[.F3]/(SUM([.$B$3:.$P$3]))" office:value-type="percentage" office:value="0.164458656920968">
            <text:p>16.45%</text:p>
          </table:table-cell>
          <table:table-cell table:style-name="ce64" table:formula="of:=[.G3]/(SUM([.$B$3:.$P$3]))" office:value-type="percentage" office:value="0.00621288259479214">
            <text:p>0.62%</text:p>
          </table:table-cell>
          <table:table-cell table:style-name="ce64" table:formula="of:=[.H3]/(SUM([.$B$3:.$P$3]))" office:value-type="percentage" office:value="0.000456829602558246">
            <text:p>0.05%</text:p>
          </table:table-cell>
          <table:table-cell table:style-name="ce64" table:formula="of:=[.I3]/(SUM([.$B$3:.$P$3]))" office:value-type="percentage" office:value="0">
            <text:p>0.00%</text:p>
          </table:table-cell>
          <table:table-cell table:style-name="ce64" table:formula="of:=[.J3]/(SUM([.$B$3:.$P$3]))" office:value-type="percentage" office:value="0.055733211512106">
            <text:p>5.57%</text:p>
          </table:table-cell>
          <table:table-cell table:style-name="ce64" table:formula="of:=[.K3]/(SUM([.$B$3:.$P$3]))" office:value-type="percentage" office:value="0.0338053905893102">
            <text:p>3.38%</text:p>
          </table:table-cell>
          <table:table-cell table:style-name="ce64" table:formula="of:=[.L3]/(SUM([.$B$3:.$P$3]))" office:value-type="percentage" office:value="0.0137048880767474">
            <text:p>1.37%</text:p>
          </table:table-cell>
          <table:table-cell table:style-name="ce64" table:formula="of:=[.M3]/(SUM([.$B$3:.$P$3]))" office:value-type="percentage" office:value="0.123343992690726">
            <text:p>12.33%</text:p>
          </table:table-cell>
          <table:table-cell table:style-name="ce64" table:formula="of:=[.N3]/(SUM([.$B$3:.$P$3]))" office:value-type="percentage" office:value="0.0730927364093193">
            <text:p>7.31%</text:p>
          </table:table-cell>
          <table:table-cell table:style-name="ce64" table:formula="of:=[.O3]/(SUM([.$B$3:.$P$3]))" office:value-type="percentage" office:value="0.00456829602558246">
            <text:p>0.46%</text:p>
          </table:table-cell>
          <table:table-cell table:style-name="ce64" table:formula="of:=[.P3]/(SUM([.$B$3:.$P$3]))" office:value-type="percentage" office:value="0.029693924166286">
            <text:p>2.97%</text:p>
          </table:table-cell>
          <table:table-cell/>
          <table:table-cell table:style-name="Default" office:value-type="string">
            <text:p>Resolve</text:p>
          </table:table-cell>
          <table:table-cell table:style-name="Default" office:value-type="string">
            <text:p>increases rate for dmg output choice</text:p>
          </table:table-cell>
          <table:table-cell table:number-columns-repeated="1005"/>
        </table:table-row>
        <table:table-row table:style-name="ro1">
          <table:table-cell table:style-name="ce61" office:value-type="string">
            <text:p>Next</text:p>
          </table:table-cell>
          <table:table-cell table:style-name="ce65" table:formula="of:=VLOOKUP([.B$2]+1;[.$A9:.$P231];COLUMN([.B$2]);FALSE())" office:value-type="float" office:value="0">
            <text:p><text:s/>- </text:p>
          </table:table-cell>
          <table:table-cell table:style-name="ce65" table:formula="of:=VLOOKUP([.C$2]+1;[.$A9:.$P231];COLUMN([.C$2]);FALSE())" office:value-type="float" office:value="7800">
            <text:p>7,800 </text:p>
          </table:table-cell>
          <table:table-cell table:style-name="ce65" table:formula="of:=VLOOKUP([.D$2]+1;[.$A9:.$P231];COLUMN([.D$2]);FALSE())" office:value-type="float" office:value="25000">
            <text:p>25,000 </text:p>
          </table:table-cell>
          <table:table-cell table:style-name="ce65" table:formula="of:=VLOOKUP([.E$2]+1;[.$A9:.$P231];COLUMN([.E$2]);FALSE())" office:value-type="float" office:value="4250">
            <text:p>4,250 </text:p>
          </table:table-cell>
          <table:table-cell table:style-name="ce65" table:formula="of:=VLOOKUP([.F$2]+1;[.$A9:.$P231];COLUMN([.F$2]);FALSE())" office:value-type="float" office:value="32500">
            <text:p>32,500 </text:p>
          </table:table-cell>
          <table:table-cell table:style-name="ce65" table:formula="of:=VLOOKUP([.G$2]+1;[.$A9:.$P231];COLUMN([.G$2]);FALSE())" office:value-type="float" office:value="0">
            <text:p/>
          </table:table-cell>
          <table:table-cell table:style-name="ce65" table:formula="of:=VLOOKUP([.H$2]+1;[.$A9:.$P231];COLUMN([.H$2]);FALSE())" office:value-type="float" office:value="1237">
            <text:p>1,237 </text:p>
          </table:table-cell>
          <table:table-cell table:style-name="ce65" table:formula="of:=VLOOKUP([.I$2]+1;[.$A9:.$P231];COLUMN([.I$2]);FALSE())" office:value-type="float" office:value="103182">
            <text:p>103,182 </text:p>
          </table:table-cell>
          <table:table-cell table:style-name="ce65" table:formula="of:=VLOOKUP([.J$2]+1;[.$A9:.$P231];COLUMN([.J$2]);FALSE())" office:value-type="float" office:value="3100">
            <text:p>3,100 </text:p>
          </table:table-cell>
          <table:table-cell table:style-name="ce65" table:formula="of:=VLOOKUP([.K$2]+1;[.$A9:.$P231];COLUMN([.K$2]);FALSE())" office:value-type="float" office:value="13500">
            <text:p>13,500 </text:p>
          </table:table-cell>
          <table:table-cell table:style-name="ce65" table:formula="of:=VLOOKUP([.L$2]+1;[.$A9:.$P231];COLUMN([.L$2]);FALSE())" office:value-type="float" office:value="0">
            <text:p/>
          </table:table-cell>
          <table:table-cell table:style-name="ce65" table:formula="of:=VLOOKUP([.M$2]+1;[.$A9:.$P231];COLUMN([.M$2]);FALSE())" office:value-type="float" office:value="13750">
            <text:p>13,750 </text:p>
          </table:table-cell>
          <table:table-cell table:style-name="ce65" table:formula="of:=VLOOKUP([.N$2]+1;[.$A9:.$P231];COLUMN([.N$2]);FALSE())" office:value-type="float" office:value="9500">
            <text:p>9,500 </text:p>
          </table:table-cell>
          <table:table-cell table:style-name="ce65" table:formula="of:=VLOOKUP([.O$2]+1;[.$A9:.$P231];COLUMN([.O$2]);FALSE())" office:value-type="float" office:value="5000">
            <text:p>5,000 </text:p>
          </table:table-cell>
          <table:table-cell table:style-name="ce67" table:formula="of:=VLOOKUP([.P$2]+1;[.$A9:.$P231];COLUMN([.P$2]);FALSE())" office:value-type="float" office:value="12750">
            <text:p>12,750 </text:p>
          </table:table-cell>
          <table:table-cell/>
          <table:table-cell table:style-name="Default" office:value-type="string">
            <text:p>Efficacy</text:p>
          </table:table-cell>
          <table:table-cell table:style-name="Default" office:value-type="string">
            <text:p>improves energy drain</text:p>
          </table:table-cell>
          <table:table-cell table:number-columns-repeated="1005"/>
        </table:table-row>
        <table:table-row table:style-name="ro1">
          <table:table-cell office:value-type="string">
            <text:p>% Next</text:p>
          </table:table-cell>
          <table:table-cell table:style-name="ce10" table:formula="of:=([.B$3]+[.B$5])/(SUM([.$B$3:.$P$3])+[.B$5])" office:value-type="percentage" office:value="0.00822293284604842">
            <text:p>0.82%</text:p>
          </table:table-cell>
          <table:table-cell table:style-name="ce10" table:formula="of:=([.C$3]+[.C$5])/(SUM([.$B$3:.$P$3])+[.C$5])" office:value-type="percentage" office:value="0.372308801008918">
            <text:p>37.23%</text:p>
          </table:table-cell>
          <table:table-cell table:style-name="ce10" table:formula="of:=([.D$3]+[.D$5])/(SUM([.$B$3:.$P$3])+[.D$5])" office:value-type="percentage" office:value="0.144167758846658">
            <text:p>14.42%</text:p>
          </table:table-cell>
          <table:table-cell table:style-name="ce10" table:formula="of:=([.E$3]+[.E$5])/(SUM([.$B$3:.$P$3])+[.E$5])" office:value-type="percentage" office:value="0.0258386219401632">
            <text:p>2.58%</text:p>
          </table:table-cell>
          <table:table-cell table:style-name="ce10" table:formula="of:=([.F$3]+[.F$5])/(SUM([.$B$3:.$P$3])+[.F$5])" office:value-type="percentage" office:value="0.211297973264338">
            <text:p>21.13%</text:p>
          </table:table-cell>
          <table:table-cell table:style-name="ce10" table:formula="of:=([.G$3]+[.G$5])/(SUM([.$B$3:.$P$3])+[.G$5])" office:value-type="percentage" office:value="0.00621288259479214">
            <text:p>0.62%</text:p>
          </table:table-cell>
          <table:table-cell table:style-name="ce10" table:formula="of:=([.H$3]+[.H$5])/(SUM([.$B$3:.$P$3])+[.H$5])" office:value-type="percentage" office:value="0.00271109433769624">
            <text:p>0.27%</text:p>
          </table:table-cell>
          <table:table-cell table:style-name="ce10" table:formula="of:=([.I$3]+[.I$5])/(SUM([.$B$3:.$P$3])+[.I$5])" office:value-type="percentage" office:value="0.158636106464627">
            <text:p>15.86%</text:p>
          </table:table-cell>
          <table:table-cell table:style-name="ce10" table:formula="of:=([.J$3]+[.J$5])/(SUM([.$B$3:.$P$3])+[.J$5])" office:value-type="percentage" office:value="0.0610520577814118">
            <text:p>6.11%</text:p>
          </table:table-cell>
          <table:table-cell table:style-name="ce10" table:formula="of:=([.K$3]+[.K$5])/(SUM([.$B$3:.$P$3])+[.K$5])" office:value-type="percentage" office:value="0.0570664288898796">
            <text:p>5.71%</text:p>
          </table:table-cell>
          <table:table-cell table:style-name="ce10" table:formula="of:=([.L$3]+[.L$5])/(SUM([.$B$3:.$P$3])+[.L$5])" office:value-type="percentage" office:value="0.0137048880767474">
            <text:p>1.37%</text:p>
          </table:table-cell>
          <table:table-cell table:style-name="ce10" table:formula="of:=([.M$3]+[.M$5])/(SUM([.$B$3:.$P$3])+[.M$5])" office:value-type="percentage" office:value="0.144830659536542">
            <text:p>14.48%</text:p>
          </table:table-cell>
          <table:table-cell table:style-name="ce10" table:formula="of:=([.N$3]+[.N$5])/(SUM([.$B$3:.$P$3])+[.N$5])" office:value-type="percentage" office:value="0.0889088459811405">
            <text:p>8.89%</text:p>
          </table:table-cell>
          <table:table-cell table:style-name="ce10" table:formula="of:=([.O$3]+[.O$5])/(SUM([.$B$3:.$P$3])+[.O$5])" office:value-type="percentage" office:value="0.0135808057944771">
            <text:p>1.36%</text:p>
          </table:table-cell>
          <table:table-cell table:style-name="ce10" table:formula="of:=([.P$3]+[.P$5])/(SUM([.$B$3:.$P$3])+[.P$5])" office:value-type="percentage" office:value="0.0517857142857143">
            <text:p>5.18%</text:p>
          </table:table-cell>
          <table:table-cell/>
          <table:table-cell table:style-name="Default" office:value-type="string">
            <text:p>Elucidation</text:p>
          </table:table-cell>
          <table:table-cell table:style-name="Default" office:value-type="string">
            <text:p>gives more info with evaluate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 office:value-type="string">
            <text:p>Equipollence</text:p>
          </table:table-cell>
          <table:table-cell table:style-name="Default" office:value-type="string">
            <text:p>helps hit everyone in room</text:p>
          </table:table-cell>
          <table:table-cell table:number-columns-repeated="1005"/>
        </table:table-row>
        <table:table-row table:style-name="ro1">
          <table:table-cell office:value-type="float" office:value="0">
            <text:p>0</text:p>
          </table:table-cell>
          <table:table-cell table:style-name="ce37" office:value-type="float" office:value="0">
            <text:p><text:s/>- </text:p>
          </table:table-cell>
          <table:table-cell table:number-columns-repeated="14" office:value-type="float" office:value="0">
            <text:p><text:s/>- </text:p>
          </table:table-cell>
          <table:table-cell/>
          <table:table-cell table:style-name="Default" office:value-type="string">
            <text:p>Finesse</text:p>
          </table:table-cell>
          <table:table-cell table:style-name="Default" office:value-type="string">
            <text:p>crits!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500">
            <text:p>1,500 </text:p>
          </table:table-cell>
          <table:table-cell office:value-type="float" office:value="150">
            <text:p>150 </text:p>
          </table:table-cell>
          <table:table-cell office:value-type="float" office:value="2500">
            <text:p>2,500 </text:p>
          </table:table-cell>
          <table:table-cell office:value-type="float" office:value="500">
            <text:p>500 </text:p>
          </table:table-cell>
          <table:table-cell office:value-type="float" office:value="2500">
            <text:p>2,500 </text:p>
          </table:table-cell>
          <table:table-cell office:value-type="float" office:value="450">
            <text:p>450 </text:p>
          </table:table-cell>
          <table:table-cell office:value-type="float" office:value="250">
            <text:p>250 </text:p>
          </table:table-cell>
          <table:table-cell office:value-type="float" office:value="103182">
            <text:p>103,182 </text:p>
          </table:table-cell>
          <table:table-cell office:value-type="float" office:value="100">
            <text:p>100 </text:p>
          </table:table-cell>
          <table:table-cell office:value-type="float" office:value="4500">
            <text:p>4,500 </text:p>
          </table:table-cell>
          <table:table-cell office:value-type="float" office:value="500">
            <text:p>500 </text:p>
          </table:table-cell>
          <table:table-cell office:value-type="float" office:value="2500">
            <text:p>2,500 </text:p>
          </table:table-cell>
          <table:table-cell office:value-type="float" office:value="1500">
            <text:p>1,500 </text:p>
          </table:table-cell>
          <table:table-cell office:value-type="float" office:value="2500">
            <text:p>2,500 </text:p>
          </table:table-cell>
          <table:table-cell office:value-type="float" office:value="250">
            <text:p>250 </text:p>
          </table:table-cell>
          <table:table-cell table:style-name="ce60"/>
          <table:table-cell table:style-name="Default" office:value-type="string">
            <text:p>Continuance</text:p>
          </table:table-cell>
          <table:table-cell table:style-name="Default" office:value-type="string">
            <text:p>raiases nrg..between 3-6 ?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37" office:value-type="float" office:value="3000">
            <text:p>3,000 </text:p>
          </table:table-cell>
          <table:table-cell office:value-type="float" office:value="300">
            <text:p>300 </text:p>
          </table:table-cell>
          <table:table-cell office:value-type="float" office:value="7000">
            <text:p>7,000 </text:p>
          </table:table-cell>
          <table:table-cell office:value-type="float" office:value="1250">
            <text:p>1,250 </text:p>
          </table:table-cell>
          <table:table-cell office:value-type="float" office:value="7500">
            <text:p>7,500 </text:p>
          </table:table-cell>
          <table:table-cell office:value-type="float" office:value="2950">
            <text:p>2,950 </text:p>
          </table:table-cell>
          <table:table-cell office:value-type="float" office:value="1237">
            <text:p>1,237 </text:p>
          </table:table-cell>
          <table:table-cell/>
          <table:table-cell office:value-type="float" office:value="250">
            <text:p>250 </text:p>
          </table:table-cell>
          <table:table-cell office:value-type="float" office:value="5500">
            <text:p>5,500 </text:p>
          </table:table-cell>
          <table:table-cell office:value-type="float" office:value="800">
            <text:p>800 </text:p>
          </table:table-cell>
          <table:table-cell office:value-type="float" office:value="3750">
            <text:p>3,750 </text:p>
          </table:table-cell>
          <table:table-cell office:value-type="float" office:value="2500">
            <text:p>2,500 </text:p>
          </table:table-cell>
          <table:table-cell office:value-type="float" office:value="5000">
            <text:p>5,000 </text:p>
          </table:table-cell>
          <table:table-cell office:value-type="float" office:value="750">
            <text:p>750 </text:p>
          </table:table-cell>
          <table:table-cell table:style-name="ce60"/>
          <table:table-cell table:style-name="Default" office:value-type="string">
            <text:p>Cohesion</text:p>
          </table:table-cell>
          <table:table-cell table:style-name="Default" office:value-type="string">
            <text:p>improves healing rat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37" office:value-type="float" office:value="0">
            <text:p><text:s/>- </text:p>
          </table:table-cell>
          <table:table-cell office:value-type="float" office:value="450">
            <text:p>450 </text:p>
          </table:table-cell>
          <table:table-cell office:value-type="float" office:value="11500">
            <text:p>11,500 </text:p>
          </table:table-cell>
          <table:table-cell office:value-type="float" office:value="2000">
            <text:p>2,000 </text:p>
          </table:table-cell>
          <table:table-cell office:value-type="float" office:value="12500">
            <text:p>12,500 </text:p>
          </table:table-cell>
          <table:table-cell table:number-columns-repeated="3"/>
          <table:table-cell office:value-type="float" office:value="400">
            <text:p>400 </text:p>
          </table:table-cell>
          <table:table-cell office:value-type="float" office:value="8500">
            <text:p>8,500 </text:p>
          </table:table-cell>
          <table:table-cell office:value-type="float" office:value="1100">
            <text:p>1,100 </text:p>
          </table:table-cell>
          <table:table-cell office:value-type="float" office:value="5000">
            <text:p>5,000 </text:p>
          </table:table-cell>
          <table:table-cell office:value-type="float" office:value="3500">
            <text:p>3,500 </text:p>
          </table:table-cell>
          <table:table-cell/>
          <table:table-cell office:value-type="float" office:value="2250">
            <text:p>2,250 </text:p>
          </table:table-cell>
          <table:table-cell table:style-name="ce60"/>
          <table:table-cell table:style-name="Default" office:value-type="string">
            <text:p>Vortex</text:p>
          </table:table-cell>
          <table:table-cell table:style-name="Default" office:value-type="string">
            <text:p>bigger vortex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37"/>
          <table:table-cell office:value-type="float" office:value="600">
            <text:p>600 </text:p>
          </table:table-cell>
          <table:table-cell office:value-type="float" office:value="16000">
            <text:p>16,000 </text:p>
          </table:table-cell>
          <table:table-cell office:value-type="float" office:value="2750">
            <text:p>2,750 </text:p>
          </table:table-cell>
          <table:table-cell office:value-type="float" office:value="17500">
            <text:p>17,500 </text:p>
          </table:table-cell>
          <table:table-cell table:number-columns-repeated="3"/>
          <table:table-cell office:value-type="float" office:value="550">
            <text:p>550 </text:p>
          </table:table-cell>
          <table:table-cell office:value-type="float" office:value="13500">
            <text:p>13,500 </text:p>
          </table:table-cell>
          <table:table-cell office:value-type="float" office:value="1400">
            <text:p>1,400 </text:p>
          </table:table-cell>
          <table:table-cell office:value-type="float" office:value="6250">
            <text:p>6,250 </text:p>
          </table:table-cell>
          <table:table-cell office:value-type="float" office:value="4500">
            <text:p>4,500 </text:p>
          </table:table-cell>
          <table:table-cell/>
          <table:table-cell office:value-type="float" office:value="4750">
            <text:p>4,750 </text:p>
          </table:table-cell>
          <table:table-cell table:style-name="ce60"/>
          <table:table-cell table:style-name="Default" office:value-type="string">
            <text:p>Intensity</text:p>
          </table:table-cell>
          <table:table-cell table:style-name="Default" office:value-type="string">
            <text:p>raises emit damage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37"/>
          <table:table-cell office:value-type="float" office:value="750">
            <text:p>750 </text:p>
          </table:table-cell>
          <table:table-cell office:value-type="float" office:value="20500">
            <text:p>20,500 </text:p>
          </table:table-cell>
          <table:table-cell office:value-type="float" office:value="3500">
            <text:p>3,500 </text:p>
          </table:table-cell>
          <table:table-cell office:value-type="float" office:value="22500">
            <text:p>22,500 </text:p>
          </table:table-cell>
          <table:table-cell table:number-columns-repeated="3"/>
          <table:table-cell office:value-type="float" office:value="700">
            <text:p>700 </text:p>
          </table:table-cell>
          <table:table-cell office:value-type="float" office:value="20500">
            <text:p>20,500 </text:p>
          </table:table-cell>
          <table:table-cell office:value-type="float" office:value="1700">
            <text:p>1,700 </text:p>
          </table:table-cell>
          <table:table-cell office:value-type="float" office:value="7500">
            <text:p>7,500 </text:p>
          </table:table-cell>
          <table:table-cell office:value-type="float" office:value="5500">
            <text:p>5,500 </text:p>
          </table:table-cell>
          <table:table-cell/>
          <table:table-cell office:value-type="float" office:value="8250">
            <text:p>8,250 </text:p>
          </table:table-cell>
          <table:table-cell table:style-name="ce60"/>
          <table:table-cell table:style-name="Default" office:value-type="string">
            <text:p>Blast</text:p>
          </table:table-cell>
          <table:table-cell table:style-name="Default" office:value-type="string">
            <text:p>raiases blast dmg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37"/>
          <table:table-cell office:value-type="float" office:value="900">
            <text:p>900 </text:p>
          </table:table-cell>
          <table:table-cell office:value-type="float" office:value="25000">
            <text:p>25,000 </text:p>
          </table:table-cell>
          <table:table-cell office:value-type="float" office:value="4250">
            <text:p>4,250 </text:p>
          </table:table-cell>
          <table:table-cell office:value-type="float" office:value="27500">
            <text:p>27,500 </text:p>
          </table:table-cell>
          <table:table-cell table:number-columns-repeated="3"/>
          <table:table-cell office:value-type="float" office:value="850">
            <text:p>850 </text:p>
          </table:table-cell>
          <table:table-cell office:value-type="float" office:value="0">
            <text:p><text:s/>- </text:p>
          </table:table-cell>
          <table:table-cell office:value-type="float" office:value="2000">
            <text:p>2,000 </text:p>
          </table:table-cell>
          <table:table-cell office:value-type="float" office:value="8750">
            <text:p>8,750 </text:p>
          </table:table-cell>
          <table:table-cell office:value-type="float" office:value="6500">
            <text:p>6,500 </text:p>
          </table:table-cell>
          <table:table-cell/>
          <table:table-cell office:value-type="float" office:value="12750">
            <text:p>12,750 </text:p>
          </table:table-cell>
          <table:table-cell table:style-name="ce60"/>
          <table:table-cell table:style-name="Default" office:value-type="string">
            <text:p>Vinculum</text:p>
          </table:table-cell>
          <table:table-cell table:style-name="ce68" office:value-type="string">
            <text:p>helps siphon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37"/>
          <table:table-cell office:value-type="float" office:value="1050">
            <text:p>1,050 </text:p>
          </table:table-cell>
          <table:table-cell office:value-type="float" office:value="29500">
            <text:p>29,500 </text:p>
          </table:table-cell>
          <table:table-cell/>
          <table:table-cell office:value-type="float" office:value="32500">
            <text:p>32,500 </text:p>
          </table:table-cell>
          <table:table-cell table:number-columns-repeated="3"/>
          <table:table-cell office:value-type="float" office:value="1000">
            <text:p>1,000 </text:p>
          </table:table-cell>
          <table:table-cell table:number-columns-repeated="2"/>
          <table:table-cell office:value-type="float" office:value="10000">
            <text:p>10,000 </text:p>
          </table:table-cell>
          <table:table-cell office:value-type="float" office:value="7500">
            <text:p>7,500 </text:p>
          </table:table-cell>
          <table:table-cell table:number-columns-repeated="2"/>
          <table:table-cell table:style-name="ce60"/>
          <table:table-cell table:style-name="Default" office:value-type="string">
            <text:p>Focus</text:p>
          </table:table-cell>
          <table:table-cell table:style-name="ce68" office:value-type="string">
            <text:p>improves 'taps' for sp regen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37"/>
          <table:table-cell office:value-type="float" office:value="1200">
            <text:p>1,200 </text:p>
          </table:table-cell>
          <table:table-cell table:number-columns-repeated="2"/>
          <table:table-cell office:value-type="float" office:value="37500">
            <text:p>37,500 </text:p>
          </table:table-cell>
          <table:table-cell table:number-columns-repeated="3"/>
          <table:table-cell office:value-type="float" office:value="1150">
            <text:p>1,150 </text:p>
          </table:table-cell>
          <table:table-cell table:number-columns-repeated="2"/>
          <table:table-cell office:value-type="float" office:value="11250">
            <text:p>11,250 </text:p>
          </table:table-cell>
          <table:table-cell office:value-type="float" office:value="8500">
            <text:p>8,500 </text:p>
          </table:table-cell>
          <table:table-cell table:number-columns-repeated="2"/>
          <table:table-cell table:style-name="ce60"/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37"/>
          <table:table-cell office:value-type="float" office:value="1350">
            <text:p>1,350 </text:p>
          </table:table-cell>
          <table:table-cell table:number-columns-repeated="6"/>
          <table:table-cell office:value-type="float" office:value="1300">
            <text:p>1,300 </text:p>
          </table:table-cell>
          <table:table-cell table:number-columns-repeated="2"/>
          <table:table-cell office:value-type="float" office:value="12500">
            <text:p>12,500 </text:p>
          </table:table-cell>
          <table:table-cell office:value-type="float" office:value="9500">
            <text:p>9,500 </text:p>
          </table:table-cell>
          <table:table-cell table:number-columns-repeated="2"/>
          <table:table-cell table:style-name="ce60"/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float" office:value="1500">
            <text:p>1,500 </text:p>
          </table:table-cell>
          <table:table-cell table:number-columns-repeated="6"/>
          <table:table-cell office:value-type="float" office:value="1450">
            <text:p>1,450 </text:p>
          </table:table-cell>
          <table:table-cell table:number-columns-repeated="2"/>
          <table:table-cell office:value-type="float" office:value="13750">
            <text:p>13,750 </text:p>
          </table:table-cell>
          <table:table-cell office:value-type="float" office:value="10500">
            <text:p>10,500 </text:p>
          </table:table-cell>
          <table:table-cell table:number-columns-repeated="2"/>
          <table:table-cell table:style-name="ce60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37"/>
          <table:table-cell office:value-type="float" office:value="1650">
            <text:p>1,650 </text:p>
          </table:table-cell>
          <table:table-cell table:number-columns-repeated="6"/>
          <table:table-cell office:value-type="float" office:value="1600">
            <text:p>1,600 </text:p>
          </table:table-cell>
          <table:table-cell table:number-columns-repeated="3"/>
          <table:table-cell office:value-type="float" office:value="0">
            <text:p><text:s/>- </text:p>
          </table:table-cell>
          <table:table-cell table:number-columns-repeated="2"/>
          <table:table-cell table:style-name="ce60"/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37"/>
          <table:table-cell office:value-type="float" office:value="1800">
            <text:p>1,800 </text:p>
          </table:table-cell>
          <table:table-cell table:number-columns-repeated="6"/>
          <table:table-cell office:value-type="float" office:value="1750">
            <text:p>1,75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37"/>
          <table:table-cell office:value-type="float" office:value="1950">
            <text:p>1,950 </text:p>
          </table:table-cell>
          <table:table-cell table:number-columns-repeated="6"/>
          <table:table-cell office:value-type="float" office:value="1900">
            <text:p>1,90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37"/>
          <table:table-cell office:value-type="float" office:value="2100">
            <text:p>2,100 </text:p>
          </table:table-cell>
          <table:table-cell table:number-columns-repeated="6"/>
          <table:table-cell office:value-type="float" office:value="2050">
            <text:p>2,05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37"/>
          <table:table-cell office:value-type="float" office:value="2250">
            <text:p>2,250 </text:p>
          </table:table-cell>
          <table:table-cell table:number-columns-repeated="6"/>
          <table:table-cell office:value-type="float" office:value="2200">
            <text:p>2,20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ce37"/>
          <table:table-cell office:value-type="float" office:value="2400">
            <text:p>2,400 </text:p>
          </table:table-cell>
          <table:table-cell table:number-columns-repeated="6"/>
          <table:table-cell office:value-type="float" office:value="2350">
            <text:p>2,35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37"/>
          <table:table-cell office:value-type="float" office:value="2550">
            <text:p>2,550 </text:p>
          </table:table-cell>
          <table:table-cell table:number-columns-repeated="6"/>
          <table:table-cell office:value-type="float" office:value="2500">
            <text:p>2,50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37"/>
          <table:table-cell office:value-type="float" office:value="2700">
            <text:p>2,700 </text:p>
          </table:table-cell>
          <table:table-cell table:number-columns-repeated="6"/>
          <table:table-cell office:value-type="float" office:value="2650">
            <text:p>2,65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37"/>
          <table:table-cell office:value-type="float" office:value="2850">
            <text:p>2,850 </text:p>
          </table:table-cell>
          <table:table-cell table:number-columns-repeated="6"/>
          <table:table-cell office:value-type="float" office:value="2800">
            <text:p>2,80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37"/>
          <table:table-cell office:value-type="float" office:value="3000">
            <text:p>3,000 </text:p>
          </table:table-cell>
          <table:table-cell table:number-columns-repeated="6"/>
          <table:table-cell office:value-type="float" office:value="2950">
            <text:p>2,95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37"/>
          <table:table-cell office:value-type="float" office:value="3150">
            <text:p>3,150 </text:p>
          </table:table-cell>
          <table:table-cell table:number-columns-repeated="6"/>
          <table:table-cell office:value-type="float" office:value="3100">
            <text:p>3,100 </text:p>
          </table:table-cell>
          <table:table-cell table:number-columns-repeated="6"/>
          <table:table-cell table:style-name="ce60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37"/>
          <table:table-cell office:value-type="float" office:value="3300">
            <text:p>3,3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37"/>
          <table:table-cell office:value-type="float" office:value="3450">
            <text:p>3,4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37"/>
          <table:table-cell office:value-type="float" office:value="3600">
            <text:p>3,6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ce37"/>
          <table:table-cell office:value-type="float" office:value="3750">
            <text:p>3,7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37"/>
          <table:table-cell office:value-type="float" office:value="3900">
            <text:p>3,9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37"/>
          <table:table-cell office:value-type="float" office:value="4050">
            <text:p>4,0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ce37"/>
          <table:table-cell office:value-type="float" office:value="4200">
            <text:p>4,2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37"/>
          <table:table-cell office:value-type="float" office:value="4350">
            <text:p>4,3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37"/>
          <table:table-cell office:value-type="float" office:value="4500">
            <text:p>4,5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table:style-name="ce37"/>
          <table:table-cell office:value-type="float" office:value="4650">
            <text:p>4,6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37"/>
          <table:table-cell office:value-type="float" office:value="4800">
            <text:p>4,8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37"/>
          <table:table-cell office:value-type="float" office:value="4950">
            <text:p>4,9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table:style-name="ce37"/>
          <table:table-cell office:value-type="float" office:value="5100">
            <text:p>5,1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37"/>
          <table:table-cell office:value-type="float" office:value="5250">
            <text:p>5,2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37"/>
          <table:table-cell office:value-type="float" office:value="5400">
            <text:p>5,4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table:style-name="ce37"/>
          <table:table-cell office:value-type="float" office:value="5500">
            <text:p>5,5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table:style-name="ce37"/>
          <table:table-cell office:value-type="float" office:value="5700">
            <text:p>5,7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table:style-name="ce37"/>
          <table:table-cell office:value-type="float" office:value="5850">
            <text:p>5,8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0">
            <text:p>40</text:p>
          </table:table-cell>
          <table:table-cell table:style-name="ce37"/>
          <table:table-cell office:value-type="float" office:value="6000">
            <text:p>6,0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table:style-name="ce37"/>
          <table:table-cell office:value-type="float" office:value="6150">
            <text:p>6,1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table:style-name="ce37"/>
          <table:table-cell office:value-type="float" office:value="6300">
            <text:p>6,3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3">
            <text:p>43</text:p>
          </table:table-cell>
          <table:table-cell table:style-name="ce37"/>
          <table:table-cell office:value-type="float" office:value="6450">
            <text:p>6,4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table:style-name="ce37"/>
          <table:table-cell office:value-type="float" office:value="6600">
            <text:p>6,6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table:style-name="ce37"/>
          <table:table-cell office:value-type="float" office:value="6750">
            <text:p>6,7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6">
            <text:p>46</text:p>
          </table:table-cell>
          <table:table-cell table:style-name="ce37"/>
          <table:table-cell office:value-type="float" office:value="6900">
            <text:p>6,9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table:style-name="ce37"/>
          <table:table-cell office:value-type="float" office:value="7050">
            <text:p>7,0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table:style-name="ce37"/>
          <table:table-cell office:value-type="float" office:value="7200">
            <text:p>7,2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49">
            <text:p>49</text:p>
          </table:table-cell>
          <table:table-cell table:style-name="ce37"/>
          <table:table-cell office:value-type="float" office:value="7350">
            <text:p>7,3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table:style-name="ce37"/>
          <table:table-cell office:value-type="float" office:value="7500">
            <text:p>7,5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table:style-name="ce37"/>
          <table:table-cell office:value-type="float" office:value="7650">
            <text:p>7,65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52">
            <text:p>52</text:p>
          </table:table-cell>
          <table:table-cell table:style-name="ce37"/>
          <table:table-cell office:value-type="float" office:value="7800">
            <text:p>7,800 </text:p>
          </table:table-cell>
          <table:table-cell table:number-columns-repeated="13"/>
          <table:table-cell table:style-name="ce60"/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5">
            <text:p>5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8">
            <text:p>5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1">
            <text:p>6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4">
            <text:p>6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7">
            <text:p>6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0">
            <text:p>7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3">
            <text:p>7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4">
            <text:p>7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5">
            <text:p>7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6">
            <text:p>7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7">
            <text:p>7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8">
            <text:p>7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79">
            <text:p>7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1">
            <text:p>8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2">
            <text:p>8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3">
            <text:p>8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4">
            <text:p>8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5">
            <text:p>8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6">
            <text:p>8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7">
            <text:p>8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8">
            <text:p>8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89">
            <text:p>8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0">
            <text:p>9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1">
            <text:p>9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2">
            <text:p>9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3">
            <text:p>9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5">
            <text:p>9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6">
            <text:p>9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7">
            <text:p>9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99">
            <text:p>9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1">
            <text:p>10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4">
            <text:p>10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5">
            <text:p>10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7">
            <text:p>10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8">
            <text:p>10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09">
            <text:p>10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0">
            <text:p>11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1">
            <text:p>11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2">
            <text:p>11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3">
            <text:p>11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4">
            <text:p>11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5">
            <text:p>11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6">
            <text:p>11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7">
            <text:p>11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8">
            <text:p>11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19">
            <text:p>11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0">
            <text:p>12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1">
            <text:p>12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3">
            <text:p>12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4">
            <text:p>12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5">
            <text:p>12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6">
            <text:p>12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7">
            <text:p>12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8">
            <text:p>12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29">
            <text:p>12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0">
            <text:p>13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1">
            <text:p>13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2">
            <text:p>13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3">
            <text:p>13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5">
            <text:p>13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6">
            <text:p>13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7">
            <text:p>13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8">
            <text:p>13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39">
            <text:p>13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0">
            <text:p>14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1">
            <text:p>14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3">
            <text:p>14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4">
            <text:p>14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5">
            <text:p>14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6">
            <text:p>14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7">
            <text:p>14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8">
            <text:p>14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49">
            <text:p>14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0">
            <text:p>15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1">
            <text:p>15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2">
            <text:p>15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3">
            <text:p>15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4">
            <text:p>15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6">
            <text:p>15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7">
            <text:p>15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8">
            <text:p>15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59">
            <text:p>15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0">
            <text:p>16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1">
            <text:p>16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2">
            <text:p>16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3">
            <text:p>16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4">
            <text:p>16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5">
            <text:p>16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6">
            <text:p>16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7">
            <text:p>16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8">
            <text:p>16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69">
            <text:p>16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0">
            <text:p>17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1">
            <text:p>17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2">
            <text:p>17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3">
            <text:p>17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4">
            <text:p>17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5">
            <text:p>17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6">
            <text:p>17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7">
            <text:p>17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8">
            <text:p>17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79">
            <text:p>17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1">
            <text:p>18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2">
            <text:p>18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3">
            <text:p>18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4">
            <text:p>18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5">
            <text:p>18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6">
            <text:p>18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7">
            <text:p>18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8">
            <text:p>18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89">
            <text:p>18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1">
            <text:p>191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2">
            <text:p>192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3">
            <text:p>193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4">
            <text:p>194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5">
            <text:p>195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6">
            <text:p>196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7">
            <text:p>197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8">
            <text:p>198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199">
            <text:p>199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>
          <table:table-cell office:value-type="float" office:value="200">
            <text:p>200</text:p>
          </table:table-cell>
          <table:table-cell table:style-name="ce37"/>
          <table:table-cell table:number-columns-repeated="14"/>
          <table:table-cell table:style-name="ce60"/>
          <table:table-cell table:number-columns-repeated="1007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6" table:print="false">
        <office:forms form:automatic-focus="false" form:apply-design-mode="false"/>
        <table:table-column table:style-name="co39" table:default-cell-style-name="Default"/>
        <table:table-column table:style-name="co4" table:default-cell-style-name="ce25"/>
        <table:table-column table:style-name="co25" table:number-columns-repeated="2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3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009" table:default-cell-style-name="Default"/>
        <table:table-row table:style-name="ro2">
          <table:table-cell office:value-type="string">
            <text:p>Lvl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2">
          <table:table-cell office:value-type="string">
            <text:p>Str</text:p>
          </table:table-cell>
          <table:table-cell office:value-type="float" office:value="30">
            <text:p>30</text:p>
          </table:table-cell>
          <table:table-cell table:style-name="ce10" table:formula="of:=[.B2]/SUM([.B$2:.B$7])" office:value-type="percentage" office:value="0.132743362831858">
            <text:p>13.27%</text:p>
          </table:table-cell>
          <table:table-cell office:value-type="string">
            <text:p>lower</text:p>
          </table:table-cell>
          <table:table-cell/>
          <table:table-cell office:value-type="string">
            <text:p>carrying stuff</text:p>
          </table:table-cell>
          <table:table-cell table:number-columns-repeated="4"/>
          <table:table-cell office:value-type="string">
            <text:p>str/dex can't be more than 50%</text:p>
          </table:table-cell>
          <table:table-cell table:number-columns-repeated="1013"/>
        </table:table-row>
        <table:table-row table:style-name="ro2">
          <table:table-cell office:value-type="string">
            <text:p>Dex</text:p>
          </table:table-cell>
          <table:table-cell office:value-type="float" office:value="44">
            <text:p>44</text:p>
          </table:table-cell>
          <table:table-cell table:style-name="ce10" table:formula="of:=[.B3]/SUM([.B$2:.B$7])" office:value-type="percentage" office:value="0.194690265486726">
            <text:p>19.47%</text:p>
          </table:table-cell>
          <table:table-cell office:value-type="string">
            <text:p>neutral</text:p>
          </table:table-cell>
          <table:table-cell/>
          <table:table-cell office:value-type="string">
            <text:p>natural ac</text:p>
          </table:table-cell>
          <table:table-cell table:number-columns-repeated="1018"/>
        </table:table-row>
        <table:table-row table:style-name="ro2">
          <table:table-cell office:value-type="string">
            <text:p>Wis</text:p>
          </table:table-cell>
          <table:table-cell office:value-type="float" office:value="42">
            <text:p>42</text:p>
          </table:table-cell>
          <table:table-cell table:style-name="ce10" table:formula="of:=[.B4]/SUM([.B$2:.B$7])" office:value-type="percentage" office:value="0.185840707964602">
            <text:p>18.58%</text:p>
          </table:table-cell>
          <table:table-cell office:value-type="string">
            <text:p>prime</text:p>
          </table:table-cell>
          <table:table-cell/>
          <table:table-cell office:value-type="string">
            <text:p>raises eec, thrust, bonus thrust, nrg (.5 per)</text:p>
          </table:table-cell>
          <table:table-cell table:number-columns-repeated="4"/>
          <table:table-cell office:value-type="string">
            <text:p>wis/cha can't be more than 50%</text:p>
          </table:table-cell>
          <table:table-cell table:number-columns-repeated="1013"/>
        </table:table-row>
        <table:table-row table:style-name="ro2">
          <table:table-cell office:value-type="string">
            <text:p>Int</text:p>
          </table:table-cell>
          <table:table-cell office:value-type="float" office:value="42">
            <text:p>42</text:p>
          </table:table-cell>
          <table:table-cell table:style-name="ce10" table:formula="of:=[.B5]/SUM([.B$2:.B$7])" office:value-type="percentage" office:value="0.185840707964602">
            <text:p>18.58%</text:p>
          </table:table-cell>
          <table:table-cell office:value-type="string">
            <text:p>secondary</text:p>
          </table:table-cell>
          <table:table-cell/>
          <table:table-cell office:value-type="string">
            <text:p>raises eec, thrust, and nrg (1 per)</text:p>
          </table:table-cell>
          <table:table-cell table:number-columns-repeated="1018"/>
        </table:table-row>
        <table:table-row table:style-name="ro2">
          <table:table-cell office:value-type="string">
            <text:p>Con</text:p>
          </table:table-cell>
          <table:table-cell office:value-type="float" office:value="43">
            <text:p>43</text:p>
          </table:table-cell>
          <table:table-cell table:style-name="ce10" table:formula="of:=[.B6]/SUM([.B$2:.B$7])" office:value-type="percentage" office:value="0.190265486725664">
            <text:p>19.03%</text:p>
          </table:table-cell>
          <table:table-cell office:value-type="string">
            <text:p>secondary</text:p>
          </table:table-cell>
          <table:table-cell/>
          <table:table-cell office:value-type="string">
            <text:p>hps and nrg (1 per)</text:p>
          </table:table-cell>
          <table:table-cell table:number-columns-repeated="1018"/>
        </table:table-row>
        <table:table-row table:style-name="ro2">
          <table:table-cell office:value-type="string">
            <text:p>Cha</text:p>
          </table:table-cell>
          <table:table-cell office:value-type="float" office:value="25">
            <text:p>25</text:p>
          </table:table-cell>
          <table:table-cell table:style-name="ce10" table:formula="of:=[.B7]/SUM([.B$2:.B$7])" office:value-type="percentage" office:value="0.110619469026549">
            <text:p>11.06%</text:p>
          </table:table-cell>
          <table:table-cell office:value-type="string">
            <text:p>lower</text:p>
          </table:table-cell>
          <table:table-cell/>
          <table:table-cell office:value-type="string">
            <text:p>raises thrust and nrg</text:p>
          </table:table-cell>
          <table:table-cell table:number-columns-repeated="1018"/>
        </table:table-row>
        <table:table-row table:style-name="ro1">
          <table:table-cell office:value-type="string">
            <text:p>Used</text:p>
          </table:table-cell>
          <table:table-cell table:style-name="Default" table:formula="of:=SUM([.B2:.B7])" office:value-type="float" office:value="226">
            <text:p>226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table:style-name="Default" table:formula="of:=[.B1]*5+26" office:value-type="float" office:value="231">
            <text:p>231</text:p>
          </table:table-cell>
          <table:table-cell table:number-columns-repeated="1022"/>
        </table:table-row>
        <table:table-row table:style-name="ro2">
          <table:table-cell table:style-name="ce54" office:value-type="string">
            <text:p>HPs</text:p>
          </table:table-cell>
          <table:table-cell table:style-name="ce56" table:formula="of:=[.B6]*14+[.B1]*2+42" office:value-type="float" office:value="726">
            <text:p>726</text:p>
          </table:table-cell>
          <table:table-cell table:number-columns-repeated="1022"/>
        </table:table-row>
        <table:table-row table:style-name="ro2">
          <table:table-cell table:style-name="ce55" office:value-type="string">
            <text:p>SPs</text:p>
          </table:table-cell>
          <table:table-cell table:style-name="ce57" table:formula="of:=[.B5]*3+42" office:value-type="float" office:value="168">
            <text:p>168</text:p>
          </table:table-cell>
          <table:table-cell table:number-columns-repeated="1022"/>
        </table:table-row>
        <table:table-row table:style-name="ro2">
          <table:table-cell office:value-type="string">
            <text:p>Nrg</text:p>
          </table:table-cell>
          <table:table-cell table:formula="of:=ROUNDDOWN([.B4]/2;0)+[.B5]-1+[.B6]-1" office:value-type="float" office:value="104">
            <text:p>104</text:p>
          </table:table-cell>
          <table:table-cell office:value-type="string">
            <text:p>*only from stat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>
            <text:p>Lvl</text:p>
          </table:table-cell>
          <table:table-cell table:style-name="Default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13"/>
        </table:table-row>
        <table:table-row table:style-name="ro2">
          <table:table-cell office:value-type="string">
            <text:p>Str</text:p>
          </table:table-cell>
          <table:table-cell table:style-name="ce37" office:value-type="float" office:value="15">
            <text:p>15 </text:p>
          </table:table-cell>
          <table:table-cell table:style-name="ce37" office:value-type="float" office:value="20">
            <text:p>20 </text:p>
          </table:table-cell>
          <table:table-cell table:style-name="ce37" office:value-type="float" office:value="30">
            <text:p>30 </text:p>
          </table:table-cell>
          <table:table-cell table:style-name="ce37" office:value-type="float" office:value="25">
            <text:p>25 </text:p>
          </table:table-cell>
          <table:table-cell table:number-columns-repeated="5" table:style-name="ce37" office:value-type="float" office:value="30">
            <text:p>30 </text:p>
          </table:table-cell>
          <table:table-cell table:style-name="ce37" office:value-type="float" office:value="60">
            <text:p>60 </text:p>
          </table:table-cell>
          <table:table-cell table:style-name="ce10" table:formula="of:=[.K15]/SUM([.K$15:.K$20])" office:value-type="percentage" office:value="0.0967741935483871">
            <text:p>9.68%</text:p>
          </table:table-cell>
          <table:table-cell table:number-columns-repeated="1012"/>
        </table:table-row>
        <table:table-row table:style-name="ro2">
          <table:table-cell office:value-type="string">
            <text:p>Dex</text:p>
          </table:table-cell>
          <table:table-cell table:style-name="ce37" office:value-type="float" office:value="30">
            <text:p>30 </text:p>
          </table:table-cell>
          <table:table-cell table:style-name="ce37" office:value-type="float" office:value="40">
            <text:p>40 </text:p>
          </table:table-cell>
          <table:table-cell table:style-name="ce37" office:value-type="float" office:value="50">
            <text:p>50 </text:p>
          </table:table-cell>
          <table:table-cell table:style-name="ce37" office:value-type="float" office:value="60">
            <text:p>60 </text:p>
          </table:table-cell>
          <table:table-cell table:style-name="ce37" office:value-type="float" office:value="70">
            <text:p>70 </text:p>
          </table:table-cell>
          <table:table-cell table:style-name="ce37" office:value-type="float" office:value="80">
            <text:p>80 </text:p>
          </table:table-cell>
          <table:table-cell table:style-name="ce37" office:value-type="float" office:value="90">
            <text:p>90 </text:p>
          </table:table-cell>
          <table:table-cell table:style-name="ce37" office:value-type="float" office:value="110">
            <text:p>110 </text:p>
          </table:table-cell>
          <table:table-cell table:style-name="ce37" office:value-type="float" office:value="140">
            <text:p>140 </text:p>
          </table:table-cell>
          <table:table-cell table:style-name="ce37" office:value-type="float" office:value="120">
            <text:p>120 </text:p>
          </table:table-cell>
          <table:table-cell table:style-name="ce10" table:formula="of:=[.K16]/SUM([.K$15:.K$20])" office:value-type="percentage" office:value="0.193548387096774">
            <text:p>19.35%</text:p>
          </table:table-cell>
          <table:table-cell table:number-columns-repeated="1012"/>
        </table:table-row>
        <table:table-row table:style-name="ro1">
          <table:table-cell office:value-type="string">
            <text:p>Wis</text:p>
          </table:table-cell>
          <table:table-cell table:style-name="ce37" office:value-type="float" office:value="30">
            <text:p>30 </text:p>
          </table:table-cell>
          <table:table-cell table:style-name="ce37" office:value-type="float" office:value="40">
            <text:p>40 </text:p>
          </table:table-cell>
          <table:table-cell table:style-name="ce37" office:value-type="float" office:value="50">
            <text:p>50 </text:p>
          </table:table-cell>
          <table:table-cell table:style-name="ce37" office:value-type="float" office:value="70">
            <text:p>70 </text:p>
          </table:table-cell>
          <table:table-cell table:style-name="ce37" office:value-type="float" office:value="80">
            <text:p>80 </text:p>
          </table:table-cell>
          <table:table-cell table:number-columns-repeated="2" table:style-name="ce37" office:value-type="float" office:value="90">
            <text:p>90 </text:p>
          </table:table-cell>
          <table:table-cell table:number-columns-repeated="2" table:style-name="ce37" office:value-type="float" office:value="110">
            <text:p>110 </text:p>
          </table:table-cell>
          <table:table-cell table:style-name="ce37" office:value-type="float" office:value="120">
            <text:p>120 </text:p>
          </table:table-cell>
          <table:table-cell table:style-name="ce10" table:formula="of:=[.K17]/SUM([.K$15:.K$20])" office:value-type="percentage" office:value="0.193548387096774">
            <text:p>19.35%</text:p>
          </table:table-cell>
          <table:table-cell table:number-columns-repeated="1012"/>
        </table:table-row>
        <table:table-row table:style-name="ro1">
          <table:table-cell office:value-type="string">
            <text:p>Int</text:p>
          </table:table-cell>
          <table:table-cell table:style-name="ce37" office:value-type="float" office:value="40">
            <text:p>40 </text:p>
          </table:table-cell>
          <table:table-cell table:style-name="ce37" office:value-type="float" office:value="50">
            <text:p>50 </text:p>
          </table:table-cell>
          <table:table-cell table:style-name="ce37" office:value-type="float" office:value="53">
            <text:p>53 </text:p>
          </table:table-cell>
          <table:table-cell table:style-name="ce37" office:value-type="float" office:value="70">
            <text:p>70 </text:p>
          </table:table-cell>
          <table:table-cell table:style-name="ce37" office:value-type="float" office:value="80">
            <text:p>80 </text:p>
          </table:table-cell>
          <table:table-cell table:style-name="ce37" office:value-type="float" office:value="95">
            <text:p>95 </text:p>
          </table:table-cell>
          <table:table-cell table:style-name="ce37" office:value-type="float" office:value="115">
            <text:p>115 </text:p>
          </table:table-cell>
          <table:table-cell table:number-columns-repeated="2" table:style-name="ce37" office:value-type="float" office:value="125">
            <text:p>125 </text:p>
          </table:table-cell>
          <table:table-cell table:style-name="ce37" office:value-type="float" office:value="130">
            <text:p>130 </text:p>
          </table:table-cell>
          <table:table-cell table:style-name="ce10" table:formula="of:=[.K18]/SUM([.K$15:.K$20])" office:value-type="percentage" office:value="0.209677419354839">
            <text:p>20.97%</text:p>
          </table:table-cell>
          <table:table-cell table:number-columns-repeated="1012"/>
        </table:table-row>
        <table:table-row table:style-name="ro1">
          <table:table-cell office:value-type="string">
            <text:p>Con</text:p>
          </table:table-cell>
          <table:table-cell table:style-name="ce37" office:value-type="float" office:value="40">
            <text:p>40 </text:p>
          </table:table-cell>
          <table:table-cell table:style-name="ce37" office:value-type="float" office:value="50">
            <text:p>50 </text:p>
          </table:table-cell>
          <table:table-cell table:style-name="ce37" office:value-type="float" office:value="60">
            <text:p>60 </text:p>
          </table:table-cell>
          <table:table-cell table:style-name="ce37" office:value-type="float" office:value="70">
            <text:p>70 </text:p>
          </table:table-cell>
          <table:table-cell table:style-name="ce37" office:value-type="float" office:value="80">
            <text:p>80 </text:p>
          </table:table-cell>
          <table:table-cell table:style-name="ce37" office:value-type="float" office:value="95">
            <text:p>95 </text:p>
          </table:table-cell>
          <table:table-cell table:style-name="ce37" office:value-type="float" office:value="105">
            <text:p>105 </text:p>
          </table:table-cell>
          <table:table-cell table:style-name="ce37" office:value-type="float" office:value="125">
            <text:p>125 </text:p>
          </table:table-cell>
          <table:table-cell table:style-name="ce37" office:value-type="float" office:value="150">
            <text:p>150 </text:p>
          </table:table-cell>
          <table:table-cell table:style-name="ce37" office:value-type="float" office:value="130">
            <text:p>130 </text:p>
          </table:table-cell>
          <table:table-cell table:style-name="ce10" table:formula="of:=[.K19]/SUM([.K$15:.K$20])" office:value-type="percentage" office:value="0.209677419354839">
            <text:p>20.97%</text:p>
          </table:table-cell>
          <table:table-cell table:number-columns-repeated="1012"/>
        </table:table-row>
        <table:table-row table:style-name="ro2">
          <table:table-cell office:value-type="string">
            <text:p>Cha</text:p>
          </table:table-cell>
          <table:table-cell table:style-name="ce37" office:value-type="float" office:value="15">
            <text:p>15 </text:p>
          </table:table-cell>
          <table:table-cell table:style-name="ce37" office:value-type="float" office:value="20">
            <text:p>20 </text:p>
          </table:table-cell>
          <table:table-cell table:style-name="ce37" office:value-type="float" office:value="25">
            <text:p>25 </text:p>
          </table:table-cell>
          <table:table-cell table:number-columns-repeated="6" table:style-name="ce37" office:value-type="float" office:value="20">
            <text:p>20 </text:p>
          </table:table-cell>
          <table:table-cell table:style-name="ce37" office:value-type="float" office:value="60">
            <text:p>60 </text:p>
          </table:table-cell>
          <table:table-cell table:style-name="ce10" table:formula="of:=[.K20]/SUM([.K$15:.K$20])" office:value-type="percentage" office:value="0.0967741935483871">
            <text:p>9.68%</text:p>
          </table:table-cell>
          <table:table-cell table:number-columns-repeated="1012"/>
        </table:table-row>
        <table:table-row table:style-name="ro1">
          <table:table-cell office:value-type="string">
            <text:p>Used</text:p>
          </table:table-cell>
          <table:table-cell table:style-name="Default" table:formula="of:=SUM([.B15:.B20])" office:value-type="float" office:value="170">
            <text:p>170</text:p>
          </table:table-cell>
          <table:table-cell table:formula="of:=SUM([.C15:.C20])" office:value-type="float" office:value="220">
            <text:p>220</text:p>
          </table:table-cell>
          <table:table-cell table:formula="of:=SUM([.D15:.D20])" office:value-type="float" office:value="268">
            <text:p>268</text:p>
          </table:table-cell>
          <table:table-cell table:formula="of:=SUM([.E15:.E20])" office:value-type="float" office:value="315">
            <text:p>315</text:p>
          </table:table-cell>
          <table:table-cell table:formula="of:=SUM([.F15:.F20])" office:value-type="float" office:value="360">
            <text:p>360</text:p>
          </table:table-cell>
          <table:table-cell table:formula="of:=SUM([.G15:.G20])" office:value-type="float" office:value="410">
            <text:p>410</text:p>
          </table:table-cell>
          <table:table-cell table:formula="of:=SUM([.H15:.H20])" office:value-type="float" office:value="450">
            <text:p>450</text:p>
          </table:table-cell>
          <table:table-cell table:formula="of:=SUM([.I15:.I20])" office:value-type="float" office:value="520">
            <text:p>520</text:p>
          </table:table-cell>
          <table:table-cell table:formula="of:=SUM([.J15:.J20])" office:value-type="float" office:value="575">
            <text:p>575</text:p>
          </table:table-cell>
          <table:table-cell table:formula="of:=SUM([.K15:.K20])" office:value-type="float" office:value="620">
            <text:p>620</text:p>
          </table:table-cell>
          <table:table-cell table:number-columns-repeated="1013"/>
        </table:table-row>
        <table:table-row table:style-name="ro1">
          <table:table-cell office:value-type="string">
            <text:p>Max</text:p>
          </table:table-cell>
          <table:table-cell table:style-name="Default" table:formula="of:=[.B14]*5+26" office:value-type="float" office:value="176">
            <text:p>176</text:p>
          </table:table-cell>
          <table:table-cell table:formula="of:=[.C14]*5+26" office:value-type="float" office:value="226">
            <text:p>226</text:p>
          </table:table-cell>
          <table:table-cell table:formula="of:=[.D14]*5+26" office:value-type="float" office:value="276">
            <text:p>276</text:p>
          </table:table-cell>
          <table:table-cell table:formula="of:=[.E14]*5+26" office:value-type="float" office:value="326">
            <text:p>326</text:p>
          </table:table-cell>
          <table:table-cell table:formula="of:=[.F14]*5+26" office:value-type="float" office:value="376">
            <text:p>376</text:p>
          </table:table-cell>
          <table:table-cell table:formula="of:=[.G14]*5+26" office:value-type="float" office:value="426">
            <text:p>426</text:p>
          </table:table-cell>
          <table:table-cell table:formula="of:=[.H14]*5+26" office:value-type="float" office:value="476">
            <text:p>476</text:p>
          </table:table-cell>
          <table:table-cell table:formula="of:=[.I14]*5+26" office:value-type="float" office:value="526">
            <text:p>526</text:p>
          </table:table-cell>
          <table:table-cell table:formula="of:=[.J14]*5+26" office:value-type="float" office:value="576">
            <text:p>576</text:p>
          </table:table-cell>
          <table:table-cell table:formula="of:=[.K14]*5+26" office:value-type="float" office:value="626">
            <text:p>626</text:p>
          </table:table-cell>
          <table:table-cell table:number-columns-repeated="1013"/>
        </table:table-row>
        <table:table-row table:style-name="ro2">
          <table:table-cell table:style-name="ce54" office:value-type="string">
            <text:p>HPs</text:p>
          </table:table-cell>
          <table:table-cell table:style-name="ce58" table:formula="of:=[.B19]*14+[.B14]*2+42" office:value-type="float" office:value="662">
            <text:p>662 </text:p>
          </table:table-cell>
          <table:table-cell table:style-name="ce58" table:formula="of:=[.C19]*14+[.C14]*2+42" office:value-type="float" office:value="822">
            <text:p>822 </text:p>
          </table:table-cell>
          <table:table-cell table:style-name="ce58" table:formula="of:=[.D19]*14+[.D14]*2+42" office:value-type="float" office:value="982">
            <text:p>982 </text:p>
          </table:table-cell>
          <table:table-cell table:style-name="ce58" table:formula="of:=[.E19]*14+[.E14]*2+42" office:value-type="float" office:value="1142">
            <text:p>1,142 </text:p>
          </table:table-cell>
          <table:table-cell table:style-name="ce58" table:formula="of:=[.F19]*14+[.F14]*2+42" office:value-type="float" office:value="1302">
            <text:p>1,302 </text:p>
          </table:table-cell>
          <table:table-cell table:style-name="ce58" table:formula="of:=[.G19]*14+[.G14]*2+42" office:value-type="float" office:value="1532">
            <text:p>1,532 </text:p>
          </table:table-cell>
          <table:table-cell table:style-name="ce58" table:formula="of:=[.H19]*14+[.H14]*2+42" office:value-type="float" office:value="1692">
            <text:p>1,692 </text:p>
          </table:table-cell>
          <table:table-cell table:style-name="ce58" table:formula="of:=[.I19]*14+[.I14]*2+42" office:value-type="float" office:value="1992">
            <text:p>1,992 </text:p>
          </table:table-cell>
          <table:table-cell table:style-name="ce58" table:formula="of:=[.J19]*14+[.J14]*2+42" office:value-type="float" office:value="2362">
            <text:p>2,362 </text:p>
          </table:table-cell>
          <table:table-cell table:style-name="ce58" table:formula="of:=[.K19]*14+[.K14]*2+42" office:value-type="float" office:value="2102">
            <text:p>2,102 </text:p>
          </table:table-cell>
          <table:table-cell table:number-columns-repeated="1013"/>
        </table:table-row>
        <table:table-row table:style-name="ro2">
          <table:table-cell table:style-name="ce55" office:value-type="string">
            <text:p>SPs</text:p>
          </table:table-cell>
          <table:table-cell table:style-name="ce59" table:formula="of:=[.B18]*3+42" office:value-type="float" office:value="162">
            <text:p>162 </text:p>
          </table:table-cell>
          <table:table-cell table:style-name="ce59" table:formula="of:=[.C18]*3+42" office:value-type="float" office:value="192">
            <text:p>192 </text:p>
          </table:table-cell>
          <table:table-cell table:style-name="ce59" table:formula="of:=[.D18]*3+42" office:value-type="float" office:value="201">
            <text:p>201 </text:p>
          </table:table-cell>
          <table:table-cell table:style-name="ce59" table:formula="of:=[.E18]*3+42" office:value-type="float" office:value="252">
            <text:p>252 </text:p>
          </table:table-cell>
          <table:table-cell table:style-name="ce59" table:formula="of:=[.F18]*3+42" office:value-type="float" office:value="282">
            <text:p>282 </text:p>
          </table:table-cell>
          <table:table-cell table:style-name="ce59" table:formula="of:=[.G18]*3+42" office:value-type="float" office:value="327">
            <text:p>327 </text:p>
          </table:table-cell>
          <table:table-cell table:style-name="ce59" table:formula="of:=[.H18]*3+42" office:value-type="float" office:value="387">
            <text:p>387 </text:p>
          </table:table-cell>
          <table:table-cell table:style-name="ce59" table:formula="of:=[.I18]*3+42" office:value-type="float" office:value="417">
            <text:p>417 </text:p>
          </table:table-cell>
          <table:table-cell table:style-name="ce59" table:formula="of:=[.J18]*3+42" office:value-type="float" office:value="417">
            <text:p>417 </text:p>
          </table:table-cell>
          <table:table-cell table:style-name="ce59" table:formula="of:=[.K18]*3+42" office:value-type="float" office:value="432">
            <text:p>432 </text:p>
          </table:table-cell>
          <table:table-cell table:number-columns-repeated="1013"/>
        </table:table-row>
        <table:table-row table:style-name="ro1">
          <table:table-cell/>
          <table:table-cell table:style-name="ce37" table:formula="of:=[.B23]*1.1" office:value-type="float" office:value="728.2">
            <text:p>728 </text:p>
          </table:table-cell>
          <table:table-cell table:style-name="ce37" table:formula="of:=[.C23]*1.05" office:value-type="float" office:value="863.1">
            <text:p>863 </text:p>
          </table:table-cell>
          <table:table-cell table:style-name="ce37" table:formula="of:=[.D23]*1.05" office:value-type="float" office:value="1031.1">
            <text:p>1,031 </text:p>
          </table:table-cell>
          <table:table-cell table:style-name="ce37" table:formula="of:=[.E23]*1.05" office:value-type="float" office:value="1199.1">
            <text:p>1,199 </text:p>
          </table:table-cell>
          <table:table-cell table:style-name="ce37" table:formula="of:=[.F23]*1.05" office:value-type="float" office:value="1367.1">
            <text:p>1,367 </text:p>
          </table:table-cell>
          <table:table-cell table:style-name="ce37" table:formula="of:=[.G23]*1.05" office:value-type="float" office:value="1608.6">
            <text:p>1,609 </text:p>
          </table:table-cell>
          <table:table-cell table:style-name="ce37" table:formula="of:=[.H23]*1.05" office:value-type="float" office:value="1776.6">
            <text:p>1,777 </text:p>
          </table:table-cell>
          <table:table-cell table:style-name="ce37" table:formula="of:=[.I23]*1.05" office:value-type="float" office:value="2091.6">
            <text:p>2,092 </text:p>
          </table:table-cell>
          <table:table-cell table:style-name="ce37" table:formula="of:=[.J23]*1.05" office:value-type="float" office:value="2480.1">
            <text:p>2,480 </text:p>
          </table:table-cell>
          <table:table-cell table:style-name="ce37" table:formula="of:=[.K23]*1.05" office:value-type="float" office:value="2207.1">
            <text:p>2,207 </text:p>
          </table:table-cell>
          <table:table-cell table:number-columns-repeated="1013"/>
        </table:table-row>
        <table:table-row table:style-name="ro1">
          <table:table-cell/>
          <table:table-cell table:style-name="ce37" table:formula="of:=[.B24]*1.1" office:value-type="float" office:value="178.2">
            <text:p>178 </text:p>
          </table:table-cell>
          <table:table-cell table:style-name="ce37" table:formula="of:=[.C24]*1.1" office:value-type="float" office:value="211.2">
            <text:p>211 </text:p>
          </table:table-cell>
          <table:table-cell table:style-name="ce37" table:formula="of:=[.D24]*1.1" office:value-type="float" office:value="221.1">
            <text:p>221 </text:p>
          </table:table-cell>
          <table:table-cell table:style-name="ce37" table:formula="of:=[.E24]*1.1" office:value-type="float" office:value="277.2">
            <text:p>277 </text:p>
          </table:table-cell>
          <table:table-cell table:style-name="ce37" table:formula="of:=[.F24]*1.1" office:value-type="float" office:value="310.2">
            <text:p>310 </text:p>
          </table:table-cell>
          <table:table-cell table:style-name="ce37" table:formula="of:=[.G24]*1.1" office:value-type="float" office:value="359.7">
            <text:p>360 </text:p>
          </table:table-cell>
          <table:table-cell table:style-name="ce37" table:formula="of:=[.H24]*1.1" office:value-type="float" office:value="425.7">
            <text:p>426 </text:p>
          </table:table-cell>
          <table:table-cell table:style-name="ce37" table:formula="of:=[.I24]*1.1" office:value-type="float" office:value="458.7">
            <text:p>459 </text:p>
          </table:table-cell>
          <table:table-cell table:style-name="ce37" table:formula="of:=[.J24]*1.1" office:value-type="float" office:value="458.7">
            <text:p>459 </text:p>
          </table:table-cell>
          <table:table-cell table:style-name="ce37" table:formula="of:=[.K24]*1.1" office:value-type="float" office:value="475.2">
            <text:p>475 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2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ing" style:display-name="PageStyle_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s" style:display-name="PageStyle_lev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laddypants</meta:initial-creator>
    <meta:creation-date>2009-03-14T21:03:35</meta:creation-date>
    <dc:date>2012-02-19T22:37:13.62</dc:date>
    <meta:generator>OpenOffice.org/3.3$Win32 OpenOffice.org_project/330m20$Build-9567</meta:generator>
    <meta:editing-duration>PT7M19S</meta:editing-duration>
    <meta:editing-cycles>7</meta:editing-cycles>
    <meta:document-statistic meta:table-count="6" meta:cell-count="2719" meta:object-count="0"/>
  </office:meta>
</office:document-meta>
</file>